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4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2.329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1.6862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Mon_Jul__6_02-28-41_2020" table:style-name="ta1">
        <table:shapes>
          <draw:frame draw:z-index="0" draw:style-name="gr1" draw:text-style-name="P1" svg:width="9.5272in" svg:height="5.365in" svg:x="15.1461in" svg:y="0.5339in">
            <draw:object draw:notify-on-update-of-ranges="'Log_Mon_Jul__6_02-28-41_2020'.C4:'Log_Mon_Jul__6_02-28-41_2020'.C4 'Log_Mon_Jul__6_02-28-41_2020'.C5:'Log_Mon_Jul__6_02-28-41_2020'.C707 'Log_Mon_Jul__6_02-28-41_2020'.J4:'Log_Mon_Jul__6_02-28-41_2020'.J4 'Log_Mon_Jul__6_02-28-41_2020'.J5:'Log_Mon_Jul__6_02-28-41_2020'.J7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arthPod Sensor Lo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eated: Mon Jul <text:s/>6 02:28:41 202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asurement Time</text:p>
          </table:table-cell>
          <table:table-cell office:value-type="string" calcext:value-type="string">
            <text:p>Time Step (s)</text:p>
          </table:table-cell>
          <table:table-cell office:value-type="string" calcext:value-type="string">
            <text:p>Temperature (C)</text:p>
          </table:table-cell>
          <table:table-cell office:value-type="string" calcext:value-type="string">
            <text:p>Humidity (%)</text:p>
          </table:table-cell>
          <table:table-cell office:value-type="string" calcext:value-type="string">
            <text:p>Light (lux)</text:p>
          </table:table-cell>
          <table:table-cell office:value-type="string" calcext:value-type="string">
            <text:p>Pressure (kPa)</text:p>
          </table:table-cell>
          <table:table-cell office:value-type="string" calcext:value-type="string">
            <text:p>Interrupt Counter (counts/time step)</text:p>
          </table:table-cell>
          <table:table-cell office:value-type="string" calcext:value-type="string">
            <text:p>Wind (m/s)</text:p>
          </table:table-cell>
          <table:table-cell office:value-type="string" calcext:value-type="string">
            <text:p>Airflow (m/s)</text:p>
          </table:table-cell>
          <table:table-cell office:value-type="string" calcext:value-type="string">
            <text:p>Airflow Ambient Temp (C)</text:p>
          </table:table-cell>
          <table:table-cell office:value-type="string" calcext:value-type="string">
            <text:p>Airflow Error</text:p>
          </table:table-cell>
        </table:table-row>
        <table:table-row table:style-name="ro1">
          <table:table-cell office:value-type="string" calcext:value-type="string">
            <text:p>Mon Jul <text:s/>6 02:28:43 2020</text:p>
          </table:table-cell>
          <table:table-cell office:value-type="float" office:value="2.705" calcext:value-type="float">
            <text:p>2.705</text:p>
          </table:table-cell>
          <table:table-cell office:value-type="float" office:value="33.982" calcext:value-type="float">
            <text:p>33.982</text:p>
          </table:table-cell>
          <table:table-cell office:value-type="float" office:value="40.528" calcext:value-type="float">
            <text:p>40.528</text:p>
          </table:table-cell>
          <table:table-cell office:value-type="float" office:value="236.48" calcext:value-type="float">
            <text:p>236.48</text:p>
          </table:table-cell>
          <table:table-cell office:value-type="float" office:value="96.221964843" calcext:value-type="float">
            <text:p>96.221964843</text:p>
          </table:table-cell>
          <table:table-cell office:value-type="float" office:value="20" calcext:value-type="float">
            <text:p>20</text:p>
          </table:table-cell>
          <table:table-cell office:value-type="float" office:value="0.391866913123845" calcext:value-type="float">
            <text:p>0.391866913123845</text:p>
          </table:table-cell>
          <table:table-cell office:value-type="float" office:value="5.8" calcext:value-type="float">
            <text:p>5.8</text:p>
          </table:table-cell>
          <table:table-cell office:value-type="float" office:value="31.42" calcext:value-type="float">
            <text:p>3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28:51 2020</text:p>
          </table:table-cell>
          <table:table-cell office:value-type="float" office:value="6.638" calcext:value-type="float">
            <text:p>6.638</text:p>
          </table:table-cell>
          <table:table-cell office:value-type="float" office:value="33.884" calcext:value-type="float">
            <text:p>33.884</text:p>
          </table:table-cell>
          <table:table-cell office:value-type="float" office:value="39.648" calcext:value-type="float">
            <text:p>39.648</text:p>
          </table:table-cell>
          <table:table-cell office:value-type="float" office:value="237.76" calcext:value-type="float">
            <text:p>237.76</text:p>
          </table:table-cell>
          <table:table-cell office:value-type="float" office:value="96.222253906" calcext:value-type="float">
            <text:p>96.222253906</text:p>
          </table:table-cell>
          <table:table-cell office:value-type="float" office:value="234" calcext:value-type="float">
            <text:p>234</text:p>
          </table:table-cell>
          <table:table-cell office:value-type="float" office:value="1.86833383549262" calcext:value-type="float">
            <text:p>1.86833383549262</text:p>
          </table:table-cell>
          <table:table-cell office:value-type="float" office:value="5.645" calcext:value-type="float">
            <text:p>5.645</text:p>
          </table:table-cell>
          <table:table-cell office:value-type="float" office:value="31.38" calcext:value-type="float">
            <text:p>3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28:58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3.841" calcext:value-type="float">
            <text:p>33.841</text:p>
          </table:table-cell>
          <table:table-cell office:value-type="float" office:value="39.75" calcext:value-type="float">
            <text:p>39.75</text:p>
          </table:table-cell>
          <table:table-cell office:value-type="float" office:value="236.8" calcext:value-type="float">
            <text:p>236.8</text:p>
          </table:table-cell>
          <table:table-cell office:value-type="float" office:value="96.219945312" calcext:value-type="float">
            <text:p>96.219945312</text:p>
          </table:table-cell>
          <table:table-cell office:value-type="float" office:value="255" calcext:value-type="float">
            <text:p>255</text:p>
          </table:table-cell>
          <table:table-cell office:value-type="float" office:value="2.16899374097256" calcext:value-type="float">
            <text:p>2.16899374097256</text:p>
          </table:table-cell>
          <table:table-cell office:value-type="float" office:value="5.945" calcext:value-type="float">
            <text:p>5.945</text:p>
          </table:table-cell>
          <table:table-cell office:value-type="float" office:value="31.27" calcext:value-type="float">
            <text:p>3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29:17 2020</text:p>
          </table:table-cell>
          <table:table-cell office:value-type="float" office:value="18.925" calcext:value-type="float">
            <text:p>18.925</text:p>
          </table:table-cell>
          <table:table-cell office:value-type="float" office:value="33.773" calcext:value-type="float">
            <text:p>33.773</text:p>
          </table:table-cell>
          <table:table-cell office:value-type="float" office:value="40.264" calcext:value-type="float">
            <text:p>40.264</text:p>
          </table:table-cell>
          <table:table-cell office:value-type="float" office:value="236.48" calcext:value-type="float">
            <text:p>236.48</text:p>
          </table:table-cell>
          <table:table-cell office:value-type="float" office:value="96.224332031" calcext:value-type="float">
            <text:p>96.224332031</text:p>
          </table:table-cell>
          <table:table-cell office:value-type="float" office:value="241" calcext:value-type="float">
            <text:p>241</text:p>
          </table:table-cell>
          <table:table-cell office:value-type="float" office:value="0.674927344782034" calcext:value-type="float">
            <text:p>0.674927344782034</text:p>
          </table:table-cell>
          <table:table-cell office:value-type="float" office:value="5.787" calcext:value-type="float">
            <text:p>5.787</text:p>
          </table:table-cell>
          <table:table-cell office:value-type="float" office:value="31.09" calcext:value-type="float">
            <text:p>3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29:25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3.715" calcext:value-type="float">
            <text:p>33.715</text:p>
          </table:table-cell>
          <table:table-cell office:value-type="float" office:value="40.486" calcext:value-type="float">
            <text:p>40.486</text:p>
          </table:table-cell>
          <table:table-cell office:value-type="float" office:value="235.36" calcext:value-type="float">
            <text:p>235.36</text:p>
          </table:table-cell>
          <table:table-cell office:value-type="float" office:value="96.221632812" calcext:value-type="float">
            <text:p>96.221632812</text:p>
          </table:table-cell>
          <table:table-cell office:value-type="float" office:value="242" calcext:value-type="float">
            <text:p>242</text:p>
          </table:table-cell>
          <table:table-cell office:value-type="float" office:value="2.0604016064257" calcext:value-type="float">
            <text:p>2.0604016064257</text:p>
          </table:table-cell>
          <table:table-cell office:value-type="float" office:value="5.766" calcext:value-type="float">
            <text:p>5.766</text:p>
          </table:table-cell>
          <table:table-cell office:value-type="float" office:value="31.12" calcext:value-type="float">
            <text:p>3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29:32 2020</text:p>
          </table:table-cell>
          <table:table-cell office:value-type="float" office:value="6.234" calcext:value-type="float">
            <text:p>6.234</text:p>
          </table:table-cell>
          <table:table-cell office:value-type="float" office:value="33.657" calcext:value-type="float">
            <text:p>33.657</text:p>
          </table:table-cell>
          <table:table-cell office:value-type="float" office:value="39.813" calcext:value-type="float">
            <text:p>39.813</text:p>
          </table:table-cell>
          <table:table-cell office:value-type="float" office:value="233.92" calcext:value-type="float">
            <text:p>233.92</text:p>
          </table:table-cell>
          <table:table-cell office:value-type="float" office:value="96.220609375" calcext:value-type="float">
            <text:p>96.220609375</text:p>
          </table:table-cell>
          <table:table-cell office:value-type="float" office:value="258" calcext:value-type="float">
            <text:p>258</text:p>
          </table:table-cell>
          <table:table-cell office:value-type="float" office:value="2.1934552454283" calcext:value-type="float">
            <text:p>2.1934552454283</text:p>
          </table:table-cell>
          <table:table-cell office:value-type="float" office:value="5.928" calcext:value-type="float">
            <text:p>5.928</text:p>
          </table:table-cell>
          <table:table-cell office:value-type="float" office:value="31.12" calcext:value-type="float">
            <text:p>3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29:39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3.594" calcext:value-type="float">
            <text:p>33.594</text:p>
          </table:table-cell>
          <table:table-cell office:value-type="float" office:value="40.534" calcext:value-type="float">
            <text:p>40.534</text:p>
          </table:table-cell>
          <table:table-cell office:value-type="float" office:value="231.84" calcext:value-type="float">
            <text:p>231.84</text:p>
          </table:table-cell>
          <table:table-cell office:value-type="float" office:value="96.220855468" calcext:value-type="float">
            <text:p>96.220855468</text:p>
          </table:table-cell>
          <table:table-cell office:value-type="float" office:value="271" calcext:value-type="float">
            <text:p>271</text:p>
          </table:table-cell>
          <table:table-cell office:value-type="float" office:value="2.30545746388443" calcext:value-type="float">
            <text:p>2.30545746388443</text:p>
          </table:table-cell>
          <table:table-cell office:value-type="float" office:value="6.087" calcext:value-type="float">
            <text:p>6.087</text:p>
          </table:table-cell>
          <table:table-cell office:value-type="float" office:value="31.01" calcext:value-type="float">
            <text:p>3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29:4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3.536" calcext:value-type="float">
            <text:p>33.536</text:p>
          </table:table-cell>
          <table:table-cell office:value-type="float" office:value="40.093" calcext:value-type="float">
            <text:p>40.093</text:p>
          </table:table-cell>
          <table:table-cell office:value-type="float" office:value="231.52" calcext:value-type="float">
            <text:p>231.52</text:p>
          </table:table-cell>
          <table:table-cell office:value-type="float" office:value="96.222726562" calcext:value-type="float">
            <text:p>96.222726562</text:p>
          </table:table-cell>
          <table:table-cell office:value-type="float" office:value="253" calcext:value-type="float">
            <text:p>253</text:p>
          </table:table-cell>
          <table:table-cell office:value-type="float" office:value="2.15371024734982" calcext:value-type="float">
            <text:p>2.15371024734982</text:p>
          </table:table-cell>
          <table:table-cell office:value-type="float" office:value="6.157" calcext:value-type="float">
            <text:p>6.157</text:p>
          </table:table-cell>
          <table:table-cell office:value-type="float" office:value="30.86" calcext:value-type="float">
            <text:p>3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29:53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3.458" calcext:value-type="float">
            <text:p>33.458</text:p>
          </table:table-cell>
          <table:table-cell office:value-type="float" office:value="40.513" calcext:value-type="float">
            <text:p>40.513</text:p>
          </table:table-cell>
          <table:table-cell office:value-type="float" office:value="229.28" calcext:value-type="float">
            <text:p>229.28</text:p>
          </table:table-cell>
          <table:table-cell office:value-type="float" office:value="96.220460937" calcext:value-type="float">
            <text:p>96.220460937</text:p>
          </table:table-cell>
          <table:table-cell office:value-type="float" office:value="230" calcext:value-type="float">
            <text:p>230</text:p>
          </table:table-cell>
          <table:table-cell office:value-type="float" office:value="1.95980707395498" calcext:value-type="float">
            <text:p>1.95980707395498</text:p>
          </table:table-cell>
          <table:table-cell office:value-type="float" office:value="5.729" calcext:value-type="float">
            <text:p>5.729</text:p>
          </table:table-cell>
          <table:table-cell office:value-type="float" office:value="30.74" calcext:value-type="float">
            <text:p>3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0:00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3.406" calcext:value-type="float">
            <text:p>33.406</text:p>
          </table:table-cell>
          <table:table-cell office:value-type="float" office:value="39.996" calcext:value-type="float">
            <text:p>39.996</text:p>
          </table:table-cell>
          <table:table-cell office:value-type="float" office:value="228" calcext:value-type="float">
            <text:p>228</text:p>
          </table:table-cell>
          <table:table-cell office:value-type="float" office:value="96.222371093" calcext:value-type="float">
            <text:p>96.222371093</text:p>
          </table:table-cell>
          <table:table-cell office:value-type="float" office:value="233" calcext:value-type="float">
            <text:p>233</text:p>
          </table:table-cell>
          <table:table-cell office:value-type="float" office:value="1.98473159755706" calcext:value-type="float">
            <text:p>1.98473159755706</text:p>
          </table:table-cell>
          <table:table-cell office:value-type="float" office:value="6.011" calcext:value-type="float">
            <text:p>6.011</text:p>
          </table:table-cell>
          <table:table-cell office:value-type="float" office:value="30.58" calcext:value-type="float">
            <text:p>3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0:0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3.383" calcext:value-type="float">
            <text:p>33.383</text:p>
          </table:table-cell>
          <table:table-cell office:value-type="float" office:value="40.773" calcext:value-type="float">
            <text:p>40.773</text:p>
          </table:table-cell>
          <table:table-cell office:value-type="float" office:value="221.44" calcext:value-type="float">
            <text:p>221.44</text:p>
          </table:table-cell>
          <table:table-cell office:value-type="float" office:value="96.221433593" calcext:value-type="float">
            <text:p>96.221433593</text:p>
          </table:table-cell>
          <table:table-cell office:value-type="float" office:value="242" calcext:value-type="float">
            <text:p>242</text:p>
          </table:table-cell>
          <table:table-cell office:value-type="float" office:value="2.05907850377268" calcext:value-type="float">
            <text:p>2.05907850377268</text:p>
          </table:table-cell>
          <table:table-cell office:value-type="float" office:value="5.768" calcext:value-type="float">
            <text:p>5.768</text:p>
          </table:table-cell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0:14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3.335" calcext:value-type="float">
            <text:p>33.335</text:p>
          </table:table-cell>
          <table:table-cell office:value-type="float" office:value="40.029" calcext:value-type="float">
            <text:p>40.029</text:p>
          </table:table-cell>
          <table:table-cell office:value-type="float" office:value="221.76" calcext:value-type="float">
            <text:p>221.76</text:p>
          </table:table-cell>
          <table:table-cell office:value-type="float" office:value="96.218675781" calcext:value-type="float">
            <text:p>96.218675781</text:p>
          </table:table-cell>
          <table:table-cell office:value-type="float" office:value="251" calcext:value-type="float">
            <text:p>251</text:p>
          </table:table-cell>
          <table:table-cell office:value-type="float" office:value="2.13599871547848" calcext:value-type="float">
            <text:p>2.13599871547848</text:p>
          </table:table-cell>
          <table:table-cell office:value-type="float" office:value="5.84" calcext:value-type="float">
            <text:p>5.84</text:p>
          </table:table-cell>
          <table:table-cell office:value-type="float" office:value="30.78" calcext:value-type="float">
            <text:p>3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0:21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3.277" calcext:value-type="float">
            <text:p>33.277</text:p>
          </table:table-cell>
          <table:table-cell office:value-type="float" office:value="40.495" calcext:value-type="float">
            <text:p>40.495</text:p>
          </table:table-cell>
          <table:table-cell office:value-type="float" office:value="226.56" calcext:value-type="float">
            <text:p>226.56</text:p>
          </table:table-cell>
          <table:table-cell office:value-type="float" office:value="96.223351562" calcext:value-type="float">
            <text:p>96.223351562</text:p>
          </table:table-cell>
          <table:table-cell office:value-type="float" office:value="243" calcext:value-type="float">
            <text:p>243</text:p>
          </table:table-cell>
          <table:table-cell office:value-type="float" office:value="2.06924807197943" calcext:value-type="float">
            <text:p>2.06924807197943</text:p>
          </table:table-cell>
          <table:table-cell office:value-type="float" office:value="6.07" calcext:value-type="float">
            <text:p>6.07</text:p>
          </table:table-cell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0:28 2020</text:p>
          </table:table-cell>
          <table:table-cell office:value-type="float" office:value="6.234" calcext:value-type="float">
            <text:p>6.234</text:p>
          </table:table-cell>
          <table:table-cell office:value-type="float" office:value="33.194" calcext:value-type="float">
            <text:p>33.194</text:p>
          </table:table-cell>
          <table:table-cell office:value-type="float" office:value="40.643" calcext:value-type="float">
            <text:p>40.643</text:p>
          </table:table-cell>
          <table:table-cell office:value-type="float" office:value="223.52" calcext:value-type="float">
            <text:p>223.52</text:p>
          </table:table-cell>
          <table:table-cell office:value-type="float" office:value="96.223625" calcext:value-type="float">
            <text:p>96.223625</text:p>
          </table:table-cell>
          <table:table-cell office:value-type="float" office:value="238" calcext:value-type="float">
            <text:p>238</text:p>
          </table:table-cell>
          <table:table-cell office:value-type="float" office:value="2.02341995508502" calcext:value-type="float">
            <text:p>2.02341995508502</text:p>
          </table:table-cell>
          <table:table-cell office:value-type="float" office:value="5.476" calcext:value-type="float">
            <text:p>5.476</text:p>
          </table:table-cell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0:35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3.207" calcext:value-type="float">
            <text:p>33.207</text:p>
          </table:table-cell>
          <table:table-cell office:value-type="float" office:value="39.796" calcext:value-type="float">
            <text:p>39.796</text:p>
          </table:table-cell>
          <table:table-cell office:value-type="float" office:value="222.24" calcext:value-type="float">
            <text:p>222.24</text:p>
          </table:table-cell>
          <table:table-cell office:value-type="float" office:value="96.22453125" calcext:value-type="float">
            <text:p>96.22453125</text:p>
          </table:table-cell>
          <table:table-cell office:value-type="float" office:value="230" calcext:value-type="float">
            <text:p>230</text:p>
          </table:table-cell>
          <table:table-cell office:value-type="float" office:value="1.95791840668166" calcext:value-type="float">
            <text:p>1.95791840668166</text:p>
          </table:table-cell>
          <table:table-cell office:value-type="float" office:value="5.729" calcext:value-type="float">
            <text:p>5.729</text:p>
          </table:table-cell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0:4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3.124" calcext:value-type="float">
            <text:p>33.124</text:p>
          </table:table-cell>
          <table:table-cell office:value-type="float" office:value="40.753" calcext:value-type="float">
            <text:p>40.753</text:p>
          </table:table-cell>
          <table:table-cell office:value-type="float" office:value="228.48" calcext:value-type="float">
            <text:p>228.48</text:p>
          </table:table-cell>
          <table:table-cell office:value-type="float" office:value="96.224457031" calcext:value-type="float">
            <text:p>96.224457031</text:p>
          </table:table-cell>
          <table:table-cell office:value-type="float" office:value="240" calcext:value-type="float">
            <text:p>240</text:p>
          </table:table-cell>
          <table:table-cell office:value-type="float" office:value="2.04304529392869" calcext:value-type="float">
            <text:p>2.04304529392869</text:p>
          </table:table-cell>
          <table:table-cell office:value-type="float" office:value="5.703" calcext:value-type="float">
            <text:p>5.703</text:p>
          </table:table-cell>
          <table:table-cell office:value-type="float" office:value="30.54" calcext:value-type="float">
            <text:p>3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0:49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3.046" calcext:value-type="float">
            <text:p>33.046</text:p>
          </table:table-cell>
          <table:table-cell office:value-type="float" office:value="40.589" calcext:value-type="float">
            <text:p>40.589</text:p>
          </table:table-cell>
          <table:table-cell office:value-type="float" office:value="220.8" calcext:value-type="float">
            <text:p>220.8</text:p>
          </table:table-cell>
          <table:table-cell office:value-type="float" office:value="96.226296875" calcext:value-type="float">
            <text:p>96.226296875</text:p>
          </table:table-cell>
          <table:table-cell office:value-type="float" office:value="238" calcext:value-type="float">
            <text:p>238</text:p>
          </table:table-cell>
          <table:table-cell office:value-type="float" office:value="2.0247191011236" calcext:value-type="float">
            <text:p>2.0247191011236</text:p>
          </table:table-cell>
          <table:table-cell office:value-type="float" office:value="5.56" calcext:value-type="float">
            <text:p>5.56</text:p>
          </table:table-cell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0:5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3.008" calcext:value-type="float">
            <text:p>33.008</text:p>
          </table:table-cell>
          <table:table-cell office:value-type="float" office:value="40.698" calcext:value-type="float">
            <text:p>40.698</text:p>
          </table:table-cell>
          <table:table-cell office:value-type="float" office:value="208.64" calcext:value-type="float">
            <text:p>208.64</text:p>
          </table:table-cell>
          <table:table-cell office:value-type="float" office:value="96.224457031" calcext:value-type="float">
            <text:p>96.224457031</text:p>
          </table:table-cell>
          <table:table-cell office:value-type="float" office:value="247" calcext:value-type="float">
            <text:p>247</text:p>
          </table:table-cell>
          <table:table-cell office:value-type="float" office:value="2.10263411500161" calcext:value-type="float">
            <text:p>2.10263411500161</text:p>
          </table:table-cell>
          <table:table-cell office:value-type="float" office:value="5.7" calcext:value-type="float">
            <text:p>5.7</text:p>
          </table:table-cell>
          <table:table-cell office:value-type="float" office:value="30.98" calcext:value-type="float">
            <text:p>3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1:03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2.955" calcext:value-type="float">
            <text:p>32.955</text:p>
          </table:table-cell>
          <table:table-cell office:value-type="float" office:value="41.786" calcext:value-type="float">
            <text:p>41.786</text:p>
          </table:table-cell>
          <table:table-cell office:value-type="float" office:value="217.44" calcext:value-type="float">
            <text:p>217.44</text:p>
          </table:table-cell>
          <table:table-cell office:value-type="float" office:value="96.224613281" calcext:value-type="float">
            <text:p>96.224613281</text:p>
          </table:table-cell>
          <table:table-cell office:value-type="float" office:value="224" calcext:value-type="float">
            <text:p>224</text:p>
          </table:table-cell>
          <table:table-cell office:value-type="float" office:value="1.90714859437751" calcext:value-type="float">
            <text:p>1.90714859437751</text:p>
          </table:table-cell>
          <table:table-cell office:value-type="float" office:value="5.452" calcext:value-type="float">
            <text:p>5.452</text:p>
          </table:table-cell>
          <table:table-cell office:value-type="float" office:value="31.11" calcext:value-type="float">
            <text:p>3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1:10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2.917" calcext:value-type="float">
            <text:p>32.917</text:p>
          </table:table-cell>
          <table:table-cell office:value-type="float" office:value="41.229" calcext:value-type="float">
            <text:p>41.229</text:p>
          </table:table-cell>
          <table:table-cell office:value-type="float" office:value="210.08" calcext:value-type="float">
            <text:p>210.08</text:p>
          </table:table-cell>
          <table:table-cell office:value-type="float" office:value="96.225984375" calcext:value-type="float">
            <text:p>96.225984375</text:p>
          </table:table-cell>
          <table:table-cell office:value-type="float" office:value="216" calcext:value-type="float">
            <text:p>216</text:p>
          </table:table-cell>
          <table:table-cell office:value-type="float" office:value="1.83756019261637" calcext:value-type="float">
            <text:p>1.83756019261637</text:p>
          </table:table-cell>
          <table:table-cell office:value-type="float" office:value="5.244" calcext:value-type="float">
            <text:p>5.244</text:p>
          </table:table-cell>
          <table:table-cell office:value-type="float" office:value="30.93" calcext:value-type="float">
            <text:p>3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1:1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2.889" calcext:value-type="float">
            <text:p>32.889</text:p>
          </table:table-cell>
          <table:table-cell office:value-type="float" office:value="41.02" calcext:value-type="float">
            <text:p>41.02</text:p>
          </table:table-cell>
          <table:table-cell office:value-type="float" office:value="208.96" calcext:value-type="float">
            <text:p>208.96</text:p>
          </table:table-cell>
          <table:table-cell office:value-type="float" office:value="96.226" calcext:value-type="float">
            <text:p>96.226</text:p>
          </table:table-cell>
          <table:table-cell office:value-type="float" office:value="233" calcext:value-type="float">
            <text:p>233</text:p>
          </table:table-cell>
          <table:table-cell office:value-type="float" office:value="1.98250120404559" calcext:value-type="float">
            <text:p>1.98250120404559</text:p>
          </table:table-cell>
          <table:table-cell office:value-type="float" office:value="5.635" calcext:value-type="float">
            <text:p>5.635</text:p>
          </table:table-cell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1:24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2.857" calcext:value-type="float">
            <text:p>32.857</text:p>
          </table:table-cell>
          <table:table-cell office:value-type="float" office:value="40.85" calcext:value-type="float">
            <text:p>40.85</text:p>
          </table:table-cell>
          <table:table-cell office:value-type="float" office:value="204.48" calcext:value-type="float">
            <text:p>204.48</text:p>
          </table:table-cell>
          <table:table-cell office:value-type="float" office:value="96.223570312" calcext:value-type="float">
            <text:p>96.223570312</text:p>
          </table:table-cell>
          <table:table-cell office:value-type="float" office:value="246" calcext:value-type="float">
            <text:p>246</text:p>
          </table:table-cell>
          <table:table-cell office:value-type="float" office:value="2.0944578313253" calcext:value-type="float">
            <text:p>2.0944578313253</text:p>
          </table:table-cell>
          <table:table-cell office:value-type="float" office:value="3.935" calcext:value-type="float">
            <text:p>3.935</text:p>
          </table:table-cell>
          <table:table-cell office:value-type="float" office:value="30.59" calcext:value-type="float">
            <text:p>3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1:3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2.834" calcext:value-type="float">
            <text:p>32.834</text:p>
          </table:table-cell>
          <table:table-cell office:value-type="float" office:value="43.15" calcext:value-type="float">
            <text:p>43.15</text:p>
          </table:table-cell>
          <table:table-cell office:value-type="float" office:value="212" calcext:value-type="float">
            <text:p>212</text:p>
          </table:table-cell>
          <table:table-cell office:value-type="float" office:value="96.225085937" calcext:value-type="float">
            <text:p>96.225085937</text:p>
          </table:table-cell>
          <table:table-cell office:value-type="float" office:value="10" calcext:value-type="float">
            <text:p>10</text:p>
          </table:table-cell>
          <table:table-cell office:value-type="float" office:value="0.0851268872470286" calcext:value-type="float">
            <text:p>0.085126887247029</text:p>
          </table:table-cell>
          <table:table-cell office:value-type="float" office:value="0.125" calcext:value-type="float">
            <text:p>0.125</text:p>
          </table:table-cell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1:39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2.897" calcext:value-type="float">
            <text:p>32.897</text:p>
          </table:table-cell>
          <table:table-cell office:value-type="float" office:value="42.233" calcext:value-type="float">
            <text:p>42.233</text:p>
          </table:table-cell>
          <table:table-cell office:value-type="float" office:value="210.4" calcext:value-type="float">
            <text:p>210.4</text:p>
          </table:table-cell>
          <table:table-cell office:value-type="float" office:value="96.223746093" calcext:value-type="float">
            <text:p>96.223746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41.27" calcext:value-type="float">
            <text:p>4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1:4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2.985" calcext:value-type="float">
            <text:p>32.985</text:p>
          </table:table-cell>
          <table:table-cell office:value-type="float" office:value="40.623" calcext:value-type="float">
            <text:p>40.623</text:p>
          </table:table-cell>
          <table:table-cell office:value-type="float" office:value="210.4" calcext:value-type="float">
            <text:p>210.4</text:p>
          </table:table-cell>
          <table:table-cell office:value-type="float" office:value="96.224777343" calcext:value-type="float">
            <text:p>96.22477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42.33" calcext:value-type="float">
            <text:p>4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1:53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3.063" calcext:value-type="float">
            <text:p>33.063</text:p>
          </table:table-cell>
          <table:table-cell office:value-type="float" office:value="42.614" calcext:value-type="float">
            <text:p>42.614</text:p>
          </table:table-cell>
          <table:table-cell office:value-type="float" office:value="207.68" calcext:value-type="float">
            <text:p>207.68</text:p>
          </table:table-cell>
          <table:table-cell office:value-type="float" office:value="96.227210937" calcext:value-type="float">
            <text:p>96.22721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42.15" calcext:value-type="float">
            <text:p>4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2:00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3.181" calcext:value-type="float">
            <text:p>33.181</text:p>
          </table:table-cell>
          <table:table-cell office:value-type="float" office:value="41.102" calcext:value-type="float">
            <text:p>41.102</text:p>
          </table:table-cell>
          <table:table-cell office:value-type="float" office:value="198.72" calcext:value-type="float">
            <text:p>198.72</text:p>
          </table:table-cell>
          <table:table-cell office:value-type="float" office:value="96.22690625" calcext:value-type="float">
            <text:p>96.226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41.56" calcext:value-type="float">
            <text:p>4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2:07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3.204" calcext:value-type="float">
            <text:p>33.204</text:p>
          </table:table-cell>
          <table:table-cell office:value-type="float" office:value="41.326" calcext:value-type="float">
            <text:p>41.326</text:p>
          </table:table-cell>
          <table:table-cell office:value-type="float" office:value="182.4" calcext:value-type="float">
            <text:p>182.4</text:p>
          </table:table-cell>
          <table:table-cell office:value-type="float" office:value="96.227566406" calcext:value-type="float">
            <text:p>96.22756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43.74" calcext:value-type="float">
            <text:p>43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2:14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3.257" calcext:value-type="float">
            <text:p>33.257</text:p>
          </table:table-cell>
          <table:table-cell office:value-type="float" office:value="42.018" calcext:value-type="float">
            <text:p>42.018</text:p>
          </table:table-cell>
          <table:table-cell office:value-type="float" office:value="194.08" calcext:value-type="float">
            <text:p>194.08</text:p>
          </table:table-cell>
          <table:table-cell office:value-type="float" office:value="96.227121093" calcext:value-type="float">
            <text:p>96.2271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42.46" calcext:value-type="float">
            <text:p>4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2:21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3.265" calcext:value-type="float">
            <text:p>33.265</text:p>
          </table:table-cell>
          <table:table-cell office:value-type="float" office:value="42.666" calcext:value-type="float">
            <text:p>42.666</text:p>
          </table:table-cell>
          <table:table-cell office:value-type="float" office:value="198.24" calcext:value-type="float">
            <text:p>198.24</text:p>
          </table:table-cell>
          <table:table-cell office:value-type="float" office:value="96.225550781" calcext:value-type="float">
            <text:p>96.22555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43.44" calcext:value-type="float">
            <text:p>4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2:28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3.358" calcext:value-type="float">
            <text:p>33.358</text:p>
          </table:table-cell>
          <table:table-cell office:value-type="float" office:value="41.102" calcext:value-type="float">
            <text:p>41.102</text:p>
          </table:table-cell>
          <table:table-cell office:value-type="float" office:value="197.44" calcext:value-type="float">
            <text:p>197.44</text:p>
          </table:table-cell>
          <table:table-cell office:value-type="float" office:value="96.22471875" calcext:value-type="float">
            <text:p>96.2247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43.48" calcext:value-type="float">
            <text:p>4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2:35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3.411" calcext:value-type="float">
            <text:p>33.411</text:p>
          </table:table-cell>
          <table:table-cell office:value-type="float" office:value="40.109" calcext:value-type="float">
            <text:p>40.109</text:p>
          </table:table-cell>
          <table:table-cell office:value-type="float" office:value="198.72" calcext:value-type="float">
            <text:p>198.72</text:p>
          </table:table-cell>
          <table:table-cell office:value-type="float" office:value="96.226976562" calcext:value-type="float">
            <text:p>96.22697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42.29" calcext:value-type="float">
            <text:p>4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2:42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3.474" calcext:value-type="float">
            <text:p>33.474</text:p>
          </table:table-cell>
          <table:table-cell office:value-type="float" office:value="40.956" calcext:value-type="float">
            <text:p>40.956</text:p>
          </table:table-cell>
          <table:table-cell office:value-type="float" office:value="194.24" calcext:value-type="float">
            <text:p>194.24</text:p>
          </table:table-cell>
          <table:table-cell office:value-type="float" office:value="96.225410156" calcext:value-type="float">
            <text:p>96.22541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43.53" calcext:value-type="float">
            <text:p>4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2:49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3.516" calcext:value-type="float">
            <text:p>33.516</text:p>
          </table:table-cell>
          <table:table-cell office:value-type="float" office:value="39.27" calcext:value-type="float">
            <text:p>39.27</text:p>
          </table:table-cell>
          <table:table-cell office:value-type="float" office:value="184.8" calcext:value-type="float">
            <text:p>184.8</text:p>
          </table:table-cell>
          <table:table-cell office:value-type="float" office:value="96.226273437" calcext:value-type="float">
            <text:p>96.22627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43.36" calcext:value-type="float">
            <text:p>4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2:56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3.579" calcext:value-type="float">
            <text:p>33.579</text:p>
          </table:table-cell>
          <table:table-cell office:value-type="float" office:value="39.997" calcext:value-type="float">
            <text:p>39.997</text:p>
          </table:table-cell>
          <table:table-cell office:value-type="float" office:value="193.76" calcext:value-type="float">
            <text:p>193.76</text:p>
          </table:table-cell>
          <table:table-cell office:value-type="float" office:value="96.229066406" calcext:value-type="float">
            <text:p>96.22906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42.36" calcext:value-type="float">
            <text:p>4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3:03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3.592" calcext:value-type="float">
            <text:p>33.592</text:p>
          </table:table-cell>
          <table:table-cell office:value-type="float" office:value="39.443" calcext:value-type="float">
            <text:p>39.443</text:p>
          </table:table-cell>
          <table:table-cell office:value-type="float" office:value="192.32" calcext:value-type="float">
            <text:p>192.32</text:p>
          </table:table-cell>
          <table:table-cell office:value-type="float" office:value="96.228414062" calcext:value-type="float">
            <text:p>96.22841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41.16" calcext:value-type="float">
            <text:p>4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3:1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3.554" calcext:value-type="float">
            <text:p>33.554</text:p>
          </table:table-cell>
          <table:table-cell office:value-type="float" office:value="39.558" calcext:value-type="float">
            <text:p>39.558</text:p>
          </table:table-cell>
          <table:table-cell office:value-type="float" office:value="188.8" calcext:value-type="float">
            <text:p>188.8</text:p>
          </table:table-cell>
          <table:table-cell office:value-type="float" office:value="96.226992187" calcext:value-type="float">
            <text:p>96.2269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43.57" calcext:value-type="float">
            <text:p>4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3:17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3.627" calcext:value-type="float">
            <text:p>33.627</text:p>
          </table:table-cell>
          <table:table-cell office:value-type="float" office:value="39.993" calcext:value-type="float">
            <text:p>39.993</text:p>
          </table:table-cell>
          <table:table-cell office:value-type="float" office:value="193.6" calcext:value-type="float">
            <text:p>193.6</text:p>
          </table:table-cell>
          <table:table-cell office:value-type="float" office:value="96.225289062" calcext:value-type="float">
            <text:p>96.2252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43.97" calcext:value-type="float">
            <text:p>43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3:24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3.655" calcext:value-type="float">
            <text:p>33.655</text:p>
          </table:table-cell>
          <table:table-cell office:value-type="float" office:value="39.906" calcext:value-type="float">
            <text:p>39.906</text:p>
          </table:table-cell>
          <table:table-cell office:value-type="float" office:value="190.72" calcext:value-type="float">
            <text:p>190.72</text:p>
          </table:table-cell>
          <table:table-cell office:value-type="float" office:value="96.22428125" calcext:value-type="float">
            <text:p>96.2242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43.07" calcext:value-type="float">
            <text:p>4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3:3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3.713" calcext:value-type="float">
            <text:p>33.713</text:p>
          </table:table-cell>
          <table:table-cell office:value-type="float" office:value="39.44" calcext:value-type="float">
            <text:p>39.44</text:p>
          </table:table-cell>
          <table:table-cell office:value-type="float" office:value="192.8" calcext:value-type="float">
            <text:p>192.8</text:p>
          </table:table-cell>
          <table:table-cell office:value-type="float" office:value="96.226070312" calcext:value-type="float">
            <text:p>96.22607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41.28" calcext:value-type="float">
            <text:p>4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3:38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3.735" calcext:value-type="float">
            <text:p>33.735</text:p>
          </table:table-cell>
          <table:table-cell office:value-type="float" office:value="39.14" calcext:value-type="float">
            <text:p>39.14</text:p>
          </table:table-cell>
          <table:table-cell office:value-type="float" office:value="186.08" calcext:value-type="float">
            <text:p>186.08</text:p>
          </table:table-cell>
          <table:table-cell office:value-type="float" office:value="96.222726562" calcext:value-type="float">
            <text:p>96.22272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40.83" calcext:value-type="float">
            <text:p>4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3:46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3.783" calcext:value-type="float">
            <text:p>33.783</text:p>
          </table:table-cell>
          <table:table-cell office:value-type="float" office:value="39.682" calcext:value-type="float">
            <text:p>39.682</text:p>
          </table:table-cell>
          <table:table-cell office:value-type="float" office:value="195.2" calcext:value-type="float">
            <text:p>195.2</text:p>
          </table:table-cell>
          <table:table-cell office:value-type="float" office:value="96.217683593" calcext:value-type="float">
            <text:p>96.217683593</text:p>
          </table:table-cell>
          <table:table-cell office:value-type="float" office:value="5" calcext:value-type="float">
            <text:p>5</text:p>
          </table:table-cell>
          <table:table-cell office:value-type="float" office:value="0.042570281124498" calcext:value-type="float">
            <text:p>0.042570281124498</text:p>
          </table:table-cell>
          <table:table-cell office:value-type="float" office:value="0.443" calcext:value-type="float">
            <text:p>0.443</text:p>
          </table:table-cell>
          <table:table-cell office:value-type="float" office:value="35.59" calcext:value-type="float">
            <text:p>3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3:53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3.74" calcext:value-type="float">
            <text:p>33.74</text:p>
          </table:table-cell>
          <table:table-cell office:value-type="float" office:value="40.553" calcext:value-type="float">
            <text:p>40.553</text:p>
          </table:table-cell>
          <table:table-cell office:value-type="float" office:value="193.28" calcext:value-type="float">
            <text:p>193.28</text:p>
          </table:table-cell>
          <table:table-cell office:value-type="float" office:value="96.223460937" calcext:value-type="float">
            <text:p>96.223460937</text:p>
          </table:table-cell>
          <table:table-cell office:value-type="float" office:value="351" calcext:value-type="float">
            <text:p>351</text:p>
          </table:table-cell>
          <table:table-cell office:value-type="float" office:value="2.98699421965318" calcext:value-type="float">
            <text:p>2.98699421965318</text:p>
          </table:table-cell>
          <table:table-cell office:value-type="float" office:value="1.647" calcext:value-type="float">
            <text:p>1.647</text:p>
          </table:table-cell>
          <table:table-cell office:value-type="float" office:value="32.64" calcext:value-type="float">
            <text:p>3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4:00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3.587" calcext:value-type="float">
            <text:p>33.587</text:p>
          </table:table-cell>
          <table:table-cell office:value-type="float" office:value="41.07" calcext:value-type="float">
            <text:p>41.07</text:p>
          </table:table-cell>
          <table:table-cell office:value-type="float" office:value="127.2" calcext:value-type="float">
            <text:p>127.2</text:p>
          </table:table-cell>
          <table:table-cell office:value-type="float" office:value="96.222859375" calcext:value-type="float">
            <text:p>96.222859375</text:p>
          </table:table-cell>
          <table:table-cell office:value-type="float" office:value="479" calcext:value-type="float">
            <text:p>479</text:p>
          </table:table-cell>
          <table:table-cell office:value-type="float" office:value="4.07495987158908" calcext:value-type="float">
            <text:p>4.07495987158908</text:p>
          </table:table-cell>
          <table:table-cell office:value-type="float" office:value="4.219" calcext:value-type="float">
            <text:p>4.219</text:p>
          </table:table-cell>
          <table:table-cell office:value-type="float" office:value="31.76" calcext:value-type="float">
            <text:p>3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4:07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3.423" calcext:value-type="float">
            <text:p>33.423</text:p>
          </table:table-cell>
          <table:table-cell office:value-type="float" office:value="42.408" calcext:value-type="float">
            <text:p>42.408</text:p>
          </table:table-cell>
          <table:table-cell office:value-type="float" office:value="142" calcext:value-type="float">
            <text:p>142</text:p>
          </table:table-cell>
          <table:table-cell office:value-type="float" office:value="96.222234375" calcext:value-type="float">
            <text:p>96.222234375</text:p>
          </table:table-cell>
          <table:table-cell office:value-type="float" office:value="391" calcext:value-type="float">
            <text:p>391</text:p>
          </table:table-cell>
          <table:table-cell office:value-type="float" office:value="3.32579040282459" calcext:value-type="float">
            <text:p>3.32579040282459</text:p>
          </table:table-cell>
          <table:table-cell office:value-type="float" office:value="2.588" calcext:value-type="float">
            <text:p>2.588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4:14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3.315" calcext:value-type="float">
            <text:p>33.315</text:p>
          </table:table-cell>
          <table:table-cell office:value-type="float" office:value="41.488" calcext:value-type="float">
            <text:p>41.488</text:p>
          </table:table-cell>
          <table:table-cell office:value-type="float" office:value="143.28" calcext:value-type="float">
            <text:p>143.28</text:p>
          </table:table-cell>
          <table:table-cell office:value-type="float" office:value="96.221792968" calcext:value-type="float">
            <text:p>96.221792968</text:p>
          </table:table-cell>
          <table:table-cell office:value-type="float" office:value="481" calcext:value-type="float">
            <text:p>481</text:p>
          </table:table-cell>
          <table:table-cell office:value-type="float" office:value="4.09197431781701" calcext:value-type="float">
            <text:p>4.09197431781701</text:p>
          </table:table-cell>
          <table:table-cell office:value-type="float" office:value="4.554" calcext:value-type="float">
            <text:p>4.554</text:p>
          </table:table-cell>
          <table:table-cell office:value-type="float" office:value="31.07" calcext:value-type="float">
            <text:p>3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4:21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3.121" calcext:value-type="float">
            <text:p>33.121</text:p>
          </table:table-cell>
          <table:table-cell office:value-type="float" office:value="41.111" calcext:value-type="float">
            <text:p>41.111</text:p>
          </table:table-cell>
          <table:table-cell office:value-type="float" office:value="143.84" calcext:value-type="float">
            <text:p>143.84</text:p>
          </table:table-cell>
          <table:table-cell office:value-type="float" office:value="96.218992187" calcext:value-type="float">
            <text:p>96.218992187</text:p>
          </table:table-cell>
          <table:table-cell office:value-type="float" office:value="462" calcext:value-type="float">
            <text:p>462</text:p>
          </table:table-cell>
          <table:table-cell office:value-type="float" office:value="3.92970630717381" calcext:value-type="float">
            <text:p>3.92970630717381</text:p>
          </table:table-cell>
          <table:table-cell office:value-type="float" office:value="4.281" calcext:value-type="float">
            <text:p>4.281</text:p>
          </table:table-cell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4:28 2020</text:p>
          </table:table-cell>
          <table:table-cell office:value-type="float" office:value="6.234" calcext:value-type="float">
            <text:p>6.234</text:p>
          </table:table-cell>
          <table:table-cell office:value-type="float" office:value="33.003" calcext:value-type="float">
            <text:p>33.003</text:p>
          </table:table-cell>
          <table:table-cell office:value-type="float" office:value="41.021" calcext:value-type="float">
            <text:p>41.021</text:p>
          </table:table-cell>
          <table:table-cell office:value-type="float" office:value="144.08" calcext:value-type="float">
            <text:p>144.08</text:p>
          </table:table-cell>
          <table:table-cell office:value-type="float" office:value="96.222101562" calcext:value-type="float">
            <text:p>96.222101562</text:p>
          </table:table-cell>
          <table:table-cell office:value-type="float" office:value="452" calcext:value-type="float">
            <text:p>452</text:p>
          </table:table-cell>
          <table:table-cell office:value-type="float" office:value="3.8427975617581" calcext:value-type="float">
            <text:p>3.8427975617581</text:p>
          </table:table-cell>
          <table:table-cell office:value-type="float" office:value="4.415" calcext:value-type="float">
            <text:p>4.415</text:p>
          </table:table-cell>
          <table:table-cell office:value-type="float" office:value="30.86" calcext:value-type="float">
            <text:p>3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4:3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2.915" calcext:value-type="float">
            <text:p>32.915</text:p>
          </table:table-cell>
          <table:table-cell office:value-type="float" office:value="41.136" calcext:value-type="float">
            <text:p>41.136</text:p>
          </table:table-cell>
          <table:table-cell office:value-type="float" office:value="142.88" calcext:value-type="float">
            <text:p>142.88</text:p>
          </table:table-cell>
          <table:table-cell office:value-type="float" office:value="96.222175781" calcext:value-type="float">
            <text:p>96.222175781</text:p>
          </table:table-cell>
          <table:table-cell office:value-type="float" office:value="449" calcext:value-type="float">
            <text:p>449</text:p>
          </table:table-cell>
          <table:table-cell office:value-type="float" office:value="3.82096981374438" calcext:value-type="float">
            <text:p>3.82096981374438</text:p>
          </table:table-cell>
          <table:table-cell office:value-type="float" office:value="4.495" calcext:value-type="float">
            <text:p>4.495</text:p>
          </table:table-cell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4:42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2.736" calcext:value-type="float">
            <text:p>32.736</text:p>
          </table:table-cell>
          <table:table-cell office:value-type="float" office:value="41.571" calcext:value-type="float">
            <text:p>41.571</text:p>
          </table:table-cell>
          <table:table-cell office:value-type="float" office:value="142.08" calcext:value-type="float">
            <text:p>142.08</text:p>
          </table:table-cell>
          <table:table-cell office:value-type="float" office:value="96.2215" calcext:value-type="float">
            <text:p>96.2215</text:p>
          </table:table-cell>
          <table:table-cell office:value-type="float" office:value="465" calcext:value-type="float">
            <text:p>465</text:p>
          </table:table-cell>
          <table:table-cell office:value-type="float" office:value="3.95585874799358" calcext:value-type="float">
            <text:p>3.95585874799358</text:p>
          </table:table-cell>
          <table:table-cell office:value-type="float" office:value="4.457" calcext:value-type="float">
            <text:p>4.457</text:p>
          </table:table-cell>
          <table:table-cell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4:49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2.612" calcext:value-type="float">
            <text:p>32.612</text:p>
          </table:table-cell>
          <table:table-cell office:value-type="float" office:value="41.218" calcext:value-type="float">
            <text:p>41.218</text:p>
          </table:table-cell>
          <table:table-cell office:value-type="float" office:value="142" calcext:value-type="float">
            <text:p>142</text:p>
          </table:table-cell>
          <table:table-cell office:value-type="float" office:value="96.224082031" calcext:value-type="float">
            <text:p>96.224082031</text:p>
          </table:table-cell>
          <table:table-cell office:value-type="float" office:value="472" calcext:value-type="float">
            <text:p>472</text:p>
          </table:table-cell>
          <table:table-cell office:value-type="float" office:value="4.01605394124258" calcext:value-type="float">
            <text:p>4.01605394124258</text:p>
          </table:table-cell>
          <table:table-cell office:value-type="float" office:value="4.521" calcext:value-type="float">
            <text:p>4.521</text:p>
          </table:table-cell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4:56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2.484" calcext:value-type="float">
            <text:p>32.484</text:p>
          </table:table-cell>
          <table:table-cell office:value-type="float" office:value="41.186" calcext:value-type="float">
            <text:p>41.186</text:p>
          </table:table-cell>
          <table:table-cell office:value-type="float" office:value="141.36" calcext:value-type="float">
            <text:p>141.36</text:p>
          </table:table-cell>
          <table:table-cell office:value-type="float" office:value="96.220644531" calcext:value-type="float">
            <text:p>96.220644531</text:p>
          </table:table-cell>
          <table:table-cell office:value-type="float" office:value="470" calcext:value-type="float">
            <text:p>470</text:p>
          </table:table-cell>
          <table:table-cell office:value-type="float" office:value="3.9964703994866" calcext:value-type="float">
            <text:p>3.9964703994866</text:p>
          </table:table-cell>
          <table:table-cell office:value-type="float" office:value="4.307" calcext:value-type="float">
            <text:p>4.307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5:03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2.336" calcext:value-type="float">
            <text:p>32.336</text:p>
          </table:table-cell>
          <table:table-cell office:value-type="float" office:value="41.648" calcext:value-type="float">
            <text:p>41.648</text:p>
          </table:table-cell>
          <table:table-cell office:value-type="float" office:value="140.88" calcext:value-type="float">
            <text:p>140.88</text:p>
          </table:table-cell>
          <table:table-cell office:value-type="float" office:value="96.22409375" calcext:value-type="float">
            <text:p>96.22409375</text:p>
          </table:table-cell>
          <table:table-cell office:value-type="float" office:value="440" calcext:value-type="float">
            <text:p>440</text:p>
          </table:table-cell>
          <table:table-cell office:value-type="float" office:value="3.7437790977685" calcext:value-type="float">
            <text:p>3.7437790977685</text:p>
          </table:table-cell>
          <table:table-cell office:value-type="float" office:value="4.06" calcext:value-type="float">
            <text:p>4.06</text:p>
          </table:table-cell>
          <table:table-cell office:value-type="float" office:value="30.42" calcext:value-type="float">
            <text:p>3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5:10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2.268" calcext:value-type="float">
            <text:p>32.268</text:p>
          </table:table-cell>
          <table:table-cell office:value-type="float" office:value="43.588" calcext:value-type="float">
            <text:p>43.588</text:p>
          </table:table-cell>
          <table:table-cell office:value-type="float" office:value="139.52" calcext:value-type="float">
            <text:p>139.52</text:p>
          </table:table-cell>
          <table:table-cell office:value-type="float" office:value="96.219832031" calcext:value-type="float">
            <text:p>96.219832031</text:p>
          </table:table-cell>
          <table:table-cell office:value-type="float" office:value="461" calcext:value-type="float">
            <text:p>461</text:p>
          </table:table-cell>
          <table:table-cell office:value-type="float" office:value="3.92182985553772" calcext:value-type="float">
            <text:p>3.92182985553772</text:p>
          </table:table-cell>
          <table:table-cell office:value-type="float" office:value="4.271" calcext:value-type="float">
            <text:p>4.271</text:p>
          </table:table-cell>
          <table:table-cell office:value-type="float" office:value="30.33" calcext:value-type="float">
            <text:p>3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5:17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2.195" calcext:value-type="float">
            <text:p>32.195</text:p>
          </table:table-cell>
          <table:table-cell office:value-type="float" office:value="43.174" calcext:value-type="float">
            <text:p>43.174</text:p>
          </table:table-cell>
          <table:table-cell office:value-type="float" office:value="128.48" calcext:value-type="float">
            <text:p>128.48</text:p>
          </table:table-cell>
          <table:table-cell office:value-type="float" office:value="96.226644531" calcext:value-type="float">
            <text:p>96.226644531</text:p>
          </table:table-cell>
          <table:table-cell office:value-type="float" office:value="446" calcext:value-type="float">
            <text:p>446</text:p>
          </table:table-cell>
          <table:table-cell office:value-type="float" office:value="3.79422150882825" calcext:value-type="float">
            <text:p>3.79422150882825</text:p>
          </table:table-cell>
          <table:table-cell office:value-type="float" office:value="4.204" calcext:value-type="float">
            <text:p>4.204</text:p>
          </table:table-cell>
          <table:table-cell office:value-type="float" office:value="30.32" calcext:value-type="float">
            <text:p>3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5:24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2.111" calcext:value-type="float">
            <text:p>32.111</text:p>
          </table:table-cell>
          <table:table-cell office:value-type="float" office:value="42.907" calcext:value-type="float">
            <text:p>42.907</text:p>
          </table:table-cell>
          <table:table-cell office:value-type="float" office:value="122.96" calcext:value-type="float">
            <text:p>122.96</text:p>
          </table:table-cell>
          <table:table-cell office:value-type="float" office:value="96.226804687" calcext:value-type="float">
            <text:p>96.226804687</text:p>
          </table:table-cell>
          <table:table-cell office:value-type="float" office:value="455" calcext:value-type="float">
            <text:p>455</text:p>
          </table:table-cell>
          <table:table-cell office:value-type="float" office:value="3.87078651685393" calcext:value-type="float">
            <text:p>3.87078651685393</text:p>
          </table:table-cell>
          <table:table-cell office:value-type="float" office:value="4.476" calcext:value-type="float">
            <text:p>4.476</text:p>
          </table:table-cell>
          <table:table-cell office:value-type="float" office:value="30.26" calcext:value-type="float">
            <text:p>3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5:3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2.018" calcext:value-type="float">
            <text:p>32.018</text:p>
          </table:table-cell>
          <table:table-cell office:value-type="float" office:value="41.877" calcext:value-type="float">
            <text:p>41.877</text:p>
          </table:table-cell>
          <table:table-cell office:value-type="float" office:value="121.92" calcext:value-type="float">
            <text:p>121.92</text:p>
          </table:table-cell>
          <table:table-cell office:value-type="float" office:value="96.220941406" calcext:value-type="float">
            <text:p>96.220941406</text:p>
          </table:table-cell>
          <table:table-cell office:value-type="float" office:value="484" calcext:value-type="float">
            <text:p>484</text:p>
          </table:table-cell>
          <table:table-cell office:value-type="float" office:value="4.11815700754535" calcext:value-type="float">
            <text:p>4.11815700754535</text:p>
          </table:table-cell>
          <table:table-cell office:value-type="float" office:value="4.445" calcext:value-type="float">
            <text:p>4.445</text:p>
          </table:table-cell>
          <table:table-cell office:value-type="float" office:value="30.16" calcext:value-type="float">
            <text:p>3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5:38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1.935" calcext:value-type="float">
            <text:p>31.935</text:p>
          </table:table-cell>
          <table:table-cell office:value-type="float" office:value="42.822" calcext:value-type="float">
            <text:p>42.822</text:p>
          </table:table-cell>
          <table:table-cell office:value-type="float" office:value="124.64" calcext:value-type="float">
            <text:p>124.64</text:p>
          </table:table-cell>
          <table:table-cell office:value-type="float" office:value="96.226101562" calcext:value-type="float">
            <text:p>96.226101562</text:p>
          </table:table-cell>
          <table:table-cell office:value-type="float" office:value="443" calcext:value-type="float">
            <text:p>443</text:p>
          </table:table-cell>
          <table:table-cell office:value-type="float" office:value="3.7699100834939" calcext:value-type="float">
            <text:p>3.7699100834939</text:p>
          </table:table-cell>
          <table:table-cell office:value-type="float" office:value="4.36" calcext:value-type="float">
            <text:p>4.36</text:p>
          </table:table-cell>
          <table:table-cell office:value-type="float" office:value="30.14" calcext:value-type="float">
            <text:p>3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5:46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1.837" calcext:value-type="float">
            <text:p>31.837</text:p>
          </table:table-cell>
          <table:table-cell office:value-type="float" office:value="42.787" calcext:value-type="float">
            <text:p>42.787</text:p>
          </table:table-cell>
          <table:table-cell office:value-type="float" office:value="137.2" calcext:value-type="float">
            <text:p>137.2</text:p>
          </table:table-cell>
          <table:table-cell office:value-type="float" office:value="96.227808593" calcext:value-type="float">
            <text:p>96.227808593</text:p>
          </table:table-cell>
          <table:table-cell office:value-type="float" office:value="458" calcext:value-type="float">
            <text:p>458</text:p>
          </table:table-cell>
          <table:table-cell office:value-type="float" office:value="3.89443285737205" calcext:value-type="float">
            <text:p>3.89443285737205</text:p>
          </table:table-cell>
          <table:table-cell office:value-type="float" office:value="4.153" calcext:value-type="float">
            <text:p>4.153</text:p>
          </table:table-cell>
          <table:table-cell office:value-type="float" office:value="30.16" calcext:value-type="float">
            <text:p>3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5:53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1.764" calcext:value-type="float">
            <text:p>31.764</text:p>
          </table:table-cell>
          <table:table-cell office:value-type="float" office:value="42.883" calcext:value-type="float">
            <text:p>42.883</text:p>
          </table:table-cell>
          <table:table-cell office:value-type="float" office:value="136.32" calcext:value-type="float">
            <text:p>136.32</text:p>
          </table:table-cell>
          <table:table-cell office:value-type="float" office:value="96.225839843" calcext:value-type="float">
            <text:p>96.225839843</text:p>
          </table:table-cell>
          <table:table-cell office:value-type="float" office:value="429" calcext:value-type="float">
            <text:p>429</text:p>
          </table:table-cell>
          <table:table-cell office:value-type="float" office:value="3.65135699373695" calcext:value-type="float">
            <text:p>3.65135699373695</text:p>
          </table:table-cell>
          <table:table-cell office:value-type="float" office:value="4.335" calcext:value-type="float">
            <text:p>4.335</text:p>
          </table:table-cell>
          <table:table-cell office:value-type="float" office:value="30.18" calcext:value-type="float">
            <text:p>3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6:00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1.706" calcext:value-type="float">
            <text:p>31.706</text:p>
          </table:table-cell>
          <table:table-cell office:value-type="float" office:value="43.464" calcext:value-type="float">
            <text:p>43.464</text:p>
          </table:table-cell>
          <table:table-cell office:value-type="float" office:value="137.04" calcext:value-type="float">
            <text:p>137.04</text:p>
          </table:table-cell>
          <table:table-cell office:value-type="float" office:value="96.228253906" calcext:value-type="float">
            <text:p>96.228253906</text:p>
          </table:table-cell>
          <table:table-cell office:value-type="float" office:value="454" calcext:value-type="float">
            <text:p>454</text:p>
          </table:table-cell>
          <table:table-cell office:value-type="float" office:value="3.86042034333387" calcext:value-type="float">
            <text:p>3.86042034333387</text:p>
          </table:table-cell>
          <table:table-cell office:value-type="float" office:value="4.365" calcext:value-type="float">
            <text:p>4.365</text:p>
          </table:table-cell>
          <table:table-cell office:value-type="float" office:value="30.1" calcext:value-type="float">
            <text:p>3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6:07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1.618" calcext:value-type="float">
            <text:p>31.618</text:p>
          </table:table-cell>
          <table:table-cell office:value-type="float" office:value="43.35" calcext:value-type="float">
            <text:p>43.35</text:p>
          </table:table-cell>
          <table:table-cell office:value-type="float" office:value="135.44" calcext:value-type="float">
            <text:p>135.44</text:p>
          </table:table-cell>
          <table:table-cell office:value-type="float" office:value="96.225113281" calcext:value-type="float">
            <text:p>96.225113281</text:p>
          </table:table-cell>
          <table:table-cell office:value-type="float" office:value="450" calcext:value-type="float">
            <text:p>450</text:p>
          </table:table-cell>
          <table:table-cell office:value-type="float" office:value="3.82825040128411" calcext:value-type="float">
            <text:p>3.82825040128411</text:p>
          </table:table-cell>
          <table:table-cell office:value-type="float" office:value="4.453" calcext:value-type="float">
            <text:p>4.453</text:p>
          </table:table-cell>
          <table:table-cell office:value-type="float" office:value="29.95" calcext:value-type="float">
            <text:p>2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6:14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1.565" calcext:value-type="float">
            <text:p>31.565</text:p>
          </table:table-cell>
          <table:table-cell office:value-type="float" office:value="42.936" calcext:value-type="float">
            <text:p>42.936</text:p>
          </table:table-cell>
          <table:table-cell office:value-type="float" office:value="121.76" calcext:value-type="float">
            <text:p>121.76</text:p>
          </table:table-cell>
          <table:table-cell office:value-type="float" office:value="96.230351562" calcext:value-type="float">
            <text:p>96.230351562</text:p>
          </table:table-cell>
          <table:table-cell office:value-type="float" office:value="461" calcext:value-type="float">
            <text:p>461</text:p>
          </table:table-cell>
          <table:table-cell office:value-type="float" office:value="3.92245946379836" calcext:value-type="float">
            <text:p>3.92245946379836</text:p>
          </table:table-cell>
          <table:table-cell office:value-type="float" office:value="4.281" calcext:value-type="float">
            <text:p>4.281</text:p>
          </table:table-cell>
          <table:table-cell office:value-type="float" office:value="30.02" calcext:value-type="float">
            <text:p>3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6:2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1.497" calcext:value-type="float">
            <text:p>31.497</text:p>
          </table:table-cell>
          <table:table-cell office:value-type="float" office:value="43.783" calcext:value-type="float">
            <text:p>43.783</text:p>
          </table:table-cell>
          <table:table-cell office:value-type="float" office:value="129.52" calcext:value-type="float">
            <text:p>129.52</text:p>
          </table:table-cell>
          <table:table-cell office:value-type="float" office:value="96.234085937" calcext:value-type="float">
            <text:p>96.234085937</text:p>
          </table:table-cell>
          <table:table-cell office:value-type="float" office:value="462" calcext:value-type="float">
            <text:p>462</text:p>
          </table:table-cell>
          <table:table-cell office:value-type="float" office:value="3.93096805265693" calcext:value-type="float">
            <text:p>3.93096805265693</text:p>
          </table:table-cell>
          <table:table-cell office:value-type="float" office:value="4.454" calcext:value-type="float">
            <text:p>4.454</text:p>
          </table:table-cell>
          <table:table-cell office:value-type="float" office:value="30.19" calcext:value-type="float">
            <text:p>3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6:28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1.485" calcext:value-type="float">
            <text:p>31.485</text:p>
          </table:table-cell>
          <table:table-cell office:value-type="float" office:value="44.966" calcext:value-type="float">
            <text:p>44.966</text:p>
          </table:table-cell>
          <table:table-cell office:value-type="float" office:value="129.68" calcext:value-type="float">
            <text:p>129.68</text:p>
          </table:table-cell>
          <table:table-cell office:value-type="float" office:value="96.232625" calcext:value-type="float">
            <text:p>96.232625</text:p>
          </table:table-cell>
          <table:table-cell office:value-type="float" office:value="462" calcext:value-type="float">
            <text:p>462</text:p>
          </table:table-cell>
          <table:table-cell office:value-type="float" office:value="3.9290757381258" calcext:value-type="float">
            <text:p>3.9290757381258</text:p>
          </table:table-cell>
          <table:table-cell office:value-type="float" office:value="4.325" calcext:value-type="float">
            <text:p>4.325</text:p>
          </table:table-cell>
          <table:table-cell office:value-type="float" office:value="30.09" calcext:value-type="float">
            <text:p>3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6:3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1.417" calcext:value-type="float">
            <text:p>31.417</text:p>
          </table:table-cell>
          <table:table-cell office:value-type="float" office:value="44.714" calcext:value-type="float">
            <text:p>44.714</text:p>
          </table:table-cell>
          <table:table-cell office:value-type="float" office:value="129.36" calcext:value-type="float">
            <text:p>129.36</text:p>
          </table:table-cell>
          <table:table-cell office:value-type="float" office:value="96.235023437" calcext:value-type="float">
            <text:p>96.235023437</text:p>
          </table:table-cell>
          <table:table-cell office:value-type="float" office:value="459" calcext:value-type="float">
            <text:p>459</text:p>
          </table:table-cell>
          <table:table-cell office:value-type="float" office:value="3.90606936416185" calcext:value-type="float">
            <text:p>3.90606936416185</text:p>
          </table:table-cell>
          <table:table-cell office:value-type="float" office:value="4.321" calcext:value-type="float">
            <text:p>4.321</text:p>
          </table:table-cell>
          <table:table-cell office:value-type="float" office:value="30.04" calcext:value-type="float">
            <text:p>3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6:42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1.354" calcext:value-type="float">
            <text:p>31.354</text:p>
          </table:table-cell>
          <table:table-cell office:value-type="float" office:value="44.493" calcext:value-type="float">
            <text:p>44.493</text:p>
          </table:table-cell>
          <table:table-cell office:value-type="float" office:value="129.52" calcext:value-type="float">
            <text:p>129.52</text:p>
          </table:table-cell>
          <table:table-cell office:value-type="float" office:value="96.229589843" calcext:value-type="float">
            <text:p>96.229589843</text:p>
          </table:table-cell>
          <table:table-cell office:value-type="float" office:value="437" calcext:value-type="float">
            <text:p>437</text:p>
          </table:table-cell>
          <table:table-cell office:value-type="float" office:value="3.71944756704673" calcext:value-type="float">
            <text:p>3.71944756704673</text:p>
          </table:table-cell>
          <table:table-cell office:value-type="float" office:value="4.189" calcext:value-type="float">
            <text:p>4.189</text:p>
          </table:table-cell>
          <table:table-cell office:value-type="float" office:value="30.22" calcext:value-type="float">
            <text:p>3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6:49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1.376" calcext:value-type="float">
            <text:p>31.376</text:p>
          </table:table-cell>
          <table:table-cell office:value-type="float" office:value="44.329" calcext:value-type="float">
            <text:p>44.329</text:p>
          </table:table-cell>
          <table:table-cell office:value-type="float" office:value="128.32" calcext:value-type="float">
            <text:p>128.32</text:p>
          </table:table-cell>
          <table:table-cell office:value-type="float" office:value="96.234140625" calcext:value-type="float">
            <text:p>96.234140625</text:p>
          </table:table-cell>
          <table:table-cell office:value-type="float" office:value="470" calcext:value-type="float">
            <text:p>470</text:p>
          </table:table-cell>
          <table:table-cell office:value-type="float" office:value="3.99775316963569" calcext:value-type="float">
            <text:p>3.99775316963569</text:p>
          </table:table-cell>
          <table:table-cell office:value-type="float" office:value="4.35" calcext:value-type="float">
            <text:p>4.35</text:p>
          </table:table-cell>
          <table:table-cell office:value-type="float" office:value="30.06" calcext:value-type="float">
            <text:p>3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6:56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1.293" calcext:value-type="float">
            <text:p>31.293</text:p>
          </table:table-cell>
          <table:table-cell office:value-type="float" office:value="43.998" calcext:value-type="float">
            <text:p>43.998</text:p>
          </table:table-cell>
          <table:table-cell office:value-type="float" office:value="129.36" calcext:value-type="float">
            <text:p>129.36</text:p>
          </table:table-cell>
          <table:table-cell office:value-type="float" office:value="96.233375" calcext:value-type="float">
            <text:p>96.233375</text:p>
          </table:table-cell>
          <table:table-cell office:value-type="float" office:value="449" calcext:value-type="float">
            <text:p>449</text:p>
          </table:table-cell>
          <table:table-cell office:value-type="float" office:value="3.81913015567325" calcext:value-type="float">
            <text:p>3.81913015567325</text:p>
          </table:table-cell>
          <table:table-cell office:value-type="float" office:value="4.235" calcext:value-type="float">
            <text:p>4.235</text:p>
          </table:table-cell>
          <table:table-cell office:value-type="float" office:value="30.04" calcext:value-type="float">
            <text:p>3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7:03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1.306" calcext:value-type="float">
            <text:p>31.306</text:p>
          </table:table-cell>
          <table:table-cell office:value-type="float" office:value="43.447" calcext:value-type="float">
            <text:p>43.447</text:p>
          </table:table-cell>
          <table:table-cell office:value-type="float" office:value="128.48" calcext:value-type="float">
            <text:p>128.48</text:p>
          </table:table-cell>
          <table:table-cell office:value-type="float" office:value="96.233640625" calcext:value-type="float">
            <text:p>96.233640625</text:p>
          </table:table-cell>
          <table:table-cell office:value-type="float" office:value="463" calcext:value-type="float">
            <text:p>463</text:p>
          </table:table-cell>
          <table:table-cell office:value-type="float" office:value="3.94074193030352" calcext:value-type="float">
            <text:p>3.94074193030352</text:p>
          </table:table-cell>
          <table:table-cell office:value-type="float" office:value="4.384" calcext:value-type="float">
            <text:p>4.384</text:p>
          </table:table-cell>
          <table:table-cell office:value-type="float" office:value="29.89" calcext:value-type="float">
            <text:p>2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7:10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1.243" calcext:value-type="float">
            <text:p>31.243</text:p>
          </table:table-cell>
          <table:table-cell office:value-type="float" office:value="43.22" calcext:value-type="float">
            <text:p>43.22</text:p>
          </table:table-cell>
          <table:table-cell office:value-type="float" office:value="126.96" calcext:value-type="float">
            <text:p>126.96</text:p>
          </table:table-cell>
          <table:table-cell office:value-type="float" office:value="96.234882812" calcext:value-type="float">
            <text:p>96.234882812</text:p>
          </table:table-cell>
          <table:table-cell office:value-type="float" office:value="450" calcext:value-type="float">
            <text:p>450</text:p>
          </table:table-cell>
          <table:table-cell office:value-type="float" office:value="3.82702182284981" calcext:value-type="float">
            <text:p>3.82702182284981</text:p>
          </table:table-cell>
          <table:table-cell office:value-type="float" office:value="4.344" calcext:value-type="float">
            <text:p>4.344</text:p>
          </table:table-cell>
          <table:table-cell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7:17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1.185" calcext:value-type="float">
            <text:p>31.185</text:p>
          </table:table-cell>
          <table:table-cell office:value-type="float" office:value="43.051" calcext:value-type="float">
            <text:p>43.051</text:p>
          </table:table-cell>
          <table:table-cell office:value-type="float" office:value="99.52" calcext:value-type="float">
            <text:p>99.52</text:p>
          </table:table-cell>
          <table:table-cell office:value-type="float" office:value="96.231890625" calcext:value-type="float">
            <text:p>96.231890625</text:p>
          </table:table-cell>
          <table:table-cell office:value-type="float" office:value="453" calcext:value-type="float">
            <text:p>453</text:p>
          </table:table-cell>
          <table:table-cell office:value-type="float" office:value="3.85500963391137" calcext:value-type="float">
            <text:p>3.85500963391137</text:p>
          </table:table-cell>
          <table:table-cell office:value-type="float" office:value="4.238" calcext:value-type="float">
            <text:p>4.238</text:p>
          </table:table-cell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7:24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1.147" calcext:value-type="float">
            <text:p>31.147</text:p>
          </table:table-cell>
          <table:table-cell office:value-type="float" office:value="43.653" calcext:value-type="float">
            <text:p>43.653</text:p>
          </table:table-cell>
          <table:table-cell office:value-type="float" office:value="115.6" calcext:value-type="float">
            <text:p>115.6</text:p>
          </table:table-cell>
          <table:table-cell office:value-type="float" office:value="96.233246093" calcext:value-type="float">
            <text:p>96.233246093</text:p>
          </table:table-cell>
          <table:table-cell office:value-type="float" office:value="430" calcext:value-type="float">
            <text:p>430</text:p>
          </table:table-cell>
          <table:table-cell office:value-type="float" office:value="3.65810593900482" calcext:value-type="float">
            <text:p>3.65810593900482</text:p>
          </table:table-cell>
          <table:table-cell office:value-type="float" office:value="4.243" calcext:value-type="float">
            <text:p>4.243</text:p>
          </table:table-cell>
          <table:table-cell office:value-type="float" office:value="30.04" calcext:value-type="float">
            <text:p>3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7:3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1.099" calcext:value-type="float">
            <text:p>31.099</text:p>
          </table:table-cell>
          <table:table-cell office:value-type="float" office:value="44.122" calcext:value-type="float">
            <text:p>44.122</text:p>
          </table:table-cell>
          <table:table-cell office:value-type="float" office:value="102.4" calcext:value-type="float">
            <text:p>102.4</text:p>
          </table:table-cell>
          <table:table-cell office:value-type="float" office:value="96.231878906" calcext:value-type="float">
            <text:p>96.231878906</text:p>
          </table:table-cell>
          <table:table-cell office:value-type="float" office:value="441" calcext:value-type="float">
            <text:p>441</text:p>
          </table:table-cell>
          <table:table-cell office:value-type="float" office:value="3.7528901734104" calcext:value-type="float">
            <text:p>3.7528901734104</text:p>
          </table:table-cell>
          <table:table-cell office:value-type="float" office:value="4.338" calcext:value-type="float">
            <text:p>4.338</text:p>
          </table:table-cell>
          <table:table-cell office:value-type="float" office:value="30.28" calcext:value-type="float">
            <text:p>3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7:38 2020</text:p>
          </table:table-cell>
          <table:table-cell office:value-type="float" office:value="6.234" calcext:value-type="float">
            <text:p>6.234</text:p>
          </table:table-cell>
          <table:table-cell office:value-type="float" office:value="31.092" calcext:value-type="float">
            <text:p>31.092</text:p>
          </table:table-cell>
          <table:table-cell office:value-type="float" office:value="45.329" calcext:value-type="float">
            <text:p>45.329</text:p>
          </table:table-cell>
          <table:table-cell office:value-type="float" office:value="105.44" calcext:value-type="float">
            <text:p>105.44</text:p>
          </table:table-cell>
          <table:table-cell office:value-type="float" office:value="96.23153125" calcext:value-type="float">
            <text:p>96.23153125</text:p>
          </table:table-cell>
          <table:table-cell office:value-type="float" office:value="451" calcext:value-type="float">
            <text:p>451</text:p>
          </table:table-cell>
          <table:table-cell office:value-type="float" office:value="3.83429579724094" calcext:value-type="float">
            <text:p>3.83429579724094</text:p>
          </table:table-cell>
          <table:table-cell office:value-type="float" office:value="4.184" calcext:value-type="float">
            <text:p>4.184</text:p>
          </table:table-cell>
          <table:table-cell office:value-type="float" office:value="30.25" calcext:value-type="float">
            <text:p>3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7:4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1.104" calcext:value-type="float">
            <text:p>31.104</text:p>
          </table:table-cell>
          <table:table-cell office:value-type="float" office:value="44.454" calcext:value-type="float">
            <text:p>44.454</text:p>
          </table:table-cell>
          <table:table-cell office:value-type="float" office:value="81.04" calcext:value-type="float">
            <text:p>81.04</text:p>
          </table:table-cell>
          <table:table-cell office:value-type="float" office:value="96.232640625" calcext:value-type="float">
            <text:p>96.232640625</text:p>
          </table:table-cell>
          <table:table-cell office:value-type="float" office:value="438" calcext:value-type="float">
            <text:p>438</text:p>
          </table:table-cell>
          <table:table-cell office:value-type="float" office:value="3.72855766141985" calcext:value-type="float">
            <text:p>3.72855766141985</text:p>
          </table:table-cell>
          <table:table-cell office:value-type="float" office:value="4.198" calcext:value-type="float">
            <text:p>4.198</text:p>
          </table:table-cell>
          <table:table-cell office:value-type="float" office:value="30.33" calcext:value-type="float">
            <text:p>3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7:53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1.087" calcext:value-type="float">
            <text:p>31.087</text:p>
          </table:table-cell>
          <table:table-cell office:value-type="float" office:value="44.044" calcext:value-type="float">
            <text:p>44.044</text:p>
          </table:table-cell>
          <table:table-cell office:value-type="float" office:value="95.92" calcext:value-type="float">
            <text:p>95.92</text:p>
          </table:table-cell>
          <table:table-cell office:value-type="float" office:value="96.235023437" calcext:value-type="float">
            <text:p>96.235023437</text:p>
          </table:table-cell>
          <table:table-cell office:value-type="float" office:value="441" calcext:value-type="float">
            <text:p>441</text:p>
          </table:table-cell>
          <table:table-cell office:value-type="float" office:value="3.75108329321136" calcext:value-type="float">
            <text:p>3.75108329321136</text:p>
          </table:table-cell>
          <table:table-cell office:value-type="float" office:value="3.84" calcext:value-type="float">
            <text:p>3.84</text:p>
          </table:table-cell>
          <table:table-cell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8:0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1.074" calcext:value-type="float">
            <text:p>31.074</text:p>
          </table:table-cell>
          <table:table-cell office:value-type="float" office:value="44.122" calcext:value-type="float">
            <text:p>44.122</text:p>
          </table:table-cell>
          <table:table-cell office:value-type="float" office:value="109.04" calcext:value-type="float">
            <text:p>109.04</text:p>
          </table:table-cell>
          <table:table-cell office:value-type="float" office:value="96.233742187" calcext:value-type="float">
            <text:p>96.233742187</text:p>
          </table:table-cell>
          <table:table-cell office:value-type="float" office:value="451" calcext:value-type="float">
            <text:p>451</text:p>
          </table:table-cell>
          <table:table-cell office:value-type="float" office:value="3.83798972382787" calcext:value-type="float">
            <text:p>3.83798972382787</text:p>
          </table:table-cell>
          <table:table-cell office:value-type="float" office:value="4.254" calcext:value-type="float">
            <text:p>4.254</text:p>
          </table:table-cell>
          <table:table-cell office:value-type="float" office:value="30.46" calcext:value-type="float">
            <text:p>3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8:0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1.087" calcext:value-type="float">
            <text:p>31.087</text:p>
          </table:table-cell>
          <table:table-cell office:value-type="float" office:value="45.564" calcext:value-type="float">
            <text:p>45.564</text:p>
          </table:table-cell>
          <table:table-cell office:value-type="float" office:value="101.84" calcext:value-type="float">
            <text:p>101.84</text:p>
          </table:table-cell>
          <table:table-cell office:value-type="float" office:value="96.231917968" calcext:value-type="float">
            <text:p>96.231917968</text:p>
          </table:table-cell>
          <table:table-cell office:value-type="float" office:value="457" calcext:value-type="float">
            <text:p>457</text:p>
          </table:table-cell>
          <table:table-cell office:value-type="float" office:value="3.8884251083641" calcext:value-type="float">
            <text:p>3.8884251083641</text:p>
          </table:table-cell>
          <table:table-cell office:value-type="float" office:value="4.552" calcext:value-type="float">
            <text:p>4.552</text:p>
          </table:table-cell>
          <table:table-cell office:value-type="float" office:value="30.11" calcext:value-type="float">
            <text:p>3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8:14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1.054" calcext:value-type="float">
            <text:p>31.054</text:p>
          </table:table-cell>
          <table:table-cell office:value-type="float" office:value="43.368" calcext:value-type="float">
            <text:p>43.368</text:p>
          </table:table-cell>
          <table:table-cell office:value-type="float" office:value="113.44" calcext:value-type="float">
            <text:p>113.44</text:p>
          </table:table-cell>
          <table:table-cell office:value-type="float" office:value="96.232332031" calcext:value-type="float">
            <text:p>96.232332031</text:p>
          </table:table-cell>
          <table:table-cell office:value-type="float" office:value="478" calcext:value-type="float">
            <text:p>478</text:p>
          </table:table-cell>
          <table:table-cell office:value-type="float" office:value="4.06710547439396" calcext:value-type="float">
            <text:p>4.06710547439396</text:p>
          </table:table-cell>
          <table:table-cell office:value-type="float" office:value="4.415" calcext:value-type="float">
            <text:p>4.415</text:p>
          </table:table-cell>
          <table:table-cell office:value-type="float" office:value="29.97" calcext:value-type="float">
            <text:p>2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8:2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1.016" calcext:value-type="float">
            <text:p>31.016</text:p>
          </table:table-cell>
          <table:table-cell office:value-type="float" office:value="43.592" calcext:value-type="float">
            <text:p>43.592</text:p>
          </table:table-cell>
          <table:table-cell office:value-type="float" office:value="115.52" calcext:value-type="float">
            <text:p>115.52</text:p>
          </table:table-cell>
          <table:table-cell office:value-type="float" office:value="96.231890625" calcext:value-type="float">
            <text:p>96.231890625</text:p>
          </table:table-cell>
          <table:table-cell office:value-type="float" office:value="465" calcext:value-type="float">
            <text:p>465</text:p>
          </table:table-cell>
          <table:table-cell office:value-type="float" office:value="3.95712909441233" calcext:value-type="float">
            <text:p>3.95712909441233</text:p>
          </table:table-cell>
          <table:table-cell office:value-type="float" office:value="4.308" calcext:value-type="float">
            <text:p>4.308</text:p>
          </table:table-cell>
          <table:table-cell office:value-type="float" office:value="29.78" calcext:value-type="float">
            <text:p>2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8:28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933" calcext:value-type="float">
            <text:p>30.933</text:p>
          </table:table-cell>
          <table:table-cell office:value-type="float" office:value="44.412" calcext:value-type="float">
            <text:p>44.412</text:p>
          </table:table-cell>
          <table:table-cell office:value-type="float" office:value="112.24" calcext:value-type="float">
            <text:p>112.24</text:p>
          </table:table-cell>
          <table:table-cell office:value-type="float" office:value="96.232984375" calcext:value-type="float">
            <text:p>96.232984375</text:p>
          </table:table-cell>
          <table:table-cell office:value-type="float" office:value="471" calcext:value-type="float">
            <text:p>471</text:p>
          </table:table-cell>
          <table:table-cell office:value-type="float" office:value="4.00947638933505" calcext:value-type="float">
            <text:p>4.00947638933505</text:p>
          </table:table-cell>
          <table:table-cell office:value-type="float" office:value="4.355" calcext:value-type="float">
            <text:p>4.355</text:p>
          </table:table-cell>
          <table:table-cell office:value-type="float" office:value="29.96" calcext:value-type="float">
            <text:p>2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8:35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43.009" calcext:value-type="float">
            <text:p>43.009</text:p>
          </table:table-cell>
          <table:table-cell office:value-type="float" office:value="112.32" calcext:value-type="float">
            <text:p>112.32</text:p>
          </table:table-cell>
          <table:table-cell office:value-type="float" office:value="96.233816406" calcext:value-type="float">
            <text:p>96.233816406</text:p>
          </table:table-cell>
          <table:table-cell office:value-type="float" office:value="468" calcext:value-type="float">
            <text:p>468</text:p>
          </table:table-cell>
          <table:table-cell office:value-type="float" office:value="3.9801026957638" calcext:value-type="float">
            <text:p>3.9801026957638</text:p>
          </table:table-cell>
          <table:table-cell office:value-type="float" office:value="4.481" calcext:value-type="float">
            <text:p>4.481</text:p>
          </table:table-cell>
          <table:table-cell office:value-type="float" office:value="29.93" calcext:value-type="float">
            <text:p>2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8:42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0.928" calcext:value-type="float">
            <text:p>30.928</text:p>
          </table:table-cell>
          <table:table-cell office:value-type="float" office:value="44.451" calcext:value-type="float">
            <text:p>44.451</text:p>
          </table:table-cell>
          <table:table-cell office:value-type="float" office:value="109.2" calcext:value-type="float">
            <text:p>109.2</text:p>
          </table:table-cell>
          <table:table-cell office:value-type="float" office:value="96.2324375" calcext:value-type="float">
            <text:p>96.2324375</text:p>
          </table:table-cell>
          <table:table-cell office:value-type="float" office:value="480" calcext:value-type="float">
            <text:p>480</text:p>
          </table:table-cell>
          <table:table-cell office:value-type="float" office:value="4.08674698795181" calcext:value-type="float">
            <text:p>4.08674698795181</text:p>
          </table:table-cell>
          <table:table-cell office:value-type="float" office:value="4.379" calcext:value-type="float">
            <text:p>4.37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8:49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88" calcext:value-type="float">
            <text:p>30.88</text:p>
          </table:table-cell>
          <table:table-cell office:value-type="float" office:value="44.172" calcext:value-type="float">
            <text:p>44.172</text:p>
          </table:table-cell>
          <table:table-cell office:value-type="float" office:value="111.92" calcext:value-type="float">
            <text:p>111.92</text:p>
          </table:table-cell>
          <table:table-cell office:value-type="float" office:value="96.232378906" calcext:value-type="float">
            <text:p>96.232378906</text:p>
          </table:table-cell>
          <table:table-cell office:value-type="float" office:value="453" calcext:value-type="float">
            <text:p>453</text:p>
          </table:table-cell>
          <table:table-cell office:value-type="float" office:value="3.85315358690419" calcext:value-type="float">
            <text:p>3.85315358690419</text:p>
          </table:table-cell>
          <table:table-cell office:value-type="float" office:value="4.264" calcext:value-type="float">
            <text:p>4.264</text:p>
          </table:table-cell>
          <table:table-cell office:value-type="float" office:value="30.13" calcext:value-type="float">
            <text:p>3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8:5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893" calcext:value-type="float">
            <text:p>30.893</text:p>
          </table:table-cell>
          <table:table-cell office:value-type="float" office:value="44.665" calcext:value-type="float">
            <text:p>44.665</text:p>
          </table:table-cell>
          <table:table-cell office:value-type="float" office:value="107.92" calcext:value-type="float">
            <text:p>107.92</text:p>
          </table:table-cell>
          <table:table-cell office:value-type="float" office:value="96.237636718" calcext:value-type="float">
            <text:p>96.237636718</text:p>
          </table:table-cell>
          <table:table-cell office:value-type="float" office:value="438" calcext:value-type="float">
            <text:p>438</text:p>
          </table:table-cell>
          <table:table-cell office:value-type="float" office:value="3.72795888871045" calcext:value-type="float">
            <text:p>3.72795888871045</text:p>
          </table:table-cell>
          <table:table-cell office:value-type="float" office:value="4.257" calcext:value-type="float">
            <text:p>4.257</text:p>
          </table:table-cell>
          <table:table-cell office:value-type="float" office:value="30.25" calcext:value-type="float">
            <text:p>3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9:03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936" calcext:value-type="float">
            <text:p>30.936</text:p>
          </table:table-cell>
          <table:table-cell office:value-type="float" office:value="44.059" calcext:value-type="float">
            <text:p>44.059</text:p>
          </table:table-cell>
          <table:table-cell office:value-type="float" office:value="107.6" calcext:value-type="float">
            <text:p>107.6</text:p>
          </table:table-cell>
          <table:table-cell office:value-type="float" office:value="96.237273437" calcext:value-type="float">
            <text:p>96.237273437</text:p>
          </table:table-cell>
          <table:table-cell office:value-type="float" office:value="464" calcext:value-type="float">
            <text:p>464</text:p>
          </table:table-cell>
          <table:table-cell office:value-type="float" office:value="3.94608472400513" calcext:value-type="float">
            <text:p>3.94608472400513</text:p>
          </table:table-cell>
          <table:table-cell office:value-type="float" office:value="4.236" calcext:value-type="float">
            <text:p>4.236</text:p>
          </table:table-cell>
          <table:table-cell office:value-type="float" office:value="29.95" calcext:value-type="float">
            <text:p>2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9:10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893" calcext:value-type="float">
            <text:p>30.893</text:p>
          </table:table-cell>
          <table:table-cell office:value-type="float" office:value="43.756" calcext:value-type="float">
            <text:p>43.756</text:p>
          </table:table-cell>
          <table:table-cell office:value-type="float" office:value="106.96" calcext:value-type="float">
            <text:p>106.96</text:p>
          </table:table-cell>
          <table:table-cell office:value-type="float" office:value="96.232175781" calcext:value-type="float">
            <text:p>96.232175781</text:p>
          </table:table-cell>
          <table:table-cell office:value-type="float" office:value="464" calcext:value-type="float">
            <text:p>464</text:p>
          </table:table-cell>
          <table:table-cell office:value-type="float" office:value="3.94671802278928" calcext:value-type="float">
            <text:p>3.94671802278928</text:p>
          </table:table-cell>
          <table:table-cell office:value-type="float" office:value="4.301" calcext:value-type="float">
            <text:p>4.301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9:17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825" calcext:value-type="float">
            <text:p>30.825</text:p>
          </table:table-cell>
          <table:table-cell office:value-type="float" office:value="43.791" calcext:value-type="float">
            <text:p>43.791</text:p>
          </table:table-cell>
          <table:table-cell office:value-type="float" office:value="107.28" calcext:value-type="float">
            <text:p>107.28</text:p>
          </table:table-cell>
          <table:table-cell office:value-type="float" office:value="96.235167968" calcext:value-type="float">
            <text:p>96.235167968</text:p>
          </table:table-cell>
          <table:table-cell office:value-type="float" office:value="478" calcext:value-type="float">
            <text:p>478</text:p>
          </table:table-cell>
          <table:table-cell office:value-type="float" office:value="4.06580003209758" calcext:value-type="float">
            <text:p>4.06580003209758</text:p>
          </table:table-cell>
          <table:table-cell office:value-type="float" office:value="4.366" calcext:value-type="float">
            <text:p>4.366</text:p>
          </table:table-cell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9:24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0.792" calcext:value-type="float">
            <text:p>30.792</text:p>
          </table:table-cell>
          <table:table-cell office:value-type="float" office:value="44.216" calcext:value-type="float">
            <text:p>44.216</text:p>
          </table:table-cell>
          <table:table-cell office:value-type="float" office:value="107.52" calcext:value-type="float">
            <text:p>107.52</text:p>
          </table:table-cell>
          <table:table-cell office:value-type="float" office:value="96.232691406" calcext:value-type="float">
            <text:p>96.232691406</text:p>
          </table:table-cell>
          <table:table-cell office:value-type="float" office:value="464" calcext:value-type="float">
            <text:p>464</text:p>
          </table:table-cell>
          <table:table-cell office:value-type="float" office:value="3.94545162842933" calcext:value-type="float">
            <text:p>3.94545162842933</text:p>
          </table:table-cell>
          <table:table-cell office:value-type="float" office:value="4.364" calcext:value-type="float">
            <text:p>4.364</text:p>
          </table:table-cell>
          <table:table-cell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9:31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77" calcext:value-type="float">
            <text:p>30.77</text:p>
          </table:table-cell>
          <table:table-cell office:value-type="float" office:value="43.574" calcext:value-type="float">
            <text:p>43.574</text:p>
          </table:table-cell>
          <table:table-cell office:value-type="float" office:value="105.68" calcext:value-type="float">
            <text:p>105.68</text:p>
          </table:table-cell>
          <table:table-cell office:value-type="float" office:value="96.2325625" calcext:value-type="float">
            <text:p>96.2325625</text:p>
          </table:table-cell>
          <table:table-cell office:value-type="float" office:value="492" calcext:value-type="float">
            <text:p>492</text:p>
          </table:table-cell>
          <table:table-cell office:value-type="float" office:value="4.18421052631579" calcext:value-type="float">
            <text:p>4.18421052631579</text:p>
          </table:table-cell>
          <table:table-cell office:value-type="float" office:value="4.33" calcext:value-type="float">
            <text:p>4.33</text:p>
          </table:table-cell>
          <table:table-cell office:value-type="float" office:value="29.94" calcext:value-type="float">
            <text:p>2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9:38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762" calcext:value-type="float">
            <text:p>30.762</text:p>
          </table:table-cell>
          <table:table-cell office:value-type="float" office:value="43.435" calcext:value-type="float">
            <text:p>43.435</text:p>
          </table:table-cell>
          <table:table-cell office:value-type="float" office:value="103.92" calcext:value-type="float">
            <text:p>103.92</text:p>
          </table:table-cell>
          <table:table-cell office:value-type="float" office:value="96.230109375" calcext:value-type="float">
            <text:p>96.230109375</text:p>
          </table:table-cell>
          <table:table-cell office:value-type="float" office:value="469" calcext:value-type="float">
            <text:p>469</text:p>
          </table:table-cell>
          <table:table-cell office:value-type="float" office:value="3.98988764044944" calcext:value-type="float">
            <text:p>3.98988764044944</text:p>
          </table:table-cell>
          <table:table-cell office:value-type="float" office:value="4.221" calcext:value-type="float">
            <text:p>4.221</text:p>
          </table:table-cell>
          <table:table-cell office:value-type="float" office:value="29.98" calcext:value-type="float">
            <text:p>2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9:4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764" calcext:value-type="float">
            <text:p>30.764</text:p>
          </table:table-cell>
          <table:table-cell office:value-type="float" office:value="43.559" calcext:value-type="float">
            <text:p>43.559</text:p>
          </table:table-cell>
          <table:table-cell office:value-type="float" office:value="104.4" calcext:value-type="float">
            <text:p>104.4</text:p>
          </table:table-cell>
          <table:table-cell office:value-type="float" office:value="96.231882812" calcext:value-type="float">
            <text:p>96.231882812</text:p>
          </table:table-cell>
          <table:table-cell office:value-type="float" office:value="464" calcext:value-type="float">
            <text:p>464</text:p>
          </table:table-cell>
          <table:table-cell office:value-type="float" office:value="3.94861913937058" calcext:value-type="float">
            <text:p>3.94861913937058</text:p>
          </table:table-cell>
          <table:table-cell office:value-type="float" office:value="4.238" calcext:value-type="float">
            <text:p>4.238</text:p>
          </table:table-cell>
          <table:table-cell office:value-type="float" office:value="29.89" calcext:value-type="float">
            <text:p>2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39:53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732" calcext:value-type="float">
            <text:p>30.732</text:p>
          </table:table-cell>
          <table:table-cell office:value-type="float" office:value="44.158" calcext:value-type="float">
            <text:p>44.158</text:p>
          </table:table-cell>
          <table:table-cell office:value-type="float" office:value="103.52" calcext:value-type="float">
            <text:p>103.52</text:p>
          </table:table-cell>
          <table:table-cell office:value-type="float" office:value="96.231699218" calcext:value-type="float">
            <text:p>96.231699218</text:p>
          </table:table-cell>
          <table:table-cell office:value-type="float" office:value="480" calcext:value-type="float">
            <text:p>480</text:p>
          </table:table-cell>
          <table:table-cell office:value-type="float" office:value="4.08609058785737" calcext:value-type="float">
            <text:p>4.08609058785737</text:p>
          </table:table-cell>
          <table:table-cell office:value-type="float" office:value="4.307" calcext:value-type="float">
            <text:p>4.307</text:p>
          </table:table-cell>
          <table:table-cell office:value-type="float" office:value="29.9" calcext:value-type="float">
            <text:p>2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0:00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714" calcext:value-type="float">
            <text:p>30.714</text:p>
          </table:table-cell>
          <table:table-cell office:value-type="float" office:value="43.656" calcext:value-type="float">
            <text:p>43.656</text:p>
          </table:table-cell>
          <table:table-cell office:value-type="float" office:value="102.4" calcext:value-type="float">
            <text:p>102.4</text:p>
          </table:table-cell>
          <table:table-cell office:value-type="float" office:value="96.23375" calcext:value-type="float">
            <text:p>96.23375</text:p>
          </table:table-cell>
          <table:table-cell office:value-type="float" office:value="496" calcext:value-type="float">
            <text:p>496</text:p>
          </table:table-cell>
          <table:table-cell office:value-type="float" office:value="4.21958266452648" calcext:value-type="float">
            <text:p>4.21958266452648</text:p>
          </table:table-cell>
          <table:table-cell office:value-type="float" office:value="4.535" calcext:value-type="float">
            <text:p>4.535</text:p>
          </table:table-cell>
          <table:table-cell office:value-type="float" office:value="29.85" calcext:value-type="float">
            <text:p>2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0:07 2020</text:p>
          </table:table-cell>
          <table:table-cell office:value-type="float" office:value="6.234" calcext:value-type="float">
            <text:p>6.234</text:p>
          </table:table-cell>
          <table:table-cell office:value-type="float" office:value="30.671" calcext:value-type="float">
            <text:p>30.671</text:p>
          </table:table-cell>
          <table:table-cell office:value-type="float" office:value="44.427" calcext:value-type="float">
            <text:p>44.427</text:p>
          </table:table-cell>
          <table:table-cell office:value-type="float" office:value="101.76" calcext:value-type="float">
            <text:p>101.76</text:p>
          </table:table-cell>
          <table:table-cell office:value-type="float" office:value="96.231609375" calcext:value-type="float">
            <text:p>96.231609375</text:p>
          </table:table-cell>
          <table:table-cell office:value-type="float" office:value="469" calcext:value-type="float">
            <text:p>469</text:p>
          </table:table-cell>
          <table:table-cell office:value-type="float" office:value="3.98732755854989" calcext:value-type="float">
            <text:p>3.98732755854989</text:p>
          </table:table-cell>
          <table:table-cell office:value-type="float" office:value="4.368" calcext:value-type="float">
            <text:p>4.368</text:p>
          </table:table-cell>
          <table:table-cell office:value-type="float" office:value="29.89" calcext:value-type="float">
            <text:p>2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0:14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694" calcext:value-type="float">
            <text:p>30.694</text:p>
          </table:table-cell>
          <table:table-cell office:value-type="float" office:value="44.337" calcext:value-type="float">
            <text:p>44.337</text:p>
          </table:table-cell>
          <table:table-cell office:value-type="float" office:value="102.48" calcext:value-type="float">
            <text:p>102.48</text:p>
          </table:table-cell>
          <table:table-cell office:value-type="float" office:value="96.234316406" calcext:value-type="float">
            <text:p>96.234316406</text:p>
          </table:table-cell>
          <table:table-cell office:value-type="float" office:value="477" calcext:value-type="float">
            <text:p>477</text:p>
          </table:table-cell>
          <table:table-cell office:value-type="float" office:value="4.05990043359563" calcext:value-type="float">
            <text:p>4.05990043359563</text:p>
          </table:table-cell>
          <table:table-cell office:value-type="float" office:value="4.354" calcext:value-type="float">
            <text:p>4.354</text:p>
          </table:table-cell>
          <table:table-cell office:value-type="float" office:value="29.79" calcext:value-type="float">
            <text:p>2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0:2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656" calcext:value-type="float">
            <text:p>30.656</text:p>
          </table:table-cell>
          <table:table-cell office:value-type="float" office:value="44.424" calcext:value-type="float">
            <text:p>44.424</text:p>
          </table:table-cell>
          <table:table-cell office:value-type="float" office:value="101.28" calcext:value-type="float">
            <text:p>101.28</text:p>
          </table:table-cell>
          <table:table-cell office:value-type="float" office:value="96.229863281" calcext:value-type="float">
            <text:p>96.229863281</text:p>
          </table:table-cell>
          <table:table-cell office:value-type="float" office:value="467" calcext:value-type="float">
            <text:p>467</text:p>
          </table:table-cell>
          <table:table-cell office:value-type="float" office:value="3.97414900449583" calcext:value-type="float">
            <text:p>3.97414900449583</text:p>
          </table:table-cell>
          <table:table-cell office:value-type="float" office:value="4.264" calcext:value-type="float">
            <text:p>4.264</text:p>
          </table:table-cell>
          <table:table-cell office:value-type="float" office:value="29.77" calcext:value-type="float">
            <text:p>2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0:28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613" calcext:value-type="float">
            <text:p>30.613</text:p>
          </table:table-cell>
          <table:table-cell office:value-type="float" office:value="44.419" calcext:value-type="float">
            <text:p>44.419</text:p>
          </table:table-cell>
          <table:table-cell office:value-type="float" office:value="100.48" calcext:value-type="float">
            <text:p>100.48</text:p>
          </table:table-cell>
          <table:table-cell office:value-type="float" office:value="96.23034375" calcext:value-type="float">
            <text:p>96.23034375</text:p>
          </table:table-cell>
          <table:table-cell office:value-type="float" office:value="466" calcext:value-type="float">
            <text:p>466</text:p>
          </table:table-cell>
          <table:table-cell office:value-type="float" office:value="3.96500240809119" calcext:value-type="float">
            <text:p>3.96500240809119</text:p>
          </table:table-cell>
          <table:table-cell office:value-type="float" office:value="4.341" calcext:value-type="float">
            <text:p>4.341</text:p>
          </table:table-cell>
          <table:table-cell office:value-type="float" office:value="29.79" calcext:value-type="float">
            <text:p>2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0:35 2020</text:p>
          </table:table-cell>
          <table:table-cell office:value-type="float" office:value="6.235" calcext:value-type="float">
            <text:p>6.235</text:p>
          </table:table-cell>
          <table:table-cell office:value-type="float" office:value="30.596" calcext:value-type="float">
            <text:p>30.596</text:p>
          </table:table-cell>
          <table:table-cell office:value-type="float" office:value="44.317" calcext:value-type="float">
            <text:p>44.317</text:p>
          </table:table-cell>
          <table:table-cell office:value-type="float" office:value="99.76" calcext:value-type="float">
            <text:p>99.76</text:p>
          </table:table-cell>
          <table:table-cell office:value-type="float" office:value="96.225046875" calcext:value-type="float">
            <text:p>96.225046875</text:p>
          </table:table-cell>
          <table:table-cell office:value-type="float" office:value="465" calcext:value-type="float">
            <text:p>465</text:p>
          </table:table-cell>
          <table:table-cell office:value-type="float" office:value="3.95268644747394" calcext:value-type="float">
            <text:p>3.95268644747394</text:p>
          </table:table-cell>
          <table:table-cell office:value-type="float" office:value="4.311" calcext:value-type="float">
            <text:p>4.311</text:p>
          </table:table-cell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0:42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553" calcext:value-type="float">
            <text:p>30.553</text:p>
          </table:table-cell>
          <table:table-cell office:value-type="float" office:value="44.398" calcext:value-type="float">
            <text:p>44.398</text:p>
          </table:table-cell>
          <table:table-cell office:value-type="float" office:value="98.4" calcext:value-type="float">
            <text:p>98.4</text:p>
          </table:table-cell>
          <table:table-cell office:value-type="float" office:value="96.226136718" calcext:value-type="float">
            <text:p>96.226136718</text:p>
          </table:table-cell>
          <table:table-cell office:value-type="float" office:value="452" calcext:value-type="float">
            <text:p>452</text:p>
          </table:table-cell>
          <table:table-cell office:value-type="float" office:value="3.84711739200257" calcext:value-type="float">
            <text:p>3.84711739200257</text:p>
          </table:table-cell>
          <table:table-cell office:value-type="float" office:value="4.31" calcext:value-type="float">
            <text:p>4.31</text:p>
          </table:table-cell>
          <table:table-cell office:value-type="float" office:value="29.69" calcext:value-type="float">
            <text:p>2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0:49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53" calcext:value-type="float">
            <text:p>30.53</text:p>
          </table:table-cell>
          <table:table-cell office:value-type="float" office:value="44.848" calcext:value-type="float">
            <text:p>44.848</text:p>
          </table:table-cell>
          <table:table-cell office:value-type="float" office:value="98.16" calcext:value-type="float">
            <text:p>98.16</text:p>
          </table:table-cell>
          <table:table-cell office:value-type="float" office:value="96.230140625" calcext:value-type="float">
            <text:p>96.230140625</text:p>
          </table:table-cell>
          <table:table-cell office:value-type="float" office:value="457" calcext:value-type="float">
            <text:p>457</text:p>
          </table:table-cell>
          <table:table-cell office:value-type="float" office:value="3.88967400032118" calcext:value-type="float">
            <text:p>3.88967400032118</text:p>
          </table:table-cell>
          <table:table-cell office:value-type="float" office:value="4.327" calcext:value-type="float">
            <text:p>4.327</text:p>
          </table:table-cell>
          <table:table-cell office:value-type="float" office:value="29.65" calcext:value-type="float">
            <text:p>2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0:56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548" calcext:value-type="float">
            <text:p>30.548</text:p>
          </table:table-cell>
          <table:table-cell office:value-type="float" office:value="43.577" calcext:value-type="float">
            <text:p>43.577</text:p>
          </table:table-cell>
          <table:table-cell office:value-type="float" office:value="97.2" calcext:value-type="float">
            <text:p>97.2</text:p>
          </table:table-cell>
          <table:table-cell office:value-type="float" office:value="96.228621093" calcext:value-type="float">
            <text:p>96.228621093</text:p>
          </table:table-cell>
          <table:table-cell office:value-type="float" office:value="477" calcext:value-type="float">
            <text:p>477</text:p>
          </table:table-cell>
          <table:table-cell office:value-type="float" office:value="4.0592485549133" calcext:value-type="float">
            <text:p>4.0592485549133</text:p>
          </table:table-cell>
          <table:table-cell office:value-type="float" office:value="4.365" calcext:value-type="float">
            <text:p>4.365</text:p>
          </table:table-cell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1:03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505" calcext:value-type="float">
            <text:p>30.505</text:p>
          </table:table-cell>
          <table:table-cell office:value-type="float" office:value="44.72" calcext:value-type="float">
            <text:p>44.72</text:p>
          </table:table-cell>
          <table:table-cell office:value-type="float" office:value="96.32" calcext:value-type="float">
            <text:p>96.32</text:p>
          </table:table-cell>
          <table:table-cell office:value-type="float" office:value="96.228164062" calcext:value-type="float">
            <text:p>96.228164062</text:p>
          </table:table-cell>
          <table:table-cell office:value-type="float" office:value="459" calcext:value-type="float">
            <text:p>459</text:p>
          </table:table-cell>
          <table:table-cell office:value-type="float" office:value="3.90606936416185" calcext:value-type="float">
            <text:p>3.90606936416185</text:p>
          </table:table-cell>
          <table:table-cell office:value-type="float" office:value="4.217" calcext:value-type="float">
            <text:p>4.217</text:p>
          </table:table-cell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1:10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498" calcext:value-type="float">
            <text:p>30.498</text:p>
          </table:table-cell>
          <table:table-cell office:value-type="float" office:value="43.721" calcext:value-type="float">
            <text:p>43.721</text:p>
          </table:table-cell>
          <table:table-cell office:value-type="float" office:value="95.52" calcext:value-type="float">
            <text:p>95.52</text:p>
          </table:table-cell>
          <table:table-cell office:value-type="float" office:value="96.228140625" calcext:value-type="float">
            <text:p>96.228140625</text:p>
          </table:table-cell>
          <table:table-cell office:value-type="float" office:value="473" calcext:value-type="float">
            <text:p>473</text:p>
          </table:table-cell>
          <table:table-cell office:value-type="float" office:value="4.0232707430589" calcext:value-type="float">
            <text:p>4.0232707430589</text:p>
          </table:table-cell>
          <table:table-cell office:value-type="float" office:value="4.392" calcext:value-type="float">
            <text:p>4.39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1:17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49" calcext:value-type="float">
            <text:p>30.49</text:p>
          </table:table-cell>
          <table:table-cell office:value-type="float" office:value="43.783" calcext:value-type="float">
            <text:p>43.783</text:p>
          </table:table-cell>
          <table:table-cell office:value-type="float" office:value="94.64" calcext:value-type="float">
            <text:p>94.64</text:p>
          </table:table-cell>
          <table:table-cell office:value-type="float" office:value="96.228566406" calcext:value-type="float">
            <text:p>96.228566406</text:p>
          </table:table-cell>
          <table:table-cell office:value-type="float" office:value="464" calcext:value-type="float">
            <text:p>464</text:p>
          </table:table-cell>
          <table:table-cell office:value-type="float" office:value="3.94671802278928" calcext:value-type="float">
            <text:p>3.94671802278928</text:p>
          </table:table-cell>
          <table:table-cell office:value-type="float" office:value="4.259" calcext:value-type="float">
            <text:p>4.259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1:24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488" calcext:value-type="float">
            <text:p>30.488</text:p>
          </table:table-cell>
          <table:table-cell office:value-type="float" office:value="44.822" calcext:value-type="float">
            <text:p>44.822</text:p>
          </table:table-cell>
          <table:table-cell office:value-type="float" office:value="93.6" calcext:value-type="float">
            <text:p>93.6</text:p>
          </table:table-cell>
          <table:table-cell office:value-type="float" office:value="96.230574218" calcext:value-type="float">
            <text:p>96.230574218</text:p>
          </table:table-cell>
          <table:table-cell office:value-type="float" office:value="459" calcext:value-type="float">
            <text:p>459</text:p>
          </table:table-cell>
          <table:table-cell office:value-type="float" office:value="3.90544228608123" calcext:value-type="float">
            <text:p>3.90544228608123</text:p>
          </table:table-cell>
          <table:table-cell office:value-type="float" office:value="4.237" calcext:value-type="float">
            <text:p>4.237</text:p>
          </table:table-cell>
          <table:table-cell office:value-type="float" office:value="29.65" calcext:value-type="float">
            <text:p>2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1:31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49" calcext:value-type="float">
            <text:p>30.49</text:p>
          </table:table-cell>
          <table:table-cell office:value-type="float" office:value="44.534" calcext:value-type="float">
            <text:p>44.534</text:p>
          </table:table-cell>
          <table:table-cell office:value-type="float" office:value="92.88" calcext:value-type="float">
            <text:p>92.88</text:p>
          </table:table-cell>
          <table:table-cell office:value-type="float" office:value="96.228941406" calcext:value-type="float">
            <text:p>96.228941406</text:p>
          </table:table-cell>
          <table:table-cell office:value-type="float" office:value="476" calcext:value-type="float">
            <text:p>476</text:p>
          </table:table-cell>
          <table:table-cell office:value-type="float" office:value="4.04943820224719" calcext:value-type="float">
            <text:p>4.04943820224719</text:p>
          </table:table-cell>
          <table:table-cell office:value-type="float" office:value="4.586" calcext:value-type="float">
            <text:p>4.586</text:p>
          </table:table-cell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1:38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452" calcext:value-type="float">
            <text:p>30.452</text:p>
          </table:table-cell>
          <table:table-cell office:value-type="float" office:value="44.148" calcext:value-type="float">
            <text:p>44.148</text:p>
          </table:table-cell>
          <table:table-cell office:value-type="float" office:value="92.8" calcext:value-type="float">
            <text:p>92.8</text:p>
          </table:table-cell>
          <table:table-cell office:value-type="float" office:value="96.228441406" calcext:value-type="float">
            <text:p>96.228441406</text:p>
          </table:table-cell>
          <table:table-cell office:value-type="float" office:value="470" calcext:value-type="float">
            <text:p>470</text:p>
          </table:table-cell>
          <table:table-cell office:value-type="float" office:value="3.99967886962107" calcext:value-type="float">
            <text:p>3.99967886962107</text:p>
          </table:table-cell>
          <table:table-cell office:value-type="float" office:value="4.414" calcext:value-type="float">
            <text:p>4.414</text:p>
          </table:table-cell>
          <table:table-cell office:value-type="float" office:value="29.75" calcext:value-type="float">
            <text:p>2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1:4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44" calcext:value-type="float">
            <text:p>30.44</text:p>
          </table:table-cell>
          <table:table-cell office:value-type="float" office:value="43.923" calcext:value-type="float">
            <text:p>43.923</text:p>
          </table:table-cell>
          <table:table-cell office:value-type="float" office:value="92" calcext:value-type="float">
            <text:p>92</text:p>
          </table:table-cell>
          <table:table-cell office:value-type="float" office:value="96.229582031" calcext:value-type="float">
            <text:p>96.229582031</text:p>
          </table:table-cell>
          <table:table-cell office:value-type="float" office:value="465" calcext:value-type="float">
            <text:p>465</text:p>
          </table:table-cell>
          <table:table-cell office:value-type="float" office:value="3.95712909441233" calcext:value-type="float">
            <text:p>3.95712909441233</text:p>
          </table:table-cell>
          <table:table-cell office:value-type="float" office:value="4.297" calcext:value-type="float">
            <text:p>4.297</text:p>
          </table:table-cell>
          <table:table-cell office:value-type="float" office:value="29.75" calcext:value-type="float">
            <text:p>2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1:52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437" calcext:value-type="float">
            <text:p>30.437</text:p>
          </table:table-cell>
          <table:table-cell office:value-type="float" office:value="44.413" calcext:value-type="float">
            <text:p>44.413</text:p>
          </table:table-cell>
          <table:table-cell office:value-type="float" office:value="90.56" calcext:value-type="float">
            <text:p>90.56</text:p>
          </table:table-cell>
          <table:table-cell office:value-type="float" office:value="96.229289062" calcext:value-type="float">
            <text:p>96.229289062</text:p>
          </table:table-cell>
          <table:table-cell office:value-type="float" office:value="475" calcext:value-type="float">
            <text:p>475</text:p>
          </table:table-cell>
          <table:table-cell office:value-type="float" office:value="4.04093097913323" calcext:value-type="float">
            <text:p>4.04093097913323</text:p>
          </table:table-cell>
          <table:table-cell office:value-type="float" office:value="4.199" calcext:value-type="float">
            <text:p>4.199</text:p>
          </table:table-cell>
          <table:table-cell office:value-type="float" office:value="29.74" calcext:value-type="float">
            <text:p>2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2:0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415" calcext:value-type="float">
            <text:p>30.415</text:p>
          </table:table-cell>
          <table:table-cell office:value-type="float" office:value="44.271" calcext:value-type="float">
            <text:p>44.271</text:p>
          </table:table-cell>
          <table:table-cell office:value-type="float" office:value="90.64" calcext:value-type="float">
            <text:p>90.64</text:p>
          </table:table-cell>
          <table:table-cell office:value-type="float" office:value="96.2273125" calcext:value-type="float">
            <text:p>96.2273125</text:p>
          </table:table-cell>
          <table:table-cell office:value-type="float" office:value="499" calcext:value-type="float">
            <text:p>499</text:p>
          </table:table-cell>
          <table:table-cell office:value-type="float" office:value="4.24646756583173" calcext:value-type="float">
            <text:p>4.24646756583173</text:p>
          </table:table-cell>
          <table:table-cell office:value-type="float" office:value="4.387" calcext:value-type="float">
            <text:p>4.387</text:p>
          </table:table-cell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2:07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417" calcext:value-type="float">
            <text:p>30.417</text:p>
          </table:table-cell>
          <table:table-cell office:value-type="float" office:value="44.081" calcext:value-type="float">
            <text:p>44.081</text:p>
          </table:table-cell>
          <table:table-cell office:value-type="float" office:value="90.48" calcext:value-type="float">
            <text:p>90.48</text:p>
          </table:table-cell>
          <table:table-cell office:value-type="float" office:value="96.229675781" calcext:value-type="float">
            <text:p>96.229675781</text:p>
          </table:table-cell>
          <table:table-cell office:value-type="float" office:value="490" calcext:value-type="float">
            <text:p>490</text:p>
          </table:table-cell>
          <table:table-cell office:value-type="float" office:value="4.17054761522402" calcext:value-type="float">
            <text:p>4.17054761522402</text:p>
          </table:table-cell>
          <table:table-cell office:value-type="float" office:value="4.368" calcext:value-type="float">
            <text:p>4.368</text:p>
          </table:table-cell>
          <table:table-cell office:value-type="float" office:value="29.86" calcext:value-type="float">
            <text:p>2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2:14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41" calcext:value-type="float">
            <text:p>30.41</text:p>
          </table:table-cell>
          <table:table-cell office:value-type="float" office:value="44.042" calcext:value-type="float">
            <text:p>44.042</text:p>
          </table:table-cell>
          <table:table-cell office:value-type="float" office:value="89.76" calcext:value-type="float">
            <text:p>89.76</text:p>
          </table:table-cell>
          <table:table-cell office:value-type="float" office:value="96.224515625" calcext:value-type="float">
            <text:p>96.224515625</text:p>
          </table:table-cell>
          <table:table-cell office:value-type="float" office:value="465" calcext:value-type="float">
            <text:p>465</text:p>
          </table:table-cell>
          <table:table-cell office:value-type="float" office:value="3.95585874799358" calcext:value-type="float">
            <text:p>3.95585874799358</text:p>
          </table:table-cell>
          <table:table-cell office:value-type="float" office:value="4.398" calcext:value-type="float">
            <text:p>4.398</text:p>
          </table:table-cell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2:21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402" calcext:value-type="float">
            <text:p>30.402</text:p>
          </table:table-cell>
          <table:table-cell office:value-type="float" office:value="44.273" calcext:value-type="float">
            <text:p>44.273</text:p>
          </table:table-cell>
          <table:table-cell office:value-type="float" office:value="89.36" calcext:value-type="float">
            <text:p>89.36</text:p>
          </table:table-cell>
          <table:table-cell office:value-type="float" office:value="96.228242187" calcext:value-type="float">
            <text:p>96.228242187</text:p>
          </table:table-cell>
          <table:table-cell office:value-type="float" office:value="469" calcext:value-type="float">
            <text:p>469</text:p>
          </table:table-cell>
          <table:table-cell office:value-type="float" office:value="3.98924731182796" calcext:value-type="float">
            <text:p>3.98924731182796</text:p>
          </table:table-cell>
          <table:table-cell office:value-type="float" office:value="4.148" calcext:value-type="float">
            <text:p>4.148</text:p>
          </table:table-cell>
          <table:table-cell office:value-type="float" office:value="29.83" calcext:value-type="float">
            <text:p>2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2:28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0.379" calcext:value-type="float">
            <text:p>30.379</text:p>
          </table:table-cell>
          <table:table-cell office:value-type="float" office:value="44.305" calcext:value-type="float">
            <text:p>44.305</text:p>
          </table:table-cell>
          <table:table-cell office:value-type="float" office:value="88.4" calcext:value-type="float">
            <text:p>88.4</text:p>
          </table:table-cell>
          <table:table-cell office:value-type="float" office:value="96.230082031" calcext:value-type="float">
            <text:p>96.230082031</text:p>
          </table:table-cell>
          <table:table-cell office:value-type="float" office:value="489" calcext:value-type="float">
            <text:p>489</text:p>
          </table:table-cell>
          <table:table-cell office:value-type="float" office:value="4.15802984116798" calcext:value-type="float">
            <text:p>4.15802984116798</text:p>
          </table:table-cell>
          <table:table-cell office:value-type="float" office:value="4.44" calcext:value-type="float">
            <text:p>4.44</text:p>
          </table:table-cell>
          <table:table-cell office:value-type="float" office:value="29.71" calcext:value-type="float">
            <text:p>2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2:35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357" calcext:value-type="float">
            <text:p>30.357</text:p>
          </table:table-cell>
          <table:table-cell office:value-type="float" office:value="44.001" calcext:value-type="float">
            <text:p>44.001</text:p>
          </table:table-cell>
          <table:table-cell office:value-type="float" office:value="87.68" calcext:value-type="float">
            <text:p>87.68</text:p>
          </table:table-cell>
          <table:table-cell office:value-type="float" office:value="96.233816406" calcext:value-type="float">
            <text:p>96.233816406</text:p>
          </table:table-cell>
          <table:table-cell office:value-type="float" office:value="468" calcext:value-type="float">
            <text:p>468</text:p>
          </table:table-cell>
          <table:table-cell office:value-type="float" office:value="3.98138041733547" calcext:value-type="float">
            <text:p>3.98138041733547</text:p>
          </table:table-cell>
          <table:table-cell office:value-type="float" office:value="4.183" calcext:value-type="float">
            <text:p>4.183</text:p>
          </table:table-cell>
          <table:table-cell office:value-type="float" office:value="29.71" calcext:value-type="float">
            <text:p>2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2:42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364" calcext:value-type="float">
            <text:p>30.364</text:p>
          </table:table-cell>
          <table:table-cell office:value-type="float" office:value="44.027" calcext:value-type="float">
            <text:p>44.027</text:p>
          </table:table-cell>
          <table:table-cell office:value-type="float" office:value="87.68" calcext:value-type="float">
            <text:p>87.68</text:p>
          </table:table-cell>
          <table:table-cell office:value-type="float" office:value="96.23634375" calcext:value-type="float">
            <text:p>96.23634375</text:p>
          </table:table-cell>
          <table:table-cell office:value-type="float" office:value="452" calcext:value-type="float">
            <text:p>452</text:p>
          </table:table-cell>
          <table:table-cell office:value-type="float" office:value="3.84464772909645" calcext:value-type="float">
            <text:p>3.84464772909645</text:p>
          </table:table-cell>
          <table:table-cell office:value-type="float" office:value="4.339" calcext:value-type="float">
            <text:p>4.339</text:p>
          </table:table-cell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2:49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392" calcext:value-type="float">
            <text:p>30.392</text:p>
          </table:table-cell>
          <table:table-cell office:value-type="float" office:value="43.681" calcext:value-type="float">
            <text:p>43.681</text:p>
          </table:table-cell>
          <table:table-cell office:value-type="float" office:value="86.88" calcext:value-type="float">
            <text:p>86.88</text:p>
          </table:table-cell>
          <table:table-cell office:value-type="float" office:value="96.229335937" calcext:value-type="float">
            <text:p>96.229335937</text:p>
          </table:table-cell>
          <table:table-cell office:value-type="float" office:value="475" calcext:value-type="float">
            <text:p>475</text:p>
          </table:table-cell>
          <table:table-cell office:value-type="float" office:value="4.03963414634146" calcext:value-type="float">
            <text:p>4.03963414634146</text:p>
          </table:table-cell>
          <table:table-cell office:value-type="float" office:value="4.287" calcext:value-type="float">
            <text:p>4.287</text:p>
          </table:table-cell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2:56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324" calcext:value-type="float">
            <text:p>30.324</text:p>
          </table:table-cell>
          <table:table-cell office:value-type="float" office:value="44.464" calcext:value-type="float">
            <text:p>44.464</text:p>
          </table:table-cell>
          <table:table-cell office:value-type="float" office:value="85.76" calcext:value-type="float">
            <text:p>85.76</text:p>
          </table:table-cell>
          <table:table-cell office:value-type="float" office:value="96.231671875" calcext:value-type="float">
            <text:p>96.231671875</text:p>
          </table:table-cell>
          <table:table-cell office:value-type="float" office:value="473" calcext:value-type="float">
            <text:p>473</text:p>
          </table:table-cell>
          <table:table-cell office:value-type="float" office:value="4.02262516046213" calcext:value-type="float">
            <text:p>4.02262516046213</text:p>
          </table:table-cell>
          <table:table-cell office:value-type="float" office:value="4.343" calcext:value-type="float">
            <text:p>4.343</text:p>
          </table:table-cell>
          <table:table-cell office:value-type="float" office:value="29.63" calcext:value-type="float">
            <text:p>2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3:03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0.316" calcext:value-type="float">
            <text:p>30.316</text:p>
          </table:table-cell>
          <table:table-cell office:value-type="float" office:value="44.075" calcext:value-type="float">
            <text:p>44.075</text:p>
          </table:table-cell>
          <table:table-cell office:value-type="float" office:value="85.6" calcext:value-type="float">
            <text:p>85.6</text:p>
          </table:table-cell>
          <table:table-cell office:value-type="float" office:value="96.233886718" calcext:value-type="float">
            <text:p>96.233886718</text:p>
          </table:table-cell>
          <table:table-cell office:value-type="float" office:value="473" calcext:value-type="float">
            <text:p>473</text:p>
          </table:table-cell>
          <table:table-cell office:value-type="float" office:value="4.02714859437751" calcext:value-type="float">
            <text:p>4.02714859437751</text:p>
          </table:table-cell>
          <table:table-cell office:value-type="float" office:value="4.292" calcext:value-type="float">
            <text:p>4.292</text:p>
          </table:table-cell>
          <table:table-cell office:value-type="float" office:value="29.61" calcext:value-type="float">
            <text:p>2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3:10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299" calcext:value-type="float">
            <text:p>30.299</text:p>
          </table:table-cell>
          <table:table-cell office:value-type="float" office:value="44.873" calcext:value-type="float">
            <text:p>44.873</text:p>
          </table:table-cell>
          <table:table-cell office:value-type="float" office:value="85.28" calcext:value-type="float">
            <text:p>85.28</text:p>
          </table:table-cell>
          <table:table-cell office:value-type="float" office:value="96.233484375" calcext:value-type="float">
            <text:p>96.233484375</text:p>
          </table:table-cell>
          <table:table-cell office:value-type="float" office:value="478" calcext:value-type="float">
            <text:p>478</text:p>
          </table:table-cell>
          <table:table-cell office:value-type="float" office:value="4.06645264847512" calcext:value-type="float">
            <text:p>4.06645264847512</text:p>
          </table:table-cell>
          <table:table-cell office:value-type="float" office:value="4.393" calcext:value-type="float">
            <text:p>4.393</text:p>
          </table:table-cell>
          <table:table-cell office:value-type="float" office:value="29.57" calcext:value-type="float">
            <text:p>2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3:17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286" calcext:value-type="float">
            <text:p>30.286</text:p>
          </table:table-cell>
          <table:table-cell office:value-type="float" office:value="44.511" calcext:value-type="float">
            <text:p>44.511</text:p>
          </table:table-cell>
          <table:table-cell office:value-type="float" office:value="85.04" calcext:value-type="float">
            <text:p>85.04</text:p>
          </table:table-cell>
          <table:table-cell office:value-type="float" office:value="96.231867187" calcext:value-type="float">
            <text:p>96.231867187</text:p>
          </table:table-cell>
          <table:table-cell office:value-type="float" office:value="447" calcext:value-type="float">
            <text:p>447</text:p>
          </table:table-cell>
          <table:table-cell office:value-type="float" office:value="3.80150834403081" calcext:value-type="float">
            <text:p>3.80150834403081</text:p>
          </table:table-cell>
          <table:table-cell office:value-type="float" office:value="4.267" calcext:value-type="float">
            <text:p>4.267</text:p>
          </table:table-cell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3:24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269" calcext:value-type="float">
            <text:p>30.269</text:p>
          </table:table-cell>
          <table:table-cell office:value-type="float" office:value="44.265" calcext:value-type="float">
            <text:p>44.265</text:p>
          </table:table-cell>
          <table:table-cell office:value-type="float" office:value="84.56" calcext:value-type="float">
            <text:p>84.56</text:p>
          </table:table-cell>
          <table:table-cell office:value-type="float" office:value="96.231503906" calcext:value-type="float">
            <text:p>96.231503906</text:p>
          </table:table-cell>
          <table:table-cell office:value-type="float" office:value="481" calcext:value-type="float">
            <text:p>481</text:p>
          </table:table-cell>
          <table:table-cell office:value-type="float" office:value="4.09066110397946" calcext:value-type="float">
            <text:p>4.09066110397946</text:p>
          </table:table-cell>
          <table:table-cell office:value-type="float" office:value="4.434" calcext:value-type="float">
            <text:p>4.434</text:p>
          </table:table-cell>
          <table:table-cell office:value-type="float" office:value="29.53" calcext:value-type="float">
            <text:p>2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3:3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266" calcext:value-type="float">
            <text:p>30.266</text:p>
          </table:table-cell>
          <table:table-cell office:value-type="float" office:value="44.429" calcext:value-type="float">
            <text:p>44.429</text:p>
          </table:table-cell>
          <table:table-cell office:value-type="float" office:value="84.4" calcext:value-type="float">
            <text:p>84.4</text:p>
          </table:table-cell>
          <table:table-cell office:value-type="float" office:value="96.231453125" calcext:value-type="float">
            <text:p>96.231453125</text:p>
          </table:table-cell>
          <table:table-cell office:value-type="float" office:value="488" calcext:value-type="float">
            <text:p>488</text:p>
          </table:table-cell>
          <table:table-cell office:value-type="float" office:value="4.15285806037251" calcext:value-type="float">
            <text:p>4.15285806037251</text:p>
          </table:table-cell>
          <table:table-cell office:value-type="float" office:value="4.476" calcext:value-type="float">
            <text:p>4.476</text:p>
          </table:table-cell>
          <table:table-cell office:value-type="float" office:value="29.52" calcext:value-type="float">
            <text:p>2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3:38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248" calcext:value-type="float">
            <text:p>30.248</text:p>
          </table:table-cell>
          <table:table-cell office:value-type="float" office:value="44.262" calcext:value-type="float">
            <text:p>44.262</text:p>
          </table:table-cell>
          <table:table-cell office:value-type="float" office:value="83.68" calcext:value-type="float">
            <text:p>83.68</text:p>
          </table:table-cell>
          <table:table-cell office:value-type="float" office:value="96.232320312" calcext:value-type="float">
            <text:p>96.232320312</text:p>
          </table:table-cell>
          <table:table-cell office:value-type="float" office:value="486" calcext:value-type="float">
            <text:p>486</text:p>
          </table:table-cell>
          <table:table-cell office:value-type="float" office:value="4.13451043338684" calcext:value-type="float">
            <text:p>4.13451043338684</text:p>
          </table:table-cell>
          <table:table-cell office:value-type="float" office:value="4.331" calcext:value-type="float">
            <text:p>4.331</text:p>
          </table:table-cell>
          <table:table-cell office:value-type="float" office:value="29.73" calcext:value-type="float">
            <text:p>29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3:45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236" calcext:value-type="float">
            <text:p>30.236</text:p>
          </table:table-cell>
          <table:table-cell office:value-type="float" office:value="44.828" calcext:value-type="float">
            <text:p>44.828</text:p>
          </table:table-cell>
          <table:table-cell office:value-type="float" office:value="83.36" calcext:value-type="float">
            <text:p>83.36</text:p>
          </table:table-cell>
          <table:table-cell office:value-type="float" office:value="96.232375" calcext:value-type="float">
            <text:p>96.232375</text:p>
          </table:table-cell>
          <table:table-cell office:value-type="float" office:value="464" calcext:value-type="float">
            <text:p>464</text:p>
          </table:table-cell>
          <table:table-cell office:value-type="float" office:value="3.94735152487961" calcext:value-type="float">
            <text:p>3.94735152487961</text:p>
          </table:table-cell>
          <table:table-cell office:value-type="float" office:value="4.251" calcext:value-type="float">
            <text:p>4.251</text:p>
          </table:table-cell>
          <table:table-cell office:value-type="float" office:value="29.73" calcext:value-type="float">
            <text:p>29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3:52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238" calcext:value-type="float">
            <text:p>30.238</text:p>
          </table:table-cell>
          <table:table-cell office:value-type="float" office:value="43.905" calcext:value-type="float">
            <text:p>43.905</text:p>
          </table:table-cell>
          <table:table-cell office:value-type="float" office:value="83.2" calcext:value-type="float">
            <text:p>83.2</text:p>
          </table:table-cell>
          <table:table-cell office:value-type="float" office:value="96.234601562" calcext:value-type="float">
            <text:p>96.234601562</text:p>
          </table:table-cell>
          <table:table-cell office:value-type="float" office:value="477" calcext:value-type="float">
            <text:p>477</text:p>
          </table:table-cell>
          <table:table-cell office:value-type="float" office:value="4.0592485549133" calcext:value-type="float">
            <text:p>4.0592485549133</text:p>
          </table:table-cell>
          <table:table-cell office:value-type="float" office:value="4.339" calcext:value-type="float">
            <text:p>4.339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4:0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231" calcext:value-type="float">
            <text:p>30.231</text:p>
          </table:table-cell>
          <table:table-cell office:value-type="float" office:value="44.212" calcext:value-type="float">
            <text:p>44.212</text:p>
          </table:table-cell>
          <table:table-cell office:value-type="float" office:value="80.16" calcext:value-type="float">
            <text:p>80.16</text:p>
          </table:table-cell>
          <table:table-cell office:value-type="float" office:value="96.233722656" calcext:value-type="float">
            <text:p>96.233722656</text:p>
          </table:table-cell>
          <table:table-cell office:value-type="float" office:value="493" calcext:value-type="float">
            <text:p>493</text:p>
          </table:table-cell>
          <table:table-cell office:value-type="float" office:value="4.19540783558125" calcext:value-type="float">
            <text:p>4.19540783558125</text:p>
          </table:table-cell>
          <table:table-cell office:value-type="float" office:value="4.396" calcext:value-type="float">
            <text:p>4.396</text:p>
          </table:table-cell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4:07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203" calcext:value-type="float">
            <text:p>30.203</text:p>
          </table:table-cell>
          <table:table-cell office:value-type="float" office:value="44.384" calcext:value-type="float">
            <text:p>44.384</text:p>
          </table:table-cell>
          <table:table-cell office:value-type="float" office:value="80.32" calcext:value-type="float">
            <text:p>80.32</text:p>
          </table:table-cell>
          <table:table-cell office:value-type="float" office:value="96.235640625" calcext:value-type="float">
            <text:p>96.235640625</text:p>
          </table:table-cell>
          <table:table-cell office:value-type="float" office:value="475" calcext:value-type="float">
            <text:p>475</text:p>
          </table:table-cell>
          <table:table-cell office:value-type="float" office:value="4.0422286448298" calcext:value-type="float">
            <text:p>4.0422286448298</text:p>
          </table:table-cell>
          <table:table-cell office:value-type="float" office:value="4.347" calcext:value-type="float">
            <text:p>4.347</text:p>
          </table:table-cell>
          <table:table-cell office:value-type="float" office:value="29.74" calcext:value-type="float">
            <text:p>2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4:14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231" calcext:value-type="float">
            <text:p>30.231</text:p>
          </table:table-cell>
          <table:table-cell office:value-type="float" office:value="44.364" calcext:value-type="float">
            <text:p>44.364</text:p>
          </table:table-cell>
          <table:table-cell office:value-type="float" office:value="80.08" calcext:value-type="float">
            <text:p>80.08</text:p>
          </table:table-cell>
          <table:table-cell office:value-type="float" office:value="96.234300781" calcext:value-type="float">
            <text:p>96.234300781</text:p>
          </table:table-cell>
          <table:table-cell office:value-type="float" office:value="479" calcext:value-type="float">
            <text:p>479</text:p>
          </table:table-cell>
          <table:table-cell office:value-type="float" office:value="4.07561406325253" calcext:value-type="float">
            <text:p>4.07561406325253</text:p>
          </table:table-cell>
          <table:table-cell office:value-type="float" office:value="4.287" calcext:value-type="float">
            <text:p>4.287</text:p>
          </table:table-cell>
          <table:table-cell office:value-type="float" office:value="29.9" calcext:value-type="float">
            <text:p>2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4:2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253" calcext:value-type="float">
            <text:p>30.253</text:p>
          </table:table-cell>
          <table:table-cell office:value-type="float" office:value="44.848" calcext:value-type="float">
            <text:p>44.848</text:p>
          </table:table-cell>
          <table:table-cell office:value-type="float" office:value="80.32" calcext:value-type="float">
            <text:p>80.32</text:p>
          </table:table-cell>
          <table:table-cell office:value-type="float" office:value="96.238027343" calcext:value-type="float">
            <text:p>96.238027343</text:p>
          </table:table-cell>
          <table:table-cell office:value-type="float" office:value="472" calcext:value-type="float">
            <text:p>472</text:p>
          </table:table-cell>
          <table:table-cell office:value-type="float" office:value="4.01605394124258" calcext:value-type="float">
            <text:p>4.01605394124258</text:p>
          </table:table-cell>
          <table:table-cell office:value-type="float" office:value="4.41" calcext:value-type="float">
            <text:p>4.41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4:28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246" calcext:value-type="float">
            <text:p>30.246</text:p>
          </table:table-cell>
          <table:table-cell office:value-type="float" office:value="44.48" calcext:value-type="float">
            <text:p>44.48</text:p>
          </table:table-cell>
          <table:table-cell office:value-type="float" office:value="79.44" calcext:value-type="float">
            <text:p>79.44</text:p>
          </table:table-cell>
          <table:table-cell office:value-type="float" office:value="96.234945312" calcext:value-type="float">
            <text:p>96.234945312</text:p>
          </table:table-cell>
          <table:table-cell office:value-type="float" office:value="464" calcext:value-type="float">
            <text:p>464</text:p>
          </table:table-cell>
          <table:table-cell office:value-type="float" office:value="3.94988756826213" calcext:value-type="float">
            <text:p>3.94988756826213</text:p>
          </table:table-cell>
          <table:table-cell office:value-type="float" office:value="4.235" calcext:value-type="float">
            <text:p>4.235</text:p>
          </table:table-cell>
          <table:table-cell office:value-type="float" office:value="29.75" calcext:value-type="float">
            <text:p>2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4:3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208" calcext:value-type="float">
            <text:p>30.208</text:p>
          </table:table-cell>
          <table:table-cell office:value-type="float" office:value="44.763" calcext:value-type="float">
            <text:p>44.763</text:p>
          </table:table-cell>
          <table:table-cell office:value-type="float" office:value="79.04" calcext:value-type="float">
            <text:p>79.04</text:p>
          </table:table-cell>
          <table:table-cell office:value-type="float" office:value="96.237738281" calcext:value-type="float">
            <text:p>96.237738281</text:p>
          </table:table-cell>
          <table:table-cell office:value-type="float" office:value="482" calcext:value-type="float">
            <text:p>482</text:p>
          </table:table-cell>
          <table:table-cell office:value-type="float" office:value="4.10179833012203" calcext:value-type="float">
            <text:p>4.10179833012203</text:p>
          </table:table-cell>
          <table:table-cell office:value-type="float" office:value="4.325" calcext:value-type="float">
            <text:p>4.325</text:p>
          </table:table-cell>
          <table:table-cell office:value-type="float" office:value="29.77" calcext:value-type="float">
            <text:p>2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4:42 2020</text:p>
          </table:table-cell>
          <table:table-cell office:value-type="float" office:value="6.234" calcext:value-type="float">
            <text:p>6.234</text:p>
          </table:table-cell>
          <table:table-cell office:value-type="float" office:value="30.195" calcext:value-type="float">
            <text:p>30.195</text:p>
          </table:table-cell>
          <table:table-cell office:value-type="float" office:value="44.987" calcext:value-type="float">
            <text:p>44.987</text:p>
          </table:table-cell>
          <table:table-cell office:value-type="float" office:value="78.56" calcext:value-type="float">
            <text:p>78.56</text:p>
          </table:table-cell>
          <table:table-cell office:value-type="float" office:value="96.233675781" calcext:value-type="float">
            <text:p>96.233675781</text:p>
          </table:table-cell>
          <table:table-cell office:value-type="float" office:value="468" calcext:value-type="float">
            <text:p>468</text:p>
          </table:table-cell>
          <table:table-cell office:value-type="float" office:value="3.97882579403272" calcext:value-type="float">
            <text:p>3.97882579403272</text:p>
          </table:table-cell>
          <table:table-cell office:value-type="float" office:value="4.233" calcext:value-type="float">
            <text:p>4.233</text:p>
          </table:table-cell>
          <table:table-cell office:value-type="float" office:value="29.69" calcext:value-type="float">
            <text:p>2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4:49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218" calcext:value-type="float">
            <text:p>30.218</text:p>
          </table:table-cell>
          <table:table-cell office:value-type="float" office:value="44.573" calcext:value-type="float">
            <text:p>44.573</text:p>
          </table:table-cell>
          <table:table-cell office:value-type="float" office:value="78.56" calcext:value-type="float">
            <text:p>78.56</text:p>
          </table:table-cell>
          <table:table-cell office:value-type="float" office:value="96.232503906" calcext:value-type="float">
            <text:p>96.232503906</text:p>
          </table:table-cell>
          <table:table-cell office:value-type="float" office:value="470" calcext:value-type="float">
            <text:p>470</text:p>
          </table:table-cell>
          <table:table-cell office:value-type="float" office:value="4.00032118194957" calcext:value-type="float">
            <text:p>4.00032118194957</text:p>
          </table:table-cell>
          <table:table-cell office:value-type="float" office:value="4.318" calcext:value-type="float">
            <text:p>4.318</text:p>
          </table:table-cell>
          <table:table-cell office:value-type="float" office:value="29.67" calcext:value-type="float">
            <text:p>2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4:56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0.211" calcext:value-type="float">
            <text:p>30.211</text:p>
          </table:table-cell>
          <table:table-cell office:value-type="float" office:value="44.602" calcext:value-type="float">
            <text:p>44.602</text:p>
          </table:table-cell>
          <table:table-cell office:value-type="float" office:value="77.84" calcext:value-type="float">
            <text:p>77.84</text:p>
          </table:table-cell>
          <table:table-cell office:value-type="float" office:value="96.232519531" calcext:value-type="float">
            <text:p>96.232519531</text:p>
          </table:table-cell>
          <table:table-cell office:value-type="float" office:value="457" calcext:value-type="float">
            <text:p>457</text:p>
          </table:table-cell>
          <table:table-cell office:value-type="float" office:value="3.89154884318766" calcext:value-type="float">
            <text:p>3.89154884318766</text:p>
          </table:table-cell>
          <table:table-cell office:value-type="float" office:value="4.203" calcext:value-type="float">
            <text:p>4.203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5:03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233" calcext:value-type="float">
            <text:p>30.233</text:p>
          </table:table-cell>
          <table:table-cell office:value-type="float" office:value="44.525" calcext:value-type="float">
            <text:p>44.525</text:p>
          </table:table-cell>
          <table:table-cell office:value-type="float" office:value="78.4" calcext:value-type="float">
            <text:p>78.4</text:p>
          </table:table-cell>
          <table:table-cell office:value-type="float" office:value="96.234121093" calcext:value-type="float">
            <text:p>96.234121093</text:p>
          </table:table-cell>
          <table:table-cell office:value-type="float" office:value="463" calcext:value-type="float">
            <text:p>463</text:p>
          </table:table-cell>
          <table:table-cell office:value-type="float" office:value="3.94137487953742" calcext:value-type="float">
            <text:p>3.94137487953742</text:p>
          </table:table-cell>
          <table:table-cell office:value-type="float" office:value="4.21" calcext:value-type="float">
            <text:p>4.21</text:p>
          </table:table-cell>
          <table:table-cell office:value-type="float" office:value="30.01" calcext:value-type="float">
            <text:p>3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5:10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256" calcext:value-type="float">
            <text:p>30.256</text:p>
          </table:table-cell>
          <table:table-cell office:value-type="float" office:value="43.8" calcext:value-type="float">
            <text:p>43.8</text:p>
          </table:table-cell>
          <table:table-cell office:value-type="float" office:value="77.52" calcext:value-type="float">
            <text:p>77.52</text:p>
          </table:table-cell>
          <table:table-cell office:value-type="float" office:value="96.2341875" calcext:value-type="float">
            <text:p>96.2341875</text:p>
          </table:table-cell>
          <table:table-cell office:value-type="float" office:value="462" calcext:value-type="float">
            <text:p>462</text:p>
          </table:table-cell>
          <table:table-cell office:value-type="float" office:value="3.93286219081272" calcext:value-type="float">
            <text:p>3.93286219081272</text:p>
          </table:table-cell>
          <table:table-cell office:value-type="float" office:value="4.244" calcext:value-type="float">
            <text:p>4.244</text:p>
          </table:table-cell>
          <table:table-cell office:value-type="float" office:value="29.96" calcext:value-type="float">
            <text:p>2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5:1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269" calcext:value-type="float">
            <text:p>30.269</text:p>
          </table:table-cell>
          <table:table-cell office:value-type="float" office:value="44.104" calcext:value-type="float">
            <text:p>44.104</text:p>
          </table:table-cell>
          <table:table-cell office:value-type="float" office:value="76.64" calcext:value-type="float">
            <text:p>76.64</text:p>
          </table:table-cell>
          <table:table-cell office:value-type="float" office:value="96.233722656" calcext:value-type="float">
            <text:p>96.233722656</text:p>
          </table:table-cell>
          <table:table-cell office:value-type="float" office:value="463" calcext:value-type="float">
            <text:p>463</text:p>
          </table:table-cell>
          <table:table-cell office:value-type="float" office:value="3.93947664151549" calcext:value-type="float">
            <text:p>3.93947664151549</text:p>
          </table:table-cell>
          <table:table-cell office:value-type="float" office:value="4.212" calcext:value-type="float">
            <text:p>4.212</text:p>
          </table:table-cell>
          <table:table-cell office:value-type="float" office:value="30.01" calcext:value-type="float">
            <text:p>3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5:24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281" calcext:value-type="float">
            <text:p>30.281</text:p>
          </table:table-cell>
          <table:table-cell office:value-type="float" office:value="43.669" calcext:value-type="float">
            <text:p>43.669</text:p>
          </table:table-cell>
          <table:table-cell office:value-type="float" office:value="76.56" calcext:value-type="float">
            <text:p>76.56</text:p>
          </table:table-cell>
          <table:table-cell office:value-type="float" office:value="96.233941406" calcext:value-type="float">
            <text:p>96.233941406</text:p>
          </table:table-cell>
          <table:table-cell office:value-type="float" office:value="477" calcext:value-type="float">
            <text:p>477</text:p>
          </table:table-cell>
          <table:table-cell office:value-type="float" office:value="4.0566431322208" calcext:value-type="float">
            <text:p>4.0566431322208</text:p>
          </table:table-cell>
          <table:table-cell office:value-type="float" office:value="4.283" calcext:value-type="float">
            <text:p>4.28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5:31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304" calcext:value-type="float">
            <text:p>30.304</text:p>
          </table:table-cell>
          <table:table-cell office:value-type="float" office:value="44.549" calcext:value-type="float">
            <text:p>44.549</text:p>
          </table:table-cell>
          <table:table-cell office:value-type="float" office:value="75.92" calcext:value-type="float">
            <text:p>75.92</text:p>
          </table:table-cell>
          <table:table-cell office:value-type="float" office:value="96.231164062" calcext:value-type="float">
            <text:p>96.231164062</text:p>
          </table:table-cell>
          <table:table-cell office:value-type="float" office:value="475" calcext:value-type="float">
            <text:p>475</text:p>
          </table:table-cell>
          <table:table-cell office:value-type="float" office:value="4.04287779026819" calcext:value-type="float">
            <text:p>4.04287779026819</text:p>
          </table:table-cell>
          <table:table-cell office:value-type="float" office:value="4.429" calcext:value-type="float">
            <text:p>4.429</text:p>
          </table:table-cell>
          <table:table-cell office:value-type="float" office:value="30.22" calcext:value-type="float">
            <text:p>3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5:38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331" calcext:value-type="float">
            <text:p>30.331</text:p>
          </table:table-cell>
          <table:table-cell office:value-type="float" office:value="45.368" calcext:value-type="float">
            <text:p>45.368</text:p>
          </table:table-cell>
          <table:table-cell office:value-type="float" office:value="76.16" calcext:value-type="float">
            <text:p>76.16</text:p>
          </table:table-cell>
          <table:table-cell office:value-type="float" office:value="96.234921875" calcext:value-type="float">
            <text:p>96.234921875</text:p>
          </table:table-cell>
          <table:table-cell office:value-type="float" office:value="482" calcext:value-type="float">
            <text:p>482</text:p>
          </table:table-cell>
          <table:table-cell office:value-type="float" office:value="4.10311596530678" calcext:value-type="float">
            <text:p>4.10311596530678</text:p>
          </table:table-cell>
          <table:table-cell office:value-type="float" office:value="4.374" calcext:value-type="float">
            <text:p>4.374</text:p>
          </table:table-cell>
          <table:table-cell office:value-type="float" office:value="30.29" calcext:value-type="float">
            <text:p>3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5:45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354" calcext:value-type="float">
            <text:p>30.354</text:p>
          </table:table-cell>
          <table:table-cell office:value-type="float" office:value="44.342" calcext:value-type="float">
            <text:p>44.342</text:p>
          </table:table-cell>
          <table:table-cell office:value-type="float" office:value="75.6" calcext:value-type="float">
            <text:p>75.6</text:p>
          </table:table-cell>
          <table:table-cell office:value-type="float" office:value="96.238121093" calcext:value-type="float">
            <text:p>96.238121093</text:p>
          </table:table-cell>
          <table:table-cell office:value-type="float" office:value="480" calcext:value-type="float">
            <text:p>480</text:p>
          </table:table-cell>
          <table:table-cell office:value-type="float" office:value="4.08609058785737" calcext:value-type="float">
            <text:p>4.08609058785737</text:p>
          </table:table-cell>
          <table:table-cell office:value-type="float" office:value="4.261" calcext:value-type="float">
            <text:p>4.261</text:p>
          </table:table-cell>
          <table:table-cell office:value-type="float" office:value="30.3" calcext:value-type="float">
            <text:p>3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5:5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422" calcext:value-type="float">
            <text:p>30.422</text:p>
          </table:table-cell>
          <table:table-cell office:value-type="float" office:value="44.346" calcext:value-type="float">
            <text:p>44.346</text:p>
          </table:table-cell>
          <table:table-cell office:value-type="float" office:value="74.96" calcext:value-type="float">
            <text:p>74.96</text:p>
          </table:table-cell>
          <table:table-cell office:value-type="float" office:value="96.231554687" calcext:value-type="float">
            <text:p>96.231554687</text:p>
          </table:table-cell>
          <table:table-cell office:value-type="float" office:value="439" calcext:value-type="float">
            <text:p>439</text:p>
          </table:table-cell>
          <table:table-cell office:value-type="float" office:value="3.73707035014456" calcext:value-type="float">
            <text:p>3.73707035014456</text:p>
          </table:table-cell>
          <table:table-cell office:value-type="float" office:value="4.156" calcext:value-type="float">
            <text:p>4.156</text:p>
          </table:table-cell>
          <table:table-cell office:value-type="float" office:value="30.45" calcext:value-type="float">
            <text:p>3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5:59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0.46" calcext:value-type="float">
            <text:p>30.46</text:p>
          </table:table-cell>
          <table:table-cell office:value-type="float" office:value="44.253" calcext:value-type="float">
            <text:p>44.253</text:p>
          </table:table-cell>
          <table:table-cell office:value-type="float" office:value="75.44" calcext:value-type="float">
            <text:p>75.44</text:p>
          </table:table-cell>
          <table:table-cell office:value-type="float" office:value="96.234046875" calcext:value-type="float">
            <text:p>96.234046875</text:p>
          </table:table-cell>
          <table:table-cell office:value-type="float" office:value="448" calcext:value-type="float">
            <text:p>448</text:p>
          </table:table-cell>
          <table:table-cell office:value-type="float" office:value="3.81552305961755" calcext:value-type="float">
            <text:p>3.81552305961755</text:p>
          </table:table-cell>
          <table:table-cell office:value-type="float" office:value="4.172" calcext:value-type="float">
            <text:p>4.172</text:p>
          </table:table-cell>
          <table:table-cell office:value-type="float" office:value="30.46" calcext:value-type="float">
            <text:p>3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6:07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498" calcext:value-type="float">
            <text:p>30.498</text:p>
          </table:table-cell>
          <table:table-cell office:value-type="float" office:value="44.346" calcext:value-type="float">
            <text:p>44.346</text:p>
          </table:table-cell>
          <table:table-cell office:value-type="float" office:value="75.2" calcext:value-type="float">
            <text:p>75.2</text:p>
          </table:table-cell>
          <table:table-cell office:value-type="float" office:value="96.228941406" calcext:value-type="float">
            <text:p>96.228941406</text:p>
          </table:table-cell>
          <table:table-cell office:value-type="float" office:value="485" calcext:value-type="float">
            <text:p>485</text:p>
          </table:table-cell>
          <table:table-cell office:value-type="float" office:value="4.12600321027287" calcext:value-type="float">
            <text:p>4.12600321027287</text:p>
          </table:table-cell>
          <table:table-cell office:value-type="float" office:value="4.325" calcext:value-type="float">
            <text:p>4.325</text:p>
          </table:table-cell>
          <table:table-cell office:value-type="float" office:value="30.41" calcext:value-type="float">
            <text:p>3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6:14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51" calcext:value-type="float">
            <text:p>30.51</text:p>
          </table:table-cell>
          <table:table-cell office:value-type="float" office:value="43.392" calcext:value-type="float">
            <text:p>43.392</text:p>
          </table:table-cell>
          <table:table-cell office:value-type="float" office:value="75.2" calcext:value-type="float">
            <text:p>75.2</text:p>
          </table:table-cell>
          <table:table-cell office:value-type="float" office:value="96.229488281" calcext:value-type="float">
            <text:p>96.229488281</text:p>
          </table:table-cell>
          <table:table-cell office:value-type="float" office:value="458" calcext:value-type="float">
            <text:p>458</text:p>
          </table:table-cell>
          <table:table-cell office:value-type="float" office:value="3.8981853219849" calcext:value-type="float">
            <text:p>3.8981853219849</text:p>
          </table:table-cell>
          <table:table-cell office:value-type="float" office:value="4.398" calcext:value-type="float">
            <text:p>4.398</text:p>
          </table:table-cell>
          <table:table-cell office:value-type="float" office:value="30.38" calcext:value-type="float">
            <text:p>3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6:21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0.583" calcext:value-type="float">
            <text:p>30.583</text:p>
          </table:table-cell>
          <table:table-cell office:value-type="float" office:value="43.757" calcext:value-type="float">
            <text:p>43.757</text:p>
          </table:table-cell>
          <table:table-cell office:value-type="float" office:value="74.88" calcext:value-type="float">
            <text:p>74.88</text:p>
          </table:table-cell>
          <table:table-cell office:value-type="float" office:value="96.231355468" calcext:value-type="float">
            <text:p>96.231355468</text:p>
          </table:table-cell>
          <table:table-cell office:value-type="float" office:value="474" calcext:value-type="float">
            <text:p>474</text:p>
          </table:table-cell>
          <table:table-cell office:value-type="float" office:value="4.03048291352479" calcext:value-type="float">
            <text:p>4.03048291352479</text:p>
          </table:table-cell>
          <table:table-cell office:value-type="float" office:value="4.28" calcext:value-type="float">
            <text:p>4.28</text:p>
          </table:table-cell>
          <table:table-cell office:value-type="float" office:value="30.39" calcext:value-type="float">
            <text:p>3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6:28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0.566" calcext:value-type="float">
            <text:p>30.566</text:p>
          </table:table-cell>
          <table:table-cell office:value-type="float" office:value="44.595" calcext:value-type="float">
            <text:p>44.595</text:p>
          </table:table-cell>
          <table:table-cell office:value-type="float" office:value="74.48" calcext:value-type="float">
            <text:p>74.48</text:p>
          </table:table-cell>
          <table:table-cell office:value-type="float" office:value="96.229488281" calcext:value-type="float">
            <text:p>96.229488281</text:p>
          </table:table-cell>
          <table:table-cell office:value-type="float" office:value="465" calcext:value-type="float">
            <text:p>465</text:p>
          </table:table-cell>
          <table:table-cell office:value-type="float" office:value="3.95903614457831" calcext:value-type="float">
            <text:p>3.95903614457831</text:p>
          </table:table-cell>
          <table:table-cell office:value-type="float" office:value="4.283" calcext:value-type="float">
            <text:p>4.283</text:p>
          </table:table-cell>
          <table:table-cell office:value-type="float" office:value="30.46" calcext:value-type="float">
            <text:p>3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6:35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538" calcext:value-type="float">
            <text:p>30.538</text:p>
          </table:table-cell>
          <table:table-cell office:value-type="float" office:value="43.446" calcext:value-type="float">
            <text:p>43.446</text:p>
          </table:table-cell>
          <table:table-cell office:value-type="float" office:value="74.48" calcext:value-type="float">
            <text:p>74.48</text:p>
          </table:table-cell>
          <table:table-cell office:value-type="float" office:value="96.227621093" calcext:value-type="float">
            <text:p>96.227621093</text:p>
          </table:table-cell>
          <table:table-cell office:value-type="float" office:value="470" calcext:value-type="float">
            <text:p>470</text:p>
          </table:table-cell>
          <table:table-cell office:value-type="float" office:value="4.00096370061034" calcext:value-type="float">
            <text:p>4.00096370061034</text:p>
          </table:table-cell>
          <table:table-cell office:value-type="float" office:value="4.367" calcext:value-type="float">
            <text:p>4.367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6:42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591" calcext:value-type="float">
            <text:p>30.591</text:p>
          </table:table-cell>
          <table:table-cell office:value-type="float" office:value="43.774" calcext:value-type="float">
            <text:p>43.774</text:p>
          </table:table-cell>
          <table:table-cell office:value-type="float" office:value="74.08" calcext:value-type="float">
            <text:p>74.08</text:p>
          </table:table-cell>
          <table:table-cell office:value-type="float" office:value="96.230410156" calcext:value-type="float">
            <text:p>96.230410156</text:p>
          </table:table-cell>
          <table:table-cell office:value-type="float" office:value="478" calcext:value-type="float">
            <text:p>478</text:p>
          </table:table-cell>
          <table:table-cell office:value-type="float" office:value="4.06841175525936" calcext:value-type="float">
            <text:p>4.06841175525936</text:p>
          </table:table-cell>
          <table:table-cell office:value-type="float" office:value="4.33" calcext:value-type="float">
            <text:p>4.33</text:p>
          </table:table-cell>
          <table:table-cell office:value-type="float" office:value="30.62" calcext:value-type="float">
            <text:p>3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6:49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0.674" calcext:value-type="float">
            <text:p>30.674</text:p>
          </table:table-cell>
          <table:table-cell office:value-type="float" office:value="43.244" calcext:value-type="float">
            <text:p>43.244</text:p>
          </table:table-cell>
          <table:table-cell office:value-type="float" office:value="71.12" calcext:value-type="float">
            <text:p>71.12</text:p>
          </table:table-cell>
          <table:table-cell office:value-type="float" office:value="96.229480468" calcext:value-type="float">
            <text:p>96.229480468</text:p>
          </table:table-cell>
          <table:table-cell office:value-type="float" office:value="478" calcext:value-type="float">
            <text:p>478</text:p>
          </table:table-cell>
          <table:table-cell office:value-type="float" office:value="4.06449542756297" calcext:value-type="float">
            <text:p>4.06449542756297</text:p>
          </table:table-cell>
          <table:table-cell office:value-type="float" office:value="4.37" calcext:value-type="float">
            <text:p>4.37</text:p>
          </table:table-cell>
          <table:table-cell office:value-type="float" office:value="30.63" calcext:value-type="float">
            <text:p>3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6:56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681" calcext:value-type="float">
            <text:p>30.681</text:p>
          </table:table-cell>
          <table:table-cell office:value-type="float" office:value="43.762" calcext:value-type="float">
            <text:p>43.762</text:p>
          </table:table-cell>
          <table:table-cell office:value-type="float" office:value="73.76" calcext:value-type="float">
            <text:p>73.76</text:p>
          </table:table-cell>
          <table:table-cell office:value-type="float" office:value="96.228933593" calcext:value-type="float">
            <text:p>96.228933593</text:p>
          </table:table-cell>
          <table:table-cell office:value-type="float" office:value="448" calcext:value-type="float">
            <text:p>448</text:p>
          </table:table-cell>
          <table:table-cell office:value-type="float" office:value="3.81062429786551" calcext:value-type="float">
            <text:p>3.81062429786551</text:p>
          </table:table-cell>
          <table:table-cell office:value-type="float" office:value="4.32" calcext:value-type="float">
            <text:p>4.32</text:p>
          </table:table-cell>
          <table:table-cell office:value-type="float" office:value="30.7" calcext:value-type="float">
            <text:p>3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7:03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689" calcext:value-type="float">
            <text:p>30.689</text:p>
          </table:table-cell>
          <table:table-cell office:value-type="float" office:value="43.757" calcext:value-type="float">
            <text:p>43.757</text:p>
          </table:table-cell>
          <table:table-cell office:value-type="float" office:value="74.24" calcext:value-type="float">
            <text:p>74.24</text:p>
          </table:table-cell>
          <table:table-cell office:value-type="float" office:value="96.226738281" calcext:value-type="float">
            <text:p>96.226738281</text:p>
          </table:table-cell>
          <table:table-cell office:value-type="float" office:value="474" calcext:value-type="float">
            <text:p>474</text:p>
          </table:table-cell>
          <table:table-cell office:value-type="float" office:value="4.03177660086663" calcext:value-type="float">
            <text:p>4.03177660086663</text:p>
          </table:table-cell>
          <table:table-cell office:value-type="float" office:value="4.165" calcext:value-type="float">
            <text:p>4.165</text:p>
          </table:table-cell>
          <table:table-cell office:value-type="float" office:value="30.69" calcext:value-type="float">
            <text:p>3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7:10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717" calcext:value-type="float">
            <text:p>30.717</text:p>
          </table:table-cell>
          <table:table-cell office:value-type="float" office:value="43.359" calcext:value-type="float">
            <text:p>43.359</text:p>
          </table:table-cell>
          <table:table-cell office:value-type="float" office:value="74.32" calcext:value-type="float">
            <text:p>74.32</text:p>
          </table:table-cell>
          <table:table-cell office:value-type="float" office:value="96.23009375" calcext:value-type="float">
            <text:p>96.23009375</text:p>
          </table:table-cell>
          <table:table-cell office:value-type="float" office:value="444" calcext:value-type="float">
            <text:p>444</text:p>
          </table:table-cell>
          <table:table-cell office:value-type="float" office:value="3.77599486521181" calcext:value-type="float">
            <text:p>3.77599486521181</text:p>
          </table:table-cell>
          <table:table-cell office:value-type="float" office:value="4.288" calcext:value-type="float">
            <text:p>4.288</text:p>
          </table:table-cell>
          <table:table-cell office:value-type="float" office:value="30.71" calcext:value-type="float">
            <text:p>3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7:1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734" calcext:value-type="float">
            <text:p>30.734</text:p>
          </table:table-cell>
          <table:table-cell office:value-type="float" office:value="43.049" calcext:value-type="float">
            <text:p>43.049</text:p>
          </table:table-cell>
          <table:table-cell office:value-type="float" office:value="74" calcext:value-type="float">
            <text:p>74</text:p>
          </table:table-cell>
          <table:table-cell office:value-type="float" office:value="96.2306875" calcext:value-type="float">
            <text:p>96.2306875</text:p>
          </table:table-cell>
          <table:table-cell office:value-type="float" office:value="423" calcext:value-type="float">
            <text:p>423</text:p>
          </table:table-cell>
          <table:table-cell office:value-type="float" office:value="3.5991330871729" calcext:value-type="float">
            <text:p>3.5991330871729</text:p>
          </table:table-cell>
          <table:table-cell office:value-type="float" office:value="4.186" calcext:value-type="float">
            <text:p>4.186</text:p>
          </table:table-cell>
          <table:table-cell office:value-type="float" office:value="30.68" calcext:value-type="float">
            <text:p>3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7:24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757" calcext:value-type="float">
            <text:p>30.757</text:p>
          </table:table-cell>
          <table:table-cell office:value-type="float" office:value="44.546" calcext:value-type="float">
            <text:p>44.546</text:p>
          </table:table-cell>
          <table:table-cell office:value-type="float" office:value="75.04" calcext:value-type="float">
            <text:p>75.04</text:p>
          </table:table-cell>
          <table:table-cell office:value-type="float" office:value="96.229921875" calcext:value-type="float">
            <text:p>96.229921875</text:p>
          </table:table-cell>
          <table:table-cell office:value-type="float" office:value="464" calcext:value-type="float">
            <text:p>464</text:p>
          </table:table-cell>
          <table:table-cell office:value-type="float" office:value="3.94861913937058" calcext:value-type="float">
            <text:p>3.94861913937058</text:p>
          </table:table-cell>
          <table:table-cell office:value-type="float" office:value="4.251" calcext:value-type="float">
            <text:p>4.251</text:p>
          </table:table-cell>
          <table:table-cell office:value-type="float" office:value="30.63" calcext:value-type="float">
            <text:p>3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7:31 2020</text:p>
          </table:table-cell>
          <table:table-cell office:value-type="float" office:value="6.234" calcext:value-type="float">
            <text:p>6.234</text:p>
          </table:table-cell>
          <table:table-cell office:value-type="float" office:value="30.805" calcext:value-type="float">
            <text:p>30.805</text:p>
          </table:table-cell>
          <table:table-cell office:value-type="float" office:value="43.601" calcext:value-type="float">
            <text:p>43.601</text:p>
          </table:table-cell>
          <table:table-cell office:value-type="float" office:value="71.12" calcext:value-type="float">
            <text:p>71.12</text:p>
          </table:table-cell>
          <table:table-cell office:value-type="float" office:value="96.230878906" calcext:value-type="float">
            <text:p>96.230878906</text:p>
          </table:table-cell>
          <table:table-cell office:value-type="float" office:value="469" calcext:value-type="float">
            <text:p>469</text:p>
          </table:table-cell>
          <table:table-cell office:value-type="float" office:value="3.98732755854989" calcext:value-type="float">
            <text:p>3.98732755854989</text:p>
          </table:table-cell>
          <table:table-cell office:value-type="float" office:value="4.321" calcext:value-type="float">
            <text:p>4.321</text:p>
          </table:table-cell>
          <table:table-cell office:value-type="float" office:value="30.85" calcext:value-type="float">
            <text:p>3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7:38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817" calcext:value-type="float">
            <text:p>30.817</text:p>
          </table:table-cell>
          <table:table-cell office:value-type="float" office:value="43.231" calcext:value-type="float">
            <text:p>43.231</text:p>
          </table:table-cell>
          <table:table-cell office:value-type="float" office:value="72" calcext:value-type="float">
            <text:p>72</text:p>
          </table:table-cell>
          <table:table-cell office:value-type="float" office:value="96.231070312" calcext:value-type="float">
            <text:p>96.231070312</text:p>
          </table:table-cell>
          <table:table-cell office:value-type="float" office:value="481" calcext:value-type="float">
            <text:p>481</text:p>
          </table:table-cell>
          <table:table-cell office:value-type="float" office:value="4.09328837508028" calcext:value-type="float">
            <text:p>4.09328837508028</text:p>
          </table:table-cell>
          <table:table-cell office:value-type="float" office:value="4.335" calcext:value-type="float">
            <text:p>4.335</text:p>
          </table:table-cell>
          <table:table-cell office:value-type="float" office:value="30.73" calcext:value-type="float">
            <text:p>3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7:45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835" calcext:value-type="float">
            <text:p>30.835</text:p>
          </table:table-cell>
          <table:table-cell office:value-type="float" office:value="43.949" calcext:value-type="float">
            <text:p>43.949</text:p>
          </table:table-cell>
          <table:table-cell office:value-type="float" office:value="72.96" calcext:value-type="float">
            <text:p>72.96</text:p>
          </table:table-cell>
          <table:table-cell office:value-type="float" office:value="96.23565625" calcext:value-type="float">
            <text:p>96.23565625</text:p>
          </table:table-cell>
          <table:table-cell office:value-type="float" office:value="455" calcext:value-type="float">
            <text:p>455</text:p>
          </table:table-cell>
          <table:table-cell office:value-type="float" office:value="3.87265135699374" calcext:value-type="float">
            <text:p>3.87265135699374</text:p>
          </table:table-cell>
          <table:table-cell office:value-type="float" office:value="4.197" calcext:value-type="float">
            <text:p>4.197</text:p>
          </table:table-cell>
          <table:table-cell office:value-type="float" office:value="30.82" calcext:value-type="float">
            <text:p>3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7:52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868" calcext:value-type="float">
            <text:p>30.868</text:p>
          </table:table-cell>
          <table:table-cell office:value-type="float" office:value="43.273" calcext:value-type="float">
            <text:p>43.273</text:p>
          </table:table-cell>
          <table:table-cell office:value-type="float" office:value="72.08" calcext:value-type="float">
            <text:p>72.08</text:p>
          </table:table-cell>
          <table:table-cell office:value-type="float" office:value="96.231578125" calcext:value-type="float">
            <text:p>96.231578125</text:p>
          </table:table-cell>
          <table:table-cell office:value-type="float" office:value="482" calcext:value-type="float">
            <text:p>482</text:p>
          </table:table-cell>
          <table:table-cell office:value-type="float" office:value="4.10179833012203" calcext:value-type="float">
            <text:p>4.10179833012203</text:p>
          </table:table-cell>
          <table:table-cell office:value-type="float" office:value="4.309" calcext:value-type="float">
            <text:p>4.309</text:p>
          </table:table-cell>
          <table:table-cell office:value-type="float" office:value="30.9" calcext:value-type="float">
            <text:p>3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7:59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875" calcext:value-type="float">
            <text:p>30.875</text:p>
          </table:table-cell>
          <table:table-cell office:value-type="float" office:value="42.738" calcext:value-type="float">
            <text:p>42.738</text:p>
          </table:table-cell>
          <table:table-cell office:value-type="float" office:value="72.32" calcext:value-type="float">
            <text:p>72.32</text:p>
          </table:table-cell>
          <table:table-cell office:value-type="float" office:value="96.232011718" calcext:value-type="float">
            <text:p>96.232011718</text:p>
          </table:table-cell>
          <table:table-cell office:value-type="float" office:value="465" calcext:value-type="float">
            <text:p>465</text:p>
          </table:table-cell>
          <table:table-cell office:value-type="float" office:value="3.95522388059701" calcext:value-type="float">
            <text:p>3.95522388059701</text:p>
          </table:table-cell>
          <table:table-cell office:value-type="float" office:value="4.232" calcext:value-type="float">
            <text:p>4.232</text:p>
          </table:table-cell>
          <table:table-cell office:value-type="float" office:value="30.83" calcext:value-type="float">
            <text:p>3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8:0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918" calcext:value-type="float">
            <text:p>30.918</text:p>
          </table:table-cell>
          <table:table-cell office:value-type="float" office:value="43.176" calcext:value-type="float">
            <text:p>43.176</text:p>
          </table:table-cell>
          <table:table-cell office:value-type="float" office:value="72" calcext:value-type="float">
            <text:p>72</text:p>
          </table:table-cell>
          <table:table-cell office:value-type="float" office:value="96.233011718" calcext:value-type="float">
            <text:p>96.233011718</text:p>
          </table:table-cell>
          <table:table-cell office:value-type="float" office:value="476" calcext:value-type="float">
            <text:p>476</text:p>
          </table:table-cell>
          <table:table-cell office:value-type="float" office:value="4.05138911193191" calcext:value-type="float">
            <text:p>4.05138911193191</text:p>
          </table:table-cell>
          <table:table-cell office:value-type="float" office:value="4.262" calcext:value-type="float">
            <text:p>4.262</text:p>
          </table:table-cell>
          <table:table-cell office:value-type="float" office:value="30.79" calcext:value-type="float">
            <text:p>3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8:14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941" calcext:value-type="float">
            <text:p>30.941</text:p>
          </table:table-cell>
          <table:table-cell office:value-type="float" office:value="42.994" calcext:value-type="float">
            <text:p>42.994</text:p>
          </table:table-cell>
          <table:table-cell office:value-type="float" office:value="71.76" calcext:value-type="float">
            <text:p>71.76</text:p>
          </table:table-cell>
          <table:table-cell office:value-type="float" office:value="96.23265625" calcext:value-type="float">
            <text:p>96.23265625</text:p>
          </table:table-cell>
          <table:table-cell office:value-type="float" office:value="470" calcext:value-type="float">
            <text:p>470</text:p>
          </table:table-cell>
          <table:table-cell office:value-type="float" office:value="3.9983948635634" calcext:value-type="float">
            <text:p>3.9983948635634</text:p>
          </table:table-cell>
          <table:table-cell office:value-type="float" office:value="4.321" calcext:value-type="float">
            <text:p>4.321</text:p>
          </table:table-cell>
          <table:table-cell office:value-type="float" office:value="30.85" calcext:value-type="float">
            <text:p>3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8:21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953" calcext:value-type="float">
            <text:p>30.953</text:p>
          </table:table-cell>
          <table:table-cell office:value-type="float" office:value="43.972" calcext:value-type="float">
            <text:p>43.972</text:p>
          </table:table-cell>
          <table:table-cell office:value-type="float" office:value="71.6" calcext:value-type="float">
            <text:p>71.6</text:p>
          </table:table-cell>
          <table:table-cell office:value-type="float" office:value="96.231777343" calcext:value-type="float">
            <text:p>96.231777343</text:p>
          </table:table-cell>
          <table:table-cell office:value-type="float" office:value="485" calcext:value-type="float">
            <text:p>485</text:p>
          </table:table-cell>
          <table:table-cell office:value-type="float" office:value="4.12534103675173" calcext:value-type="float">
            <text:p>4.12534103675173</text:p>
          </table:table-cell>
          <table:table-cell office:value-type="float" office:value="4.476" calcext:value-type="float">
            <text:p>4.476</text:p>
          </table:table-cell>
          <table:table-cell office:value-type="float" office:value="30.87" calcext:value-type="float">
            <text:p>3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8:28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946" calcext:value-type="float">
            <text:p>30.946</text:p>
          </table:table-cell>
          <table:table-cell office:value-type="float" office:value="42.68" calcext:value-type="float">
            <text:p>42.68</text:p>
          </table:table-cell>
          <table:table-cell office:value-type="float" office:value="71.76" calcext:value-type="float">
            <text:p>71.76</text:p>
          </table:table-cell>
          <table:table-cell office:value-type="float" office:value="96.232492187" calcext:value-type="float">
            <text:p>96.232492187</text:p>
          </table:table-cell>
          <table:table-cell office:value-type="float" office:value="458" calcext:value-type="float">
            <text:p>458</text:p>
          </table:table-cell>
          <table:table-cell office:value-type="float" office:value="3.89568287594287" calcext:value-type="float">
            <text:p>3.89568287594287</text:p>
          </table:table-cell>
          <table:table-cell office:value-type="float" office:value="4.206" calcext:value-type="float">
            <text:p>4.206</text:p>
          </table:table-cell>
          <table:table-cell office:value-type="float" office:value="30.71" calcext:value-type="float">
            <text:p>3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8:35 2020</text:p>
          </table:table-cell>
          <table:table-cell office:value-type="float" office:value="6.24" calcext:value-type="float">
            <text:p>6.24</text:p>
          </table:table-cell>
          <table:table-cell office:value-type="float" office:value="30.948" calcext:value-type="float">
            <text:p>30.948</text:p>
          </table:table-cell>
          <table:table-cell office:value-type="float" office:value="43.206" calcext:value-type="float">
            <text:p>43.206</text:p>
          </table:table-cell>
          <table:table-cell office:value-type="float" office:value="71.28" calcext:value-type="float">
            <text:p>71.28</text:p>
          </table:table-cell>
          <table:table-cell office:value-type="float" office:value="96.232871093" calcext:value-type="float">
            <text:p>96.232871093</text:p>
          </table:table-cell>
          <table:table-cell office:value-type="float" office:value="486" calcext:value-type="float">
            <text:p>486</text:p>
          </table:table-cell>
          <table:table-cell office:value-type="float" office:value="4.12788461538462" calcext:value-type="float">
            <text:p>4.12788461538462</text:p>
          </table:table-cell>
          <table:table-cell office:value-type="float" office:value="4.372" calcext:value-type="float">
            <text:p>4.372</text:p>
          </table:table-cell>
          <table:table-cell office:value-type="float" office:value="30.71" calcext:value-type="float">
            <text:p>3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8:42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961" calcext:value-type="float">
            <text:p>30.961</text:p>
          </table:table-cell>
          <table:table-cell office:value-type="float" office:value="42.161" calcext:value-type="float">
            <text:p>42.161</text:p>
          </table:table-cell>
          <table:table-cell office:value-type="float" office:value="70.96" calcext:value-type="float">
            <text:p>70.96</text:p>
          </table:table-cell>
          <table:table-cell office:value-type="float" office:value="96.230347656" calcext:value-type="float">
            <text:p>96.230347656</text:p>
          </table:table-cell>
          <table:table-cell office:value-type="float" office:value="470" calcext:value-type="float">
            <text:p>470</text:p>
          </table:table-cell>
          <table:table-cell office:value-type="float" office:value="3.99967886962107" calcext:value-type="float">
            <text:p>3.99967886962107</text:p>
          </table:table-cell>
          <table:table-cell office:value-type="float" office:value="4.274" calcext:value-type="float">
            <text:p>4.274</text:p>
          </table:table-cell>
          <table:table-cell office:value-type="float" office:value="30.78" calcext:value-type="float">
            <text:p>3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8:49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979" calcext:value-type="float">
            <text:p>30.979</text:p>
          </table:table-cell>
          <table:table-cell office:value-type="float" office:value="42.578" calcext:value-type="float">
            <text:p>42.578</text:p>
          </table:table-cell>
          <table:table-cell office:value-type="float" office:value="71.28" calcext:value-type="float">
            <text:p>71.28</text:p>
          </table:table-cell>
          <table:table-cell office:value-type="float" office:value="96.229324218" calcext:value-type="float">
            <text:p>96.229324218</text:p>
          </table:table-cell>
          <table:table-cell office:value-type="float" office:value="463" calcext:value-type="float">
            <text:p>463</text:p>
          </table:table-cell>
          <table:table-cell office:value-type="float" office:value="3.93884430176565" calcext:value-type="float">
            <text:p>3.93884430176565</text:p>
          </table:table-cell>
          <table:table-cell office:value-type="float" office:value="4.242" calcext:value-type="float">
            <text:p>4.242</text:p>
          </table:table-cell>
          <table:table-cell office:value-type="float" office:value="30.78" calcext:value-type="float">
            <text:p>3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8:5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981" calcext:value-type="float">
            <text:p>30.981</text:p>
          </table:table-cell>
          <table:table-cell office:value-type="float" office:value="42.137" calcext:value-type="float">
            <text:p>42.137</text:p>
          </table:table-cell>
          <table:table-cell office:value-type="float" office:value="70.64" calcext:value-type="float">
            <text:p>70.64</text:p>
          </table:table-cell>
          <table:table-cell office:value-type="float" office:value="96.228945312" calcext:value-type="float">
            <text:p>96.228945312</text:p>
          </table:table-cell>
          <table:table-cell office:value-type="float" office:value="452" calcext:value-type="float">
            <text:p>452</text:p>
          </table:table-cell>
          <table:table-cell office:value-type="float" office:value="3.84711739200257" calcext:value-type="float">
            <text:p>3.84711739200257</text:p>
          </table:table-cell>
          <table:table-cell office:value-type="float" office:value="4.331" calcext:value-type="float">
            <text:p>4.331</text:p>
          </table:table-cell>
          <table:table-cell office:value-type="float" office:value="30.82" calcext:value-type="float">
            <text:p>3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9:03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1.004" calcext:value-type="float">
            <text:p>31.004</text:p>
          </table:table-cell>
          <table:table-cell office:value-type="float" office:value="42.398" calcext:value-type="float">
            <text:p>42.398</text:p>
          </table:table-cell>
          <table:table-cell office:value-type="float" office:value="70.88" calcext:value-type="float">
            <text:p>70.88</text:p>
          </table:table-cell>
          <table:table-cell office:value-type="float" office:value="96.230355468" calcext:value-type="float">
            <text:p>96.230355468</text:p>
          </table:table-cell>
          <table:table-cell office:value-type="float" office:value="445" calcext:value-type="float">
            <text:p>445</text:p>
          </table:table-cell>
          <table:table-cell office:value-type="float" office:value="3.78692999357739" calcext:value-type="float">
            <text:p>3.78692999357739</text:p>
          </table:table-cell>
          <table:table-cell office:value-type="float" office:value="4.224" calcext:value-type="float">
            <text:p>4.224</text:p>
          </table:table-cell>
          <table:table-cell office:value-type="float" office:value="30.89" calcext:value-type="float">
            <text:p>3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9:10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1.011" calcext:value-type="float">
            <text:p>31.011</text:p>
          </table:table-cell>
          <table:table-cell office:value-type="float" office:value="42.71" calcext:value-type="float">
            <text:p>42.71</text:p>
          </table:table-cell>
          <table:table-cell office:value-type="float" office:value="70.44" calcext:value-type="float">
            <text:p>70.44</text:p>
          </table:table-cell>
          <table:table-cell office:value-type="float" office:value="96.232617187" calcext:value-type="float">
            <text:p>96.232617187</text:p>
          </table:table-cell>
          <table:table-cell office:value-type="float" office:value="441" calcext:value-type="float">
            <text:p>441</text:p>
          </table:table-cell>
          <table:table-cell office:value-type="float" office:value="3.75168539325843" calcext:value-type="float">
            <text:p>3.75168539325843</text:p>
          </table:table-cell>
          <table:table-cell office:value-type="float" office:value="4.376" calcext:value-type="float">
            <text:p>4.376</text:p>
          </table:table-cell>
          <table:table-cell office:value-type="float" office:value="30.78" calcext:value-type="float">
            <text:p>3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9:17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999" calcext:value-type="float">
            <text:p>30.999</text:p>
          </table:table-cell>
          <table:table-cell office:value-type="float" office:value="43.685" calcext:value-type="float">
            <text:p>43.685</text:p>
          </table:table-cell>
          <table:table-cell office:value-type="float" office:value="69.88" calcext:value-type="float">
            <text:p>69.88</text:p>
          </table:table-cell>
          <table:table-cell office:value-type="float" office:value="96.229058593" calcext:value-type="float">
            <text:p>96.229058593</text:p>
          </table:table-cell>
          <table:table-cell office:value-type="float" office:value="442" calcext:value-type="float">
            <text:p>442</text:p>
          </table:table-cell>
          <table:table-cell office:value-type="float" office:value="3.76019261637239" calcext:value-type="float">
            <text:p>3.76019261637239</text:p>
          </table:table-cell>
          <table:table-cell office:value-type="float" office:value="4.335" calcext:value-type="float">
            <text:p>4.335</text:p>
          </table:table-cell>
          <table:table-cell office:value-type="float" office:value="30.79" calcext:value-type="float">
            <text:p>3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9:24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1.057" calcext:value-type="float">
            <text:p>31.057</text:p>
          </table:table-cell>
          <table:table-cell office:value-type="float" office:value="42.619" calcext:value-type="float">
            <text:p>42.619</text:p>
          </table:table-cell>
          <table:table-cell office:value-type="float" office:value="69.8" calcext:value-type="float">
            <text:p>69.8</text:p>
          </table:table-cell>
          <table:table-cell office:value-type="float" office:value="96.229902343" calcext:value-type="float">
            <text:p>96.229902343</text:p>
          </table:table-cell>
          <table:table-cell office:value-type="float" office:value="455" calcext:value-type="float">
            <text:p>455</text:p>
          </table:table-cell>
          <table:table-cell office:value-type="float" office:value="3.87265135699374" calcext:value-type="float">
            <text:p>3.87265135699374</text:p>
          </table:table-cell>
          <table:table-cell office:value-type="float" office:value="4.209" calcext:value-type="float">
            <text:p>4.209</text:p>
          </table:table-cell>
          <table:table-cell office:value-type="float" office:value="30.75" calcext:value-type="float">
            <text:p>3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9:31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1.024" calcext:value-type="float">
            <text:p>31.024</text:p>
          </table:table-cell>
          <table:table-cell office:value-type="float" office:value="42.63" calcext:value-type="float">
            <text:p>42.63</text:p>
          </table:table-cell>
          <table:table-cell office:value-type="float" office:value="69.8" calcext:value-type="float">
            <text:p>69.8</text:p>
          </table:table-cell>
          <table:table-cell office:value-type="float" office:value="96.229183593" calcext:value-type="float">
            <text:p>96.229183593</text:p>
          </table:table-cell>
          <table:table-cell office:value-type="float" office:value="464" calcext:value-type="float">
            <text:p>464</text:p>
          </table:table-cell>
          <table:table-cell office:value-type="float" office:value="3.94735152487961" calcext:value-type="float">
            <text:p>3.94735152487961</text:p>
          </table:table-cell>
          <table:table-cell office:value-type="float" office:value="4.418" calcext:value-type="float">
            <text:p>4.418</text:p>
          </table:table-cell>
          <table:table-cell office:value-type="float" office:value="30.65" calcext:value-type="float">
            <text:p>3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9:38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1.067" calcext:value-type="float">
            <text:p>31.067</text:p>
          </table:table-cell>
          <table:table-cell office:value-type="float" office:value="42.46" calcext:value-type="float">
            <text:p>42.46</text:p>
          </table:table-cell>
          <table:table-cell office:value-type="float" office:value="68.16" calcext:value-type="float">
            <text:p>68.16</text:p>
          </table:table-cell>
          <table:table-cell office:value-type="float" office:value="96.23046875" calcext:value-type="float">
            <text:p>96.23046875</text:p>
          </table:table-cell>
          <table:table-cell office:value-type="float" office:value="465" calcext:value-type="float">
            <text:p>465</text:p>
          </table:table-cell>
          <table:table-cell office:value-type="float" office:value="3.95649381923262" calcext:value-type="float">
            <text:p>3.95649381923262</text:p>
          </table:table-cell>
          <table:table-cell office:value-type="float" office:value="4.354" calcext:value-type="float">
            <text:p>4.354</text:p>
          </table:table-cell>
          <table:table-cell office:value-type="float" office:value="30.53" calcext:value-type="float">
            <text:p>3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9:4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1.024" calcext:value-type="float">
            <text:p>31.024</text:p>
          </table:table-cell>
          <table:table-cell office:value-type="float" office:value="42.108" calcext:value-type="float">
            <text:p>42.108</text:p>
          </table:table-cell>
          <table:table-cell office:value-type="float" office:value="68.36" calcext:value-type="float">
            <text:p>68.36</text:p>
          </table:table-cell>
          <table:table-cell office:value-type="float" office:value="96.23025" calcext:value-type="float">
            <text:p>96.23025</text:p>
          </table:table-cell>
          <table:table-cell office:value-type="float" office:value="477" calcext:value-type="float">
            <text:p>477</text:p>
          </table:table-cell>
          <table:table-cell office:value-type="float" office:value="4.0592485549133" calcext:value-type="float">
            <text:p>4.0592485549133</text:p>
          </table:table-cell>
          <table:table-cell office:value-type="float" office:value="4.413" calcext:value-type="float">
            <text:p>4.413</text:p>
          </table:table-cell>
          <table:table-cell office:value-type="float" office:value="30.52" calcext:value-type="float">
            <text:p>3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9:52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996" calcext:value-type="float">
            <text:p>30.996</text:p>
          </table:table-cell>
          <table:table-cell office:value-type="float" office:value="42.75" calcext:value-type="float">
            <text:p>42.75</text:p>
          </table:table-cell>
          <table:table-cell office:value-type="float" office:value="67.96" calcext:value-type="float">
            <text:p>67.96</text:p>
          </table:table-cell>
          <table:table-cell office:value-type="float" office:value="96.229554687" calcext:value-type="float">
            <text:p>96.229554687</text:p>
          </table:table-cell>
          <table:table-cell office:value-type="float" office:value="475" calcext:value-type="float">
            <text:p>475</text:p>
          </table:table-cell>
          <table:table-cell office:value-type="float" office:value="4.04093097913323" calcext:value-type="float">
            <text:p>4.04093097913323</text:p>
          </table:table-cell>
          <table:table-cell office:value-type="float" office:value="4.435" calcext:value-type="float">
            <text:p>4.435</text:p>
          </table:table-cell>
          <table:table-cell office:value-type="float" office:value="30.53" calcext:value-type="float">
            <text:p>3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49:59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994" calcext:value-type="float">
            <text:p>30.994</text:p>
          </table:table-cell>
          <table:table-cell office:value-type="float" office:value="42.501" calcext:value-type="float">
            <text:p>42.501</text:p>
          </table:table-cell>
          <table:table-cell office:value-type="float" office:value="69.28" calcext:value-type="float">
            <text:p>69.28</text:p>
          </table:table-cell>
          <table:table-cell office:value-type="float" office:value="96.232261718" calcext:value-type="float">
            <text:p>96.232261718</text:p>
          </table:table-cell>
          <table:table-cell office:value-type="float" office:value="474" calcext:value-type="float">
            <text:p>474</text:p>
          </table:table-cell>
          <table:table-cell office:value-type="float" office:value="4.03371868978805" calcext:value-type="float">
            <text:p>4.03371868978805</text:p>
          </table:table-cell>
          <table:table-cell office:value-type="float" office:value="4.202" calcext:value-type="float">
            <text:p>4.202</text:p>
          </table:table-cell>
          <table:table-cell office:value-type="float" office:value="30.39" calcext:value-type="float">
            <text:p>3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0:0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996" calcext:value-type="float">
            <text:p>30.996</text:p>
          </table:table-cell>
          <table:table-cell office:value-type="float" office:value="43.354" calcext:value-type="float">
            <text:p>43.354</text:p>
          </table:table-cell>
          <table:table-cell office:value-type="float" office:value="69.64" calcext:value-type="float">
            <text:p>69.64</text:p>
          </table:table-cell>
          <table:table-cell office:value-type="float" office:value="96.229304687" calcext:value-type="float">
            <text:p>96.229304687</text:p>
          </table:table-cell>
          <table:table-cell office:value-type="float" office:value="476" calcext:value-type="float">
            <text:p>476</text:p>
          </table:table-cell>
          <table:table-cell office:value-type="float" office:value="4.05138911193191" calcext:value-type="float">
            <text:p>4.05138911193191</text:p>
          </table:table-cell>
          <table:table-cell office:value-type="float" office:value="4.357" calcext:value-type="float">
            <text:p>4.357</text:p>
          </table:table-cell>
          <table:table-cell office:value-type="float" office:value="30.34" calcext:value-type="float">
            <text:p>3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0:13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953" calcext:value-type="float">
            <text:p>30.953</text:p>
          </table:table-cell>
          <table:table-cell office:value-type="float" office:value="43.127" calcext:value-type="float">
            <text:p>43.127</text:p>
          </table:table-cell>
          <table:table-cell office:value-type="float" office:value="68.52" calcext:value-type="float">
            <text:p>68.52</text:p>
          </table:table-cell>
          <table:table-cell office:value-type="float" office:value="96.230285156" calcext:value-type="float">
            <text:p>96.230285156</text:p>
          </table:table-cell>
          <table:table-cell office:value-type="float" office:value="475" calcext:value-type="float">
            <text:p>475</text:p>
          </table:table-cell>
          <table:table-cell office:value-type="float" office:value="4.04287779026819" calcext:value-type="float">
            <text:p>4.04287779026819</text:p>
          </table:table-cell>
          <table:table-cell office:value-type="float" office:value="4.254" calcext:value-type="float">
            <text:p>4.254</text:p>
          </table:table-cell>
          <table:table-cell office:value-type="float" office:value="30.23" calcext:value-type="float">
            <text:p>3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0:2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966" calcext:value-type="float">
            <text:p>30.966</text:p>
          </table:table-cell>
          <table:table-cell office:value-type="float" office:value="43.354" calcext:value-type="float">
            <text:p>43.354</text:p>
          </table:table-cell>
          <table:table-cell office:value-type="float" office:value="68.64" calcext:value-type="float">
            <text:p>68.64</text:p>
          </table:table-cell>
          <table:table-cell office:value-type="float" office:value="96.230472656" calcext:value-type="float">
            <text:p>96.230472656</text:p>
          </table:table-cell>
          <table:table-cell office:value-type="float" office:value="476" calcext:value-type="float">
            <text:p>476</text:p>
          </table:table-cell>
          <table:table-cell office:value-type="float" office:value="4.05008829667683" calcext:value-type="float">
            <text:p>4.05008829667683</text:p>
          </table:table-cell>
          <table:table-cell office:value-type="float" office:value="4.49" calcext:value-type="float">
            <text:p>4.49</text:p>
          </table:table-cell>
          <table:table-cell office:value-type="float" office:value="30.19" calcext:value-type="float">
            <text:p>3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0:28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918" calcext:value-type="float">
            <text:p>30.918</text:p>
          </table:table-cell>
          <table:table-cell office:value-type="float" office:value="42.66" calcext:value-type="float">
            <text:p>42.66</text:p>
          </table:table-cell>
          <table:table-cell office:value-type="float" office:value="69.16" calcext:value-type="float">
            <text:p>69.16</text:p>
          </table:table-cell>
          <table:table-cell office:value-type="float" office:value="96.233222656" calcext:value-type="float">
            <text:p>96.233222656</text:p>
          </table:table-cell>
          <table:table-cell office:value-type="float" office:value="455" calcext:value-type="float">
            <text:p>455</text:p>
          </table:table-cell>
          <table:table-cell office:value-type="float" office:value="3.87078651685393" calcext:value-type="float">
            <text:p>3.87078651685393</text:p>
          </table:table-cell>
          <table:table-cell office:value-type="float" office:value="4.253" calcext:value-type="float">
            <text:p>4.253</text:p>
          </table:table-cell>
          <table:table-cell office:value-type="float" office:value="30.29" calcext:value-type="float">
            <text:p>3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0:35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895" calcext:value-type="float">
            <text:p>30.895</text:p>
          </table:table-cell>
          <table:table-cell office:value-type="float" office:value="43.232" calcext:value-type="float">
            <text:p>43.232</text:p>
          </table:table-cell>
          <table:table-cell office:value-type="float" office:value="68.36" calcext:value-type="float">
            <text:p>68.36</text:p>
          </table:table-cell>
          <table:table-cell office:value-type="float" office:value="96.229292968" calcext:value-type="float">
            <text:p>96.229292968</text:p>
          </table:table-cell>
          <table:table-cell office:value-type="float" office:value="464" calcext:value-type="float">
            <text:p>464</text:p>
          </table:table-cell>
          <table:table-cell office:value-type="float" office:value="3.94925325196724" calcext:value-type="float">
            <text:p>3.94925325196724</text:p>
          </table:table-cell>
          <table:table-cell office:value-type="float" office:value="4.351" calcext:value-type="float">
            <text:p>4.351</text:p>
          </table:table-cell>
          <table:table-cell office:value-type="float" office:value="30.25" calcext:value-type="float">
            <text:p>3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0:42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838" calcext:value-type="float">
            <text:p>30.838</text:p>
          </table:table-cell>
          <table:table-cell office:value-type="float" office:value="42.822" calcext:value-type="float">
            <text:p>42.822</text:p>
          </table:table-cell>
          <table:table-cell office:value-type="float" office:value="68.44" calcext:value-type="float">
            <text:p>68.44</text:p>
          </table:table-cell>
          <table:table-cell office:value-type="float" office:value="96.228019531" calcext:value-type="float">
            <text:p>96.228019531</text:p>
          </table:table-cell>
          <table:table-cell office:value-type="float" office:value="447" calcext:value-type="float">
            <text:p>447</text:p>
          </table:table-cell>
          <table:table-cell office:value-type="float" office:value="3.80272873194221" calcext:value-type="float">
            <text:p>3.80272873194221</text:p>
          </table:table-cell>
          <table:table-cell office:value-type="float" office:value="4.397" calcext:value-type="float">
            <text:p>4.397</text:p>
          </table:table-cell>
          <table:table-cell office:value-type="float" office:value="30.19" calcext:value-type="float">
            <text:p>3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0:49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815" calcext:value-type="float">
            <text:p>30.815</text:p>
          </table:table-cell>
          <table:table-cell office:value-type="float" office:value="43.705" calcext:value-type="float">
            <text:p>43.705</text:p>
          </table:table-cell>
          <table:table-cell office:value-type="float" office:value="67.76" calcext:value-type="float">
            <text:p>67.76</text:p>
          </table:table-cell>
          <table:table-cell office:value-type="float" office:value="96.227273437" calcext:value-type="float">
            <text:p>96.227273437</text:p>
          </table:table-cell>
          <table:table-cell office:value-type="float" office:value="468" calcext:value-type="float">
            <text:p>468</text:p>
          </table:table-cell>
          <table:table-cell office:value-type="float" office:value="3.98074145402022" calcext:value-type="float">
            <text:p>3.98074145402022</text:p>
          </table:table-cell>
          <table:table-cell office:value-type="float" office:value="4.509" calcext:value-type="float">
            <text:p>4.5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0:56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767" calcext:value-type="float">
            <text:p>30.767</text:p>
          </table:table-cell>
          <table:table-cell office:value-type="float" office:value="42.633" calcext:value-type="float">
            <text:p>42.633</text:p>
          </table:table-cell>
          <table:table-cell office:value-type="float" office:value="67.36" calcext:value-type="float">
            <text:p>67.36</text:p>
          </table:table-cell>
          <table:table-cell office:value-type="float" office:value="96.228222656" calcext:value-type="float">
            <text:p>96.228222656</text:p>
          </table:table-cell>
          <table:table-cell office:value-type="float" office:value="467" calcext:value-type="float">
            <text:p>467</text:p>
          </table:table-cell>
          <table:table-cell office:value-type="float" office:value="3.97351099694975" calcext:value-type="float">
            <text:p>3.97351099694975</text:p>
          </table:table-cell>
          <table:table-cell office:value-type="float" office:value="4.403" calcext:value-type="float">
            <text:p>4.403</text:p>
          </table:table-cell>
          <table:table-cell office:value-type="float" office:value="30.01" calcext:value-type="float">
            <text:p>3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1:03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77" calcext:value-type="float">
            <text:p>30.77</text:p>
          </table:table-cell>
          <table:table-cell office:value-type="float" office:value="43.19" calcext:value-type="float">
            <text:p>43.19</text:p>
          </table:table-cell>
          <table:table-cell office:value-type="float" office:value="67.84" calcext:value-type="float">
            <text:p>67.84</text:p>
          </table:table-cell>
          <table:table-cell office:value-type="float" office:value="96.229570312" calcext:value-type="float">
            <text:p>96.229570312</text:p>
          </table:table-cell>
          <table:table-cell office:value-type="float" office:value="508" calcext:value-type="float">
            <text:p>508</text:p>
          </table:table-cell>
          <table:table-cell office:value-type="float" office:value="4.32166934189406" calcext:value-type="float">
            <text:p>4.32166934189406</text:p>
          </table:table-cell>
          <table:table-cell office:value-type="float" office:value="4.538" calcext:value-type="float">
            <text:p>4.538</text:p>
          </table:table-cell>
          <table:table-cell office:value-type="float" office:value="29.99" calcext:value-type="float">
            <text:p>2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1:10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737" calcext:value-type="float">
            <text:p>30.737</text:p>
          </table:table-cell>
          <table:table-cell office:value-type="float" office:value="42.8" calcext:value-type="float">
            <text:p>42.8</text:p>
          </table:table-cell>
          <table:table-cell office:value-type="float" office:value="67.68" calcext:value-type="float">
            <text:p>67.68</text:p>
          </table:table-cell>
          <table:table-cell office:value-type="float" office:value="96.229605468" calcext:value-type="float">
            <text:p>96.229605468</text:p>
          </table:table-cell>
          <table:table-cell office:value-type="float" office:value="485" calcext:value-type="float">
            <text:p>485</text:p>
          </table:table-cell>
          <table:table-cell office:value-type="float" office:value="4.12666559640392" calcext:value-type="float">
            <text:p>4.12666559640392</text:p>
          </table:table-cell>
          <table:table-cell office:value-type="float" office:value="4.505" calcext:value-type="float">
            <text:p>4.505</text:p>
          </table:table-cell>
          <table:table-cell office:value-type="float" office:value="29.93" calcext:value-type="float">
            <text:p>2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1:17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689" calcext:value-type="float">
            <text:p>30.689</text:p>
          </table:table-cell>
          <table:table-cell office:value-type="float" office:value="42.897" calcext:value-type="float">
            <text:p>42.897</text:p>
          </table:table-cell>
          <table:table-cell office:value-type="float" office:value="67.24" calcext:value-type="float">
            <text:p>67.24</text:p>
          </table:table-cell>
          <table:table-cell office:value-type="float" office:value="96.230699218" calcext:value-type="float">
            <text:p>96.230699218</text:p>
          </table:table-cell>
          <table:table-cell office:value-type="float" office:value="458" calcext:value-type="float">
            <text:p>458</text:p>
          </table:table-cell>
          <table:table-cell office:value-type="float" office:value="3.8975594091201" calcext:value-type="float">
            <text:p>3.8975594091201</text:p>
          </table:table-cell>
          <table:table-cell office:value-type="float" office:value="4.183" calcext:value-type="float">
            <text:p>4.183</text:p>
          </table:table-cell>
          <table:table-cell office:value-type="float" office:value="29.95" calcext:value-type="float">
            <text:p>2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1:24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697" calcext:value-type="float">
            <text:p>30.697</text:p>
          </table:table-cell>
          <table:table-cell office:value-type="float" office:value="43.368" calcext:value-type="float">
            <text:p>43.368</text:p>
          </table:table-cell>
          <table:table-cell office:value-type="float" office:value="69.16" calcext:value-type="float">
            <text:p>69.16</text:p>
          </table:table-cell>
          <table:table-cell office:value-type="float" office:value="96.230878906" calcext:value-type="float">
            <text:p>96.230878906</text:p>
          </table:table-cell>
          <table:table-cell office:value-type="float" office:value="475" calcext:value-type="float">
            <text:p>475</text:p>
          </table:table-cell>
          <table:table-cell office:value-type="float" office:value="4.04157970781827" calcext:value-type="float">
            <text:p>4.04157970781827</text:p>
          </table:table-cell>
          <table:table-cell office:value-type="float" office:value="4.333" calcext:value-type="float">
            <text:p>4.333</text:p>
          </table:table-cell>
          <table:table-cell office:value-type="float" office:value="29.82" calcext:value-type="float">
            <text:p>2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1:31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649" calcext:value-type="float">
            <text:p>30.649</text:p>
          </table:table-cell>
          <table:table-cell office:value-type="float" office:value="42.759" calcext:value-type="float">
            <text:p>42.759</text:p>
          </table:table-cell>
          <table:table-cell office:value-type="float" office:value="69.12" calcext:value-type="float">
            <text:p>69.12</text:p>
          </table:table-cell>
          <table:table-cell office:value-type="float" office:value="96.226921875" calcext:value-type="float">
            <text:p>96.226921875</text:p>
          </table:table-cell>
          <table:table-cell office:value-type="float" office:value="466" calcext:value-type="float">
            <text:p>466</text:p>
          </table:table-cell>
          <table:table-cell office:value-type="float" office:value="3.96436597110754" calcext:value-type="float">
            <text:p>3.96436597110754</text:p>
          </table:table-cell>
          <table:table-cell office:value-type="float" office:value="4.144" calcext:value-type="float">
            <text:p>4.144</text:p>
          </table:table-cell>
          <table:table-cell office:value-type="float" office:value="29.93" calcext:value-type="float">
            <text:p>2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1:38 2020</text:p>
          </table:table-cell>
          <table:table-cell office:value-type="float" office:value="6.237" calcext:value-type="float">
            <text:p>6.237</text:p>
          </table:table-cell>
          <table:table-cell office:value-type="float" office:value="30.601" calcext:value-type="float">
            <text:p>30.601</text:p>
          </table:table-cell>
          <table:table-cell office:value-type="float" office:value="43.185" calcext:value-type="float">
            <text:p>43.185</text:p>
          </table:table-cell>
          <table:table-cell office:value-type="float" office:value="69.2" calcext:value-type="float">
            <text:p>69.2</text:p>
          </table:table-cell>
          <table:table-cell office:value-type="float" office:value="96.224207031" calcext:value-type="float">
            <text:p>96.224207031</text:p>
          </table:table-cell>
          <table:table-cell office:value-type="float" office:value="437" calcext:value-type="float">
            <text:p>437</text:p>
          </table:table-cell>
          <table:table-cell office:value-type="float" office:value="3.71348404681738" calcext:value-type="float">
            <text:p>3.71348404681738</text:p>
          </table:table-cell>
          <table:table-cell office:value-type="float" office:value="4.313" calcext:value-type="float">
            <text:p>4.313</text:p>
          </table:table-cell>
          <table:table-cell office:value-type="float" office:value="29.99" calcext:value-type="float">
            <text:p>2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1:45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618" calcext:value-type="float">
            <text:p>30.618</text:p>
          </table:table-cell>
          <table:table-cell office:value-type="float" office:value="43.385" calcext:value-type="float">
            <text:p>43.385</text:p>
          </table:table-cell>
          <table:table-cell office:value-type="float" office:value="67.28" calcext:value-type="float">
            <text:p>67.28</text:p>
          </table:table-cell>
          <table:table-cell office:value-type="float" office:value="96.223847656" calcext:value-type="float">
            <text:p>96.223847656</text:p>
          </table:table-cell>
          <table:table-cell office:value-type="float" office:value="471" calcext:value-type="float">
            <text:p>471</text:p>
          </table:table-cell>
          <table:table-cell office:value-type="float" office:value="4.00754535238401" calcext:value-type="float">
            <text:p>4.00754535238401</text:p>
          </table:table-cell>
          <table:table-cell office:value-type="float" office:value="4.274" calcext:value-type="float">
            <text:p>4.274</text:p>
          </table:table-cell>
          <table:table-cell office:value-type="float" office:value="29.9" calcext:value-type="float">
            <text:p>2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1:52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0.601" calcext:value-type="float">
            <text:p>30.601</text:p>
          </table:table-cell>
          <table:table-cell office:value-type="float" office:value="43.569" calcext:value-type="float">
            <text:p>43.569</text:p>
          </table:table-cell>
          <table:table-cell office:value-type="float" office:value="66.88" calcext:value-type="float">
            <text:p>66.88</text:p>
          </table:table-cell>
          <table:table-cell office:value-type="float" office:value="96.227496093" calcext:value-type="float">
            <text:p>96.227496093</text:p>
          </table:table-cell>
          <table:table-cell office:value-type="float" office:value="487" calcext:value-type="float">
            <text:p>487</text:p>
          </table:table-cell>
          <table:table-cell office:value-type="float" office:value="4.14767796882533" calcext:value-type="float">
            <text:p>4.14767796882533</text:p>
          </table:table-cell>
          <table:table-cell office:value-type="float" office:value="4.328" calcext:value-type="float">
            <text:p>4.328</text:p>
          </table:table-cell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1:59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588" calcext:value-type="float">
            <text:p>30.588</text:p>
          </table:table-cell>
          <table:table-cell office:value-type="float" office:value="43.659" calcext:value-type="float">
            <text:p>43.659</text:p>
          </table:table-cell>
          <table:table-cell office:value-type="float" office:value="67.04" calcext:value-type="float">
            <text:p>67.04</text:p>
          </table:table-cell>
          <table:table-cell office:value-type="float" office:value="96.225808593" calcext:value-type="float">
            <text:p>96.225808593</text:p>
          </table:table-cell>
          <table:table-cell office:value-type="float" office:value="464" calcext:value-type="float">
            <text:p>464</text:p>
          </table:table-cell>
          <table:table-cell office:value-type="float" office:value="3.94735152487961" calcext:value-type="float">
            <text:p>3.94735152487961</text:p>
          </table:table-cell>
          <table:table-cell office:value-type="float" office:value="4.274" calcext:value-type="float">
            <text:p>4.274</text:p>
          </table:table-cell>
          <table:table-cell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2:06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545" calcext:value-type="float">
            <text:p>30.545</text:p>
          </table:table-cell>
          <table:table-cell office:value-type="float" office:value="43.777" calcext:value-type="float">
            <text:p>43.777</text:p>
          </table:table-cell>
          <table:table-cell office:value-type="float" office:value="66.84" calcext:value-type="float">
            <text:p>66.84</text:p>
          </table:table-cell>
          <table:table-cell office:value-type="float" office:value="96.225761718" calcext:value-type="float">
            <text:p>96.225761718</text:p>
          </table:table-cell>
          <table:table-cell office:value-type="float" office:value="470" calcext:value-type="float">
            <text:p>470</text:p>
          </table:table-cell>
          <table:table-cell office:value-type="float" office:value="3.99967886962107" calcext:value-type="float">
            <text:p>3.99967886962107</text:p>
          </table:table-cell>
          <table:table-cell office:value-type="float" office:value="4.297" calcext:value-type="float">
            <text:p>4.297</text:p>
          </table:table-cell>
          <table:table-cell office:value-type="float" office:value="29.77" calcext:value-type="float">
            <text:p>2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2:13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538" calcext:value-type="float">
            <text:p>30.538</text:p>
          </table:table-cell>
          <table:table-cell office:value-type="float" office:value="43.446" calcext:value-type="float">
            <text:p>43.446</text:p>
          </table:table-cell>
          <table:table-cell office:value-type="float" office:value="66.72" calcext:value-type="float">
            <text:p>66.72</text:p>
          </table:table-cell>
          <table:table-cell office:value-type="float" office:value="96.225011718" calcext:value-type="float">
            <text:p>96.225011718</text:p>
          </table:table-cell>
          <table:table-cell office:value-type="float" office:value="465" calcext:value-type="float">
            <text:p>465</text:p>
          </table:table-cell>
          <table:table-cell office:value-type="float" office:value="3.95649381923262" calcext:value-type="float">
            <text:p>3.95649381923262</text:p>
          </table:table-cell>
          <table:table-cell office:value-type="float" office:value="4.195" calcext:value-type="float">
            <text:p>4.195</text:p>
          </table:table-cell>
          <table:table-cell office:value-type="float" office:value="29.79" calcext:value-type="float">
            <text:p>2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2:20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495" calcext:value-type="float">
            <text:p>30.495</text:p>
          </table:table-cell>
          <table:table-cell office:value-type="float" office:value="42.88" calcext:value-type="float">
            <text:p>42.88</text:p>
          </table:table-cell>
          <table:table-cell office:value-type="float" office:value="67" calcext:value-type="float">
            <text:p>67</text:p>
          </table:table-cell>
          <table:table-cell office:value-type="float" office:value="96.221972656" calcext:value-type="float">
            <text:p>96.221972656</text:p>
          </table:table-cell>
          <table:table-cell office:value-type="float" office:value="473" calcext:value-type="float">
            <text:p>473</text:p>
          </table:table-cell>
          <table:table-cell office:value-type="float" office:value="4.02650176678445" calcext:value-type="float">
            <text:p>4.02650176678445</text:p>
          </table:table-cell>
          <table:table-cell office:value-type="float" office:value="4.391" calcext:value-type="float">
            <text:p>4.391</text:p>
          </table:table-cell>
          <table:table-cell office:value-type="float" office:value="29.75" calcext:value-type="float">
            <text:p>2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2:28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488" calcext:value-type="float">
            <text:p>30.488</text:p>
          </table:table-cell>
          <table:table-cell office:value-type="float" office:value="43.778" calcext:value-type="float">
            <text:p>43.778</text:p>
          </table:table-cell>
          <table:table-cell office:value-type="float" office:value="66.68" calcext:value-type="float">
            <text:p>66.68</text:p>
          </table:table-cell>
          <table:table-cell office:value-type="float" office:value="96.225457031" calcext:value-type="float">
            <text:p>96.225457031</text:p>
          </table:table-cell>
          <table:table-cell office:value-type="float" office:value="465" calcext:value-type="float">
            <text:p>465</text:p>
          </table:table-cell>
          <table:table-cell office:value-type="float" office:value="3.95649381923262" calcext:value-type="float">
            <text:p>3.95649381923262</text:p>
          </table:table-cell>
          <table:table-cell office:value-type="float" office:value="4.199" calcext:value-type="float">
            <text:p>4.199</text:p>
          </table:table-cell>
          <table:table-cell office:value-type="float" office:value="29.78" calcext:value-type="float">
            <text:p>2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2:35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435" calcext:value-type="float">
            <text:p>30.435</text:p>
          </table:table-cell>
          <table:table-cell office:value-type="float" office:value="43.518" calcext:value-type="float">
            <text:p>43.518</text:p>
          </table:table-cell>
          <table:table-cell office:value-type="float" office:value="67.2" calcext:value-type="float">
            <text:p>67.2</text:p>
          </table:table-cell>
          <table:table-cell office:value-type="float" office:value="96.228644531" calcext:value-type="float">
            <text:p>96.228644531</text:p>
          </table:table-cell>
          <table:table-cell office:value-type="float" office:value="456" calcext:value-type="float">
            <text:p>456</text:p>
          </table:table-cell>
          <table:table-cell office:value-type="float" office:value="3.8786711603274" calcext:value-type="float">
            <text:p>3.8786711603274</text:p>
          </table:table-cell>
          <table:table-cell office:value-type="float" office:value="4.088" calcext:value-type="float">
            <text:p>4.088</text:p>
          </table:table-cell>
          <table:table-cell office:value-type="float" office:value="29.79" calcext:value-type="float">
            <text:p>2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2:42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0.442" calcext:value-type="float">
            <text:p>30.442</text:p>
          </table:table-cell>
          <table:table-cell office:value-type="float" office:value="43.806" calcext:value-type="float">
            <text:p>43.806</text:p>
          </table:table-cell>
          <table:table-cell office:value-type="float" office:value="66.6" calcext:value-type="float">
            <text:p>66.6</text:p>
          </table:table-cell>
          <table:table-cell office:value-type="float" office:value="96.227480468" calcext:value-type="float">
            <text:p>96.227480468</text:p>
          </table:table-cell>
          <table:table-cell office:value-type="float" office:value="478" calcext:value-type="float">
            <text:p>478</text:p>
          </table:table-cell>
          <table:table-cell office:value-type="float" office:value="4.06449542756297" calcext:value-type="float">
            <text:p>4.06449542756297</text:p>
          </table:table-cell>
          <table:table-cell office:value-type="float" office:value="4.48" calcext:value-type="float">
            <text:p>4.48</text:p>
          </table:table-cell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2:49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384" calcext:value-type="float">
            <text:p>30.384</text:p>
          </table:table-cell>
          <table:table-cell office:value-type="float" office:value="43.35" calcext:value-type="float">
            <text:p>43.35</text:p>
          </table:table-cell>
          <table:table-cell office:value-type="float" office:value="66.12" calcext:value-type="float">
            <text:p>66.12</text:p>
          </table:table-cell>
          <table:table-cell office:value-type="float" office:value="96.227761718" calcext:value-type="float">
            <text:p>96.227761718</text:p>
          </table:table-cell>
          <table:table-cell office:value-type="float" office:value="466" calcext:value-type="float">
            <text:p>466</text:p>
          </table:table-cell>
          <table:table-cell office:value-type="float" office:value="3.96500240809119" calcext:value-type="float">
            <text:p>3.96500240809119</text:p>
          </table:table-cell>
          <table:table-cell office:value-type="float" office:value="4.348" calcext:value-type="float">
            <text:p>4.348</text:p>
          </table:table-cell>
          <table:table-cell office:value-type="float" office:value="29.59" calcext:value-type="float">
            <text:p>2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2:5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392" calcext:value-type="float">
            <text:p>30.392</text:p>
          </table:table-cell>
          <table:table-cell office:value-type="float" office:value="43.84" calcext:value-type="float">
            <text:p>43.84</text:p>
          </table:table-cell>
          <table:table-cell office:value-type="float" office:value="65.68" calcext:value-type="float">
            <text:p>65.68</text:p>
          </table:table-cell>
          <table:table-cell office:value-type="float" office:value="96.228140625" calcext:value-type="float">
            <text:p>96.228140625</text:p>
          </table:table-cell>
          <table:table-cell office:value-type="float" office:value="454" calcext:value-type="float">
            <text:p>454</text:p>
          </table:table-cell>
          <table:table-cell office:value-type="float" office:value="3.8647606810151" calcext:value-type="float">
            <text:p>3.8647606810151</text:p>
          </table:table-cell>
          <table:table-cell office:value-type="float" office:value="4.34" calcext:value-type="float">
            <text:p>4.34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3:03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344" calcext:value-type="float">
            <text:p>30.344</text:p>
          </table:table-cell>
          <table:table-cell office:value-type="float" office:value="43.566" calcext:value-type="float">
            <text:p>43.566</text:p>
          </table:table-cell>
          <table:table-cell office:value-type="float" office:value="59.24" calcext:value-type="float">
            <text:p>59.24</text:p>
          </table:table-cell>
          <table:table-cell office:value-type="float" office:value="96.229597656" calcext:value-type="float">
            <text:p>96.229597656</text:p>
          </table:table-cell>
          <table:table-cell office:value-type="float" office:value="479" calcext:value-type="float">
            <text:p>479</text:p>
          </table:table-cell>
          <table:table-cell office:value-type="float" office:value="4.07561406325253" calcext:value-type="float">
            <text:p>4.07561406325253</text:p>
          </table:table-cell>
          <table:table-cell office:value-type="float" office:value="4.403" calcext:value-type="float">
            <text:p>4.403</text:p>
          </table:table-cell>
          <table:table-cell office:value-type="float" office:value="29.49" calcext:value-type="float">
            <text:p>2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3:10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311" calcext:value-type="float">
            <text:p>30.311</text:p>
          </table:table-cell>
          <table:table-cell office:value-type="float" office:value="43.925" calcext:value-type="float">
            <text:p>43.925</text:p>
          </table:table-cell>
          <table:table-cell office:value-type="float" office:value="68.4" calcext:value-type="float">
            <text:p>68.4</text:p>
          </table:table-cell>
          <table:table-cell office:value-type="float" office:value="96.232824218" calcext:value-type="float">
            <text:p>96.232824218</text:p>
          </table:table-cell>
          <table:table-cell office:value-type="float" office:value="463" calcext:value-type="float">
            <text:p>463</text:p>
          </table:table-cell>
          <table:table-cell office:value-type="float" office:value="3.93821216498154" calcext:value-type="float">
            <text:p>3.93821216498154</text:p>
          </table:table-cell>
          <table:table-cell office:value-type="float" office:value="4.189" calcext:value-type="float">
            <text:p>4.189</text:p>
          </table:table-cell>
          <table:table-cell office:value-type="float" office:value="29.61" calcext:value-type="float">
            <text:p>2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3:17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319" calcext:value-type="float">
            <text:p>30.319</text:p>
          </table:table-cell>
          <table:table-cell office:value-type="float" office:value="44.619" calcext:value-type="float">
            <text:p>44.619</text:p>
          </table:table-cell>
          <table:table-cell office:value-type="float" office:value="62.44" calcext:value-type="float">
            <text:p>62.44</text:p>
          </table:table-cell>
          <table:table-cell office:value-type="float" office:value="96.230382812" calcext:value-type="float">
            <text:p>96.230382812</text:p>
          </table:table-cell>
          <table:table-cell office:value-type="float" office:value="479" calcext:value-type="float">
            <text:p>479</text:p>
          </table:table-cell>
          <table:table-cell office:value-type="float" office:value="4.07430588990531" calcext:value-type="float">
            <text:p>4.07430588990531</text:p>
          </table:table-cell>
          <table:table-cell office:value-type="float" office:value="4.327" calcext:value-type="float">
            <text:p>4.327</text:p>
          </table:table-cell>
          <table:table-cell office:value-type="float" office:value="29.67" calcext:value-type="float">
            <text:p>2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3:24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311" calcext:value-type="float">
            <text:p>30.311</text:p>
          </table:table-cell>
          <table:table-cell office:value-type="float" office:value="43.583" calcext:value-type="float">
            <text:p>43.583</text:p>
          </table:table-cell>
          <table:table-cell office:value-type="float" office:value="58" calcext:value-type="float">
            <text:p>58</text:p>
          </table:table-cell>
          <table:table-cell office:value-type="float" office:value="96.227328125" calcext:value-type="float">
            <text:p>96.227328125</text:p>
          </table:table-cell>
          <table:table-cell office:value-type="float" office:value="480" calcext:value-type="float">
            <text:p>480</text:p>
          </table:table-cell>
          <table:table-cell office:value-type="float" office:value="4.08477842003854" calcext:value-type="float">
            <text:p>4.08477842003854</text:p>
          </table:table-cell>
          <table:table-cell office:value-type="float" office:value="4.34" calcext:value-type="float">
            <text:p>4.34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3:3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274" calcext:value-type="float">
            <text:p>30.274</text:p>
          </table:table-cell>
          <table:table-cell office:value-type="float" office:value="44.29" calcext:value-type="float">
            <text:p>44.29</text:p>
          </table:table-cell>
          <table:table-cell office:value-type="float" office:value="64.96" calcext:value-type="float">
            <text:p>64.96</text:p>
          </table:table-cell>
          <table:table-cell office:value-type="float" office:value="96.229699218" calcext:value-type="float">
            <text:p>96.229699218</text:p>
          </table:table-cell>
          <table:table-cell office:value-type="float" office:value="469" calcext:value-type="float">
            <text:p>469</text:p>
          </table:table-cell>
          <table:table-cell office:value-type="float" office:value="3.99052817466688" calcext:value-type="float">
            <text:p>3.99052817466688</text:p>
          </table:table-cell>
          <table:table-cell office:value-type="float" office:value="4.267" calcext:value-type="float">
            <text:p>4.267</text:p>
          </table:table-cell>
          <table:table-cell office:value-type="float" office:value="29.61" calcext:value-type="float">
            <text:p>2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3:38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0.281" calcext:value-type="float">
            <text:p>30.281</text:p>
          </table:table-cell>
          <table:table-cell office:value-type="float" office:value="44.267" calcext:value-type="float">
            <text:p>44.267</text:p>
          </table:table-cell>
          <table:table-cell office:value-type="float" office:value="65.48" calcext:value-type="float">
            <text:p>65.48</text:p>
          </table:table-cell>
          <table:table-cell office:value-type="float" office:value="96.229503906" calcext:value-type="float">
            <text:p>96.229503906</text:p>
          </table:table-cell>
          <table:table-cell office:value-type="float" office:value="492" calcext:value-type="float">
            <text:p>492</text:p>
          </table:table-cell>
          <table:table-cell office:value-type="float" office:value="4.18353922669662" calcext:value-type="float">
            <text:p>4.18353922669662</text:p>
          </table:table-cell>
          <table:table-cell office:value-type="float" office:value="4.557" calcext:value-type="float">
            <text:p>4.557</text:p>
          </table:table-cell>
          <table:table-cell office:value-type="float" office:value="29.52" calcext:value-type="float">
            <text:p>2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3:4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248" calcext:value-type="float">
            <text:p>30.248</text:p>
          </table:table-cell>
          <table:table-cell office:value-type="float" office:value="44.006" calcext:value-type="float">
            <text:p>44.006</text:p>
          </table:table-cell>
          <table:table-cell office:value-type="float" office:value="65.56" calcext:value-type="float">
            <text:p>65.56</text:p>
          </table:table-cell>
          <table:table-cell office:value-type="float" office:value="96.224988281" calcext:value-type="float">
            <text:p>96.224988281</text:p>
          </table:table-cell>
          <table:table-cell office:value-type="float" office:value="478" calcext:value-type="float">
            <text:p>478</text:p>
          </table:table-cell>
          <table:table-cell office:value-type="float" office:value="4.06775850995504" calcext:value-type="float">
            <text:p>4.06775850995504</text:p>
          </table:table-cell>
          <table:table-cell office:value-type="float" office:value="4.264" calcext:value-type="float">
            <text:p>4.264</text:p>
          </table:table-cell>
          <table:table-cell office:value-type="float" office:value="29.52" calcext:value-type="float">
            <text:p>2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3:52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221" calcext:value-type="float">
            <text:p>30.221</text:p>
          </table:table-cell>
          <table:table-cell office:value-type="float" office:value="43.318" calcext:value-type="float">
            <text:p>43.318</text:p>
          </table:table-cell>
          <table:table-cell office:value-type="float" office:value="65.28" calcext:value-type="float">
            <text:p>65.28</text:p>
          </table:table-cell>
          <table:table-cell office:value-type="float" office:value="96.226765625" calcext:value-type="float">
            <text:p>96.226765625</text:p>
          </table:table-cell>
          <table:table-cell office:value-type="float" office:value="471" calcext:value-type="float">
            <text:p>471</text:p>
          </table:table-cell>
          <table:table-cell office:value-type="float" office:value="4.0056161745828" calcext:value-type="float">
            <text:p>4.0056161745828</text:p>
          </table:table-cell>
          <table:table-cell office:value-type="float" office:value="4.302" calcext:value-type="float">
            <text:p>4.302</text:p>
          </table:table-cell>
          <table:table-cell office:value-type="float" office:value="29.65" calcext:value-type="float">
            <text:p>2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3:59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178" calcext:value-type="float">
            <text:p>30.178</text:p>
          </table:table-cell>
          <table:table-cell office:value-type="float" office:value="43.969" calcext:value-type="float">
            <text:p>43.969</text:p>
          </table:table-cell>
          <table:table-cell office:value-type="float" office:value="65.2" calcext:value-type="float">
            <text:p>65.2</text:p>
          </table:table-cell>
          <table:table-cell office:value-type="float" office:value="96.228644531" calcext:value-type="float">
            <text:p>96.228644531</text:p>
          </table:table-cell>
          <table:table-cell office:value-type="float" office:value="475" calcext:value-type="float">
            <text:p>475</text:p>
          </table:table-cell>
          <table:table-cell office:value-type="float" office:value="4.04093097913323" calcext:value-type="float">
            <text:p>4.04093097913323</text:p>
          </table:table-cell>
          <table:table-cell office:value-type="float" office:value="4.353" calcext:value-type="float">
            <text:p>4.353</text:p>
          </table:table-cell>
          <table:table-cell office:value-type="float" office:value="29.51" calcext:value-type="float">
            <text:p>2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4:06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201" calcext:value-type="float">
            <text:p>30.201</text:p>
          </table:table-cell>
          <table:table-cell office:value-type="float" office:value="43.925" calcext:value-type="float">
            <text:p>43.925</text:p>
          </table:table-cell>
          <table:table-cell office:value-type="float" office:value="65.12" calcext:value-type="float">
            <text:p>65.12</text:p>
          </table:table-cell>
          <table:table-cell office:value-type="float" office:value="96.230902343" calcext:value-type="float">
            <text:p>96.230902343</text:p>
          </table:table-cell>
          <table:table-cell office:value-type="float" office:value="460" calcext:value-type="float">
            <text:p>460</text:p>
          </table:table-cell>
          <table:table-cell office:value-type="float" office:value="3.9139508749398" calcext:value-type="float">
            <text:p>3.9139508749398</text:p>
          </table:table-cell>
          <table:table-cell office:value-type="float" office:value="4.213" calcext:value-type="float">
            <text:p>4.213</text:p>
          </table:table-cell>
          <table:table-cell office:value-type="float" office:value="29.54" calcext:value-type="float">
            <text:p>2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4:13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188" calcext:value-type="float">
            <text:p>30.188</text:p>
          </table:table-cell>
          <table:table-cell office:value-type="float" office:value="43.988" calcext:value-type="float">
            <text:p>43.988</text:p>
          </table:table-cell>
          <table:table-cell office:value-type="float" office:value="65.08" calcext:value-type="float">
            <text:p>65.08</text:p>
          </table:table-cell>
          <table:table-cell office:value-type="float" office:value="96.229242187" calcext:value-type="float">
            <text:p>96.229242187</text:p>
          </table:table-cell>
          <table:table-cell office:value-type="float" office:value="475" calcext:value-type="float">
            <text:p>475</text:p>
          </table:table-cell>
          <table:table-cell office:value-type="float" office:value="4.04093097913323" calcext:value-type="float">
            <text:p>4.04093097913323</text:p>
          </table:table-cell>
          <table:table-cell office:value-type="float" office:value="4.409" calcext:value-type="float">
            <text:p>4.409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4:2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165" calcext:value-type="float">
            <text:p>30.165</text:p>
          </table:table-cell>
          <table:table-cell office:value-type="float" office:value="43.409" calcext:value-type="float">
            <text:p>43.409</text:p>
          </table:table-cell>
          <table:table-cell office:value-type="float" office:value="64.96" calcext:value-type="float">
            <text:p>64.96</text:p>
          </table:table-cell>
          <table:table-cell office:value-type="float" office:value="96.227882812" calcext:value-type="float">
            <text:p>96.227882812</text:p>
          </table:table-cell>
          <table:table-cell office:value-type="float" office:value="496" calcext:value-type="float">
            <text:p>496</text:p>
          </table:table-cell>
          <table:table-cell office:value-type="float" office:value="4.22093770070649" calcext:value-type="float">
            <text:p>4.22093770070649</text:p>
          </table:table-cell>
          <table:table-cell office:value-type="float" office:value="4.323" calcext:value-type="float">
            <text:p>4.323</text:p>
          </table:table-cell>
          <table:table-cell office:value-type="float" office:value="29.7" calcext:value-type="float">
            <text:p>2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4:28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168" calcext:value-type="float">
            <text:p>30.168</text:p>
          </table:table-cell>
          <table:table-cell office:value-type="float" office:value="43.652" calcext:value-type="float">
            <text:p>43.652</text:p>
          </table:table-cell>
          <table:table-cell office:value-type="float" office:value="64.8" calcext:value-type="float">
            <text:p>64.8</text:p>
          </table:table-cell>
          <table:table-cell office:value-type="float" office:value="96.228804687" calcext:value-type="float">
            <text:p>96.228804687</text:p>
          </table:table-cell>
          <table:table-cell office:value-type="float" office:value="471" calcext:value-type="float">
            <text:p>471</text:p>
          </table:table-cell>
          <table:table-cell office:value-type="float" office:value="4.00818882466281" calcext:value-type="float">
            <text:p>4.00818882466281</text:p>
          </table:table-cell>
          <table:table-cell office:value-type="float" office:value="4.345" calcext:value-type="float">
            <text:p>4.345</text:p>
          </table:table-cell>
          <table:table-cell office:value-type="float" office:value="29.47" calcext:value-type="float">
            <text:p>2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4:35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125" calcext:value-type="float">
            <text:p>30.125</text:p>
          </table:table-cell>
          <table:table-cell office:value-type="float" office:value="44.41" calcext:value-type="float">
            <text:p>44.41</text:p>
          </table:table-cell>
          <table:table-cell office:value-type="float" office:value="65.28" calcext:value-type="float">
            <text:p>65.28</text:p>
          </table:table-cell>
          <table:table-cell office:value-type="float" office:value="96.228015625" calcext:value-type="float">
            <text:p>96.228015625</text:p>
          </table:table-cell>
          <table:table-cell office:value-type="float" office:value="469" calcext:value-type="float">
            <text:p>469</text:p>
          </table:table-cell>
          <table:table-cell office:value-type="float" office:value="3.98988764044944" calcext:value-type="float">
            <text:p>3.98988764044944</text:p>
          </table:table-cell>
          <table:table-cell office:value-type="float" office:value="4.409" calcext:value-type="float">
            <text:p>4.409</text:p>
          </table:table-cell>
          <table:table-cell office:value-type="float" office:value="29.53" calcext:value-type="float">
            <text:p>2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4:42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133" calcext:value-type="float">
            <text:p>30.133</text:p>
          </table:table-cell>
          <table:table-cell office:value-type="float" office:value="43.682" calcext:value-type="float">
            <text:p>43.682</text:p>
          </table:table-cell>
          <table:table-cell office:value-type="float" office:value="63.88" calcext:value-type="float">
            <text:p>63.88</text:p>
          </table:table-cell>
          <table:table-cell office:value-type="float" office:value="96.226660156" calcext:value-type="float">
            <text:p>96.226660156</text:p>
          </table:table-cell>
          <table:table-cell office:value-type="float" office:value="468" calcext:value-type="float">
            <text:p>468</text:p>
          </table:table-cell>
          <table:table-cell office:value-type="float" office:value="3.98074145402022" calcext:value-type="float">
            <text:p>3.98074145402022</text:p>
          </table:table-cell>
          <table:table-cell office:value-type="float" office:value="4.142" calcext:value-type="float">
            <text:p>4.142</text:p>
          </table:table-cell>
          <table:table-cell office:value-type="float" office:value="29.49" calcext:value-type="float">
            <text:p>2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4:49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13" calcext:value-type="float">
            <text:p>30.13</text:p>
          </table:table-cell>
          <table:table-cell office:value-type="float" office:value="44.508" calcext:value-type="float">
            <text:p>44.508</text:p>
          </table:table-cell>
          <table:table-cell office:value-type="float" office:value="62.76" calcext:value-type="float">
            <text:p>62.76</text:p>
          </table:table-cell>
          <table:table-cell office:value-type="float" office:value="96.229652343" calcext:value-type="float">
            <text:p>96.229652343</text:p>
          </table:table-cell>
          <table:table-cell office:value-type="float" office:value="459" calcext:value-type="float">
            <text:p>459</text:p>
          </table:table-cell>
          <table:table-cell office:value-type="float" office:value="3.9035622593068" calcext:value-type="float">
            <text:p>3.9035622593068</text:p>
          </table:table-cell>
          <table:table-cell office:value-type="float" office:value="4.25" calcext:value-type="float">
            <text:p>4.25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4:56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0.107" calcext:value-type="float">
            <text:p>30.107</text:p>
          </table:table-cell>
          <table:table-cell office:value-type="float" office:value="43.676" calcext:value-type="float">
            <text:p>43.676</text:p>
          </table:table-cell>
          <table:table-cell office:value-type="float" office:value="65.8" calcext:value-type="float">
            <text:p>65.8</text:p>
          </table:table-cell>
          <table:table-cell office:value-type="float" office:value="96.22715625" calcext:value-type="float">
            <text:p>96.22715625</text:p>
          </table:table-cell>
          <table:table-cell office:value-type="float" office:value="475" calcext:value-type="float">
            <text:p>475</text:p>
          </table:table-cell>
          <table:table-cell office:value-type="float" office:value="4.03898604203433" calcext:value-type="float">
            <text:p>4.03898604203433</text:p>
          </table:table-cell>
          <table:table-cell office:value-type="float" office:value="4.254" calcext:value-type="float">
            <text:p>4.254</text:p>
          </table:table-cell>
          <table:table-cell office:value-type="float" office:value="29.59" calcext:value-type="float">
            <text:p>2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5:03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11" calcext:value-type="float">
            <text:p>30.11</text:p>
          </table:table-cell>
          <table:table-cell office:value-type="float" office:value="43.345" calcext:value-type="float">
            <text:p>43.345</text:p>
          </table:table-cell>
          <table:table-cell office:value-type="float" office:value="56.56" calcext:value-type="float">
            <text:p>56.56</text:p>
          </table:table-cell>
          <table:table-cell office:value-type="float" office:value="96.227984375" calcext:value-type="float">
            <text:p>96.227984375</text:p>
          </table:table-cell>
          <table:table-cell office:value-type="float" office:value="476" calcext:value-type="float">
            <text:p>476</text:p>
          </table:table-cell>
          <table:table-cell office:value-type="float" office:value="4.05138911193191" calcext:value-type="float">
            <text:p>4.05138911193191</text:p>
          </table:table-cell>
          <table:table-cell office:value-type="float" office:value="4.434" calcext:value-type="float">
            <text:p>4.434</text:p>
          </table:table-cell>
          <table:table-cell office:value-type="float" office:value="29.58" calcext:value-type="float">
            <text:p>2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5:10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138" calcext:value-type="float">
            <text:p>30.138</text:p>
          </table:table-cell>
          <table:table-cell office:value-type="float" office:value="43.499" calcext:value-type="float">
            <text:p>43.499</text:p>
          </table:table-cell>
          <table:table-cell office:value-type="float" office:value="63.24" calcext:value-type="float">
            <text:p>63.24</text:p>
          </table:table-cell>
          <table:table-cell office:value-type="float" office:value="96.230871093" calcext:value-type="float">
            <text:p>96.230871093</text:p>
          </table:table-cell>
          <table:table-cell office:value-type="float" office:value="493" calcext:value-type="float">
            <text:p>493</text:p>
          </table:table-cell>
          <table:table-cell office:value-type="float" office:value="4.19406099518459" calcext:value-type="float">
            <text:p>4.19406099518459</text:p>
          </table:table-cell>
          <table:table-cell office:value-type="float" office:value="4.326" calcext:value-type="float">
            <text:p>4.326</text:p>
          </table:table-cell>
          <table:table-cell office:value-type="float" office:value="29.51" calcext:value-type="float">
            <text:p>2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5:17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105" calcext:value-type="float">
            <text:p>30.105</text:p>
          </table:table-cell>
          <table:table-cell office:value-type="float" office:value="43.717" calcext:value-type="float">
            <text:p>43.717</text:p>
          </table:table-cell>
          <table:table-cell office:value-type="float" office:value="68" calcext:value-type="float">
            <text:p>68</text:p>
          </table:table-cell>
          <table:table-cell office:value-type="float" office:value="96.227460937" calcext:value-type="float">
            <text:p>96.227460937</text:p>
          </table:table-cell>
          <table:table-cell office:value-type="float" office:value="479" calcext:value-type="float">
            <text:p>479</text:p>
          </table:table-cell>
          <table:table-cell office:value-type="float" office:value="4.07495987158908" calcext:value-type="float">
            <text:p>4.07495987158908</text:p>
          </table:table-cell>
          <table:table-cell office:value-type="float" office:value="4.423" calcext:value-type="float">
            <text:p>4.423</text:p>
          </table:table-cell>
          <table:table-cell office:value-type="float" office:value="29.48" calcext:value-type="float">
            <text:p>2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5:24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117" calcext:value-type="float">
            <text:p>30.117</text:p>
          </table:table-cell>
          <table:table-cell office:value-type="float" office:value="44.042" calcext:value-type="float">
            <text:p>44.042</text:p>
          </table:table-cell>
          <table:table-cell office:value-type="float" office:value="65.12" calcext:value-type="float">
            <text:p>65.12</text:p>
          </table:table-cell>
          <table:table-cell office:value-type="float" office:value="96.22940625" calcext:value-type="float">
            <text:p>96.22940625</text:p>
          </table:table-cell>
          <table:table-cell office:value-type="float" office:value="457" calcext:value-type="float">
            <text:p>457</text:p>
          </table:table-cell>
          <table:table-cell office:value-type="float" office:value="3.88904945407836" calcext:value-type="float">
            <text:p>3.88904945407836</text:p>
          </table:table-cell>
          <table:table-cell office:value-type="float" office:value="4.187" calcext:value-type="float">
            <text:p>4.187</text:p>
          </table:table-cell>
          <table:table-cell office:value-type="float" office:value="29.65" calcext:value-type="float">
            <text:p>2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5:31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0.105" calcext:value-type="float">
            <text:p>30.105</text:p>
          </table:table-cell>
          <table:table-cell office:value-type="float" office:value="43.083" calcext:value-type="float">
            <text:p>43.083</text:p>
          </table:table-cell>
          <table:table-cell office:value-type="float" office:value="57" calcext:value-type="float">
            <text:p>57</text:p>
          </table:table-cell>
          <table:table-cell office:value-type="float" office:value="96.229613281" calcext:value-type="float">
            <text:p>96.229613281</text:p>
          </table:table-cell>
          <table:table-cell office:value-type="float" office:value="478" calcext:value-type="float">
            <text:p>478</text:p>
          </table:table-cell>
          <table:table-cell office:value-type="float" office:value="4.06971887550201" calcext:value-type="float">
            <text:p>4.06971887550201</text:p>
          </table:table-cell>
          <table:table-cell office:value-type="float" office:value="4.238" calcext:value-type="float">
            <text:p>4.238</text:p>
          </table:table-cell>
          <table:table-cell office:value-type="float" office:value="29.57" calcext:value-type="float">
            <text:p>2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5:38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0.102" calcext:value-type="float">
            <text:p>30.102</text:p>
          </table:table-cell>
          <table:table-cell office:value-type="float" office:value="44.83" calcext:value-type="float">
            <text:p>44.83</text:p>
          </table:table-cell>
          <table:table-cell office:value-type="float" office:value="62.04" calcext:value-type="float">
            <text:p>62.04</text:p>
          </table:table-cell>
          <table:table-cell office:value-type="float" office:value="96.22753125" calcext:value-type="float">
            <text:p>96.22753125</text:p>
          </table:table-cell>
          <table:table-cell office:value-type="float" office:value="461" calcext:value-type="float">
            <text:p>461</text:p>
          </table:table-cell>
          <table:table-cell office:value-type="float" office:value="3.92182985553772" calcext:value-type="float">
            <text:p>3.92182985553772</text:p>
          </table:table-cell>
          <table:table-cell office:value-type="float" office:value="4.272" calcext:value-type="float">
            <text:p>4.272</text:p>
          </table:table-cell>
          <table:table-cell office:value-type="float" office:value="29.51" calcext:value-type="float">
            <text:p>2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5:4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09" calcext:value-type="float">
            <text:p>30.09</text:p>
          </table:table-cell>
          <table:table-cell office:value-type="float" office:value="44.169" calcext:value-type="float">
            <text:p>44.169</text:p>
          </table:table-cell>
          <table:table-cell office:value-type="float" office:value="60.76" calcext:value-type="float">
            <text:p>60.76</text:p>
          </table:table-cell>
          <table:table-cell office:value-type="float" office:value="96.229847656" calcext:value-type="float">
            <text:p>96.229847656</text:p>
          </table:table-cell>
          <table:table-cell office:value-type="float" office:value="451" calcext:value-type="float">
            <text:p>451</text:p>
          </table:table-cell>
          <table:table-cell office:value-type="float" office:value="3.83798972382787" calcext:value-type="float">
            <text:p>3.83798972382787</text:p>
          </table:table-cell>
          <table:table-cell office:value-type="float" office:value="4.459" calcext:value-type="float">
            <text:p>4.459</text:p>
          </table:table-cell>
          <table:table-cell office:value-type="float" office:value="29.58" calcext:value-type="float">
            <text:p>2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5:52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0.097" calcext:value-type="float">
            <text:p>30.097</text:p>
          </table:table-cell>
          <table:table-cell office:value-type="float" office:value="44.259" calcext:value-type="float">
            <text:p>44.259</text:p>
          </table:table-cell>
          <table:table-cell office:value-type="float" office:value="62.84" calcext:value-type="float">
            <text:p>62.84</text:p>
          </table:table-cell>
          <table:table-cell office:value-type="float" office:value="96.233671875" calcext:value-type="float">
            <text:p>96.233671875</text:p>
          </table:table-cell>
          <table:table-cell office:value-type="float" office:value="454" calcext:value-type="float">
            <text:p>454</text:p>
          </table:table-cell>
          <table:table-cell office:value-type="float" office:value="3.86538152610442" calcext:value-type="float">
            <text:p>3.86538152610442</text:p>
          </table:table-cell>
          <table:table-cell office:value-type="float" office:value="4.395" calcext:value-type="float">
            <text:p>4.395</text:p>
          </table:table-cell>
          <table:table-cell office:value-type="float" office:value="29.48" calcext:value-type="float">
            <text:p>2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5:59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0.09" calcext:value-type="float">
            <text:p>30.09</text:p>
          </table:table-cell>
          <table:table-cell office:value-type="float" office:value="44.013" calcext:value-type="float">
            <text:p>44.013</text:p>
          </table:table-cell>
          <table:table-cell office:value-type="float" office:value="62.4" calcext:value-type="float">
            <text:p>62.4</text:p>
          </table:table-cell>
          <table:table-cell office:value-type="float" office:value="96.230550781" calcext:value-type="float">
            <text:p>96.230550781</text:p>
          </table:table-cell>
          <table:table-cell office:value-type="float" office:value="477" calcext:value-type="float">
            <text:p>477</text:p>
          </table:table-cell>
          <table:table-cell office:value-type="float" office:value="4.06185732647815" calcext:value-type="float">
            <text:p>4.06185732647815</text:p>
          </table:table-cell>
          <table:table-cell office:value-type="float" office:value="4.344" calcext:value-type="float">
            <text:p>4.344</text:p>
          </table:table-cell>
          <table:table-cell office:value-type="float" office:value="29.53" calcext:value-type="float">
            <text:p>2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6:06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082" calcext:value-type="float">
            <text:p>30.082</text:p>
          </table:table-cell>
          <table:table-cell office:value-type="float" office:value="44.744" calcext:value-type="float">
            <text:p>44.744</text:p>
          </table:table-cell>
          <table:table-cell office:value-type="float" office:value="63.32" calcext:value-type="float">
            <text:p>63.32</text:p>
          </table:table-cell>
          <table:table-cell office:value-type="float" office:value="96.2305" calcext:value-type="float">
            <text:p>96.2305</text:p>
          </table:table-cell>
          <table:table-cell office:value-type="float" office:value="446" calcext:value-type="float">
            <text:p>446</text:p>
          </table:table-cell>
          <table:table-cell office:value-type="float" office:value="3.79543994861914" calcext:value-type="float">
            <text:p>3.79543994861914</text:p>
          </table:table-cell>
          <table:table-cell office:value-type="float" office:value="4.165" calcext:value-type="float">
            <text:p>4.165</text:p>
          </table:table-cell>
          <table:table-cell office:value-type="float" office:value="29.59" calcext:value-type="float">
            <text:p>2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6:13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0.06" calcext:value-type="float">
            <text:p>30.06</text:p>
          </table:table-cell>
          <table:table-cell office:value-type="float" office:value="43.589" calcext:value-type="float">
            <text:p>43.589</text:p>
          </table:table-cell>
          <table:table-cell office:value-type="float" office:value="59.2" calcext:value-type="float">
            <text:p>59.2</text:p>
          </table:table-cell>
          <table:table-cell office:value-type="float" office:value="96.23303125" calcext:value-type="float">
            <text:p>96.23303125</text:p>
          </table:table-cell>
          <table:table-cell office:value-type="float" office:value="470" calcext:value-type="float">
            <text:p>470</text:p>
          </table:table-cell>
          <table:table-cell office:value-type="float" office:value="3.99775316963569" calcext:value-type="float">
            <text:p>3.99775316963569</text:p>
          </table:table-cell>
          <table:table-cell office:value-type="float" office:value="4.237" calcext:value-type="float">
            <text:p>4.237</text:p>
          </table:table-cell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6:20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0.077" calcext:value-type="float">
            <text:p>30.077</text:p>
          </table:table-cell>
          <table:table-cell office:value-type="float" office:value="44.616" calcext:value-type="float">
            <text:p>44.616</text:p>
          </table:table-cell>
          <table:table-cell office:value-type="float" office:value="58.92" calcext:value-type="float">
            <text:p>58.92</text:p>
          </table:table-cell>
          <table:table-cell office:value-type="float" office:value="96.228898437" calcext:value-type="float">
            <text:p>96.228898437</text:p>
          </table:table-cell>
          <table:table-cell office:value-type="float" office:value="479" calcext:value-type="float">
            <text:p>479</text:p>
          </table:table-cell>
          <table:table-cell office:value-type="float" office:value="4.07757789913267" calcext:value-type="float">
            <text:p>4.07757789913267</text:p>
          </table:table-cell>
          <table:table-cell office:value-type="float" office:value="4.354" calcext:value-type="float">
            <text:p>4.354</text:p>
          </table:table-cell>
          <table:table-cell office:value-type="float" office:value="29.74" calcext:value-type="float">
            <text:p>2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6:27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13" calcext:value-type="float">
            <text:p>30.13</text:p>
          </table:table-cell>
          <table:table-cell office:value-type="float" office:value="44.013" calcext:value-type="float">
            <text:p>44.013</text:p>
          </table:table-cell>
          <table:table-cell office:value-type="float" office:value="21.74" calcext:value-type="float">
            <text:p>21.74</text:p>
          </table:table-cell>
          <table:table-cell office:value-type="float" office:value="96.232160156" calcext:value-type="float">
            <text:p>96.232160156</text:p>
          </table:table-cell>
          <table:table-cell office:value-type="float" office:value="465" calcext:value-type="float">
            <text:p>465</text:p>
          </table:table-cell>
          <table:table-cell office:value-type="float" office:value="3.95712909441233" calcext:value-type="float">
            <text:p>3.95712909441233</text:p>
          </table:table-cell>
          <table:table-cell office:value-type="float" office:value="4.442" calcext:value-type="float">
            <text:p>4.442</text:p>
          </table:table-cell>
          <table:table-cell office:value-type="float" office:value="29.59" calcext:value-type="float">
            <text:p>2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6:35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122" calcext:value-type="float">
            <text:p>30.122</text:p>
          </table:table-cell>
          <table:table-cell office:value-type="float" office:value="48.367" calcext:value-type="float">
            <text:p>48.367</text:p>
          </table:table-cell>
          <table:table-cell office:value-type="float" office:value="21.04" calcext:value-type="float">
            <text:p>21.04</text:p>
          </table:table-cell>
          <table:table-cell office:value-type="float" office:value="96.236246093" calcext:value-type="float">
            <text:p>96.236246093</text:p>
          </table:table-cell>
          <table:table-cell office:value-type="float" office:value="29" calcext:value-type="float">
            <text:p>29</text:p>
          </table:table-cell>
          <table:table-cell office:value-type="float" office:value="0.246828328247952" calcext:value-type="float">
            <text:p>0.246828328247952</text:p>
          </table:table-cell>
          <table:table-cell office:value-type="float" office:value="0.358" calcext:value-type="float">
            <text:p>0.358</text:p>
          </table:table-cell>
          <table:table-cell office:value-type="float" office:value="32.34" calcext:value-type="float">
            <text:p>3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6:42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185" calcext:value-type="float">
            <text:p>30.185</text:p>
          </table:table-cell>
          <table:table-cell office:value-type="float" office:value="48.927" calcext:value-type="float">
            <text:p>48.927</text:p>
          </table:table-cell>
          <table:table-cell office:value-type="float" office:value="41.52" calcext:value-type="float">
            <text:p>41.52</text:p>
          </table:table-cell>
          <table:table-cell office:value-type="float" office:value="96.238121093" calcext:value-type="float">
            <text:p>96.2381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office:value-type="float" office:value="31.75" calcext:value-type="float">
            <text:p>3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6:49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0.309" calcext:value-type="float">
            <text:p>30.309</text:p>
          </table:table-cell>
          <table:table-cell office:value-type="float" office:value="49.2" calcext:value-type="float">
            <text:p>49.2</text:p>
          </table:table-cell>
          <table:table-cell office:value-type="float" office:value="32.2" calcext:value-type="float">
            <text:p>32.2</text:p>
          </table:table-cell>
          <table:table-cell office:value-type="float" office:value="96.236636718" calcext:value-type="float">
            <text:p>96.236636718</text:p>
          </table:table-cell>
          <table:table-cell office:value-type="float" office:value="4" calcext:value-type="float">
            <text:p>4</text:p>
          </table:table-cell>
          <table:table-cell office:value-type="float" office:value="0.034017971758665" calcext:value-type="float">
            <text:p>0.034017971758665</text:p>
          </table:table-cell>
          <table:table-cell office:value-type="float" office:value="0.129" calcext:value-type="float">
            <text:p>0.129</text:p>
          </table:table-cell>
          <table:table-cell office:value-type="float" office:value="39.49" calcext:value-type="float">
            <text:p>3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6:56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0.402" calcext:value-type="float">
            <text:p>30.402</text:p>
          </table:table-cell>
          <table:table-cell office:value-type="float" office:value="48.71" calcext:value-type="float">
            <text:p>48.71</text:p>
          </table:table-cell>
          <table:table-cell office:value-type="float" office:value="133.76" calcext:value-type="float">
            <text:p>133.76</text:p>
          </table:table-cell>
          <table:table-cell office:value-type="float" office:value="96.238589843" calcext:value-type="float">
            <text:p>96.238589843</text:p>
          </table:table-cell>
          <table:table-cell office:value-type="float" office:value="1" calcext:value-type="float">
            <text:p>1</text:p>
          </table:table-cell>
          <table:table-cell office:value-type="float" office:value="0.0085140562248996" calcext:value-type="float">
            <text:p>0.0085140562249</text:p>
          </table:table-cell>
          <table:table-cell office:value-type="float" office:value="0.192" calcext:value-type="float">
            <text:p>0.192</text:p>
          </table:table-cell>
          <table:table-cell office:value-type="float" office:value="38.07" calcext:value-type="float">
            <text:p>3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7:03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0.5" calcext:value-type="float">
            <text:p>30.5</text:p>
          </table:table-cell>
          <table:table-cell office:value-type="float" office:value="44.726" calcext:value-type="float">
            <text:p>44.726</text:p>
          </table:table-cell>
          <table:table-cell office:value-type="float" office:value="199.2" calcext:value-type="float">
            <text:p>199.2</text:p>
          </table:table-cell>
          <table:table-cell office:value-type="float" office:value="96.235730468" calcext:value-type="float">
            <text:p>96.23573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41.62" calcext:value-type="float">
            <text:p>4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7:10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624" calcext:value-type="float">
            <text:p>30.624</text:p>
          </table:table-cell>
          <table:table-cell office:value-type="float" office:value="43.556" calcext:value-type="float">
            <text:p>43.556</text:p>
          </table:table-cell>
          <table:table-cell office:value-type="float" office:value="199.2" calcext:value-type="float">
            <text:p>199.2</text:p>
          </table:table-cell>
          <table:table-cell office:value-type="float" office:value="96.2366875" calcext:value-type="float">
            <text:p>96.236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42.74" calcext:value-type="float">
            <text:p>4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7:17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0.767" calcext:value-type="float">
            <text:p>30.767</text:p>
          </table:table-cell>
          <table:table-cell office:value-type="float" office:value="43.82" calcext:value-type="float">
            <text:p>43.82</text:p>
          </table:table-cell>
          <table:table-cell office:value-type="float" office:value="198.72" calcext:value-type="float">
            <text:p>198.72</text:p>
          </table:table-cell>
          <table:table-cell office:value-type="float" office:value="96.234164062" calcext:value-type="float">
            <text:p>96.23416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43.29" calcext:value-type="float">
            <text:p>4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7:24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86" calcext:value-type="float">
            <text:p>30.86</text:p>
          </table:table-cell>
          <table:table-cell office:value-type="float" office:value="42.588" calcext:value-type="float">
            <text:p>42.588</text:p>
          </table:table-cell>
          <table:table-cell office:value-type="float" office:value="198.4" calcext:value-type="float">
            <text:p>198.4</text:p>
          </table:table-cell>
          <table:table-cell office:value-type="float" office:value="96.23496875" calcext:value-type="float">
            <text:p>96.2349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43.74" calcext:value-type="float">
            <text:p>43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7:3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0.973" calcext:value-type="float">
            <text:p>30.973</text:p>
          </table:table-cell>
          <table:table-cell office:value-type="float" office:value="42.889" calcext:value-type="float">
            <text:p>42.889</text:p>
          </table:table-cell>
          <table:table-cell office:value-type="float" office:value="198.72" calcext:value-type="float">
            <text:p>198.72</text:p>
          </table:table-cell>
          <table:table-cell office:value-type="float" office:value="96.235261718" calcext:value-type="float">
            <text:p>96.23526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43.95" calcext:value-type="float">
            <text:p>4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7:38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1.077" calcext:value-type="float">
            <text:p>31.077</text:p>
          </table:table-cell>
          <table:table-cell office:value-type="float" office:value="42.555" calcext:value-type="float">
            <text:p>42.555</text:p>
          </table:table-cell>
          <table:table-cell office:value-type="float" office:value="198.24" calcext:value-type="float">
            <text:p>198.24</text:p>
          </table:table-cell>
          <table:table-cell office:value-type="float" office:value="96.235800781" calcext:value-type="float">
            <text:p>96.23580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44.58" calcext:value-type="float">
            <text:p>4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7:45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1.17" calcext:value-type="float">
            <text:p>31.17</text:p>
          </table:table-cell>
          <table:table-cell office:value-type="float" office:value="41.793" calcext:value-type="float">
            <text:p>41.793</text:p>
          </table:table-cell>
          <table:table-cell office:value-type="float" office:value="198.08" calcext:value-type="float">
            <text:p>198.08</text:p>
          </table:table-cell>
          <table:table-cell office:value-type="float" office:value="96.235179687" calcext:value-type="float">
            <text:p>96.23517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44.92" calcext:value-type="float">
            <text:p>4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7:52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1.253" calcext:value-type="float">
            <text:p>31.253</text:p>
          </table:table-cell>
          <table:table-cell office:value-type="float" office:value="41.914" calcext:value-type="float">
            <text:p>41.914</text:p>
          </table:table-cell>
          <table:table-cell office:value-type="float" office:value="198.4" calcext:value-type="float">
            <text:p>198.4</text:p>
          </table:table-cell>
          <table:table-cell office:value-type="float" office:value="96.234289062" calcext:value-type="float">
            <text:p>96.2342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45.35" calcext:value-type="float">
            <text:p>45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7:59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1.336" calcext:value-type="float">
            <text:p>31.336</text:p>
          </table:table-cell>
          <table:table-cell office:value-type="float" office:value="41.732" calcext:value-type="float">
            <text:p>41.732</text:p>
          </table:table-cell>
          <table:table-cell office:value-type="float" office:value="198.24" calcext:value-type="float">
            <text:p>198.24</text:p>
          </table:table-cell>
          <table:table-cell office:value-type="float" office:value="96.234183593" calcext:value-type="float">
            <text:p>96.23418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45.48" calcext:value-type="float">
            <text:p>4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8:0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1.434" calcext:value-type="float">
            <text:p>31.434</text:p>
          </table:table-cell>
          <table:table-cell office:value-type="float" office:value="40.94" calcext:value-type="float">
            <text:p>40.94</text:p>
          </table:table-cell>
          <table:table-cell office:value-type="float" office:value="197.76" calcext:value-type="float">
            <text:p>197.76</text:p>
          </table:table-cell>
          <table:table-cell office:value-type="float" office:value="96.234097656" calcext:value-type="float">
            <text:p>96.23409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45.85" calcext:value-type="float">
            <text:p>4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8:13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1.492" calcext:value-type="float">
            <text:p>31.492</text:p>
          </table:table-cell>
          <table:table-cell office:value-type="float" office:value="41.378" calcext:value-type="float">
            <text:p>41.378</text:p>
          </table:table-cell>
          <table:table-cell office:value-type="float" office:value="197.76" calcext:value-type="float">
            <text:p>197.76</text:p>
          </table:table-cell>
          <table:table-cell office:value-type="float" office:value="96.234925781" calcext:value-type="float">
            <text:p>96.23492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46.09" calcext:value-type="float">
            <text:p>4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8:20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1.6" calcext:value-type="float">
            <text:p>31.6</text:p>
          </table:table-cell>
          <table:table-cell office:value-type="float" office:value="41.093" calcext:value-type="float">
            <text:p>41.093</text:p>
          </table:table-cell>
          <table:table-cell office:value-type="float" office:value="197.6" calcext:value-type="float">
            <text:p>197.6</text:p>
          </table:table-cell>
          <table:table-cell office:value-type="float" office:value="96.237910156" calcext:value-type="float">
            <text:p>96.23791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46.34" calcext:value-type="float">
            <text:p>46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8:27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1.628" calcext:value-type="float">
            <text:p>31.628</text:p>
          </table:table-cell>
          <table:table-cell office:value-type="float" office:value="41.201" calcext:value-type="float">
            <text:p>41.201</text:p>
          </table:table-cell>
          <table:table-cell office:value-type="float" office:value="197.6" calcext:value-type="float">
            <text:p>197.6</text:p>
          </table:table-cell>
          <table:table-cell office:value-type="float" office:value="96.238550781" calcext:value-type="float">
            <text:p>96.23855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46.56" calcext:value-type="float">
            <text:p>4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8:34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1.716" calcext:value-type="float">
            <text:p>31.716</text:p>
          </table:table-cell>
          <table:table-cell office:value-type="float" office:value="40.849" calcext:value-type="float">
            <text:p>40.849</text:p>
          </table:table-cell>
          <table:table-cell office:value-type="float" office:value="197.76" calcext:value-type="float">
            <text:p>197.76</text:p>
          </table:table-cell>
          <table:table-cell office:value-type="float" office:value="96.239335937" calcext:value-type="float">
            <text:p>96.239335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46.92" calcext:value-type="float">
            <text:p>4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8:42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1.819" calcext:value-type="float">
            <text:p>31.819</text:p>
          </table:table-cell>
          <table:table-cell office:value-type="float" office:value="41.806" calcext:value-type="float">
            <text:p>41.806</text:p>
          </table:table-cell>
          <table:table-cell office:value-type="float" office:value="197.28" calcext:value-type="float">
            <text:p>197.28</text:p>
          </table:table-cell>
          <table:table-cell office:value-type="float" office:value="96.238265625" calcext:value-type="float">
            <text:p>96.23826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47.01" calcext:value-type="float">
            <text:p>4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8:49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1.902" calcext:value-type="float">
            <text:p>31.902</text:p>
          </table:table-cell>
          <table:table-cell office:value-type="float" office:value="40.205" calcext:value-type="float">
            <text:p>40.205</text:p>
          </table:table-cell>
          <table:table-cell office:value-type="float" office:value="197.44" calcext:value-type="float">
            <text:p>197.44</text:p>
          </table:table-cell>
          <table:table-cell office:value-type="float" office:value="96.237472656" calcext:value-type="float">
            <text:p>96.23747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47.16" calcext:value-type="float">
            <text:p>4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8:56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1.97" calcext:value-type="float">
            <text:p>31.97</text:p>
          </table:table-cell>
          <table:table-cell office:value-type="float" office:value="40.951" calcext:value-type="float">
            <text:p>40.951</text:p>
          </table:table-cell>
          <table:table-cell office:value-type="float" office:value="197.28" calcext:value-type="float">
            <text:p>197.28</text:p>
          </table:table-cell>
          <table:table-cell office:value-type="float" office:value="96.234625" calcext:value-type="float">
            <text:p>96.234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47.44" calcext:value-type="float">
            <text:p>4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9:03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2.074" calcext:value-type="float">
            <text:p>32.074</text:p>
          </table:table-cell>
          <table:table-cell office:value-type="float" office:value="40.751" calcext:value-type="float">
            <text:p>40.751</text:p>
          </table:table-cell>
          <table:table-cell office:value-type="float" office:value="197.44" calcext:value-type="float">
            <text:p>197.44</text:p>
          </table:table-cell>
          <table:table-cell office:value-type="float" office:value="96.232371093" calcext:value-type="float">
            <text:p>96.23237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47.63" calcext:value-type="float">
            <text:p>4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9:10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2.142" calcext:value-type="float">
            <text:p>32.142</text:p>
          </table:table-cell>
          <table:table-cell office:value-type="float" office:value="39.706" calcext:value-type="float">
            <text:p>39.706</text:p>
          </table:table-cell>
          <table:table-cell office:value-type="float" office:value="197.12" calcext:value-type="float">
            <text:p>197.12</text:p>
          </table:table-cell>
          <table:table-cell office:value-type="float" office:value="96.230726562" calcext:value-type="float">
            <text:p>96.23072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9:17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2.184" calcext:value-type="float">
            <text:p>32.184</text:p>
          </table:table-cell>
          <table:table-cell office:value-type="float" office:value="39.46" calcext:value-type="float">
            <text:p>39.46</text:p>
          </table:table-cell>
          <table:table-cell office:value-type="float" office:value="196.8" calcext:value-type="float">
            <text:p>196.8</text:p>
          </table:table-cell>
          <table:table-cell office:value-type="float" office:value="96.234011718" calcext:value-type="float">
            <text:p>96.23401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9:24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2.247" calcext:value-type="float">
            <text:p>32.247</text:p>
          </table:table-cell>
          <table:table-cell office:value-type="float" office:value="39.715" calcext:value-type="float">
            <text:p>39.715</text:p>
          </table:table-cell>
          <table:table-cell office:value-type="float" office:value="196.8" calcext:value-type="float">
            <text:p>196.8</text:p>
          </table:table-cell>
          <table:table-cell office:value-type="float" office:value="96.231535156" calcext:value-type="float">
            <text:p>96.23153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48.04" calcext:value-type="float">
            <text:p>4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9:31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2.336" calcext:value-type="float">
            <text:p>32.336</text:p>
          </table:table-cell>
          <table:table-cell office:value-type="float" office:value="39.714" calcext:value-type="float">
            <text:p>39.714</text:p>
          </table:table-cell>
          <table:table-cell office:value-type="float" office:value="196.64" calcext:value-type="float">
            <text:p>196.64</text:p>
          </table:table-cell>
          <table:table-cell office:value-type="float" office:value="96.229859375" calcext:value-type="float">
            <text:p>96.22985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48.21" calcext:value-type="float">
            <text:p>4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9:38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2.388" calcext:value-type="float">
            <text:p>32.388</text:p>
          </table:table-cell>
          <table:table-cell office:value-type="float" office:value="39.721" calcext:value-type="float">
            <text:p>39.721</text:p>
          </table:table-cell>
          <table:table-cell office:value-type="float" office:value="196.64" calcext:value-type="float">
            <text:p>196.64</text:p>
          </table:table-cell>
          <table:table-cell office:value-type="float" office:value="96.234535156" calcext:value-type="float">
            <text:p>96.23453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48.29" calcext:value-type="float">
            <text:p>4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9:45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2.466" calcext:value-type="float">
            <text:p>32.466</text:p>
          </table:table-cell>
          <table:table-cell office:value-type="float" office:value="39.714" calcext:value-type="float">
            <text:p>39.714</text:p>
          </table:table-cell>
          <table:table-cell office:value-type="float" office:value="196.8" calcext:value-type="float">
            <text:p>196.8</text:p>
          </table:table-cell>
          <table:table-cell office:value-type="float" office:value="96.231789062" calcext:value-type="float">
            <text:p>96.2317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48.44" calcext:value-type="float">
            <text:p>4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9:52 2020</text:p>
          </table:table-cell>
          <table:table-cell office:value-type="float" office:value="6.253" calcext:value-type="float">
            <text:p>6.253</text:p>
          </table:table-cell>
          <table:table-cell office:value-type="float" office:value="32.565" calcext:value-type="float">
            <text:p>32.565</text:p>
          </table:table-cell>
          <table:table-cell office:value-type="float" office:value="39.028" calcext:value-type="float">
            <text:p>39.028</text:p>
          </table:table-cell>
          <table:table-cell office:value-type="float" office:value="196.96" calcext:value-type="float">
            <text:p>196.96</text:p>
          </table:table-cell>
          <table:table-cell office:value-type="float" office:value="96.235035156" calcext:value-type="float">
            <text:p>96.23503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48.59" calcext:value-type="float">
            <text:p>4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2:59:59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2.587" calcext:value-type="float">
            <text:p>32.587</text:p>
          </table:table-cell>
          <table:table-cell office:value-type="float" office:value="38.975" calcext:value-type="float">
            <text:p>38.975</text:p>
          </table:table-cell>
          <table:table-cell office:value-type="float" office:value="196.48" calcext:value-type="float">
            <text:p>196.48</text:p>
          </table:table-cell>
          <table:table-cell office:value-type="float" office:value="96.229289062" calcext:value-type="float">
            <text:p>96.2292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0:06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2.716" calcext:value-type="float">
            <text:p>32.716</text:p>
          </table:table-cell>
          <table:table-cell office:value-type="float" office:value="39.102" calcext:value-type="float">
            <text:p>39.102</text:p>
          </table:table-cell>
          <table:table-cell office:value-type="float" office:value="196.48" calcext:value-type="float">
            <text:p>196.48</text:p>
          </table:table-cell>
          <table:table-cell office:value-type="float" office:value="96.229550781" calcext:value-type="float">
            <text:p>96.22955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48.87" calcext:value-type="float">
            <text:p>4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0:13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2.718" calcext:value-type="float">
            <text:p>32.718</text:p>
          </table:table-cell>
          <table:table-cell office:value-type="float" office:value="38.728" calcext:value-type="float">
            <text:p>38.728</text:p>
          </table:table-cell>
          <table:table-cell office:value-type="float" office:value="196.32" calcext:value-type="float">
            <text:p>196.32</text:p>
          </table:table-cell>
          <table:table-cell office:value-type="float" office:value="96.228984375" calcext:value-type="float">
            <text:p>96.22898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48.92" calcext:value-type="float">
            <text:p>4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0:20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2.806" calcext:value-type="float">
            <text:p>32.806</text:p>
          </table:table-cell>
          <table:table-cell office:value-type="float" office:value="38.894" calcext:value-type="float">
            <text:p>38.894</text:p>
          </table:table-cell>
          <table:table-cell office:value-type="float" office:value="196.32" calcext:value-type="float">
            <text:p>196.32</text:p>
          </table:table-cell>
          <table:table-cell office:value-type="float" office:value="96.229183593" calcext:value-type="float">
            <text:p>96.22918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0:27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2.839" calcext:value-type="float">
            <text:p>32.839</text:p>
          </table:table-cell>
          <table:table-cell office:value-type="float" office:value="38.655" calcext:value-type="float">
            <text:p>38.655</text:p>
          </table:table-cell>
          <table:table-cell office:value-type="float" office:value="196.16" calcext:value-type="float">
            <text:p>196.16</text:p>
          </table:table-cell>
          <table:table-cell office:value-type="float" office:value="96.227984375" calcext:value-type="float">
            <text:p>96.22798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0:34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2.917" calcext:value-type="float">
            <text:p>32.917</text:p>
          </table:table-cell>
          <table:table-cell office:value-type="float" office:value="38.192" calcext:value-type="float">
            <text:p>38.192</text:p>
          </table:table-cell>
          <table:table-cell office:value-type="float" office:value="196.16" calcext:value-type="float">
            <text:p>196.16</text:p>
          </table:table-cell>
          <table:table-cell office:value-type="float" office:value="96.227605468" calcext:value-type="float">
            <text:p>96.227605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48.92" calcext:value-type="float">
            <text:p>4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0:4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2.965" calcext:value-type="float">
            <text:p>32.965</text:p>
          </table:table-cell>
          <table:table-cell office:value-type="float" office:value="39.021" calcext:value-type="float">
            <text:p>39.021</text:p>
          </table:table-cell>
          <table:table-cell office:value-type="float" office:value="196" calcext:value-type="float">
            <text:p>196</text:p>
          </table:table-cell>
          <table:table-cell office:value-type="float" office:value="96.233335937" calcext:value-type="float">
            <text:p>96.233335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49.18" calcext:value-type="float">
            <text:p>4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0:49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3.013" calcext:value-type="float">
            <text:p>33.013</text:p>
          </table:table-cell>
          <table:table-cell office:value-type="float" office:value="38.418" calcext:value-type="float">
            <text:p>38.418</text:p>
          </table:table-cell>
          <table:table-cell office:value-type="float" office:value="196.32" calcext:value-type="float">
            <text:p>196.32</text:p>
          </table:table-cell>
          <table:table-cell office:value-type="float" office:value="96.22925" calcext:value-type="float">
            <text:p>96.2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49.22" calcext:value-type="float">
            <text:p>4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0:56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3.041" calcext:value-type="float">
            <text:p>33.041</text:p>
          </table:table-cell>
          <table:table-cell office:value-type="float" office:value="38.526" calcext:value-type="float">
            <text:p>38.526</text:p>
          </table:table-cell>
          <table:table-cell office:value-type="float" office:value="196" calcext:value-type="float">
            <text:p>196</text:p>
          </table:table-cell>
          <table:table-cell office:value-type="float" office:value="96.228441406" calcext:value-type="float">
            <text:p>96.22844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1:03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3.103" calcext:value-type="float">
            <text:p>33.103</text:p>
          </table:table-cell>
          <table:table-cell office:value-type="float" office:value="37.701" calcext:value-type="float">
            <text:p>37.701</text:p>
          </table:table-cell>
          <table:table-cell office:value-type="float" office:value="196" calcext:value-type="float">
            <text:p>196</text:p>
          </table:table-cell>
          <table:table-cell office:value-type="float" office:value="96.230945312" calcext:value-type="float">
            <text:p>96.23094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49.13" calcext:value-type="float">
            <text:p>4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1:10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3.151" calcext:value-type="float">
            <text:p>33.151</text:p>
          </table:table-cell>
          <table:table-cell office:value-type="float" office:value="38.468" calcext:value-type="float">
            <text:p>38.468</text:p>
          </table:table-cell>
          <table:table-cell office:value-type="float" office:value="195.84" calcext:value-type="float">
            <text:p>195.84</text:p>
          </table:table-cell>
          <table:table-cell office:value-type="float" office:value="96.230550781" calcext:value-type="float">
            <text:p>96.23055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49.37" calcext:value-type="float">
            <text:p>4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1:17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3.224" calcext:value-type="float">
            <text:p>33.224</text:p>
          </table:table-cell>
          <table:table-cell office:value-type="float" office:value="37.719" calcext:value-type="float">
            <text:p>37.719</text:p>
          </table:table-cell>
          <table:table-cell office:value-type="float" office:value="195.84" calcext:value-type="float">
            <text:p>195.84</text:p>
          </table:table-cell>
          <table:table-cell office:value-type="float" office:value="96.231601562" calcext:value-type="float">
            <text:p>96.23160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49.43" calcext:value-type="float">
            <text:p>4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1:24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3.317" calcext:value-type="float">
            <text:p>33.317</text:p>
          </table:table-cell>
          <table:table-cell office:value-type="float" office:value="37.382" calcext:value-type="float">
            <text:p>37.382</text:p>
          </table:table-cell>
          <table:table-cell office:value-type="float" office:value="195.68" calcext:value-type="float">
            <text:p>195.68</text:p>
          </table:table-cell>
          <table:table-cell office:value-type="float" office:value="96.226929687" calcext:value-type="float">
            <text:p>96.22692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49.49" calcext:value-type="float">
            <text:p>4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1:31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3.37" calcext:value-type="float">
            <text:p>33.37</text:p>
          </table:table-cell>
          <table:table-cell office:value-type="float" office:value="37.466" calcext:value-type="float">
            <text:p>37.466</text:p>
          </table:table-cell>
          <table:table-cell office:value-type="float" office:value="195.52" calcext:value-type="float">
            <text:p>195.52</text:p>
          </table:table-cell>
          <table:table-cell office:value-type="float" office:value="96.226289062" calcext:value-type="float">
            <text:p>96.2262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49.27" calcext:value-type="float">
            <text:p>4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1:38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3.368" calcext:value-type="float">
            <text:p>33.368</text:p>
          </table:table-cell>
          <table:table-cell office:value-type="float" office:value="37.696" calcext:value-type="float">
            <text:p>37.696</text:p>
          </table:table-cell>
          <table:table-cell office:value-type="float" office:value="195.2" calcext:value-type="float">
            <text:p>195.2</text:p>
          </table:table-cell>
          <table:table-cell office:value-type="float" office:value="96.227589843" calcext:value-type="float">
            <text:p>96.22758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1:45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3.431" calcext:value-type="float">
            <text:p>33.431</text:p>
          </table:table-cell>
          <table:table-cell office:value-type="float" office:value="37.713" calcext:value-type="float">
            <text:p>37.713</text:p>
          </table:table-cell>
          <table:table-cell office:value-type="float" office:value="195.36" calcext:value-type="float">
            <text:p>195.36</text:p>
          </table:table-cell>
          <table:table-cell office:value-type="float" office:value="96.230238281" calcext:value-type="float">
            <text:p>96.23023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49.59" calcext:value-type="float">
            <text:p>4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1:52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3.489" calcext:value-type="float">
            <text:p>33.489</text:p>
          </table:table-cell>
          <table:table-cell office:value-type="float" office:value="37.11" calcext:value-type="float">
            <text:p>37.11</text:p>
          </table:table-cell>
          <table:table-cell office:value-type="float" office:value="195.2" calcext:value-type="float">
            <text:p>195.2</text:p>
          </table:table-cell>
          <table:table-cell office:value-type="float" office:value="96.22565625" calcext:value-type="float">
            <text:p>96.22565625</text:p>
          </table:table-cell>
          <table:table-cell office:value-type="float" office:value="1" calcext:value-type="float">
            <text:p>1</text:p>
          </table:table-cell>
          <table:table-cell office:value-type="float" office:value="0.0085113216637225" calcext:value-type="float">
            <text:p>0.008511321663723</text:p>
          </table:table-cell>
          <table:table-cell office:value-type="float" office:value="0.092" calcext:value-type="float">
            <text:p>0.092</text:p>
          </table:table-cell>
          <table:table-cell office:value-type="float" office:value="49.74" calcext:value-type="float">
            <text:p>4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1:59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3.516" calcext:value-type="float">
            <text:p>33.516</text:p>
          </table:table-cell>
          <table:table-cell office:value-type="float" office:value="37.255" calcext:value-type="float">
            <text:p>37.255</text:p>
          </table:table-cell>
          <table:table-cell office:value-type="float" office:value="195.36" calcext:value-type="float">
            <text:p>195.36</text:p>
          </table:table-cell>
          <table:table-cell office:value-type="float" office:value="96.228121093" calcext:value-type="float">
            <text:p>96.2281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49.58" calcext:value-type="float">
            <text:p>4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2:06 2020</text:p>
          </table:table-cell>
          <table:table-cell office:value-type="float" office:value="6.234" calcext:value-type="float">
            <text:p>6.234</text:p>
          </table:table-cell>
          <table:table-cell office:value-type="float" office:value="33.564" calcext:value-type="float">
            <text:p>33.564</text:p>
          </table:table-cell>
          <table:table-cell office:value-type="float" office:value="37.532" calcext:value-type="float">
            <text:p>37.532</text:p>
          </table:table-cell>
          <table:table-cell office:value-type="float" office:value="195.2" calcext:value-type="float">
            <text:p>195.2</text:p>
          </table:table-cell>
          <table:table-cell office:value-type="float" office:value="96.228664062" calcext:value-type="float">
            <text:p>96.22866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49.73" calcext:value-type="float">
            <text:p>49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2:13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3.642" calcext:value-type="float">
            <text:p>33.642</text:p>
          </table:table-cell>
          <table:table-cell office:value-type="float" office:value="37.231" calcext:value-type="float">
            <text:p>37.231</text:p>
          </table:table-cell>
          <table:table-cell office:value-type="float" office:value="195.36" calcext:value-type="float">
            <text:p>195.36</text:p>
          </table:table-cell>
          <table:table-cell office:value-type="float" office:value="96.227960937" calcext:value-type="float">
            <text:p>96.22796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49.83" calcext:value-type="float">
            <text:p>4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2:20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3.685" calcext:value-type="float">
            <text:p>33.685</text:p>
          </table:table-cell>
          <table:table-cell office:value-type="float" office:value="36.949" calcext:value-type="float">
            <text:p>36.949</text:p>
          </table:table-cell>
          <table:table-cell office:value-type="float" office:value="195.04" calcext:value-type="float">
            <text:p>195.04</text:p>
          </table:table-cell>
          <table:table-cell office:value-type="float" office:value="96.229019531" calcext:value-type="float">
            <text:p>96.22901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49.83" calcext:value-type="float">
            <text:p>4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2:27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3.693" calcext:value-type="float">
            <text:p>33.693</text:p>
          </table:table-cell>
          <table:table-cell office:value-type="float" office:value="36.901" calcext:value-type="float">
            <text:p>36.901</text:p>
          </table:table-cell>
          <table:table-cell office:value-type="float" office:value="194.88" calcext:value-type="float">
            <text:p>194.88</text:p>
          </table:table-cell>
          <table:table-cell office:value-type="float" office:value="96.229679687" calcext:value-type="float">
            <text:p>96.22967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2:3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3.786" calcext:value-type="float">
            <text:p>33.786</text:p>
          </table:table-cell>
          <table:table-cell office:value-type="float" office:value="37.965" calcext:value-type="float">
            <text:p>37.965</text:p>
          </table:table-cell>
          <table:table-cell office:value-type="float" office:value="194.72" calcext:value-type="float">
            <text:p>194.72</text:p>
          </table:table-cell>
          <table:table-cell office:value-type="float" office:value="96.228769531" calcext:value-type="float">
            <text:p>96.22876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49.79" calcext:value-type="float">
            <text:p>4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2:4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3.793" calcext:value-type="float">
            <text:p>33.793</text:p>
          </table:table-cell>
          <table:table-cell office:value-type="float" office:value="37.67" calcext:value-type="float">
            <text:p>37.67</text:p>
          </table:table-cell>
          <table:table-cell office:value-type="float" office:value="194.72" calcext:value-type="float">
            <text:p>194.72</text:p>
          </table:table-cell>
          <table:table-cell office:value-type="float" office:value="96.229519531" calcext:value-type="float">
            <text:p>96.22951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49.92" calcext:value-type="float">
            <text:p>4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2:48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3.866" calcext:value-type="float">
            <text:p>33.866</text:p>
          </table:table-cell>
          <table:table-cell office:value-type="float" office:value="37.278" calcext:value-type="float">
            <text:p>37.278</text:p>
          </table:table-cell>
          <table:table-cell office:value-type="float" office:value="194.88" calcext:value-type="float">
            <text:p>194.88</text:p>
          </table:table-cell>
          <table:table-cell office:value-type="float" office:value="96.233175781" calcext:value-type="float">
            <text:p>96.23317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49.92" calcext:value-type="float">
            <text:p>4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2:56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3.889" calcext:value-type="float">
            <text:p>33.889</text:p>
          </table:table-cell>
          <table:table-cell office:value-type="float" office:value="36.853" calcext:value-type="float">
            <text:p>36.853</text:p>
          </table:table-cell>
          <table:table-cell office:value-type="float" office:value="194.72" calcext:value-type="float">
            <text:p>194.72</text:p>
          </table:table-cell>
          <table:table-cell office:value-type="float" office:value="96.233675781" calcext:value-type="float">
            <text:p>96.23367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49.99" calcext:value-type="float">
            <text:p>4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3:03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3.907" calcext:value-type="float">
            <text:p>33.907</text:p>
          </table:table-cell>
          <table:table-cell office:value-type="float" office:value="36.54" calcext:value-type="float">
            <text:p>36.54</text:p>
          </table:table-cell>
          <table:table-cell office:value-type="float" office:value="194.56" calcext:value-type="float">
            <text:p>194.56</text:p>
          </table:table-cell>
          <table:table-cell office:value-type="float" office:value="96.231484375" calcext:value-type="float">
            <text:p>96.23148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50.03" calcext:value-type="float">
            <text:p>5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3:10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3.959" calcext:value-type="float">
            <text:p>33.959</text:p>
          </table:table-cell>
          <table:table-cell office:value-type="float" office:value="36.856" calcext:value-type="float">
            <text:p>36.856</text:p>
          </table:table-cell>
          <table:table-cell office:value-type="float" office:value="194.56" calcext:value-type="float">
            <text:p>194.56</text:p>
          </table:table-cell>
          <table:table-cell office:value-type="float" office:value="96.228503906" calcext:value-type="float">
            <text:p>96.22850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50.03" calcext:value-type="float">
            <text:p>5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3:17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4.002" calcext:value-type="float">
            <text:p>34.002</text:p>
          </table:table-cell>
          <table:table-cell office:value-type="float" office:value="37.251" calcext:value-type="float">
            <text:p>37.251</text:p>
          </table:table-cell>
          <table:table-cell office:value-type="float" office:value="194.24" calcext:value-type="float">
            <text:p>194.24</text:p>
          </table:table-cell>
          <table:table-cell office:value-type="float" office:value="96.229488281" calcext:value-type="float">
            <text:p>96.22948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9.94" calcext:value-type="float">
            <text:p>4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3:24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4.035" calcext:value-type="float">
            <text:p>34.035</text:p>
          </table:table-cell>
          <table:table-cell office:value-type="float" office:value="35.598" calcext:value-type="float">
            <text:p>35.598</text:p>
          </table:table-cell>
          <table:table-cell office:value-type="float" office:value="194.4" calcext:value-type="float">
            <text:p>194.4</text:p>
          </table:table-cell>
          <table:table-cell office:value-type="float" office:value="96.2295" calcext:value-type="float">
            <text:p>96.2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50.21" calcext:value-type="float">
            <text:p>5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3:3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4.103" calcext:value-type="float">
            <text:p>34.103</text:p>
          </table:table-cell>
          <table:table-cell office:value-type="float" office:value="36.643" calcext:value-type="float">
            <text:p>36.643</text:p>
          </table:table-cell>
          <table:table-cell office:value-type="float" office:value="194.08" calcext:value-type="float">
            <text:p>194.08</text:p>
          </table:table-cell>
          <table:table-cell office:value-type="float" office:value="96.229199218" calcext:value-type="float">
            <text:p>96.22919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50.21" calcext:value-type="float">
            <text:p>5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3:38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4.095" calcext:value-type="float">
            <text:p>34.095</text:p>
          </table:table-cell>
          <table:table-cell office:value-type="float" office:value="36.346" calcext:value-type="float">
            <text:p>36.346</text:p>
          </table:table-cell>
          <table:table-cell office:value-type="float" office:value="193.92" calcext:value-type="float">
            <text:p>193.92</text:p>
          </table:table-cell>
          <table:table-cell office:value-type="float" office:value="96.229730468" calcext:value-type="float">
            <text:p>96.22973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50.21" calcext:value-type="float">
            <text:p>5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3:45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4.179" calcext:value-type="float">
            <text:p>34.179</text:p>
          </table:table-cell>
          <table:table-cell office:value-type="float" office:value="36.729" calcext:value-type="float">
            <text:p>36.729</text:p>
          </table:table-cell>
          <table:table-cell office:value-type="float" office:value="194.08" calcext:value-type="float">
            <text:p>194.08</text:p>
          </table:table-cell>
          <table:table-cell office:value-type="float" office:value="96.230222656" calcext:value-type="float">
            <text:p>96.23022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50.09" calcext:value-type="float">
            <text:p>5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3:52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4.231" calcext:value-type="float">
            <text:p>34.231</text:p>
          </table:table-cell>
          <table:table-cell office:value-type="float" office:value="36.145" calcext:value-type="float">
            <text:p>36.145</text:p>
          </table:table-cell>
          <table:table-cell office:value-type="float" office:value="193.6" calcext:value-type="float">
            <text:p>193.6</text:p>
          </table:table-cell>
          <table:table-cell office:value-type="float" office:value="96.227980468" calcext:value-type="float">
            <text:p>96.22798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50.25" calcext:value-type="float">
            <text:p>5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3:59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4.239" calcext:value-type="float">
            <text:p>34.239</text:p>
          </table:table-cell>
          <table:table-cell office:value-type="float" office:value="36.506" calcext:value-type="float">
            <text:p>36.506</text:p>
          </table:table-cell>
          <table:table-cell office:value-type="float" office:value="193.76" calcext:value-type="float">
            <text:p>193.76</text:p>
          </table:table-cell>
          <table:table-cell office:value-type="float" office:value="96.228027343" calcext:value-type="float">
            <text:p>96.22802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0.2" calcext:value-type="float">
            <text:p>5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4:0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4.272" calcext:value-type="float">
            <text:p>34.272</text:p>
          </table:table-cell>
          <table:table-cell office:value-type="float" office:value="36.868" calcext:value-type="float">
            <text:p>36.868</text:p>
          </table:table-cell>
          <table:table-cell office:value-type="float" office:value="193.28" calcext:value-type="float">
            <text:p>193.28</text:p>
          </table:table-cell>
          <table:table-cell office:value-type="float" office:value="96.230691406" calcext:value-type="float">
            <text:p>96.23069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50.32" calcext:value-type="float">
            <text:p>5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4:13 2020</text:p>
          </table:table-cell>
          <table:table-cell office:value-type="float" office:value="6.241" calcext:value-type="float">
            <text:p>6.241</text:p>
          </table:table-cell>
          <table:table-cell office:value-type="float" office:value="34.294" calcext:value-type="float">
            <text:p>34.294</text:p>
          </table:table-cell>
          <table:table-cell office:value-type="float" office:value="35.813" calcext:value-type="float">
            <text:p>35.813</text:p>
          </table:table-cell>
          <table:table-cell office:value-type="float" office:value="192.96" calcext:value-type="float">
            <text:p>192.96</text:p>
          </table:table-cell>
          <table:table-cell office:value-type="float" office:value="96.231382812" calcext:value-type="float">
            <text:p>96.231382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50.3" calcext:value-type="float">
            <text:p>5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4:20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4.367" calcext:value-type="float">
            <text:p>34.367</text:p>
          </table:table-cell>
          <table:table-cell office:value-type="float" office:value="36.303" calcext:value-type="float">
            <text:p>36.303</text:p>
          </table:table-cell>
          <table:table-cell office:value-type="float" office:value="192.64" calcext:value-type="float">
            <text:p>192.64</text:p>
          </table:table-cell>
          <table:table-cell office:value-type="float" office:value="96.228296875" calcext:value-type="float">
            <text:p>96.22829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49.31" calcext:value-type="float">
            <text:p>49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4:27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4.42" calcext:value-type="float">
            <text:p>34.42</text:p>
          </table:table-cell>
          <table:table-cell office:value-type="float" office:value="36.085" calcext:value-type="float">
            <text:p>36.085</text:p>
          </table:table-cell>
          <table:table-cell office:value-type="float" office:value="193.12" calcext:value-type="float">
            <text:p>193.12</text:p>
          </table:table-cell>
          <table:table-cell office:value-type="float" office:value="96.230761718" calcext:value-type="float">
            <text:p>96.23076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0.23" calcext:value-type="float">
            <text:p>5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4:34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4.433" calcext:value-type="float">
            <text:p>34.433</text:p>
          </table:table-cell>
          <table:table-cell office:value-type="float" office:value="35.781" calcext:value-type="float">
            <text:p>35.781</text:p>
          </table:table-cell>
          <table:table-cell office:value-type="float" office:value="191.68" calcext:value-type="float">
            <text:p>191.68</text:p>
          </table:table-cell>
          <table:table-cell office:value-type="float" office:value="96.232257812" calcext:value-type="float">
            <text:p>96.23225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50.24" calcext:value-type="float">
            <text:p>5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4:41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4.481" calcext:value-type="float">
            <text:p>34.481</text:p>
          </table:table-cell>
          <table:table-cell office:value-type="float" office:value="36.375" calcext:value-type="float">
            <text:p>36.375</text:p>
          </table:table-cell>
          <table:table-cell office:value-type="float" office:value="190.72" calcext:value-type="float">
            <text:p>190.72</text:p>
          </table:table-cell>
          <table:table-cell office:value-type="float" office:value="96.227777343" calcext:value-type="float">
            <text:p>96.22777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50.16" calcext:value-type="float">
            <text:p>5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4:48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4.518" calcext:value-type="float">
            <text:p>34.518</text:p>
          </table:table-cell>
          <table:table-cell office:value-type="float" office:value="36.157" calcext:value-type="float">
            <text:p>36.157</text:p>
          </table:table-cell>
          <table:table-cell office:value-type="float" office:value="191.84" calcext:value-type="float">
            <text:p>191.84</text:p>
          </table:table-cell>
          <table:table-cell office:value-type="float" office:value="96.229289062" calcext:value-type="float">
            <text:p>96.2292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4:5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4.596" calcext:value-type="float">
            <text:p>34.596</text:p>
          </table:table-cell>
          <table:table-cell office:value-type="float" office:value="35.404" calcext:value-type="float">
            <text:p>35.404</text:p>
          </table:table-cell>
          <table:table-cell office:value-type="float" office:value="193.12" calcext:value-type="float">
            <text:p>193.12</text:p>
          </table:table-cell>
          <table:table-cell office:value-type="float" office:value="96.231777343" calcext:value-type="float">
            <text:p>96.23177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49.83" calcext:value-type="float">
            <text:p>4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5:03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4.624" calcext:value-type="float">
            <text:p>34.624</text:p>
          </table:table-cell>
          <table:table-cell office:value-type="float" office:value="35.949" calcext:value-type="float">
            <text:p>35.949</text:p>
          </table:table-cell>
          <table:table-cell office:value-type="float" office:value="192.64" calcext:value-type="float">
            <text:p>192.64</text:p>
          </table:table-cell>
          <table:table-cell office:value-type="float" office:value="96.23171875" calcext:value-type="float">
            <text:p>96.2317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50.09" calcext:value-type="float">
            <text:p>5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5:1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4.702" calcext:value-type="float">
            <text:p>34.702</text:p>
          </table:table-cell>
          <table:table-cell office:value-type="float" office:value="35.081" calcext:value-type="float">
            <text:p>35.081</text:p>
          </table:table-cell>
          <table:table-cell office:value-type="float" office:value="192.48" calcext:value-type="float">
            <text:p>192.48</text:p>
          </table:table-cell>
          <table:table-cell office:value-type="float" office:value="96.233695312" calcext:value-type="float">
            <text:p>96.2336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50.01" calcext:value-type="float">
            <text:p>5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5:1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4.664" calcext:value-type="float">
            <text:p>34.664</text:p>
          </table:table-cell>
          <table:table-cell office:value-type="float" office:value="35.568" calcext:value-type="float">
            <text:p>35.568</text:p>
          </table:table-cell>
          <table:table-cell office:value-type="float" office:value="192.8" calcext:value-type="float">
            <text:p>192.8</text:p>
          </table:table-cell>
          <table:table-cell office:value-type="float" office:value="96.230550781" calcext:value-type="float">
            <text:p>96.23055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49.99" calcext:value-type="float">
            <text:p>4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5:24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4.662" calcext:value-type="float">
            <text:p>34.662</text:p>
          </table:table-cell>
          <table:table-cell office:value-type="float" office:value="35.111" calcext:value-type="float">
            <text:p>35.111</text:p>
          </table:table-cell>
          <table:table-cell office:value-type="float" office:value="192.64" calcext:value-type="float">
            <text:p>192.64</text:p>
          </table:table-cell>
          <table:table-cell office:value-type="float" office:value="96.225582031" calcext:value-type="float">
            <text:p>96.22558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50.15" calcext:value-type="float">
            <text:p>5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5:31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4.755" calcext:value-type="float">
            <text:p>34.755</text:p>
          </table:table-cell>
          <table:table-cell office:value-type="float" office:value="35.183" calcext:value-type="float">
            <text:p>35.183</text:p>
          </table:table-cell>
          <table:table-cell office:value-type="float" office:value="192.48" calcext:value-type="float">
            <text:p>192.48</text:p>
          </table:table-cell>
          <table:table-cell office:value-type="float" office:value="96.22415625" calcext:value-type="float">
            <text:p>96.2241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50.22" calcext:value-type="float">
            <text:p>5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5:38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4.773" calcext:value-type="float">
            <text:p>34.773</text:p>
          </table:table-cell>
          <table:table-cell office:value-type="float" office:value="35.533" calcext:value-type="float">
            <text:p>35.533</text:p>
          </table:table-cell>
          <table:table-cell office:value-type="float" office:value="192.16" calcext:value-type="float">
            <text:p>192.16</text:p>
          </table:table-cell>
          <table:table-cell office:value-type="float" office:value="96.226425781" calcext:value-type="float">
            <text:p>96.22642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0.2" calcext:value-type="float">
            <text:p>5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5:45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4.805" calcext:value-type="float">
            <text:p>34.805</text:p>
          </table:table-cell>
          <table:table-cell office:value-type="float" office:value="35.034" calcext:value-type="float">
            <text:p>35.034</text:p>
          </table:table-cell>
          <table:table-cell office:value-type="float" office:value="192.16" calcext:value-type="float">
            <text:p>192.16</text:p>
          </table:table-cell>
          <table:table-cell office:value-type="float" office:value="96.226277343" calcext:value-type="float">
            <text:p>96.22627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50.32" calcext:value-type="float">
            <text:p>5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5:52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4.868" calcext:value-type="float">
            <text:p>34.868</text:p>
          </table:table-cell>
          <table:table-cell office:value-type="float" office:value="35.185" calcext:value-type="float">
            <text:p>35.185</text:p>
          </table:table-cell>
          <table:table-cell office:value-type="float" office:value="192.16" calcext:value-type="float">
            <text:p>192.16</text:p>
          </table:table-cell>
          <table:table-cell office:value-type="float" office:value="96.227925781" calcext:value-type="float">
            <text:p>96.22792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5:59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4.916" calcext:value-type="float">
            <text:p>34.916</text:p>
          </table:table-cell>
          <table:table-cell office:value-type="float" office:value="35.848" calcext:value-type="float">
            <text:p>35.848</text:p>
          </table:table-cell>
          <table:table-cell office:value-type="float" office:value="192" calcext:value-type="float">
            <text:p>192</text:p>
          </table:table-cell>
          <table:table-cell office:value-type="float" office:value="96.227941406" calcext:value-type="float">
            <text:p>96.22794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50.38" calcext:value-type="float">
            <text:p>5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6:06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4.929" calcext:value-type="float">
            <text:p>34.929</text:p>
          </table:table-cell>
          <table:table-cell office:value-type="float" office:value="35.398" calcext:value-type="float">
            <text:p>35.398</text:p>
          </table:table-cell>
          <table:table-cell office:value-type="float" office:value="192" calcext:value-type="float">
            <text:p>192</text:p>
          </table:table-cell>
          <table:table-cell office:value-type="float" office:value="96.229183593" calcext:value-type="float">
            <text:p>96.22918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50.33" calcext:value-type="float">
            <text:p>5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6:13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4.992" calcext:value-type="float">
            <text:p>34.992</text:p>
          </table:table-cell>
          <table:table-cell office:value-type="float" office:value="35.07" calcext:value-type="float">
            <text:p>35.07</text:p>
          </table:table-cell>
          <table:table-cell office:value-type="float" office:value="191.36" calcext:value-type="float">
            <text:p>191.36</text:p>
          </table:table-cell>
          <table:table-cell office:value-type="float" office:value="96.229359375" calcext:value-type="float">
            <text:p>96.22935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6:20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5.019" calcext:value-type="float">
            <text:p>35.019</text:p>
          </table:table-cell>
          <table:table-cell office:value-type="float" office:value="35.282" calcext:value-type="float">
            <text:p>35.282</text:p>
          </table:table-cell>
          <table:table-cell office:value-type="float" office:value="176.32" calcext:value-type="float">
            <text:p>176.32</text:p>
          </table:table-cell>
          <table:table-cell office:value-type="float" office:value="96.228371093" calcext:value-type="float">
            <text:p>96.22837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50.31" calcext:value-type="float">
            <text:p>5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6:2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037" calcext:value-type="float">
            <text:p>35.037</text:p>
          </table:table-cell>
          <table:table-cell office:value-type="float" office:value="35.717" calcext:value-type="float">
            <text:p>35.717</text:p>
          </table:table-cell>
          <table:table-cell office:value-type="float" office:value="192" calcext:value-type="float">
            <text:p>192</text:p>
          </table:table-cell>
          <table:table-cell office:value-type="float" office:value="96.226949218" calcext:value-type="float">
            <text:p>96.22694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0.35" calcext:value-type="float">
            <text:p>5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6:3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06" calcext:value-type="float">
            <text:p>35.06</text:p>
          </table:table-cell>
          <table:table-cell office:value-type="float" office:value="34.382" calcext:value-type="float">
            <text:p>34.382</text:p>
          </table:table-cell>
          <table:table-cell office:value-type="float" office:value="191.68" calcext:value-type="float">
            <text:p>191.68</text:p>
          </table:table-cell>
          <table:table-cell office:value-type="float" office:value="96.22534375" calcext:value-type="float">
            <text:p>96.2253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50.47" calcext:value-type="float">
            <text:p>5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6:4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067" calcext:value-type="float">
            <text:p>35.067</text:p>
          </table:table-cell>
          <table:table-cell office:value-type="float" office:value="35.055" calcext:value-type="float">
            <text:p>35.055</text:p>
          </table:table-cell>
          <table:table-cell office:value-type="float" office:value="191.68" calcext:value-type="float">
            <text:p>191.68</text:p>
          </table:table-cell>
          <table:table-cell office:value-type="float" office:value="96.227953125" calcext:value-type="float">
            <text:p>96.22795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0.44" calcext:value-type="float">
            <text:p>5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6:48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13" calcext:value-type="float">
            <text:p>35.13</text:p>
          </table:table-cell>
          <table:table-cell office:value-type="float" office:value="34.458" calcext:value-type="float">
            <text:p>34.458</text:p>
          </table:table-cell>
          <table:table-cell office:value-type="float" office:value="191.52" calcext:value-type="float">
            <text:p>191.52</text:p>
          </table:table-cell>
          <table:table-cell office:value-type="float" office:value="96.228355468" calcext:value-type="float">
            <text:p>96.228355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0.57" calcext:value-type="float">
            <text:p>5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6:55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148" calcext:value-type="float">
            <text:p>35.148</text:p>
          </table:table-cell>
          <table:table-cell office:value-type="float" office:value="34.64" calcext:value-type="float">
            <text:p>34.64</text:p>
          </table:table-cell>
          <table:table-cell office:value-type="float" office:value="191.36" calcext:value-type="float">
            <text:p>191.36</text:p>
          </table:table-cell>
          <table:table-cell office:value-type="float" office:value="96.226195312" calcext:value-type="float">
            <text:p>96.2261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0.64" calcext:value-type="float">
            <text:p>5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7:02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125" calcext:value-type="float">
            <text:p>35.125</text:p>
          </table:table-cell>
          <table:table-cell office:value-type="float" office:value="34.794" calcext:value-type="float">
            <text:p>34.794</text:p>
          </table:table-cell>
          <table:table-cell office:value-type="float" office:value="191.84" calcext:value-type="float">
            <text:p>191.84</text:p>
          </table:table-cell>
          <table:table-cell office:value-type="float" office:value="96.227765625" calcext:value-type="float">
            <text:p>96.22776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0.64" calcext:value-type="float">
            <text:p>5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7:09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168" calcext:value-type="float">
            <text:p>35.168</text:p>
          </table:table-cell>
          <table:table-cell office:value-type="float" office:value="33.929" calcext:value-type="float">
            <text:p>33.929</text:p>
          </table:table-cell>
          <table:table-cell office:value-type="float" office:value="191.04" calcext:value-type="float">
            <text:p>191.04</text:p>
          </table:table-cell>
          <table:table-cell office:value-type="float" office:value="96.228867187" calcext:value-type="float">
            <text:p>96.22886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50.59" calcext:value-type="float">
            <text:p>5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7:17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5.145" calcext:value-type="float">
            <text:p>35.145</text:p>
          </table:table-cell>
          <table:table-cell office:value-type="float" office:value="34.602" calcext:value-type="float">
            <text:p>34.602</text:p>
          </table:table-cell>
          <table:table-cell office:value-type="float" office:value="191.04" calcext:value-type="float">
            <text:p>191.04</text:p>
          </table:table-cell>
          <table:table-cell office:value-type="float" office:value="96.229210937" calcext:value-type="float">
            <text:p>96.22921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50.55" calcext:value-type="float">
            <text:p>5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7:24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5.158" calcext:value-type="float">
            <text:p>35.158</text:p>
          </table:table-cell>
          <table:table-cell office:value-type="float" office:value="34.567" calcext:value-type="float">
            <text:p>34.567</text:p>
          </table:table-cell>
          <table:table-cell office:value-type="float" office:value="190.88" calcext:value-type="float">
            <text:p>190.88</text:p>
          </table:table-cell>
          <table:table-cell office:value-type="float" office:value="96.227503906" calcext:value-type="float">
            <text:p>96.22750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0.71" calcext:value-type="float">
            <text:p>5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7:31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5.176" calcext:value-type="float">
            <text:p>35.176</text:p>
          </table:table-cell>
          <table:table-cell office:value-type="float" office:value="34.761" calcext:value-type="float">
            <text:p>34.761</text:p>
          </table:table-cell>
          <table:table-cell office:value-type="float" office:value="191.2" calcext:value-type="float">
            <text:p>191.2</text:p>
          </table:table-cell>
          <table:table-cell office:value-type="float" office:value="96.23275" calcext:value-type="float">
            <text:p>96.23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50.62" calcext:value-type="float">
            <text:p>5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7:38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203" calcext:value-type="float">
            <text:p>35.203</text:p>
          </table:table-cell>
          <table:table-cell office:value-type="float" office:value="34.884" calcext:value-type="float">
            <text:p>34.884</text:p>
          </table:table-cell>
          <table:table-cell office:value-type="float" office:value="191.04" calcext:value-type="float">
            <text:p>191.04</text:p>
          </table:table-cell>
          <table:table-cell office:value-type="float" office:value="96.232015625" calcext:value-type="float">
            <text:p>96.23201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50.62" calcext:value-type="float">
            <text:p>5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7:45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5.216" calcext:value-type="float">
            <text:p>35.216</text:p>
          </table:table-cell>
          <table:table-cell office:value-type="float" office:value="34.15" calcext:value-type="float">
            <text:p>34.15</text:p>
          </table:table-cell>
          <table:table-cell office:value-type="float" office:value="190.72" calcext:value-type="float">
            <text:p>190.72</text:p>
          </table:table-cell>
          <table:table-cell office:value-type="float" office:value="96.232417968" calcext:value-type="float">
            <text:p>96.23241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0.63" calcext:value-type="float">
            <text:p>5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7:52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203" calcext:value-type="float">
            <text:p>35.203</text:p>
          </table:table-cell>
          <table:table-cell office:value-type="float" office:value="34.567" calcext:value-type="float">
            <text:p>34.567</text:p>
          </table:table-cell>
          <table:table-cell office:value-type="float" office:value="190.72" calcext:value-type="float">
            <text:p>190.72</text:p>
          </table:table-cell>
          <table:table-cell office:value-type="float" office:value="96.227390625" calcext:value-type="float">
            <text:p>96.2273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7:59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211" calcext:value-type="float">
            <text:p>35.211</text:p>
          </table:table-cell>
          <table:table-cell office:value-type="float" office:value="34.272" calcext:value-type="float">
            <text:p>34.272</text:p>
          </table:table-cell>
          <table:table-cell office:value-type="float" office:value="190.56" calcext:value-type="float">
            <text:p>190.56</text:p>
          </table:table-cell>
          <table:table-cell office:value-type="float" office:value="96.231363281" calcext:value-type="float">
            <text:p>96.231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0.64" calcext:value-type="float">
            <text:p>5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8:0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5.269" calcext:value-type="float">
            <text:p>35.269</text:p>
          </table:table-cell>
          <table:table-cell office:value-type="float" office:value="34.207" calcext:value-type="float">
            <text:p>34.207</text:p>
          </table:table-cell>
          <table:table-cell office:value-type="float" office:value="190.56" calcext:value-type="float">
            <text:p>190.56</text:p>
          </table:table-cell>
          <table:table-cell office:value-type="float" office:value="96.230457031" calcext:value-type="float">
            <text:p>96.230457031</text:p>
          </table:table-cell>
          <table:table-cell office:value-type="float" office:value="1" calcext:value-type="float">
            <text:p>1</text:p>
          </table:table-cell>
          <table:table-cell office:value-type="float" office:value="0.00851268872470286" calcext:value-type="float">
            <text:p>0.008512688724703</text:p>
          </table:table-cell>
          <table:table-cell office:value-type="float" office:value="0.096" calcext:value-type="float">
            <text:p>0.096</text:p>
          </table:table-cell>
          <table:table-cell office:value-type="float" office:value="50.57" calcext:value-type="float">
            <text:p>5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8:13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256" calcext:value-type="float">
            <text:p>35.256</text:p>
          </table:table-cell>
          <table:table-cell office:value-type="float" office:value="34.51" calcext:value-type="float">
            <text:p>34.51</text:p>
          </table:table-cell>
          <table:table-cell office:value-type="float" office:value="190.56" calcext:value-type="float">
            <text:p>190.56</text:p>
          </table:table-cell>
          <table:table-cell office:value-type="float" office:value="96.230800781" calcext:value-type="float">
            <text:p>96.23080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50.4" calcext:value-type="float">
            <text:p>5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8:20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299" calcext:value-type="float">
            <text:p>35.299</text:p>
          </table:table-cell>
          <table:table-cell office:value-type="float" office:value="34.075" calcext:value-type="float">
            <text:p>34.075</text:p>
          </table:table-cell>
          <table:table-cell office:value-type="float" office:value="190.4" calcext:value-type="float">
            <text:p>190.4</text:p>
          </table:table-cell>
          <table:table-cell office:value-type="float" office:value="96.231140625" calcext:value-type="float">
            <text:p>96.23114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50.59" calcext:value-type="float">
            <text:p>5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8:27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5.276" calcext:value-type="float">
            <text:p>35.276</text:p>
          </table:table-cell>
          <table:table-cell office:value-type="float" office:value="34.123" calcext:value-type="float">
            <text:p>34.123</text:p>
          </table:table-cell>
          <table:table-cell office:value-type="float" office:value="190.24" calcext:value-type="float">
            <text:p>190.24</text:p>
          </table:table-cell>
          <table:table-cell office:value-type="float" office:value="96.231136718" calcext:value-type="float">
            <text:p>96.23113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0.75" calcext:value-type="float">
            <text:p>5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8:3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304" calcext:value-type="float">
            <text:p>35.304</text:p>
          </table:table-cell>
          <table:table-cell office:value-type="float" office:value="34.109" calcext:value-type="float">
            <text:p>34.109</text:p>
          </table:table-cell>
          <table:table-cell office:value-type="float" office:value="189.92" calcext:value-type="float">
            <text:p>189.92</text:p>
          </table:table-cell>
          <table:table-cell office:value-type="float" office:value="96.230875" calcext:value-type="float">
            <text:p>96.23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50.7" calcext:value-type="float">
            <text:p>5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8:41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337" calcext:value-type="float">
            <text:p>35.337</text:p>
          </table:table-cell>
          <table:table-cell office:value-type="float" office:value="33.992" calcext:value-type="float">
            <text:p>33.992</text:p>
          </table:table-cell>
          <table:table-cell office:value-type="float" office:value="189.76" calcext:value-type="float">
            <text:p>189.76</text:p>
          </table:table-cell>
          <table:table-cell office:value-type="float" office:value="96.232472656" calcext:value-type="float">
            <text:p>96.23247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0.75" calcext:value-type="float">
            <text:p>5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8:48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334" calcext:value-type="float">
            <text:p>35.334</text:p>
          </table:table-cell>
          <table:table-cell office:value-type="float" office:value="34.176" calcext:value-type="float">
            <text:p>34.176</text:p>
          </table:table-cell>
          <table:table-cell office:value-type="float" office:value="189.6" calcext:value-type="float">
            <text:p>189.6</text:p>
          </table:table-cell>
          <table:table-cell office:value-type="float" office:value="96.229609375" calcext:value-type="float">
            <text:p>96.2296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50.64" calcext:value-type="float">
            <text:p>5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8:55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352" calcext:value-type="float">
            <text:p>35.352</text:p>
          </table:table-cell>
          <table:table-cell office:value-type="float" office:value="34.614" calcext:value-type="float">
            <text:p>34.614</text:p>
          </table:table-cell>
          <table:table-cell office:value-type="float" office:value="189.76" calcext:value-type="float">
            <text:p>189.76</text:p>
          </table:table-cell>
          <table:table-cell office:value-type="float" office:value="96.232546875" calcext:value-type="float">
            <text:p>96.23254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0.57" calcext:value-type="float">
            <text:p>5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9:02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359" calcext:value-type="float">
            <text:p>35.359</text:p>
          </table:table-cell>
          <table:table-cell office:value-type="float" office:value="34.234" calcext:value-type="float">
            <text:p>34.234</text:p>
          </table:table-cell>
          <table:table-cell office:value-type="float" office:value="189.6" calcext:value-type="float">
            <text:p>189.6</text:p>
          </table:table-cell>
          <table:table-cell office:value-type="float" office:value="96.233679687" calcext:value-type="float">
            <text:p>96.23367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50.6" calcext:value-type="float">
            <text:p>5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9:09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347" calcext:value-type="float">
            <text:p>35.347</text:p>
          </table:table-cell>
          <table:table-cell office:value-type="float" office:value="34.01" calcext:value-type="float">
            <text:p>34.01</text:p>
          </table:table-cell>
          <table:table-cell office:value-type="float" office:value="189.6" calcext:value-type="float">
            <text:p>189.6</text:p>
          </table:table-cell>
          <table:table-cell office:value-type="float" office:value="96.232582031" calcext:value-type="float">
            <text:p>96.23258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50.53" calcext:value-type="float">
            <text:p>5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9:16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364" calcext:value-type="float">
            <text:p>35.364</text:p>
          </table:table-cell>
          <table:table-cell office:value-type="float" office:value="33.969" calcext:value-type="float">
            <text:p>33.969</text:p>
          </table:table-cell>
          <table:table-cell office:value-type="float" office:value="189.44" calcext:value-type="float">
            <text:p>189.44</text:p>
          </table:table-cell>
          <table:table-cell office:value-type="float" office:value="96.228753906" calcext:value-type="float">
            <text:p>96.22875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50.31" calcext:value-type="float">
            <text:p>5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9:23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407" calcext:value-type="float">
            <text:p>35.407</text:p>
          </table:table-cell>
          <table:table-cell office:value-type="float" office:value="33.641" calcext:value-type="float">
            <text:p>33.641</text:p>
          </table:table-cell>
          <table:table-cell office:value-type="float" office:value="189.12" calcext:value-type="float">
            <text:p>189.12</text:p>
          </table:table-cell>
          <table:table-cell office:value-type="float" office:value="96.229621093" calcext:value-type="float">
            <text:p>96.2296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50.51" calcext:value-type="float">
            <text:p>5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9:31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41" calcext:value-type="float">
            <text:p>35.41</text:p>
          </table:table-cell>
          <table:table-cell office:value-type="float" office:value="34.216" calcext:value-type="float">
            <text:p>34.216</text:p>
          </table:table-cell>
          <table:table-cell office:value-type="float" office:value="189.28" calcext:value-type="float">
            <text:p>189.28</text:p>
          </table:table-cell>
          <table:table-cell office:value-type="float" office:value="96.228457031" calcext:value-type="float">
            <text:p>96.22845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50.58" calcext:value-type="float">
            <text:p>5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9:38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427" calcext:value-type="float">
            <text:p>35.427</text:p>
          </table:table-cell>
          <table:table-cell office:value-type="float" office:value="34.483" calcext:value-type="float">
            <text:p>34.483</text:p>
          </table:table-cell>
          <table:table-cell office:value-type="float" office:value="189.12" calcext:value-type="float">
            <text:p>189.12</text:p>
          </table:table-cell>
          <table:table-cell office:value-type="float" office:value="96.228417968" calcext:value-type="float">
            <text:p>96.22841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0.46" calcext:value-type="float">
            <text:p>5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9:45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405" calcext:value-type="float">
            <text:p>35.405</text:p>
          </table:table-cell>
          <table:table-cell office:value-type="float" office:value="33.731" calcext:value-type="float">
            <text:p>33.731</text:p>
          </table:table-cell>
          <table:table-cell office:value-type="float" office:value="188.96" calcext:value-type="float">
            <text:p>188.96</text:p>
          </table:table-cell>
          <table:table-cell office:value-type="float" office:value="96.229921875" calcext:value-type="float">
            <text:p>96.22992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0.43" calcext:value-type="float">
            <text:p>5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9:52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417" calcext:value-type="float">
            <text:p>35.417</text:p>
          </table:table-cell>
          <table:table-cell office:value-type="float" office:value="34.239" calcext:value-type="float">
            <text:p>34.239</text:p>
          </table:table-cell>
          <table:table-cell office:value-type="float" office:value="188.96" calcext:value-type="float">
            <text:p>188.96</text:p>
          </table:table-cell>
          <table:table-cell office:value-type="float" office:value="96.228925781" calcext:value-type="float">
            <text:p>96.22892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50.38" calcext:value-type="float">
            <text:p>5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09:59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5.43" calcext:value-type="float">
            <text:p>35.43</text:p>
          </table:table-cell>
          <table:table-cell office:value-type="float" office:value="34.103" calcext:value-type="float">
            <text:p>34.103</text:p>
          </table:table-cell>
          <table:table-cell office:value-type="float" office:value="188.8" calcext:value-type="float">
            <text:p>188.8</text:p>
          </table:table-cell>
          <table:table-cell office:value-type="float" office:value="96.230824218" calcext:value-type="float">
            <text:p>96.23082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50.57" calcext:value-type="float">
            <text:p>5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0:06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478" calcext:value-type="float">
            <text:p>35.478</text:p>
          </table:table-cell>
          <table:table-cell office:value-type="float" office:value="34.175" calcext:value-type="float">
            <text:p>34.175</text:p>
          </table:table-cell>
          <table:table-cell office:value-type="float" office:value="188.48" calcext:value-type="float">
            <text:p>188.48</text:p>
          </table:table-cell>
          <table:table-cell office:value-type="float" office:value="96.230824218" calcext:value-type="float">
            <text:p>96.23082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50.38" calcext:value-type="float">
            <text:p>5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0:13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46" calcext:value-type="float">
            <text:p>35.46</text:p>
          </table:table-cell>
          <table:table-cell office:value-type="float" office:value="33.746" calcext:value-type="float">
            <text:p>33.746</text:p>
          </table:table-cell>
          <table:table-cell office:value-type="float" office:value="188.64" calcext:value-type="float">
            <text:p>188.64</text:p>
          </table:table-cell>
          <table:table-cell office:value-type="float" office:value="96.230761718" calcext:value-type="float">
            <text:p>96.23076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50.58" calcext:value-type="float">
            <text:p>5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0:2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498" calcext:value-type="float">
            <text:p>35.498</text:p>
          </table:table-cell>
          <table:table-cell office:value-type="float" office:value="34.248" calcext:value-type="float">
            <text:p>34.248</text:p>
          </table:table-cell>
          <table:table-cell office:value-type="float" office:value="188.48" calcext:value-type="float">
            <text:p>188.48</text:p>
          </table:table-cell>
          <table:table-cell office:value-type="float" office:value="96.229765625" calcext:value-type="float">
            <text:p>96.22976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0.46" calcext:value-type="float">
            <text:p>5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0:27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48" calcext:value-type="float">
            <text:p>35.48</text:p>
          </table:table-cell>
          <table:table-cell office:value-type="float" office:value="33.41" calcext:value-type="float">
            <text:p>33.41</text:p>
          </table:table-cell>
          <table:table-cell office:value-type="float" office:value="187.36" calcext:value-type="float">
            <text:p>187.36</text:p>
          </table:table-cell>
          <table:table-cell office:value-type="float" office:value="96.231464843" calcext:value-type="float">
            <text:p>96.23146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0.46" calcext:value-type="float">
            <text:p>5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0:34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498" calcext:value-type="float">
            <text:p>35.498</text:p>
          </table:table-cell>
          <table:table-cell office:value-type="float" office:value="34.269" calcext:value-type="float">
            <text:p>34.269</text:p>
          </table:table-cell>
          <table:table-cell office:value-type="float" office:value="187.36" calcext:value-type="float">
            <text:p>187.36</text:p>
          </table:table-cell>
          <table:table-cell office:value-type="float" office:value="96.230832031" calcext:value-type="float">
            <text:p>96.230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50.24" calcext:value-type="float">
            <text:p>5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0:41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576" calcext:value-type="float">
            <text:p>35.576</text:p>
          </table:table-cell>
          <table:table-cell office:value-type="float" office:value="33.566" calcext:value-type="float">
            <text:p>33.566</text:p>
          </table:table-cell>
          <table:table-cell office:value-type="float" office:value="188.32" calcext:value-type="float">
            <text:p>188.32</text:p>
          </table:table-cell>
          <table:table-cell office:value-type="float" office:value="96.231667968" calcext:value-type="float">
            <text:p>96.23166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0.41" calcext:value-type="float">
            <text:p>5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0:48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543" calcext:value-type="float">
            <text:p>35.543</text:p>
          </table:table-cell>
          <table:table-cell office:value-type="float" office:value="33.668" calcext:value-type="float">
            <text:p>33.668</text:p>
          </table:table-cell>
          <table:table-cell office:value-type="float" office:value="188" calcext:value-type="float">
            <text:p>188</text:p>
          </table:table-cell>
          <table:table-cell office:value-type="float" office:value="96.231335937" calcext:value-type="float">
            <text:p>96.231335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50.38" calcext:value-type="float">
            <text:p>5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0:5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566" calcext:value-type="float">
            <text:p>35.566</text:p>
          </table:table-cell>
          <table:table-cell office:value-type="float" office:value="33.422" calcext:value-type="float">
            <text:p>33.422</text:p>
          </table:table-cell>
          <table:table-cell office:value-type="float" office:value="188" calcext:value-type="float">
            <text:p>188</text:p>
          </table:table-cell>
          <table:table-cell office:value-type="float" office:value="96.231003906" calcext:value-type="float">
            <text:p>96.23100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50.52" calcext:value-type="float">
            <text:p>5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1:0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5.598" calcext:value-type="float">
            <text:p>35.598</text:p>
          </table:table-cell>
          <table:table-cell office:value-type="float" office:value="34.065" calcext:value-type="float">
            <text:p>34.065</text:p>
          </table:table-cell>
          <table:table-cell office:value-type="float" office:value="187.84" calcext:value-type="float">
            <text:p>187.84</text:p>
          </table:table-cell>
          <table:table-cell office:value-type="float" office:value="96.230535156" calcext:value-type="float">
            <text:p>96.23053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50.52" calcext:value-type="float">
            <text:p>5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1:09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5.616" calcext:value-type="float">
            <text:p>35.616</text:p>
          </table:table-cell>
          <table:table-cell office:value-type="float" office:value="34.06" calcext:value-type="float">
            <text:p>34.06</text:p>
          </table:table-cell>
          <table:table-cell office:value-type="float" office:value="187.68" calcext:value-type="float">
            <text:p>187.68</text:p>
          </table:table-cell>
          <table:table-cell office:value-type="float" office:value="96.231902343" calcext:value-type="float">
            <text:p>96.23190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0.44" calcext:value-type="float">
            <text:p>5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1:1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674" calcext:value-type="float">
            <text:p>35.674</text:p>
          </table:table-cell>
          <table:table-cell office:value-type="float" office:value="33.964" calcext:value-type="float">
            <text:p>33.964</text:p>
          </table:table-cell>
          <table:table-cell office:value-type="float" office:value="186.4" calcext:value-type="float">
            <text:p>186.4</text:p>
          </table:table-cell>
          <table:table-cell office:value-type="float" office:value="96.232902343" calcext:value-type="float">
            <text:p>96.23290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50.58" calcext:value-type="float">
            <text:p>5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1:23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682" calcext:value-type="float">
            <text:p>35.682</text:p>
          </table:table-cell>
          <table:table-cell office:value-type="float" office:value="34.207" calcext:value-type="float">
            <text:p>34.207</text:p>
          </table:table-cell>
          <table:table-cell office:value-type="float" office:value="47.84" calcext:value-type="float">
            <text:p>47.84</text:p>
          </table:table-cell>
          <table:table-cell office:value-type="float" office:value="96.231402343" calcext:value-type="float">
            <text:p>96.23140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48.34" calcext:value-type="float">
            <text:p>4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1:30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639" calcext:value-type="float">
            <text:p>35.639</text:p>
          </table:table-cell>
          <table:table-cell office:value-type="float" office:value="35.56" calcext:value-type="float">
            <text:p>35.56</text:p>
          </table:table-cell>
          <table:table-cell office:value-type="float" office:value="18.61" calcext:value-type="float">
            <text:p>18.61</text:p>
          </table:table-cell>
          <table:table-cell office:value-type="float" office:value="96.227132812" calcext:value-type="float">
            <text:p>96.227132812</text:p>
          </table:table-cell>
          <table:table-cell office:value-type="float" office:value="6" calcext:value-type="float">
            <text:p>6</text:p>
          </table:table-cell>
          <table:table-cell office:value-type="float" office:value="0.051067929982335" calcext:value-type="float">
            <text:p>0.051067929982335</text:p>
          </table:table-cell>
          <table:table-cell office:value-type="float" office:value="0.521" calcext:value-type="float">
            <text:p>0.521</text:p>
          </table:table-cell>
          <table:table-cell office:value-type="float" office:value="38.37" calcext:value-type="float">
            <text:p>3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1:37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5.369" calcext:value-type="float">
            <text:p>35.369</text:p>
          </table:table-cell>
          <table:table-cell office:value-type="float" office:value="33.688" calcext:value-type="float">
            <text:p>33.688</text:p>
          </table:table-cell>
          <table:table-cell office:value-type="float" office:value="16.94" calcext:value-type="float">
            <text:p>16.94</text:p>
          </table:table-cell>
          <table:table-cell office:value-type="float" office:value="96.22946875" calcext:value-type="float">
            <text:p>96.22946875</text:p>
          </table:table-cell>
          <table:table-cell office:value-type="float" office:value="6" calcext:value-type="float">
            <text:p>6</text:p>
          </table:table-cell>
          <table:table-cell office:value-type="float" office:value="0.0510351468464131" calcext:value-type="float">
            <text:p>0.051035146846413</text:p>
          </table:table-cell>
          <table:table-cell office:value-type="float" office:value="0.176" calcext:value-type="float">
            <text:p>0.176</text:p>
          </table:table-cell>
          <table:table-cell office:value-type="float" office:value="46.27" calcext:value-type="float">
            <text:p>4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1:45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352" calcext:value-type="float">
            <text:p>35.352</text:p>
          </table:table-cell>
          <table:table-cell office:value-type="float" office:value="32.936" calcext:value-type="float">
            <text:p>32.936</text:p>
          </table:table-cell>
          <table:table-cell office:value-type="float" office:value="17.54" calcext:value-type="float">
            <text:p>17.54</text:p>
          </table:table-cell>
          <table:table-cell office:value-type="float" office:value="96.225429687" calcext:value-type="float">
            <text:p>96.225429687</text:p>
          </table:table-cell>
          <table:table-cell office:value-type="float" office:value="2" calcext:value-type="float">
            <text:p>2</text:p>
          </table:table-cell>
          <table:table-cell office:value-type="float" office:value="0.017039061244173" calcext:value-type="float">
            <text:p>0.017039061244173</text:p>
          </table:table-cell>
          <table:table-cell office:value-type="float" office:value="0.162" calcext:value-type="float">
            <text:p>0.162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1:52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304" calcext:value-type="float">
            <text:p>35.304</text:p>
          </table:table-cell>
          <table:table-cell office:value-type="float" office:value="33.633" calcext:value-type="float">
            <text:p>33.633</text:p>
          </table:table-cell>
          <table:table-cell office:value-type="float" office:value="17.54" calcext:value-type="float">
            <text:p>17.54</text:p>
          </table:table-cell>
          <table:table-cell office:value-type="float" office:value="96.2285" calcext:value-type="float">
            <text:p>96.2285</text:p>
          </table:table-cell>
          <table:table-cell office:value-type="float" office:value="2" calcext:value-type="float">
            <text:p>2</text:p>
          </table:table-cell>
          <table:table-cell office:value-type="float" office:value="0.0170281124497992" calcext:value-type="float">
            <text:p>0.017028112449799</text:p>
          </table:table-cell>
          <table:table-cell office:value-type="float" office:value="0.176" calcext:value-type="float">
            <text:p>0.176</text:p>
          </table:table-cell>
          <table:table-cell office:value-type="float" office:value="46.49" calcext:value-type="float">
            <text:p>4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1:59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291" calcext:value-type="float">
            <text:p>35.291</text:p>
          </table:table-cell>
          <table:table-cell office:value-type="float" office:value="32.719" calcext:value-type="float">
            <text:p>32.719</text:p>
          </table:table-cell>
          <table:table-cell office:value-type="float" office:value="17.4" calcext:value-type="float">
            <text:p>17.4</text:p>
          </table:table-cell>
          <table:table-cell office:value-type="float" office:value="96.231503906" calcext:value-type="float">
            <text:p>96.231503906</text:p>
          </table:table-cell>
          <table:table-cell office:value-type="float" office:value="2" calcext:value-type="float">
            <text:p>2</text:p>
          </table:table-cell>
          <table:table-cell office:value-type="float" office:value="0.0170171777171296" calcext:value-type="float">
            <text:p>0.01701717771713</text:p>
          </table:table-cell>
          <table:table-cell office:value-type="float" office:value="0.145" calcext:value-type="float">
            <text:p>0.145</text:p>
          </table:table-cell>
          <table:table-cell office:value-type="float" office:value="47.23" calcext:value-type="float">
            <text:p>47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2:06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213" calcext:value-type="float">
            <text:p>35.213</text:p>
          </table:table-cell>
          <table:table-cell office:value-type="float" office:value="32.925" calcext:value-type="float">
            <text:p>32.925</text:p>
          </table:table-cell>
          <table:table-cell office:value-type="float" office:value="17.4" calcext:value-type="float">
            <text:p>17.4</text:p>
          </table:table-cell>
          <table:table-cell office:value-type="float" office:value="96.225730468" calcext:value-type="float">
            <text:p>96.225730468</text:p>
          </table:table-cell>
          <table:table-cell office:value-type="float" office:value="2" calcext:value-type="float">
            <text:p>2</text:p>
          </table:table-cell>
          <table:table-cell office:value-type="float" office:value="0.017039061244173" calcext:value-type="float">
            <text:p>0.017039061244173</text:p>
          </table:table-cell>
          <table:table-cell office:value-type="float" office:value="0.137" calcext:value-type="float">
            <text:p>0.137</text:p>
          </table:table-cell>
          <table:table-cell office:value-type="float" office:value="47.34" calcext:value-type="float">
            <text:p>4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2:13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211" calcext:value-type="float">
            <text:p>35.211</text:p>
          </table:table-cell>
          <table:table-cell office:value-type="float" office:value="32.923" calcext:value-type="float">
            <text:p>32.923</text:p>
          </table:table-cell>
          <table:table-cell office:value-type="float" office:value="17.26" calcext:value-type="float">
            <text:p>17.26</text:p>
          </table:table-cell>
          <table:table-cell office:value-type="float" office:value="96.225558593" calcext:value-type="float">
            <text:p>96.225558593</text:p>
          </table:table-cell>
          <table:table-cell office:value-type="float" office:value="3" calcext:value-type="float">
            <text:p>3</text:p>
          </table:table-cell>
          <table:table-cell office:value-type="float" office:value="0.0255544840887174" calcext:value-type="float">
            <text:p>0.025554484088717</text:p>
          </table:table-cell>
          <table:table-cell office:value-type="float" office:value="0.146" calcext:value-type="float">
            <text:p>0.146</text:p>
          </table:table-cell>
          <table:table-cell office:value-type="float" office:value="46.71" calcext:value-type="float">
            <text:p>4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2:20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198" calcext:value-type="float">
            <text:p>35.198</text:p>
          </table:table-cell>
          <table:table-cell office:value-type="float" office:value="33.016" calcext:value-type="float">
            <text:p>33.016</text:p>
          </table:table-cell>
          <table:table-cell office:value-type="float" office:value="17.08" calcext:value-type="float">
            <text:p>17.08</text:p>
          </table:table-cell>
          <table:table-cell office:value-type="float" office:value="96.225992187" calcext:value-type="float">
            <text:p>96.225992187</text:p>
          </table:table-cell>
          <table:table-cell office:value-type="float" office:value="4" calcext:value-type="float">
            <text:p>4</text:p>
          </table:table-cell>
          <table:table-cell office:value-type="float" office:value="0.03404528665489" calcext:value-type="float">
            <text:p>0.03404528665489</text:p>
          </table:table-cell>
          <table:table-cell office:value-type="float" office:value="0.132" calcext:value-type="float">
            <text:p>0.132</text:p>
          </table:table-cell>
          <table:table-cell office:value-type="float" office:value="47.42" calcext:value-type="float">
            <text:p>4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2:27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226" calcext:value-type="float">
            <text:p>35.226</text:p>
          </table:table-cell>
          <table:table-cell office:value-type="float" office:value="34.608" calcext:value-type="float">
            <text:p>34.608</text:p>
          </table:table-cell>
          <table:table-cell office:value-type="float" office:value="22.82" calcext:value-type="float">
            <text:p>22.82</text:p>
          </table:table-cell>
          <table:table-cell office:value-type="float" office:value="96.228921875" calcext:value-type="float">
            <text:p>96.228921875</text:p>
          </table:table-cell>
          <table:table-cell office:value-type="float" office:value="4" calcext:value-type="float">
            <text:p>4</text:p>
          </table:table-cell>
          <table:table-cell office:value-type="float" office:value="0.0340562248995984" calcext:value-type="float">
            <text:p>0.034056224899598</text:p>
          </table:table-cell>
          <table:table-cell office:value-type="float" office:value="0.815" calcext:value-type="float">
            <text:p>0.815</text:p>
          </table:table-cell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2:34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188" calcext:value-type="float">
            <text:p>35.188</text:p>
          </table:table-cell>
          <table:table-cell office:value-type="float" office:value="41.036" calcext:value-type="float">
            <text:p>41.036</text:p>
          </table:table-cell>
          <table:table-cell office:value-type="float" office:value="15.42" calcext:value-type="float">
            <text:p>15.42</text:p>
          </table:table-cell>
          <table:table-cell office:value-type="float" office:value="96.236863281" calcext:value-type="float">
            <text:p>96.2368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44.54" calcext:value-type="float">
            <text:p>44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2:41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5.181" calcext:value-type="float">
            <text:p>35.181</text:p>
          </table:table-cell>
          <table:table-cell office:value-type="float" office:value="43.614" calcext:value-type="float">
            <text:p>43.614</text:p>
          </table:table-cell>
          <table:table-cell office:value-type="float" office:value="24.6" calcext:value-type="float">
            <text:p>24.6</text:p>
          </table:table-cell>
          <table:table-cell office:value-type="float" office:value="96.242605468" calcext:value-type="float">
            <text:p>96.242605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47.47" calcext:value-type="float">
            <text:p>4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2:48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299" calcext:value-type="float">
            <text:p>35.299</text:p>
          </table:table-cell>
          <table:table-cell office:value-type="float" office:value="45.51" calcext:value-type="float">
            <text:p>45.51</text:p>
          </table:table-cell>
          <table:table-cell office:value-type="float" office:value="136.16" calcext:value-type="float">
            <text:p>136.16</text:p>
          </table:table-cell>
          <table:table-cell office:value-type="float" office:value="96.230503906" calcext:value-type="float">
            <text:p>96.23050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2:55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342" calcext:value-type="float">
            <text:p>35.342</text:p>
          </table:table-cell>
          <table:table-cell office:value-type="float" office:value="41.798" calcext:value-type="float">
            <text:p>41.798</text:p>
          </table:table-cell>
          <table:table-cell office:value-type="float" office:value="24.74" calcext:value-type="float">
            <text:p>24.74</text:p>
          </table:table-cell>
          <table:table-cell office:value-type="float" office:value="96.234570312" calcext:value-type="float">
            <text:p>96.234570312</text:p>
          </table:table-cell>
          <table:table-cell office:value-type="float" office:value="1" calcext:value-type="float">
            <text:p>1</text:p>
          </table:table-cell>
          <table:table-cell office:value-type="float" office:value="0.00851816136290582" calcext:value-type="float">
            <text:p>0.008518161362906</text:p>
          </table:table-cell>
          <table:table-cell office:value-type="float" office:value="0.229" calcext:value-type="float">
            <text:p>0.229</text:p>
          </table:table-cell>
          <table:table-cell office:value-type="float" office:value="43.92" calcext:value-type="float">
            <text:p>4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3:02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5.384" calcext:value-type="float">
            <text:p>35.384</text:p>
          </table:table-cell>
          <table:table-cell office:value-type="float" office:value="54.919" calcext:value-type="float">
            <text:p>54.919</text:p>
          </table:table-cell>
          <table:table-cell office:value-type="float" office:value="23.16" calcext:value-type="float">
            <text:p>23.16</text:p>
          </table:table-cell>
          <table:table-cell office:value-type="float" office:value="96.240007812" calcext:value-type="float">
            <text:p>96.240007812</text:p>
          </table:table-cell>
          <table:table-cell office:value-type="float" office:value="1" calcext:value-type="float">
            <text:p>1</text:p>
          </table:table-cell>
          <table:table-cell office:value-type="float" office:value="0.00850449293966624" calcext:value-type="float">
            <text:p>0.008504492939666</text:p>
          </table:table-cell>
          <table:table-cell office:value-type="float" office:value="0.173" calcext:value-type="float">
            <text:p>0.173</text:p>
          </table:table-cell>
          <table:table-cell office:value-type="float" office:value="46.08" calcext:value-type="float">
            <text:p>4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3:09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639" calcext:value-type="float">
            <text:p>35.639</text:p>
          </table:table-cell>
          <table:table-cell office:value-type="float" office:value="56.373" calcext:value-type="float">
            <text:p>56.373</text:p>
          </table:table-cell>
          <table:table-cell office:value-type="float" office:value="25.1" calcext:value-type="float">
            <text:p>25.1</text:p>
          </table:table-cell>
          <table:table-cell office:value-type="float" office:value="96.243140625" calcext:value-type="float">
            <text:p>96.24314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48.52" calcext:value-type="float">
            <text:p>4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3:16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838" calcext:value-type="float">
            <text:p>35.838</text:p>
          </table:table-cell>
          <table:table-cell office:value-type="float" office:value="61.73" calcext:value-type="float">
            <text:p>61.73</text:p>
          </table:table-cell>
          <table:table-cell office:value-type="float" office:value="25.66" calcext:value-type="float">
            <text:p>25.66</text:p>
          </table:table-cell>
          <table:table-cell office:value-type="float" office:value="96.241230468" calcext:value-type="float">
            <text:p>96.241230468</text:p>
          </table:table-cell>
          <table:table-cell office:value-type="float" office:value="1" calcext:value-type="float">
            <text:p>1</text:p>
          </table:table-cell>
          <table:table-cell office:value-type="float" office:value="0.00851542416452442" calcext:value-type="float">
            <text:p>0.008515424164524</text:p>
          </table:table-cell>
          <table:table-cell office:value-type="float" office:value="0.107" calcext:value-type="float">
            <text:p>0.107</text:p>
          </table:table-cell>
          <table:table-cell office:value-type="float" office:value="49.51" calcext:value-type="float">
            <text:p>4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3:23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6.077" calcext:value-type="float">
            <text:p>36.077</text:p>
          </table:table-cell>
          <table:table-cell office:value-type="float" office:value="57.441" calcext:value-type="float">
            <text:p>57.441</text:p>
          </table:table-cell>
          <table:table-cell office:value-type="float" office:value="25.66" calcext:value-type="float">
            <text:p>25.66</text:p>
          </table:table-cell>
          <table:table-cell office:value-type="float" office:value="96.240078125" calcext:value-type="float">
            <text:p>96.24007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3:30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6.246" calcext:value-type="float">
            <text:p>36.246</text:p>
          </table:table-cell>
          <table:table-cell office:value-type="float" office:value="55.627" calcext:value-type="float">
            <text:p>55.627</text:p>
          </table:table-cell>
          <table:table-cell office:value-type="float" office:value="18.86" calcext:value-type="float">
            <text:p>18.86</text:p>
          </table:table-cell>
          <table:table-cell office:value-type="float" office:value="96.238988281" calcext:value-type="float">
            <text:p>96.23898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51.25" calcext:value-type="float">
            <text:p>5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3:37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384" calcext:value-type="float">
            <text:p>36.384</text:p>
          </table:table-cell>
          <table:table-cell office:value-type="float" office:value="57.972" calcext:value-type="float">
            <text:p>57.972</text:p>
          </table:table-cell>
          <table:table-cell office:value-type="float" office:value="14.12" calcext:value-type="float">
            <text:p>14.12</text:p>
          </table:table-cell>
          <table:table-cell office:value-type="float" office:value="96.23959375" calcext:value-type="float">
            <text:p>96.2395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51.54" calcext:value-type="float">
            <text:p>5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3:44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6.538" calcext:value-type="float">
            <text:p>36.538</text:p>
          </table:table-cell>
          <table:table-cell office:value-type="float" office:value="59.588" calcext:value-type="float">
            <text:p>59.588</text:p>
          </table:table-cell>
          <table:table-cell office:value-type="float" office:value="15.32" calcext:value-type="float">
            <text:p>15.32</text:p>
          </table:table-cell>
          <table:table-cell office:value-type="float" office:value="96.24103125" calcext:value-type="float">
            <text:p>96.2410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1.99" calcext:value-type="float">
            <text:p>5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3:52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6.711" calcext:value-type="float">
            <text:p>36.711</text:p>
          </table:table-cell>
          <table:table-cell office:value-type="float" office:value="56.907" calcext:value-type="float">
            <text:p>56.907</text:p>
          </table:table-cell>
          <table:table-cell office:value-type="float" office:value="20.56" calcext:value-type="float">
            <text:p>20.56</text:p>
          </table:table-cell>
          <table:table-cell office:value-type="float" office:value="96.235203125" calcext:value-type="float">
            <text:p>96.23520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52.73" calcext:value-type="float">
            <text:p>5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3:59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6.865" calcext:value-type="float">
            <text:p>36.865</text:p>
          </table:table-cell>
          <table:table-cell office:value-type="float" office:value="60.659" calcext:value-type="float">
            <text:p>60.659</text:p>
          </table:table-cell>
          <table:table-cell office:value-type="float" office:value="19.84" calcext:value-type="float">
            <text:p>19.84</text:p>
          </table:table-cell>
          <table:table-cell office:value-type="float" office:value="96.238230468" calcext:value-type="float">
            <text:p>96.23823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53.06" calcext:value-type="float">
            <text:p>5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4:06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6.978" calcext:value-type="float">
            <text:p>36.978</text:p>
          </table:table-cell>
          <table:table-cell office:value-type="float" office:value="56.892" calcext:value-type="float">
            <text:p>56.892</text:p>
          </table:table-cell>
          <table:table-cell office:value-type="float" office:value="19.88" calcext:value-type="float">
            <text:p>19.88</text:p>
          </table:table-cell>
          <table:table-cell office:value-type="float" office:value="96.238644531" calcext:value-type="float">
            <text:p>96.23864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53.21" calcext:value-type="float">
            <text:p>5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4:13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7.122" calcext:value-type="float">
            <text:p>37.122</text:p>
          </table:table-cell>
          <table:table-cell office:value-type="float" office:value="55.548" calcext:value-type="float">
            <text:p>55.548</text:p>
          </table:table-cell>
          <table:table-cell office:value-type="float" office:value="20.94" calcext:value-type="float">
            <text:p>20.94</text:p>
          </table:table-cell>
          <table:table-cell office:value-type="float" office:value="96.237039062" calcext:value-type="float">
            <text:p>96.23703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53.63" calcext:value-type="float">
            <text:p>5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4:2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7.25" calcext:value-type="float">
            <text:p>37.25</text:p>
          </table:table-cell>
          <table:table-cell office:value-type="float" office:value="50.056" calcext:value-type="float">
            <text:p>50.056</text:p>
          </table:table-cell>
          <table:table-cell office:value-type="float" office:value="72" calcext:value-type="float">
            <text:p>72</text:p>
          </table:table-cell>
          <table:table-cell office:value-type="float" office:value="96.229996093" calcext:value-type="float">
            <text:p>96.229996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51.57" calcext:value-type="float">
            <text:p>5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4:27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7.263" calcext:value-type="float">
            <text:p>37.263</text:p>
          </table:table-cell>
          <table:table-cell office:value-type="float" office:value="35.278" calcext:value-type="float">
            <text:p>35.278</text:p>
          </table:table-cell>
          <table:table-cell office:value-type="float" office:value="26.28" calcext:value-type="float">
            <text:p>26.28</text:p>
          </table:table-cell>
          <table:table-cell office:value-type="float" office:value="96.219265625" calcext:value-type="float">
            <text:p>96.219265625</text:p>
          </table:table-cell>
          <table:table-cell office:value-type="float" office:value="2" calcext:value-type="float">
            <text:p>2</text:p>
          </table:table-cell>
          <table:table-cell office:value-type="float" office:value="0.017022643327445" calcext:value-type="float">
            <text:p>0.017022643327445</text:p>
          </table:table-cell>
          <table:table-cell office:value-type="float" office:value="0.659" calcext:value-type="float">
            <text:p>0.659</text:p>
          </table:table-cell>
          <table:table-cell office:value-type="float" office:value="38.17" calcext:value-type="float">
            <text:p>3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4:34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7.018" calcext:value-type="float">
            <text:p>37.018</text:p>
          </table:table-cell>
          <table:table-cell office:value-type="float" office:value="36.024" calcext:value-type="float">
            <text:p>36.024</text:p>
          </table:table-cell>
          <table:table-cell office:value-type="float" office:value="876.16" calcext:value-type="float">
            <text:p>876.16</text:p>
          </table:table-cell>
          <table:table-cell office:value-type="float" office:value="96.223363281" calcext:value-type="float">
            <text:p>96.223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4:41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6.769" calcext:value-type="float">
            <text:p>36.769</text:p>
          </table:table-cell>
          <table:table-cell office:value-type="float" office:value="34.649" calcext:value-type="float">
            <text:p>34.649</text:p>
          </table:table-cell>
          <table:table-cell office:value-type="float" office:value="9.54" calcext:value-type="float">
            <text:p>9.54</text:p>
          </table:table-cell>
          <table:table-cell office:value-type="float" office:value="96.218132812" calcext:value-type="float">
            <text:p>96.218132812</text:p>
          </table:table-cell>
          <table:table-cell office:value-type="float" office:value="1" calcext:value-type="float">
            <text:p>1</text:p>
          </table:table-cell>
          <table:table-cell office:value-type="float" office:value="0.00851268872470286" calcext:value-type="float">
            <text:p>0.008512688724703</text:p>
          </table:table-cell>
          <table:table-cell office:value-type="float" office:value="1.317" calcext:value-type="float">
            <text:p>1.317</text:p>
          </table:table-cell>
          <table:table-cell office:value-type="float" office:value="39.28" calcext:value-type="float">
            <text:p>3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4:48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6.817" calcext:value-type="float">
            <text:p>36.817</text:p>
          </table:table-cell>
          <table:table-cell office:value-type="float" office:value="33.515" calcext:value-type="float">
            <text:p>33.515</text:p>
          </table:table-cell>
          <table:table-cell office:value-type="float" office:value="6.94" calcext:value-type="float">
            <text:p>6.94</text:p>
          </table:table-cell>
          <table:table-cell office:value-type="float" office:value="96.220070312" calcext:value-type="float">
            <text:p>96.22007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47.14" calcext:value-type="float">
            <text:p>4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4:55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6.653" calcext:value-type="float">
            <text:p>36.653</text:p>
          </table:table-cell>
          <table:table-cell office:value-type="float" office:value="31.768" calcext:value-type="float">
            <text:p>31.768</text:p>
          </table:table-cell>
          <table:table-cell office:value-type="float" office:value="7.12" calcext:value-type="float">
            <text:p>7.12</text:p>
          </table:table-cell>
          <table:table-cell office:value-type="float" office:value="96.221714843" calcext:value-type="float">
            <text:p>96.22171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47.73" calcext:value-type="float">
            <text:p>4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5:02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641" calcext:value-type="float">
            <text:p>36.641</text:p>
          </table:table-cell>
          <table:table-cell office:value-type="float" office:value="31.852" calcext:value-type="float">
            <text:p>31.852</text:p>
          </table:table-cell>
          <table:table-cell office:value-type="float" office:value="7.05" calcext:value-type="float">
            <text:p>7.05</text:p>
          </table:table-cell>
          <table:table-cell office:value-type="float" office:value="96.2219375" calcext:value-type="float">
            <text:p>96.221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47.65" calcext:value-type="float">
            <text:p>4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5:09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6.674" calcext:value-type="float">
            <text:p>36.674</text:p>
          </table:table-cell>
          <table:table-cell office:value-type="float" office:value="31.124" calcext:value-type="float">
            <text:p>31.124</text:p>
          </table:table-cell>
          <table:table-cell office:value-type="float" office:value="7.06" calcext:value-type="float">
            <text:p>7.06</text:p>
          </table:table-cell>
          <table:table-cell office:value-type="float" office:value="96.219464843" calcext:value-type="float">
            <text:p>96.21946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48.17" calcext:value-type="float">
            <text:p>4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5:16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711" calcext:value-type="float">
            <text:p>36.711</text:p>
          </table:table-cell>
          <table:table-cell office:value-type="float" office:value="31.773" calcext:value-type="float">
            <text:p>31.773</text:p>
          </table:table-cell>
          <table:table-cell office:value-type="float" office:value="7.03" calcext:value-type="float">
            <text:p>7.03</text:p>
          </table:table-cell>
          <table:table-cell office:value-type="float" office:value="96.22109375" calcext:value-type="float">
            <text:p>96.2210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5:23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6.669" calcext:value-type="float">
            <text:p>36.669</text:p>
          </table:table-cell>
          <table:table-cell office:value-type="float" office:value="31.893" calcext:value-type="float">
            <text:p>31.893</text:p>
          </table:table-cell>
          <table:table-cell office:value-type="float" office:value="7" calcext:value-type="float">
            <text:p>7</text:p>
          </table:table-cell>
          <table:table-cell office:value-type="float" office:value="96.218679687" calcext:value-type="float">
            <text:p>96.21867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5:30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6.701" calcext:value-type="float">
            <text:p>36.701</text:p>
          </table:table-cell>
          <table:table-cell office:value-type="float" office:value="32.112" calcext:value-type="float">
            <text:p>32.112</text:p>
          </table:table-cell>
          <table:table-cell office:value-type="float" office:value="6.98" calcext:value-type="float">
            <text:p>6.98</text:p>
          </table:table-cell>
          <table:table-cell office:value-type="float" office:value="96.21990625" calcext:value-type="float">
            <text:p>96.219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48.6" calcext:value-type="float">
            <text:p>4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5:37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6.774" calcext:value-type="float">
            <text:p>36.774</text:p>
          </table:table-cell>
          <table:table-cell office:value-type="float" office:value="31.613" calcext:value-type="float">
            <text:p>31.613</text:p>
          </table:table-cell>
          <table:table-cell office:value-type="float" office:value="6.95" calcext:value-type="float">
            <text:p>6.95</text:p>
          </table:table-cell>
          <table:table-cell office:value-type="float" office:value="96.220359375" calcext:value-type="float">
            <text:p>96.22035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47.49" calcext:value-type="float">
            <text:p>4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5:4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777" calcext:value-type="float">
            <text:p>36.777</text:p>
          </table:table-cell>
          <table:table-cell office:value-type="float" office:value="31.675" calcext:value-type="float">
            <text:p>31.675</text:p>
          </table:table-cell>
          <table:table-cell office:value-type="float" office:value="6.91" calcext:value-type="float">
            <text:p>6.91</text:p>
          </table:table-cell>
          <table:table-cell office:value-type="float" office:value="96.220660156" calcext:value-type="float">
            <text:p>96.22066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47.07" calcext:value-type="float">
            <text:p>47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5:5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6.689" calcext:value-type="float">
            <text:p>36.689</text:p>
          </table:table-cell>
          <table:table-cell office:value-type="float" office:value="31.225" calcext:value-type="float">
            <text:p>31.225</text:p>
          </table:table-cell>
          <table:table-cell office:value-type="float" office:value="6.86" calcext:value-type="float">
            <text:p>6.86</text:p>
          </table:table-cell>
          <table:table-cell office:value-type="float" office:value="96.220488281" calcext:value-type="float">
            <text:p>96.22048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48.09" calcext:value-type="float">
            <text:p>4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5:58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696" calcext:value-type="float">
            <text:p>36.696</text:p>
          </table:table-cell>
          <table:table-cell office:value-type="float" office:value="31.587" calcext:value-type="float">
            <text:p>31.587</text:p>
          </table:table-cell>
          <table:table-cell office:value-type="float" office:value="6.87" calcext:value-type="float">
            <text:p>6.87</text:p>
          </table:table-cell>
          <table:table-cell office:value-type="float" office:value="96.223027343" calcext:value-type="float">
            <text:p>96.22302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8.26" calcext:value-type="float">
            <text:p>4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6:0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6.694" calcext:value-type="float">
            <text:p>36.694</text:p>
          </table:table-cell>
          <table:table-cell office:value-type="float" office:value="31.112" calcext:value-type="float">
            <text:p>31.112</text:p>
          </table:table-cell>
          <table:table-cell office:value-type="float" office:value="6.82" calcext:value-type="float">
            <text:p>6.82</text:p>
          </table:table-cell>
          <table:table-cell office:value-type="float" office:value="96.221253906" calcext:value-type="float">
            <text:p>96.22125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6:13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6.716" calcext:value-type="float">
            <text:p>36.716</text:p>
          </table:table-cell>
          <table:table-cell office:value-type="float" office:value="31.3" calcext:value-type="float">
            <text:p>31.3</text:p>
          </table:table-cell>
          <table:table-cell office:value-type="float" office:value="6.81" calcext:value-type="float">
            <text:p>6.81</text:p>
          </table:table-cell>
          <table:table-cell office:value-type="float" office:value="96.220867187" calcext:value-type="float">
            <text:p>96.22086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47.72" calcext:value-type="float">
            <text:p>4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6:20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719" calcext:value-type="float">
            <text:p>36.719</text:p>
          </table:table-cell>
          <table:table-cell office:value-type="float" office:value="30.877" calcext:value-type="float">
            <text:p>30.877</text:p>
          </table:table-cell>
          <table:table-cell office:value-type="float" office:value="6.77" calcext:value-type="float">
            <text:p>6.77</text:p>
          </table:table-cell>
          <table:table-cell office:value-type="float" office:value="96.218753906" calcext:value-type="float">
            <text:p>96.21875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43.89" calcext:value-type="float">
            <text:p>4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6:27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6.56" calcext:value-type="float">
            <text:p>36.56</text:p>
          </table:table-cell>
          <table:table-cell office:value-type="float" office:value="31.391" calcext:value-type="float">
            <text:p>31.391</text:p>
          </table:table-cell>
          <table:table-cell office:value-type="float" office:value="6.69" calcext:value-type="float">
            <text:p>6.69</text:p>
          </table:table-cell>
          <table:table-cell office:value-type="float" office:value="96.220019531" calcext:value-type="float">
            <text:p>96.22001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46.88" calcext:value-type="float">
            <text:p>4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6:34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648" calcext:value-type="float">
            <text:p>36.648</text:p>
          </table:table-cell>
          <table:table-cell office:value-type="float" office:value="31.503" calcext:value-type="float">
            <text:p>31.503</text:p>
          </table:table-cell>
          <table:table-cell office:value-type="float" office:value="6.72" calcext:value-type="float">
            <text:p>6.72</text:p>
          </table:table-cell>
          <table:table-cell office:value-type="float" office:value="96.218515625" calcext:value-type="float">
            <text:p>96.21851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47.19" calcext:value-type="float">
            <text:p>4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6:41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585" calcext:value-type="float">
            <text:p>36.585</text:p>
          </table:table-cell>
          <table:table-cell office:value-type="float" office:value="31.12" calcext:value-type="float">
            <text:p>31.12</text:p>
          </table:table-cell>
          <table:table-cell office:value-type="float" office:value="6.64" calcext:value-type="float">
            <text:p>6.64</text:p>
          </table:table-cell>
          <table:table-cell office:value-type="float" office:value="96.215121093" calcext:value-type="float">
            <text:p>96.2151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6:48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643" calcext:value-type="float">
            <text:p>36.643</text:p>
          </table:table-cell>
          <table:table-cell office:value-type="float" office:value="32.278" calcext:value-type="float">
            <text:p>32.278</text:p>
          </table:table-cell>
          <table:table-cell office:value-type="float" office:value="6.68" calcext:value-type="float">
            <text:p>6.68</text:p>
          </table:table-cell>
          <table:table-cell office:value-type="float" office:value="96.21790625" calcext:value-type="float">
            <text:p>96.217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46.93" calcext:value-type="float">
            <text:p>4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6:55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636" calcext:value-type="float">
            <text:p>36.636</text:p>
          </table:table-cell>
          <table:table-cell office:value-type="float" office:value="31.727" calcext:value-type="float">
            <text:p>31.727</text:p>
          </table:table-cell>
          <table:table-cell office:value-type="float" office:value="6.63" calcext:value-type="float">
            <text:p>6.63</text:p>
          </table:table-cell>
          <table:table-cell office:value-type="float" office:value="96.218320312" calcext:value-type="float">
            <text:p>96.21832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float" office:value="45.61" calcext:value-type="float">
            <text:p>45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7:02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558" calcext:value-type="float">
            <text:p>36.558</text:p>
          </table:table-cell>
          <table:table-cell office:value-type="float" office:value="31.552" calcext:value-type="float">
            <text:p>31.552</text:p>
          </table:table-cell>
          <table:table-cell office:value-type="float" office:value="6.57" calcext:value-type="float">
            <text:p>6.57</text:p>
          </table:table-cell>
          <table:table-cell office:value-type="float" office:value="96.218652343" calcext:value-type="float">
            <text:p>96.21865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7:09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6.595" calcext:value-type="float">
            <text:p>36.595</text:p>
          </table:table-cell>
          <table:table-cell office:value-type="float" office:value="31.37" calcext:value-type="float">
            <text:p>31.37</text:p>
          </table:table-cell>
          <table:table-cell office:value-type="float" office:value="6.47" calcext:value-type="float">
            <text:p>6.47</text:p>
          </table:table-cell>
          <table:table-cell office:value-type="float" office:value="96.219929687" calcext:value-type="float">
            <text:p>96.21992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7:16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6.613" calcext:value-type="float">
            <text:p>36.613</text:p>
          </table:table-cell>
          <table:table-cell office:value-type="float" office:value="31.423" calcext:value-type="float">
            <text:p>31.423</text:p>
          </table:table-cell>
          <table:table-cell office:value-type="float" office:value="6.52" calcext:value-type="float">
            <text:p>6.52</text:p>
          </table:table-cell>
          <table:table-cell office:value-type="float" office:value="96.219160156" calcext:value-type="float">
            <text:p>96.21916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office:value-type="float" office:value="45.55" calcext:value-type="float">
            <text:p>4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7:23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6.56" calcext:value-type="float">
            <text:p>36.56</text:p>
          </table:table-cell>
          <table:table-cell office:value-type="float" office:value="31.465" calcext:value-type="float">
            <text:p>31.465</text:p>
          </table:table-cell>
          <table:table-cell office:value-type="float" office:value="6.51" calcext:value-type="float">
            <text:p>6.51</text:p>
          </table:table-cell>
          <table:table-cell office:value-type="float" office:value="96.221554687" calcext:value-type="float">
            <text:p>96.22155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43.11" calcext:value-type="float">
            <text:p>4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7:3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477" calcext:value-type="float">
            <text:p>36.477</text:p>
          </table:table-cell>
          <table:table-cell office:value-type="float" office:value="32.357" calcext:value-type="float">
            <text:p>32.357</text:p>
          </table:table-cell>
          <table:table-cell office:value-type="float" office:value="6.48" calcext:value-type="float">
            <text:p>6.48</text:p>
          </table:table-cell>
          <table:table-cell office:value-type="float" office:value="96.222234375" calcext:value-type="float">
            <text:p>96.22223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7:3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475" calcext:value-type="float">
            <text:p>36.475</text:p>
          </table:table-cell>
          <table:table-cell office:value-type="float" office:value="31.391" calcext:value-type="float">
            <text:p>31.391</text:p>
          </table:table-cell>
          <table:table-cell office:value-type="float" office:value="6.47" calcext:value-type="float">
            <text:p>6.47</text:p>
          </table:table-cell>
          <table:table-cell office:value-type="float" office:value="96.216289062" calcext:value-type="float">
            <text:p>96.2162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46.68" calcext:value-type="float">
            <text:p>4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7:44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6.462" calcext:value-type="float">
            <text:p>36.462</text:p>
          </table:table-cell>
          <table:table-cell office:value-type="float" office:value="31.677" calcext:value-type="float">
            <text:p>31.677</text:p>
          </table:table-cell>
          <table:table-cell office:value-type="float" office:value="6.42" calcext:value-type="float">
            <text:p>6.42</text:p>
          </table:table-cell>
          <table:table-cell office:value-type="float" office:value="96.219070312" calcext:value-type="float">
            <text:p>96.21907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47.21" calcext:value-type="float">
            <text:p>4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7:51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6.48" calcext:value-type="float">
            <text:p>36.48</text:p>
          </table:table-cell>
          <table:table-cell office:value-type="float" office:value="31.742" calcext:value-type="float">
            <text:p>31.742</text:p>
          </table:table-cell>
          <table:table-cell office:value-type="float" office:value="6.41" calcext:value-type="float">
            <text:p>6.41</text:p>
          </table:table-cell>
          <table:table-cell office:value-type="float" office:value="96.222207031" calcext:value-type="float">
            <text:p>96.22220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45.03" calcext:value-type="float">
            <text:p>45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7:58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6.447" calcext:value-type="float">
            <text:p>36.447</text:p>
          </table:table-cell>
          <table:table-cell office:value-type="float" office:value="31.848" calcext:value-type="float">
            <text:p>31.848</text:p>
          </table:table-cell>
          <table:table-cell office:value-type="float" office:value="6.39" calcext:value-type="float">
            <text:p>6.39</text:p>
          </table:table-cell>
          <table:table-cell office:value-type="float" office:value="96.222875" calcext:value-type="float">
            <text:p>96.22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45.31" calcext:value-type="float">
            <text:p>4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8:05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6.379" calcext:value-type="float">
            <text:p>36.379</text:p>
          </table:table-cell>
          <table:table-cell office:value-type="float" office:value="31.672" calcext:value-type="float">
            <text:p>31.672</text:p>
          </table:table-cell>
          <table:table-cell office:value-type="float" office:value="6.36" calcext:value-type="float">
            <text:p>6.36</text:p>
          </table:table-cell>
          <table:table-cell office:value-type="float" office:value="96.222875" calcext:value-type="float">
            <text:p>96.22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46.71" calcext:value-type="float">
            <text:p>4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8:12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331" calcext:value-type="float">
            <text:p>36.331</text:p>
          </table:table-cell>
          <table:table-cell office:value-type="float" office:value="31.6" calcext:value-type="float">
            <text:p>31.6</text:p>
          </table:table-cell>
          <table:table-cell office:value-type="float" office:value="6.33" calcext:value-type="float">
            <text:p>6.33</text:p>
          </table:table-cell>
          <table:table-cell office:value-type="float" office:value="96.223613281" calcext:value-type="float">
            <text:p>96.22361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47.13" calcext:value-type="float">
            <text:p>4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8:2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6.303" calcext:value-type="float">
            <text:p>36.303</text:p>
          </table:table-cell>
          <table:table-cell office:value-type="float" office:value="31.492" calcext:value-type="float">
            <text:p>31.492</text:p>
          </table:table-cell>
          <table:table-cell office:value-type="float" office:value="6.28" calcext:value-type="float">
            <text:p>6.28</text:p>
          </table:table-cell>
          <table:table-cell office:value-type="float" office:value="96.222917968" calcext:value-type="float">
            <text:p>96.22291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45.92" calcext:value-type="float">
            <text:p>4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8:27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371" calcext:value-type="float">
            <text:p>36.371</text:p>
          </table:table-cell>
          <table:table-cell office:value-type="float" office:value="31.643" calcext:value-type="float">
            <text:p>31.643</text:p>
          </table:table-cell>
          <table:table-cell office:value-type="float" office:value="6.25" calcext:value-type="float">
            <text:p>6.25</text:p>
          </table:table-cell>
          <table:table-cell office:value-type="float" office:value="96.224324218" calcext:value-type="float">
            <text:p>96.22432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office:value-type="float" office:value="45.22" calcext:value-type="float">
            <text:p>45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8:34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414" calcext:value-type="float">
            <text:p>36.414</text:p>
          </table:table-cell>
          <table:table-cell office:value-type="float" office:value="31.413" calcext:value-type="float">
            <text:p>31.413</text:p>
          </table:table-cell>
          <table:table-cell office:value-type="float" office:value="6.23" calcext:value-type="float">
            <text:p>6.23</text:p>
          </table:table-cell>
          <table:table-cell office:value-type="float" office:value="96.223777343" calcext:value-type="float">
            <text:p>96.22377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45.42" calcext:value-type="float">
            <text:p>4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8:41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6.381" calcext:value-type="float">
            <text:p>36.381</text:p>
          </table:table-cell>
          <table:table-cell office:value-type="float" office:value="32.26" calcext:value-type="float">
            <text:p>32.26</text:p>
          </table:table-cell>
          <table:table-cell office:value-type="float" office:value="6.21" calcext:value-type="float">
            <text:p>6.21</text:p>
          </table:table-cell>
          <table:table-cell office:value-type="float" office:value="96.225699218" calcext:value-type="float">
            <text:p>96.225699218</text:p>
          </table:table-cell>
          <table:table-cell office:value-type="float" office:value="1" calcext:value-type="float">
            <text:p>1</text:p>
          </table:table-cell>
          <table:table-cell office:value-type="float" office:value="0.00850722311396469" calcext:value-type="float">
            <text:p>0.008507223113965</text:p>
          </table:table-cell>
          <table:table-cell office:value-type="float" office:value="0.236" calcext:value-type="float">
            <text:p>0.236</text:p>
          </table:table-cell>
          <table:table-cell office:value-type="float" office:value="43.66" calcext:value-type="float">
            <text:p>4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8:48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319" calcext:value-type="float">
            <text:p>36.319</text:p>
          </table:table-cell>
          <table:table-cell office:value-type="float" office:value="31.535" calcext:value-type="float">
            <text:p>31.535</text:p>
          </table:table-cell>
          <table:table-cell office:value-type="float" office:value="6.16" calcext:value-type="float">
            <text:p>6.16</text:p>
          </table:table-cell>
          <table:table-cell office:value-type="float" office:value="96.221492187" calcext:value-type="float">
            <text:p>96.2214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46.09" calcext:value-type="float">
            <text:p>4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8:55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296" calcext:value-type="float">
            <text:p>36.296</text:p>
          </table:table-cell>
          <table:table-cell office:value-type="float" office:value="32.031" calcext:value-type="float">
            <text:p>32.031</text:p>
          </table:table-cell>
          <table:table-cell office:value-type="float" office:value="6.17" calcext:value-type="float">
            <text:p>6.17</text:p>
          </table:table-cell>
          <table:table-cell office:value-type="float" office:value="96.225289062" calcext:value-type="float">
            <text:p>96.2252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46.73" calcext:value-type="float">
            <text:p>4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9:02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6.308" calcext:value-type="float">
            <text:p>36.308</text:p>
          </table:table-cell>
          <table:table-cell office:value-type="float" office:value="31.715" calcext:value-type="float">
            <text:p>31.715</text:p>
          </table:table-cell>
          <table:table-cell office:value-type="float" office:value="6.13" calcext:value-type="float">
            <text:p>6.13</text:p>
          </table:table-cell>
          <table:table-cell office:value-type="float" office:value="96.222953125" calcext:value-type="float">
            <text:p>96.22295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46.91" calcext:value-type="float">
            <text:p>4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9:09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6.306" calcext:value-type="float">
            <text:p>36.306</text:p>
          </table:table-cell>
          <table:table-cell office:value-type="float" office:value="32.07" calcext:value-type="float">
            <text:p>32.07</text:p>
          </table:table-cell>
          <table:table-cell office:value-type="float" office:value="6.13" calcext:value-type="float">
            <text:p>6.13</text:p>
          </table:table-cell>
          <table:table-cell office:value-type="float" office:value="96.226523437" calcext:value-type="float">
            <text:p>96.22652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46.62" calcext:value-type="float">
            <text:p>4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9:1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6.329" calcext:value-type="float">
            <text:p>36.329</text:p>
          </table:table-cell>
          <table:table-cell office:value-type="float" office:value="32.261" calcext:value-type="float">
            <text:p>32.261</text:p>
          </table:table-cell>
          <table:table-cell office:value-type="float" office:value="6.12" calcext:value-type="float">
            <text:p>6.12</text:p>
          </table:table-cell>
          <table:table-cell office:value-type="float" office:value="96.223121093" calcext:value-type="float">
            <text:p>96.2231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46.91" calcext:value-type="float">
            <text:p>4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9:23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6.306" calcext:value-type="float">
            <text:p>36.306</text:p>
          </table:table-cell>
          <table:table-cell office:value-type="float" office:value="31.842" calcext:value-type="float">
            <text:p>31.842</text:p>
          </table:table-cell>
          <table:table-cell office:value-type="float" office:value="6.09" calcext:value-type="float">
            <text:p>6.09</text:p>
          </table:table-cell>
          <table:table-cell office:value-type="float" office:value="96.223660156" calcext:value-type="float">
            <text:p>96.22366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46.52" calcext:value-type="float">
            <text:p>4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9:3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283" calcext:value-type="float">
            <text:p>36.283</text:p>
          </table:table-cell>
          <table:table-cell office:value-type="float" office:value="32.017" calcext:value-type="float">
            <text:p>32.017</text:p>
          </table:table-cell>
          <table:table-cell office:value-type="float" office:value="6.09" calcext:value-type="float">
            <text:p>6.09</text:p>
          </table:table-cell>
          <table:table-cell office:value-type="float" office:value="96.225398437" calcext:value-type="float">
            <text:p>96.225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46.84" calcext:value-type="float">
            <text:p>4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9:37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296" calcext:value-type="float">
            <text:p>36.296</text:p>
          </table:table-cell>
          <table:table-cell office:value-type="float" office:value="31.97" calcext:value-type="float">
            <text:p>31.97</text:p>
          </table:table-cell>
          <table:table-cell office:value-type="float" office:value="6.09" calcext:value-type="float">
            <text:p>6.09</text:p>
          </table:table-cell>
          <table:table-cell office:value-type="float" office:value="96.2225625" calcext:value-type="float">
            <text:p>96.222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47.12" calcext:value-type="float">
            <text:p>4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9:44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6.308" calcext:value-type="float">
            <text:p>36.308</text:p>
          </table:table-cell>
          <table:table-cell office:value-type="float" office:value="32.362" calcext:value-type="float">
            <text:p>32.362</text:p>
          </table:table-cell>
          <table:table-cell office:value-type="float" office:value="6.07" calcext:value-type="float">
            <text:p>6.07</text:p>
          </table:table-cell>
          <table:table-cell office:value-type="float" office:value="96.222171875" calcext:value-type="float">
            <text:p>96.22217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45.85" calcext:value-type="float">
            <text:p>4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9:51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256" calcext:value-type="float">
            <text:p>36.256</text:p>
          </table:table-cell>
          <table:table-cell office:value-type="float" office:value="32.373" calcext:value-type="float">
            <text:p>32.373</text:p>
          </table:table-cell>
          <table:table-cell office:value-type="float" office:value="6.01" calcext:value-type="float">
            <text:p>6.01</text:p>
          </table:table-cell>
          <table:table-cell office:value-type="float" office:value="96.223804687" calcext:value-type="float">
            <text:p>96.22380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6.96" calcext:value-type="float">
            <text:p>4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19:58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263" calcext:value-type="float">
            <text:p>36.263</text:p>
          </table:table-cell>
          <table:table-cell office:value-type="float" office:value="32.017" calcext:value-type="float">
            <text:p>32.017</text:p>
          </table:table-cell>
          <table:table-cell office:value-type="float" office:value="6" calcext:value-type="float">
            <text:p>6</text:p>
          </table:table-cell>
          <table:table-cell office:value-type="float" office:value="96.224050781" calcext:value-type="float">
            <text:p>96.22405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45.97" calcext:value-type="float">
            <text:p>45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0:05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6.24" calcext:value-type="float">
            <text:p>36.24</text:p>
          </table:table-cell>
          <table:table-cell office:value-type="float" office:value="31.304" calcext:value-type="float">
            <text:p>31.304</text:p>
          </table:table-cell>
          <table:table-cell office:value-type="float" office:value="6.01" calcext:value-type="float">
            <text:p>6.01</text:p>
          </table:table-cell>
          <table:table-cell office:value-type="float" office:value="96.222976562" calcext:value-type="float">
            <text:p>96.22297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46.83" calcext:value-type="float">
            <text:p>4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0:1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6.278" calcext:value-type="float">
            <text:p>36.278</text:p>
          </table:table-cell>
          <table:table-cell office:value-type="float" office:value="32.051" calcext:value-type="float">
            <text:p>32.051</text:p>
          </table:table-cell>
          <table:table-cell office:value-type="float" office:value="5.96" calcext:value-type="float">
            <text:p>5.96</text:p>
          </table:table-cell>
          <table:table-cell office:value-type="float" office:value="96.221488281" calcext:value-type="float">
            <text:p>96.22148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45.92" calcext:value-type="float">
            <text:p>4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0:19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21" calcext:value-type="float">
            <text:p>36.21</text:p>
          </table:table-cell>
          <table:table-cell office:value-type="float" office:value="31.976" calcext:value-type="float">
            <text:p>31.976</text:p>
          </table:table-cell>
          <table:table-cell office:value-type="float" office:value="5.94" calcext:value-type="float">
            <text:p>5.94</text:p>
          </table:table-cell>
          <table:table-cell office:value-type="float" office:value="96.22221875" calcext:value-type="float">
            <text:p>96.2222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46.48" calcext:value-type="float">
            <text:p>4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0:2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263" calcext:value-type="float">
            <text:p>36.263</text:p>
          </table:table-cell>
          <table:table-cell office:value-type="float" office:value="32.051" calcext:value-type="float">
            <text:p>32.051</text:p>
          </table:table-cell>
          <table:table-cell office:value-type="float" office:value="5.92" calcext:value-type="float">
            <text:p>5.92</text:p>
          </table:table-cell>
          <table:table-cell office:value-type="float" office:value="96.222660156" calcext:value-type="float">
            <text:p>96.22266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46.82" calcext:value-type="float">
            <text:p>4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0:34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6.21" calcext:value-type="float">
            <text:p>36.21</text:p>
          </table:table-cell>
          <table:table-cell office:value-type="float" office:value="32.04" calcext:value-type="float">
            <text:p>32.04</text:p>
          </table:table-cell>
          <table:table-cell office:value-type="float" office:value="5.9" calcext:value-type="float">
            <text:p>5.9</text:p>
          </table:table-cell>
          <table:table-cell office:value-type="float" office:value="96.222390625" calcext:value-type="float">
            <text:p>96.2223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46.17" calcext:value-type="float">
            <text:p>4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0:41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6.223" calcext:value-type="float">
            <text:p>36.223</text:p>
          </table:table-cell>
          <table:table-cell office:value-type="float" office:value="32.02" calcext:value-type="float">
            <text:p>32.02</text:p>
          </table:table-cell>
          <table:table-cell office:value-type="float" office:value="5.87" calcext:value-type="float">
            <text:p>5.87</text:p>
          </table:table-cell>
          <table:table-cell office:value-type="float" office:value="96.222769531" calcext:value-type="float">
            <text:p>96.22276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45.62" calcext:value-type="float">
            <text:p>4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0:48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6.215" calcext:value-type="float">
            <text:p>36.215</text:p>
          </table:table-cell>
          <table:table-cell office:value-type="float" office:value="32.278" calcext:value-type="float">
            <text:p>32.278</text:p>
          </table:table-cell>
          <table:table-cell office:value-type="float" office:value="5.84" calcext:value-type="float">
            <text:p>5.84</text:p>
          </table:table-cell>
          <table:table-cell office:value-type="float" office:value="96.221605468" calcext:value-type="float">
            <text:p>96.221605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0:55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6.142" calcext:value-type="float">
            <text:p>36.142</text:p>
          </table:table-cell>
          <table:table-cell office:value-type="float" office:value="32.084" calcext:value-type="float">
            <text:p>32.084</text:p>
          </table:table-cell>
          <table:table-cell office:value-type="float" office:value="5.85" calcext:value-type="float">
            <text:p>5.85</text:p>
          </table:table-cell>
          <table:table-cell office:value-type="float" office:value="96.223035156" calcext:value-type="float">
            <text:p>96.22303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46.71" calcext:value-type="float">
            <text:p>4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1:02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19" calcext:value-type="float">
            <text:p>36.19</text:p>
          </table:table-cell>
          <table:table-cell office:value-type="float" office:value="31.887" calcext:value-type="float">
            <text:p>31.887</text:p>
          </table:table-cell>
          <table:table-cell office:value-type="float" office:value="5.83" calcext:value-type="float">
            <text:p>5.83</text:p>
          </table:table-cell>
          <table:table-cell office:value-type="float" office:value="96.222539062" calcext:value-type="float">
            <text:p>96.22253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" calcext:value-type="float">
            <text:p>0.148</text:p>
          </table:table-cell>
          <table:table-cell office:value-type="float" office:value="46.12" calcext:value-type="float">
            <text:p>4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1:09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6.193" calcext:value-type="float">
            <text:p>36.193</text:p>
          </table:table-cell>
          <table:table-cell office:value-type="float" office:value="32.838" calcext:value-type="float">
            <text:p>32.838</text:p>
          </table:table-cell>
          <table:table-cell office:value-type="float" office:value="5.8" calcext:value-type="float">
            <text:p>5.8</text:p>
          </table:table-cell>
          <table:table-cell office:value-type="float" office:value="96.223953125" calcext:value-type="float">
            <text:p>96.22395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43.94" calcext:value-type="float">
            <text:p>4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1:16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175" calcext:value-type="float">
            <text:p>36.175</text:p>
          </table:table-cell>
          <table:table-cell office:value-type="float" office:value="32.156" calcext:value-type="float">
            <text:p>32.156</text:p>
          </table:table-cell>
          <table:table-cell office:value-type="float" office:value="5.78" calcext:value-type="float">
            <text:p>5.78</text:p>
          </table:table-cell>
          <table:table-cell office:value-type="float" office:value="96.220375" calcext:value-type="float">
            <text:p>96.22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46.41" calcext:value-type="float">
            <text:p>4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1:23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6.137" calcext:value-type="float">
            <text:p>36.137</text:p>
          </table:table-cell>
          <table:table-cell office:value-type="float" office:value="32.026" calcext:value-type="float">
            <text:p>32.026</text:p>
          </table:table-cell>
          <table:table-cell office:value-type="float" office:value="5.74" calcext:value-type="float">
            <text:p>5.74</text:p>
          </table:table-cell>
          <table:table-cell office:value-type="float" office:value="96.219011718" calcext:value-type="float">
            <text:p>96.21901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46.66" calcext:value-type="float">
            <text:p>4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1:30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135" calcext:value-type="float">
            <text:p>36.135</text:p>
          </table:table-cell>
          <table:table-cell office:value-type="float" office:value="31.976" calcext:value-type="float">
            <text:p>31.976</text:p>
          </table:table-cell>
          <table:table-cell office:value-type="float" office:value="5.69" calcext:value-type="float">
            <text:p>5.69</text:p>
          </table:table-cell>
          <table:table-cell office:value-type="float" office:value="96.222828125" calcext:value-type="float">
            <text:p>96.22282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44.92" calcext:value-type="float">
            <text:p>4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1:37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6.152" calcext:value-type="float">
            <text:p>36.152</text:p>
          </table:table-cell>
          <table:table-cell office:value-type="float" office:value="31.849" calcext:value-type="float">
            <text:p>31.849</text:p>
          </table:table-cell>
          <table:table-cell office:value-type="float" office:value="5.71" calcext:value-type="float">
            <text:p>5.71</text:p>
          </table:table-cell>
          <table:table-cell office:value-type="float" office:value="96.221722656" calcext:value-type="float">
            <text:p>96.22172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46.44" calcext:value-type="float">
            <text:p>4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1:44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6.15" calcext:value-type="float">
            <text:p>36.15</text:p>
          </table:table-cell>
          <table:table-cell office:value-type="float" office:value="32.04" calcext:value-type="float">
            <text:p>32.04</text:p>
          </table:table-cell>
          <table:table-cell office:value-type="float" office:value="5.64" calcext:value-type="float">
            <text:p>5.64</text:p>
          </table:table-cell>
          <table:table-cell office:value-type="float" office:value="96.223625" calcext:value-type="float">
            <text:p>96.223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46.7" calcext:value-type="float">
            <text:p>4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1:51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6.102" calcext:value-type="float">
            <text:p>36.102</text:p>
          </table:table-cell>
          <table:table-cell office:value-type="float" office:value="32.124" calcext:value-type="float">
            <text:p>32.124</text:p>
          </table:table-cell>
          <table:table-cell office:value-type="float" office:value="5.65" calcext:value-type="float">
            <text:p>5.65</text:p>
          </table:table-cell>
          <table:table-cell office:value-type="float" office:value="96.227402343" calcext:value-type="float">
            <text:p>96.22740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46.78" calcext:value-type="float">
            <text:p>4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1:58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6.11" calcext:value-type="float">
            <text:p>36.11</text:p>
          </table:table-cell>
          <table:table-cell office:value-type="float" office:value="31.686" calcext:value-type="float">
            <text:p>31.686</text:p>
          </table:table-cell>
          <table:table-cell office:value-type="float" office:value="5.64" calcext:value-type="float">
            <text:p>5.64</text:p>
          </table:table-cell>
          <table:table-cell office:value-type="float" office:value="96.222125" calcext:value-type="float">
            <text:p>96.222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45.88" calcext:value-type="float">
            <text:p>4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2:05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6.162" calcext:value-type="float">
            <text:p>36.162</text:p>
          </table:table-cell>
          <table:table-cell office:value-type="float" office:value="31.663" calcext:value-type="float">
            <text:p>31.663</text:p>
          </table:table-cell>
          <table:table-cell office:value-type="float" office:value="5.61" calcext:value-type="float">
            <text:p>5.61</text:p>
          </table:table-cell>
          <table:table-cell office:value-type="float" office:value="96.225734375" calcext:value-type="float">
            <text:p>96.22573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46.81" calcext:value-type="float">
            <text:p>4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2:12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6.115" calcext:value-type="float">
            <text:p>36.115</text:p>
          </table:table-cell>
          <table:table-cell office:value-type="float" office:value="32.678" calcext:value-type="float">
            <text:p>32.678</text:p>
          </table:table-cell>
          <table:table-cell office:value-type="float" office:value="5.58" calcext:value-type="float">
            <text:p>5.58</text:p>
          </table:table-cell>
          <table:table-cell office:value-type="float" office:value="96.223664062" calcext:value-type="float">
            <text:p>96.22366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6.74" calcext:value-type="float">
            <text:p>4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2:19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152" calcext:value-type="float">
            <text:p>36.152</text:p>
          </table:table-cell>
          <table:table-cell office:value-type="float" office:value="32.472" calcext:value-type="float">
            <text:p>32.472</text:p>
          </table:table-cell>
          <table:table-cell office:value-type="float" office:value="5.57" calcext:value-type="float">
            <text:p>5.57</text:p>
          </table:table-cell>
          <table:table-cell office:value-type="float" office:value="96.222730468" calcext:value-type="float">
            <text:p>96.22273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6.71" calcext:value-type="float">
            <text:p>4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2:26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135" calcext:value-type="float">
            <text:p>36.135</text:p>
          </table:table-cell>
          <table:table-cell office:value-type="float" office:value="32.302" calcext:value-type="float">
            <text:p>32.302</text:p>
          </table:table-cell>
          <table:table-cell office:value-type="float" office:value="5.54" calcext:value-type="float">
            <text:p>5.54</text:p>
          </table:table-cell>
          <table:table-cell office:value-type="float" office:value="96.223164062" calcext:value-type="float">
            <text:p>96.22316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46.67" calcext:value-type="float">
            <text:p>4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2:34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6.157" calcext:value-type="float">
            <text:p>36.157</text:p>
          </table:table-cell>
          <table:table-cell office:value-type="float" office:value="31.883" calcext:value-type="float">
            <text:p>31.883</text:p>
          </table:table-cell>
          <table:table-cell office:value-type="float" office:value="5.56" calcext:value-type="float">
            <text:p>5.56</text:p>
          </table:table-cell>
          <table:table-cell office:value-type="float" office:value="96.224898437" calcext:value-type="float">
            <text:p>96.2248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46.45" calcext:value-type="float">
            <text:p>4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2:41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165" calcext:value-type="float">
            <text:p>36.165</text:p>
          </table:table-cell>
          <table:table-cell office:value-type="float" office:value="32.089" calcext:value-type="float">
            <text:p>32.089</text:p>
          </table:table-cell>
          <table:table-cell office:value-type="float" office:value="5.55" calcext:value-type="float">
            <text:p>5.55</text:p>
          </table:table-cell>
          <table:table-cell office:value-type="float" office:value="96.225570312" calcext:value-type="float">
            <text:p>96.22557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46.75" calcext:value-type="float">
            <text:p>4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2:48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6.208" calcext:value-type="float">
            <text:p>36.208</text:p>
          </table:table-cell>
          <table:table-cell office:value-type="float" office:value="32.862" calcext:value-type="float">
            <text:p>32.862</text:p>
          </table:table-cell>
          <table:table-cell office:value-type="float" office:value="5.5" calcext:value-type="float">
            <text:p>5.5</text:p>
          </table:table-cell>
          <table:table-cell office:value-type="float" office:value="96.223226562" calcext:value-type="float">
            <text:p>96.22322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46.97" calcext:value-type="float">
            <text:p>4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2:55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17" calcext:value-type="float">
            <text:p>36.17</text:p>
          </table:table-cell>
          <table:table-cell office:value-type="float" office:value="32.449" calcext:value-type="float">
            <text:p>32.449</text:p>
          </table:table-cell>
          <table:table-cell office:value-type="float" office:value="5.5" calcext:value-type="float">
            <text:p>5.5</text:p>
          </table:table-cell>
          <table:table-cell office:value-type="float" office:value="96.222960937" calcext:value-type="float">
            <text:p>96.22296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6.75" calcext:value-type="float">
            <text:p>4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3:0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6.178" calcext:value-type="float">
            <text:p>36.178</text:p>
          </table:table-cell>
          <table:table-cell office:value-type="float" office:value="31.837" calcext:value-type="float">
            <text:p>31.837</text:p>
          </table:table-cell>
          <table:table-cell office:value-type="float" office:value="5.5" calcext:value-type="float">
            <text:p>5.5</text:p>
          </table:table-cell>
          <table:table-cell office:value-type="float" office:value="96.221957031" calcext:value-type="float">
            <text:p>96.22195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47.09" calcext:value-type="float">
            <text:p>4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3:09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205" calcext:value-type="float">
            <text:p>36.205</text:p>
          </table:table-cell>
          <table:table-cell office:value-type="float" office:value="33.514" calcext:value-type="float">
            <text:p>33.514</text:p>
          </table:table-cell>
          <table:table-cell office:value-type="float" office:value="5.48" calcext:value-type="float">
            <text:p>5.48</text:p>
          </table:table-cell>
          <table:table-cell office:value-type="float" office:value="96.225339843" calcext:value-type="float">
            <text:p>96.22533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46.15" calcext:value-type="float">
            <text:p>4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3:16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107" calcext:value-type="float">
            <text:p>36.107</text:p>
          </table:table-cell>
          <table:table-cell office:value-type="float" office:value="31.932" calcext:value-type="float">
            <text:p>31.932</text:p>
          </table:table-cell>
          <table:table-cell office:value-type="float" office:value="5.42" calcext:value-type="float">
            <text:p>5.42</text:p>
          </table:table-cell>
          <table:table-cell office:value-type="float" office:value="96.221628906" calcext:value-type="float">
            <text:p>96.22162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46.26" calcext:value-type="float">
            <text:p>4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3:23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105" calcext:value-type="float">
            <text:p>36.105</text:p>
          </table:table-cell>
          <table:table-cell office:value-type="float" office:value="32.086" calcext:value-type="float">
            <text:p>32.086</text:p>
          </table:table-cell>
          <table:table-cell office:value-type="float" office:value="5.4" calcext:value-type="float">
            <text:p>5.4</text:p>
          </table:table-cell>
          <table:table-cell office:value-type="float" office:value="96.221398437" calcext:value-type="float">
            <text:p>96.221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46.73" calcext:value-type="float">
            <text:p>4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3:30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6.137" calcext:value-type="float">
            <text:p>36.137</text:p>
          </table:table-cell>
          <table:table-cell office:value-type="float" office:value="32.447" calcext:value-type="float">
            <text:p>32.447</text:p>
          </table:table-cell>
          <table:table-cell office:value-type="float" office:value="5.4" calcext:value-type="float">
            <text:p>5.4</text:p>
          </table:table-cell>
          <table:table-cell office:value-type="float" office:value="96.224738281" calcext:value-type="float">
            <text:p>96.22473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3:37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6.125" calcext:value-type="float">
            <text:p>36.125</text:p>
          </table:table-cell>
          <table:table-cell office:value-type="float" office:value="32.357" calcext:value-type="float">
            <text:p>32.357</text:p>
          </table:table-cell>
          <table:table-cell office:value-type="float" office:value="5.37" calcext:value-type="float">
            <text:p>5.37</text:p>
          </table:table-cell>
          <table:table-cell office:value-type="float" office:value="96.223679687" calcext:value-type="float">
            <text:p>96.22367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float" office:value="44.64" calcext:value-type="float">
            <text:p>4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3:44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6.092" calcext:value-type="float">
            <text:p>36.092</text:p>
          </table:table-cell>
          <table:table-cell office:value-type="float" office:value="32.603" calcext:value-type="float">
            <text:p>32.603</text:p>
          </table:table-cell>
          <table:table-cell office:value-type="float" office:value="5.35" calcext:value-type="float">
            <text:p>5.35</text:p>
          </table:table-cell>
          <table:table-cell office:value-type="float" office:value="96.22375" calcext:value-type="float">
            <text:p>96.22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45.56" calcext:value-type="float">
            <text:p>4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3:51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6.074" calcext:value-type="float">
            <text:p>36.074</text:p>
          </table:table-cell>
          <table:table-cell office:value-type="float" office:value="32.165" calcext:value-type="float">
            <text:p>32.165</text:p>
          </table:table-cell>
          <table:table-cell office:value-type="float" office:value="5.34" calcext:value-type="float">
            <text:p>5.34</text:p>
          </table:table-cell>
          <table:table-cell office:value-type="float" office:value="96.222058593" calcext:value-type="float">
            <text:p>96.222058593</text:p>
          </table:table-cell>
          <table:table-cell office:value-type="float" office:value="1" calcext:value-type="float">
            <text:p>1</text:p>
          </table:table-cell>
          <table:table-cell office:value-type="float" office:value="0.0085140562248996" calcext:value-type="float">
            <text:p>0.0085140562249</text:p>
          </table:table-cell>
          <table:table-cell office:value-type="float" office:value="0.241" calcext:value-type="float">
            <text:p>0.241</text:p>
          </table:table-cell>
          <table:table-cell office:value-type="float" office:value="43.05" calcext:value-type="float">
            <text:p>4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3:58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047" calcext:value-type="float">
            <text:p>36.047</text:p>
          </table:table-cell>
          <table:table-cell office:value-type="float" office:value="32.746" calcext:value-type="float">
            <text:p>32.746</text:p>
          </table:table-cell>
          <table:table-cell office:value-type="float" office:value="5.3" calcext:value-type="float">
            <text:p>5.3</text:p>
          </table:table-cell>
          <table:table-cell office:value-type="float" office:value="96.223226562" calcext:value-type="float">
            <text:p>96.22322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45.96" calcext:value-type="float">
            <text:p>4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4:05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974" calcext:value-type="float">
            <text:p>35.974</text:p>
          </table:table-cell>
          <table:table-cell office:value-type="float" office:value="32.226" calcext:value-type="float">
            <text:p>32.226</text:p>
          </table:table-cell>
          <table:table-cell office:value-type="float" office:value="5.3" calcext:value-type="float">
            <text:p>5.3</text:p>
          </table:table-cell>
          <table:table-cell office:value-type="float" office:value="96.224058593" calcext:value-type="float">
            <text:p>96.22405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4:12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001" calcext:value-type="float">
            <text:p>36.001</text:p>
          </table:table-cell>
          <table:table-cell office:value-type="float" office:value="32.554" calcext:value-type="float">
            <text:p>32.554</text:p>
          </table:table-cell>
          <table:table-cell office:value-type="float" office:value="5.28" calcext:value-type="float">
            <text:p>5.28</text:p>
          </table:table-cell>
          <table:table-cell office:value-type="float" office:value="96.222625" calcext:value-type="float">
            <text:p>96.22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45.71" calcext:value-type="float">
            <text:p>4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4:19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004" calcext:value-type="float">
            <text:p>36.004</text:p>
          </table:table-cell>
          <table:table-cell office:value-type="float" office:value="32.022" calcext:value-type="float">
            <text:p>32.022</text:p>
          </table:table-cell>
          <table:table-cell office:value-type="float" office:value="5.26" calcext:value-type="float">
            <text:p>5.26</text:p>
          </table:table-cell>
          <table:table-cell office:value-type="float" office:value="96.222222656" calcext:value-type="float">
            <text:p>96.22222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46.75" calcext:value-type="float">
            <text:p>4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4:26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006" calcext:value-type="float">
            <text:p>36.006</text:p>
          </table:table-cell>
          <table:table-cell office:value-type="float" office:value="31.968" calcext:value-type="float">
            <text:p>31.968</text:p>
          </table:table-cell>
          <table:table-cell office:value-type="float" office:value="5.25" calcext:value-type="float">
            <text:p>5.25</text:p>
          </table:table-cell>
          <table:table-cell office:value-type="float" office:value="96.222054687" calcext:value-type="float">
            <text:p>96.22205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4:33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999" calcext:value-type="float">
            <text:p>35.999</text:p>
          </table:table-cell>
          <table:table-cell office:value-type="float" office:value="32.632" calcext:value-type="float">
            <text:p>32.632</text:p>
          </table:table-cell>
          <table:table-cell office:value-type="float" office:value="5.22" calcext:value-type="float">
            <text:p>5.22</text:p>
          </table:table-cell>
          <table:table-cell office:value-type="float" office:value="96.222117187" calcext:value-type="float">
            <text:p>96.22211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46.93" calcext:value-type="float">
            <text:p>4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4:40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032" calcext:value-type="float">
            <text:p>36.032</text:p>
          </table:table-cell>
          <table:table-cell office:value-type="float" office:value="32.682" calcext:value-type="float">
            <text:p>32.682</text:p>
          </table:table-cell>
          <table:table-cell office:value-type="float" office:value="5.2" calcext:value-type="float">
            <text:p>5.2</text:p>
          </table:table-cell>
          <table:table-cell office:value-type="float" office:value="96.220851562" calcext:value-type="float">
            <text:p>96.22085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6.42" calcext:value-type="float">
            <text:p>4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4:48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6.074" calcext:value-type="float">
            <text:p>36.074</text:p>
          </table:table-cell>
          <table:table-cell office:value-type="float" office:value="32.147" calcext:value-type="float">
            <text:p>32.147</text:p>
          </table:table-cell>
          <table:table-cell office:value-type="float" office:value="5.21" calcext:value-type="float">
            <text:p>5.21</text:p>
          </table:table-cell>
          <table:table-cell office:value-type="float" office:value="96.221558593" calcext:value-type="float">
            <text:p>96.22155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46.47" calcext:value-type="float">
            <text:p>4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4:55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026" calcext:value-type="float">
            <text:p>36.026</text:p>
          </table:table-cell>
          <table:table-cell office:value-type="float" office:value="32.42" calcext:value-type="float">
            <text:p>32.42</text:p>
          </table:table-cell>
          <table:table-cell office:value-type="float" office:value="5.15" calcext:value-type="float">
            <text:p>5.15</text:p>
          </table:table-cell>
          <table:table-cell office:value-type="float" office:value="96.222058593" calcext:value-type="float">
            <text:p>96.22205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46.89" calcext:value-type="float">
            <text:p>4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5:02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6.024" calcext:value-type="float">
            <text:p>36.024</text:p>
          </table:table-cell>
          <table:table-cell office:value-type="float" office:value="32.312" calcext:value-type="float">
            <text:p>32.312</text:p>
          </table:table-cell>
          <table:table-cell office:value-type="float" office:value="5.14" calcext:value-type="float">
            <text:p>5.14</text:p>
          </table:table-cell>
          <table:table-cell office:value-type="float" office:value="96.222285156" calcext:value-type="float">
            <text:p>96.22228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46.91" calcext:value-type="float">
            <text:p>4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5:09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037" calcext:value-type="float">
            <text:p>36.037</text:p>
          </table:table-cell>
          <table:table-cell office:value-type="float" office:value="31.938" calcext:value-type="float">
            <text:p>31.938</text:p>
          </table:table-cell>
          <table:table-cell office:value-type="float" office:value="5.11" calcext:value-type="float">
            <text:p>5.11</text:p>
          </table:table-cell>
          <table:table-cell office:value-type="float" office:value="96.222457031" calcext:value-type="float">
            <text:p>96.22245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46.69" calcext:value-type="float">
            <text:p>4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5:16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084" calcext:value-type="float">
            <text:p>36.084</text:p>
          </table:table-cell>
          <table:table-cell office:value-type="float" office:value="31.866" calcext:value-type="float">
            <text:p>31.866</text:p>
          </table:table-cell>
          <table:table-cell office:value-type="float" office:value="5.07" calcext:value-type="float">
            <text:p>5.07</text:p>
          </table:table-cell>
          <table:table-cell office:value-type="float" office:value="96.218382812" calcext:value-type="float">
            <text:p>96.218382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46.78" calcext:value-type="float">
            <text:p>4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5:23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042" calcext:value-type="float">
            <text:p>36.042</text:p>
          </table:table-cell>
          <table:table-cell office:value-type="float" office:value="31.584" calcext:value-type="float">
            <text:p>31.584</text:p>
          </table:table-cell>
          <table:table-cell office:value-type="float" office:value="5.11" calcext:value-type="float">
            <text:p>5.11</text:p>
          </table:table-cell>
          <table:table-cell office:value-type="float" office:value="96.223128906" calcext:value-type="float">
            <text:p>96.22312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46.16" calcext:value-type="float">
            <text:p>4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5:30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029" calcext:value-type="float">
            <text:p>36.029</text:p>
          </table:table-cell>
          <table:table-cell office:value-type="float" office:value="32.391" calcext:value-type="float">
            <text:p>32.391</text:p>
          </table:table-cell>
          <table:table-cell office:value-type="float" office:value="5.04" calcext:value-type="float">
            <text:p>5.04</text:p>
          </table:table-cell>
          <table:table-cell office:value-type="float" office:value="96.219621093" calcext:value-type="float">
            <text:p>96.2196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46.59" calcext:value-type="float">
            <text:p>46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5:37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996" calcext:value-type="float">
            <text:p>35.996</text:p>
          </table:table-cell>
          <table:table-cell office:value-type="float" office:value="32.13" calcext:value-type="float">
            <text:p>32.13</text:p>
          </table:table-cell>
          <table:table-cell office:value-type="float" office:value="5.08" calcext:value-type="float">
            <text:p>5.08</text:p>
          </table:table-cell>
          <table:table-cell office:value-type="float" office:value="96.221859375" calcext:value-type="float">
            <text:p>96.22185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46.55" calcext:value-type="float">
            <text:p>4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5:44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6.014" calcext:value-type="float">
            <text:p>36.014</text:p>
          </table:table-cell>
          <table:table-cell office:value-type="float" office:value="32.589" calcext:value-type="float">
            <text:p>32.589</text:p>
          </table:table-cell>
          <table:table-cell office:value-type="float" office:value="5.06" calcext:value-type="float">
            <text:p>5.06</text:p>
          </table:table-cell>
          <table:table-cell office:value-type="float" office:value="96.226871093" calcext:value-type="float">
            <text:p>96.22687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45.23" calcext:value-type="float">
            <text:p>4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5:51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931" calcext:value-type="float">
            <text:p>35.931</text:p>
          </table:table-cell>
          <table:table-cell office:value-type="float" office:value="32.258" calcext:value-type="float">
            <text:p>32.258</text:p>
          </table:table-cell>
          <table:table-cell office:value-type="float" office:value="5.03" calcext:value-type="float">
            <text:p>5.03</text:p>
          </table:table-cell>
          <table:table-cell office:value-type="float" office:value="96.222128906" calcext:value-type="float">
            <text:p>96.22212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45.23" calcext:value-type="float">
            <text:p>4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5:58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004" calcext:value-type="float">
            <text:p>36.004</text:p>
          </table:table-cell>
          <table:table-cell office:value-type="float" office:value="31.753" calcext:value-type="float">
            <text:p>31.753</text:p>
          </table:table-cell>
          <table:table-cell office:value-type="float" office:value="5.02" calcext:value-type="float">
            <text:p>5.02</text:p>
          </table:table-cell>
          <table:table-cell office:value-type="float" office:value="96.222128906" calcext:value-type="float">
            <text:p>96.22212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45.38" calcext:value-type="float">
            <text:p>4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6:05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5.981" calcext:value-type="float">
            <text:p>35.981</text:p>
          </table:table-cell>
          <table:table-cell office:value-type="float" office:value="31.703" calcext:value-type="float">
            <text:p>31.703</text:p>
          </table:table-cell>
          <table:table-cell office:value-type="float" office:value="4.98" calcext:value-type="float">
            <text:p>4.98</text:p>
          </table:table-cell>
          <table:table-cell office:value-type="float" office:value="96.223574218" calcext:value-type="float">
            <text:p>96.22357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" calcext:value-type="float">
            <text:p>0.203</text:p>
          </table:table-cell>
          <table:table-cell office:value-type="float" office:value="44.03" calcext:value-type="float">
            <text:p>4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6:12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004" calcext:value-type="float">
            <text:p>36.004</text:p>
          </table:table-cell>
          <table:table-cell office:value-type="float" office:value="32.174" calcext:value-type="float">
            <text:p>32.174</text:p>
          </table:table-cell>
          <table:table-cell office:value-type="float" office:value="4.97" calcext:value-type="float">
            <text:p>4.97</text:p>
          </table:table-cell>
          <table:table-cell office:value-type="float" office:value="96.221503906" calcext:value-type="float">
            <text:p>96.22150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45.64" calcext:value-type="float">
            <text:p>4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6:19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991" calcext:value-type="float">
            <text:p>35.991</text:p>
          </table:table-cell>
          <table:table-cell office:value-type="float" office:value="31.983" calcext:value-type="float">
            <text:p>31.983</text:p>
          </table:table-cell>
          <table:table-cell office:value-type="float" office:value="4.93" calcext:value-type="float">
            <text:p>4.93</text:p>
          </table:table-cell>
          <table:table-cell office:value-type="float" office:value="96.224507812" calcext:value-type="float">
            <text:p>96.22450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6:2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984" calcext:value-type="float">
            <text:p>35.984</text:p>
          </table:table-cell>
          <table:table-cell office:value-type="float" office:value="32.516" calcext:value-type="float">
            <text:p>32.516</text:p>
          </table:table-cell>
          <table:table-cell office:value-type="float" office:value="4.92" calcext:value-type="float">
            <text:p>4.92</text:p>
          </table:table-cell>
          <table:table-cell office:value-type="float" office:value="96.222839843" calcext:value-type="float">
            <text:p>96.22283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46.48" calcext:value-type="float">
            <text:p>4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6:33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941" calcext:value-type="float">
            <text:p>35.941</text:p>
          </table:table-cell>
          <table:table-cell office:value-type="float" office:value="31.947" calcext:value-type="float">
            <text:p>31.947</text:p>
          </table:table-cell>
          <table:table-cell office:value-type="float" office:value="4.94" calcext:value-type="float">
            <text:p>4.94</text:p>
          </table:table-cell>
          <table:table-cell office:value-type="float" office:value="96.222636718" calcext:value-type="float">
            <text:p>96.22263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46.89" calcext:value-type="float">
            <text:p>4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6:40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933" calcext:value-type="float">
            <text:p>35.933</text:p>
          </table:table-cell>
          <table:table-cell office:value-type="float" office:value="32.424" calcext:value-type="float">
            <text:p>32.424</text:p>
          </table:table-cell>
          <table:table-cell office:value-type="float" office:value="4.91" calcext:value-type="float">
            <text:p>4.91</text:p>
          </table:table-cell>
          <table:table-cell office:value-type="float" office:value="96.220839843" calcext:value-type="float">
            <text:p>96.22083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45.72" calcext:value-type="float">
            <text:p>4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6:4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941" calcext:value-type="float">
            <text:p>35.941</text:p>
          </table:table-cell>
          <table:table-cell office:value-type="float" office:value="32.511" calcext:value-type="float">
            <text:p>32.511</text:p>
          </table:table-cell>
          <table:table-cell office:value-type="float" office:value="4.87" calcext:value-type="float">
            <text:p>4.87</text:p>
          </table:table-cell>
          <table:table-cell office:value-type="float" office:value="96.221175781" calcext:value-type="float">
            <text:p>96.22117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45.26" calcext:value-type="float">
            <text:p>4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6:54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5.938" calcext:value-type="float">
            <text:p>35.938</text:p>
          </table:table-cell>
          <table:table-cell office:value-type="float" office:value="31.811" calcext:value-type="float">
            <text:p>31.811</text:p>
          </table:table-cell>
          <table:table-cell office:value-type="float" office:value="4.85" calcext:value-type="float">
            <text:p>4.85</text:p>
          </table:table-cell>
          <table:table-cell office:value-type="float" office:value="96.22284375" calcext:value-type="float">
            <text:p>96.2228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46.58" calcext:value-type="float">
            <text:p>4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7:0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5.951" calcext:value-type="float">
            <text:p>35.951</text:p>
          </table:table-cell>
          <table:table-cell office:value-type="float" office:value="32.206" calcext:value-type="float">
            <text:p>32.206</text:p>
          </table:table-cell>
          <table:table-cell office:value-type="float" office:value="4.87" calcext:value-type="float">
            <text:p>4.87</text:p>
          </table:table-cell>
          <table:table-cell office:value-type="float" office:value="96.223347656" calcext:value-type="float">
            <text:p>96.22334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46.17" calcext:value-type="float">
            <text:p>4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7:09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964" calcext:value-type="float">
            <text:p>35.964</text:p>
          </table:table-cell>
          <table:table-cell office:value-type="float" office:value="32.669" calcext:value-type="float">
            <text:p>32.669</text:p>
          </table:table-cell>
          <table:table-cell office:value-type="float" office:value="4.83" calcext:value-type="float">
            <text:p>4.83</text:p>
          </table:table-cell>
          <table:table-cell office:value-type="float" office:value="96.222914062" calcext:value-type="float">
            <text:p>96.22291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45.21" calcext:value-type="float">
            <text:p>4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7:16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901" calcext:value-type="float">
            <text:p>35.901</text:p>
          </table:table-cell>
          <table:table-cell office:value-type="float" office:value="32.456" calcext:value-type="float">
            <text:p>32.456</text:p>
          </table:table-cell>
          <table:table-cell office:value-type="float" office:value="4.8" calcext:value-type="float">
            <text:p>4.8</text:p>
          </table:table-cell>
          <table:table-cell office:value-type="float" office:value="96.223351562" calcext:value-type="float">
            <text:p>96.22335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46.28" calcext:value-type="float">
            <text:p>4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7:23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5.858" calcext:value-type="float">
            <text:p>35.858</text:p>
          </table:table-cell>
          <table:table-cell office:value-type="float" office:value="32.638" calcext:value-type="float">
            <text:p>32.638</text:p>
          </table:table-cell>
          <table:table-cell office:value-type="float" office:value="4.8" calcext:value-type="float">
            <text:p>4.8</text:p>
          </table:table-cell>
          <table:table-cell office:value-type="float" office:value="96.221785156" calcext:value-type="float">
            <text:p>96.22178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45.96" calcext:value-type="float">
            <text:p>4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7:3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86" calcext:value-type="float">
            <text:p>35.86</text:p>
          </table:table-cell>
          <table:table-cell office:value-type="float" office:value="31.944" calcext:value-type="float">
            <text:p>31.944</text:p>
          </table:table-cell>
          <table:table-cell office:value-type="float" office:value="4.78" calcext:value-type="float">
            <text:p>4.78</text:p>
          </table:table-cell>
          <table:table-cell office:value-type="float" office:value="96.221511718" calcext:value-type="float">
            <text:p>96.22151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46.88" calcext:value-type="float">
            <text:p>4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7:3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913" calcext:value-type="float">
            <text:p>35.913</text:p>
          </table:table-cell>
          <table:table-cell office:value-type="float" office:value="32.72" calcext:value-type="float">
            <text:p>32.72</text:p>
          </table:table-cell>
          <table:table-cell office:value-type="float" office:value="4.76" calcext:value-type="float">
            <text:p>4.76</text:p>
          </table:table-cell>
          <table:table-cell office:value-type="float" office:value="96.22425" calcext:value-type="float">
            <text:p>96.2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46.46" calcext:value-type="float">
            <text:p>4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7:44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906" calcext:value-type="float">
            <text:p>35.906</text:p>
          </table:table-cell>
          <table:table-cell office:value-type="float" office:value="33.18" calcext:value-type="float">
            <text:p>33.18</text:p>
          </table:table-cell>
          <table:table-cell office:value-type="float" office:value="4.73" calcext:value-type="float">
            <text:p>4.73</text:p>
          </table:table-cell>
          <table:table-cell office:value-type="float" office:value="96.2241875" calcext:value-type="float">
            <text:p>96.224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46.03" calcext:value-type="float">
            <text:p>4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7:5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898" calcext:value-type="float">
            <text:p>35.898</text:p>
          </table:table-cell>
          <table:table-cell office:value-type="float" office:value="32.138" calcext:value-type="float">
            <text:p>32.138</text:p>
          </table:table-cell>
          <table:table-cell office:value-type="float" office:value="4.72" calcext:value-type="float">
            <text:p>4.72</text:p>
          </table:table-cell>
          <table:table-cell office:value-type="float" office:value="96.226421875" calcext:value-type="float">
            <text:p>96.22642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46.37" calcext:value-type="float">
            <text:p>4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7:58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936" calcext:value-type="float">
            <text:p>35.936</text:p>
          </table:table-cell>
          <table:table-cell office:value-type="float" office:value="31.98" calcext:value-type="float">
            <text:p>31.98</text:p>
          </table:table-cell>
          <table:table-cell office:value-type="float" office:value="4.7" calcext:value-type="float">
            <text:p>4.7</text:p>
          </table:table-cell>
          <table:table-cell office:value-type="float" office:value="96.227792968" calcext:value-type="float">
            <text:p>96.22779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44.81" calcext:value-type="float">
            <text:p>4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8:05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853" calcext:value-type="float">
            <text:p>35.853</text:p>
          </table:table-cell>
          <table:table-cell office:value-type="float" office:value="32.012" calcext:value-type="float">
            <text:p>32.012</text:p>
          </table:table-cell>
          <table:table-cell office:value-type="float" office:value="4.7" calcext:value-type="float">
            <text:p>4.7</text:p>
          </table:table-cell>
          <table:table-cell office:value-type="float" office:value="96.223417968" calcext:value-type="float">
            <text:p>96.22341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46.63" calcext:value-type="float">
            <text:p>4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8:12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5.87" calcext:value-type="float">
            <text:p>35.87</text:p>
          </table:table-cell>
          <table:table-cell office:value-type="float" office:value="33.039" calcext:value-type="float">
            <text:p>33.039</text:p>
          </table:table-cell>
          <table:table-cell office:value-type="float" office:value="4.67" calcext:value-type="float">
            <text:p>4.67</text:p>
          </table:table-cell>
          <table:table-cell office:value-type="float" office:value="96.2211875" calcext:value-type="float">
            <text:p>96.221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46.82" calcext:value-type="float">
            <text:p>4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8:19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838" calcext:value-type="float">
            <text:p>35.838</text:p>
          </table:table-cell>
          <table:table-cell office:value-type="float" office:value="32.559" calcext:value-type="float">
            <text:p>32.559</text:p>
          </table:table-cell>
          <table:table-cell office:value-type="float" office:value="4.65" calcext:value-type="float">
            <text:p>4.65</text:p>
          </table:table-cell>
          <table:table-cell office:value-type="float" office:value="96.223125" calcext:value-type="float">
            <text:p>96.22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46.06" calcext:value-type="float">
            <text:p>4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8:2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5.835" calcext:value-type="float">
            <text:p>35.835</text:p>
          </table:table-cell>
          <table:table-cell office:value-type="float" office:value="32.936" calcext:value-type="float">
            <text:p>32.936</text:p>
          </table:table-cell>
          <table:table-cell office:value-type="float" office:value="4.68" calcext:value-type="float">
            <text:p>4.68</text:p>
          </table:table-cell>
          <table:table-cell office:value-type="float" office:value="96.222789062" calcext:value-type="float">
            <text:p>96.2227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46.29" calcext:value-type="float">
            <text:p>4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8:33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5.853" calcext:value-type="float">
            <text:p>35.853</text:p>
          </table:table-cell>
          <table:table-cell office:value-type="float" office:value="32.666" calcext:value-type="float">
            <text:p>32.666</text:p>
          </table:table-cell>
          <table:table-cell office:value-type="float" office:value="4.66" calcext:value-type="float">
            <text:p>4.66</text:p>
          </table:table-cell>
          <table:table-cell office:value-type="float" office:value="96.225589843" calcext:value-type="float">
            <text:p>96.22558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46.52" calcext:value-type="float">
            <text:p>4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8:40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83" calcext:value-type="float">
            <text:p>35.83</text:p>
          </table:table-cell>
          <table:table-cell office:value-type="float" office:value="32.734" calcext:value-type="float">
            <text:p>32.734</text:p>
          </table:table-cell>
          <table:table-cell office:value-type="float" office:value="4.64" calcext:value-type="float">
            <text:p>4.64</text:p>
          </table:table-cell>
          <table:table-cell office:value-type="float" office:value="96.226527343" calcext:value-type="float">
            <text:p>96.22652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45.62" calcext:value-type="float">
            <text:p>4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8:4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823" calcext:value-type="float">
            <text:p>35.823</text:p>
          </table:table-cell>
          <table:table-cell office:value-type="float" office:value="32.617" calcext:value-type="float">
            <text:p>32.617</text:p>
          </table:table-cell>
          <table:table-cell office:value-type="float" office:value="4.61" calcext:value-type="float">
            <text:p>4.61</text:p>
          </table:table-cell>
          <table:table-cell office:value-type="float" office:value="96.226894531" calcext:value-type="float">
            <text:p>96.22689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46.11" calcext:value-type="float">
            <text:p>4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8:54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5.845" calcext:value-type="float">
            <text:p>35.845</text:p>
          </table:table-cell>
          <table:table-cell office:value-type="float" office:value="32.164" calcext:value-type="float">
            <text:p>32.164</text:p>
          </table:table-cell>
          <table:table-cell office:value-type="float" office:value="4.57" calcext:value-type="float">
            <text:p>4.57</text:p>
          </table:table-cell>
          <table:table-cell office:value-type="float" office:value="96.229632812" calcext:value-type="float">
            <text:p>96.229632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46.19" calcext:value-type="float">
            <text:p>4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9:01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883" calcext:value-type="float">
            <text:p>35.883</text:p>
          </table:table-cell>
          <table:table-cell office:value-type="float" office:value="32.565" calcext:value-type="float">
            <text:p>32.565</text:p>
          </table:table-cell>
          <table:table-cell office:value-type="float" office:value="4.57" calcext:value-type="float">
            <text:p>4.57</text:p>
          </table:table-cell>
          <table:table-cell office:value-type="float" office:value="96.223664062" calcext:value-type="float">
            <text:p>96.223664062</text:p>
          </table:table-cell>
          <table:table-cell office:value-type="float" office:value="3" calcext:value-type="float">
            <text:p>3</text:p>
          </table:table-cell>
          <table:table-cell office:value-type="float" office:value="0.0255544840887174" calcext:value-type="float">
            <text:p>0.025554484088717</text:p>
          </table:table-cell>
          <table:table-cell office:value-type="float" office:value="0.165" calcext:value-type="float">
            <text:p>0.165</text:p>
          </table:table-cell>
          <table:table-cell office:value-type="float" office:value="45.28" calcext:value-type="float">
            <text:p>4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9:09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775" calcext:value-type="float">
            <text:p>35.775</text:p>
          </table:table-cell>
          <table:table-cell office:value-type="float" office:value="32.728" calcext:value-type="float">
            <text:p>32.728</text:p>
          </table:table-cell>
          <table:table-cell office:value-type="float" office:value="4.56" calcext:value-type="float">
            <text:p>4.56</text:p>
          </table:table-cell>
          <table:table-cell office:value-type="float" office:value="96.225871093" calcext:value-type="float">
            <text:p>96.225871093</text:p>
          </table:table-cell>
          <table:table-cell office:value-type="float" office:value="1" calcext:value-type="float">
            <text:p>1</text:p>
          </table:table-cell>
          <table:table-cell office:value-type="float" office:value="0.00851816136290582" calcext:value-type="float">
            <text:p>0.008518161362906</text:p>
          </table:table-cell>
          <table:table-cell office:value-type="float" office:value="0.162" calcext:value-type="float">
            <text:p>0.162</text:p>
          </table:table-cell>
          <table:table-cell office:value-type="float" office:value="45.34" calcext:value-type="float">
            <text:p>4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9:16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812" calcext:value-type="float">
            <text:p>35.812</text:p>
          </table:table-cell>
          <table:table-cell office:value-type="float" office:value="32.312" calcext:value-type="float">
            <text:p>32.312</text:p>
          </table:table-cell>
          <table:table-cell office:value-type="float" office:value="4.58" calcext:value-type="float">
            <text:p>4.58</text:p>
          </table:table-cell>
          <table:table-cell office:value-type="float" office:value="96.222703125" calcext:value-type="float">
            <text:p>96.22270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45.59" calcext:value-type="float">
            <text:p>4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9:23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785" calcext:value-type="float">
            <text:p>35.785</text:p>
          </table:table-cell>
          <table:table-cell office:value-type="float" office:value="32.344" calcext:value-type="float">
            <text:p>32.344</text:p>
          </table:table-cell>
          <table:table-cell office:value-type="float" office:value="4.55" calcext:value-type="float">
            <text:p>4.55</text:p>
          </table:table-cell>
          <table:table-cell office:value-type="float" office:value="96.222996093" calcext:value-type="float">
            <text:p>96.222996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46.61" calcext:value-type="float">
            <text:p>4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9:3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833" calcext:value-type="float">
            <text:p>35.833</text:p>
          </table:table-cell>
          <table:table-cell office:value-type="float" office:value="31.579" calcext:value-type="float">
            <text:p>31.579</text:p>
          </table:table-cell>
          <table:table-cell office:value-type="float" office:value="4.56" calcext:value-type="float">
            <text:p>4.56</text:p>
          </table:table-cell>
          <table:table-cell office:value-type="float" office:value="96.224367187" calcext:value-type="float">
            <text:p>96.22436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46.39" calcext:value-type="float">
            <text:p>46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9:3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835" calcext:value-type="float">
            <text:p>35.835</text:p>
          </table:table-cell>
          <table:table-cell office:value-type="float" office:value="31.986" calcext:value-type="float">
            <text:p>31.986</text:p>
          </table:table-cell>
          <table:table-cell office:value-type="float" office:value="4.54" calcext:value-type="float">
            <text:p>4.54</text:p>
          </table:table-cell>
          <table:table-cell office:value-type="float" office:value="96.224765625" calcext:value-type="float">
            <text:p>96.22476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46.51" calcext:value-type="float">
            <text:p>4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9:44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812" calcext:value-type="float">
            <text:p>35.812</text:p>
          </table:table-cell>
          <table:table-cell office:value-type="float" office:value="32.281" calcext:value-type="float">
            <text:p>32.281</text:p>
          </table:table-cell>
          <table:table-cell office:value-type="float" office:value="4.5" calcext:value-type="float">
            <text:p>4.5</text:p>
          </table:table-cell>
          <table:table-cell office:value-type="float" office:value="96.227769531" calcext:value-type="float">
            <text:p>96.22776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46.81" calcext:value-type="float">
            <text:p>4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9:51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835" calcext:value-type="float">
            <text:p>35.835</text:p>
          </table:table-cell>
          <table:table-cell office:value-type="float" office:value="32.066" calcext:value-type="float">
            <text:p>32.066</text:p>
          </table:table-cell>
          <table:table-cell office:value-type="float" office:value="4.51" calcext:value-type="float">
            <text:p>4.51</text:p>
          </table:table-cell>
          <table:table-cell office:value-type="float" office:value="96.227105468" calcext:value-type="float">
            <text:p>96.227105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46.46" calcext:value-type="float">
            <text:p>4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29:58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848" calcext:value-type="float">
            <text:p>35.848</text:p>
          </table:table-cell>
          <table:table-cell office:value-type="float" office:value="31.9" calcext:value-type="float">
            <text:p>31.9</text:p>
          </table:table-cell>
          <table:table-cell office:value-type="float" office:value="4.48" calcext:value-type="float">
            <text:p>4.48</text:p>
          </table:table-cell>
          <table:table-cell office:value-type="float" office:value="96.223597656" calcext:value-type="float">
            <text:p>96.22359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46.15" calcext:value-type="float">
            <text:p>4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0:05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875" calcext:value-type="float">
            <text:p>35.875</text:p>
          </table:table-cell>
          <table:table-cell office:value-type="float" office:value="32.179" calcext:value-type="float">
            <text:p>32.179</text:p>
          </table:table-cell>
          <table:table-cell office:value-type="float" office:value="4.49" calcext:value-type="float">
            <text:p>4.49</text:p>
          </table:table-cell>
          <table:table-cell office:value-type="float" office:value="96.222265625" calcext:value-type="float">
            <text:p>96.22226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45.25" calcext:value-type="float">
            <text:p>4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0:12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797" calcext:value-type="float">
            <text:p>35.797</text:p>
          </table:table-cell>
          <table:table-cell office:value-type="float" office:value="32.308" calcext:value-type="float">
            <text:p>32.308</text:p>
          </table:table-cell>
          <table:table-cell office:value-type="float" office:value="4.45" calcext:value-type="float">
            <text:p>4.45</text:p>
          </table:table-cell>
          <table:table-cell office:value-type="float" office:value="96.223332031" calcext:value-type="float">
            <text:p>96.2233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46.62" calcext:value-type="float">
            <text:p>4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0:19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795" calcext:value-type="float">
            <text:p>35.795</text:p>
          </table:table-cell>
          <table:table-cell office:value-type="float" office:value="32.072" calcext:value-type="float">
            <text:p>32.072</text:p>
          </table:table-cell>
          <table:table-cell office:value-type="float" office:value="4.45" calcext:value-type="float">
            <text:p>4.45</text:p>
          </table:table-cell>
          <table:table-cell office:value-type="float" office:value="96.222261718" calcext:value-type="float">
            <text:p>96.22226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46.44" calcext:value-type="float">
            <text:p>4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0:26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833" calcext:value-type="float">
            <text:p>35.833</text:p>
          </table:table-cell>
          <table:table-cell office:value-type="float" office:value="32.669" calcext:value-type="float">
            <text:p>32.669</text:p>
          </table:table-cell>
          <table:table-cell office:value-type="float" office:value="4.28" calcext:value-type="float">
            <text:p>4.28</text:p>
          </table:table-cell>
          <table:table-cell office:value-type="float" office:value="96.224433593" calcext:value-type="float">
            <text:p>96.22443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0:33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865" calcext:value-type="float">
            <text:p>35.865</text:p>
          </table:table-cell>
          <table:table-cell office:value-type="float" office:value="32.548" calcext:value-type="float">
            <text:p>32.548</text:p>
          </table:table-cell>
          <table:table-cell office:value-type="float" office:value="4.37" calcext:value-type="float">
            <text:p>4.37</text:p>
          </table:table-cell>
          <table:table-cell office:value-type="float" office:value="96.224601562" calcext:value-type="float">
            <text:p>96.22460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46.91" calcext:value-type="float">
            <text:p>4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0:4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868" calcext:value-type="float">
            <text:p>35.868</text:p>
          </table:table-cell>
          <table:table-cell office:value-type="float" office:value="32.696" calcext:value-type="float">
            <text:p>32.696</text:p>
          </table:table-cell>
          <table:table-cell office:value-type="float" office:value="4.33" calcext:value-type="float">
            <text:p>4.33</text:p>
          </table:table-cell>
          <table:table-cell office:value-type="float" office:value="96.224703125" calcext:value-type="float">
            <text:p>96.22470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0:47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815" calcext:value-type="float">
            <text:p>35.815</text:p>
          </table:table-cell>
          <table:table-cell office:value-type="float" office:value="32.563" calcext:value-type="float">
            <text:p>32.563</text:p>
          </table:table-cell>
          <table:table-cell office:value-type="float" office:value="4.26" calcext:value-type="float">
            <text:p>4.26</text:p>
          </table:table-cell>
          <table:table-cell office:value-type="float" office:value="96.227003906" calcext:value-type="float">
            <text:p>96.22700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45.96" calcext:value-type="float">
            <text:p>4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0:5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843" calcext:value-type="float">
            <text:p>35.843</text:p>
          </table:table-cell>
          <table:table-cell office:value-type="float" office:value="32.019" calcext:value-type="float">
            <text:p>32.019</text:p>
          </table:table-cell>
          <table:table-cell office:value-type="float" office:value="4.24" calcext:value-type="float">
            <text:p>4.24</text:p>
          </table:table-cell>
          <table:table-cell office:value-type="float" office:value="96.225167968" calcext:value-type="float">
            <text:p>96.22516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46.15" calcext:value-type="float">
            <text:p>4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1:0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81" calcext:value-type="float">
            <text:p>35.81</text:p>
          </table:table-cell>
          <table:table-cell office:value-type="float" office:value="32.716" calcext:value-type="float">
            <text:p>32.716</text:p>
          </table:table-cell>
          <table:table-cell office:value-type="float" office:value="4.3" calcext:value-type="float">
            <text:p>4.3</text:p>
          </table:table-cell>
          <table:table-cell office:value-type="float" office:value="96.224035156" calcext:value-type="float">
            <text:p>96.22403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42.65" calcext:value-type="float">
            <text:p>4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1:08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843" calcext:value-type="float">
            <text:p>35.843</text:p>
          </table:table-cell>
          <table:table-cell office:value-type="float" office:value="32.083" calcext:value-type="float">
            <text:p>32.083</text:p>
          </table:table-cell>
          <table:table-cell office:value-type="float" office:value="4.35" calcext:value-type="float">
            <text:p>4.35</text:p>
          </table:table-cell>
          <table:table-cell office:value-type="float" office:value="96.224808593" calcext:value-type="float">
            <text:p>96.22480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44.95" calcext:value-type="float">
            <text:p>4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1:15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82" calcext:value-type="float">
            <text:p>35.82</text:p>
          </table:table-cell>
          <table:table-cell office:value-type="float" office:value="32.969" calcext:value-type="float">
            <text:p>32.969</text:p>
          </table:table-cell>
          <table:table-cell office:value-type="float" office:value="4.33" calcext:value-type="float">
            <text:p>4.33</text:p>
          </table:table-cell>
          <table:table-cell office:value-type="float" office:value="96.221867187" calcext:value-type="float">
            <text:p>96.22186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46.05" calcext:value-type="float">
            <text:p>4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1:23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792" calcext:value-type="float">
            <text:p>35.792</text:p>
          </table:table-cell>
          <table:table-cell office:value-type="float" office:value="32.778" calcext:value-type="float">
            <text:p>32.778</text:p>
          </table:table-cell>
          <table:table-cell office:value-type="float" office:value="4.34" calcext:value-type="float">
            <text:p>4.34</text:p>
          </table:table-cell>
          <table:table-cell office:value-type="float" office:value="96.225773437" calcext:value-type="float">
            <text:p>96.22577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46.55" calcext:value-type="float">
            <text:p>4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1:3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81" calcext:value-type="float">
            <text:p>35.81</text:p>
          </table:table-cell>
          <table:table-cell office:value-type="float" office:value="32.362" calcext:value-type="float">
            <text:p>32.362</text:p>
          </table:table-cell>
          <table:table-cell office:value-type="float" office:value="4.3" calcext:value-type="float">
            <text:p>4.3</text:p>
          </table:table-cell>
          <table:table-cell office:value-type="float" office:value="96.223472656" calcext:value-type="float">
            <text:p>96.22347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6.37" calcext:value-type="float">
            <text:p>4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1:37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757" calcext:value-type="float">
            <text:p>35.757</text:p>
          </table:table-cell>
          <table:table-cell office:value-type="float" office:value="31.826" calcext:value-type="float">
            <text:p>31.826</text:p>
          </table:table-cell>
          <table:table-cell office:value-type="float" office:value="4.31" calcext:value-type="float">
            <text:p>4.31</text:p>
          </table:table-cell>
          <table:table-cell office:value-type="float" office:value="96.225710937" calcext:value-type="float">
            <text:p>96.22571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46.53" calcext:value-type="float">
            <text:p>4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1:44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5.785" calcext:value-type="float">
            <text:p>35.785</text:p>
          </table:table-cell>
          <table:table-cell office:value-type="float" office:value="32.008" calcext:value-type="float">
            <text:p>32.008</text:p>
          </table:table-cell>
          <table:table-cell office:value-type="float" office:value="4.29" calcext:value-type="float">
            <text:p>4.29</text:p>
          </table:table-cell>
          <table:table-cell office:value-type="float" office:value="96.224308593" calcext:value-type="float">
            <text:p>96.22430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46.47" calcext:value-type="float">
            <text:p>4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1:51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818" calcext:value-type="float">
            <text:p>35.818</text:p>
          </table:table-cell>
          <table:table-cell office:value-type="float" office:value="32.241" calcext:value-type="float">
            <text:p>32.241</text:p>
          </table:table-cell>
          <table:table-cell office:value-type="float" office:value="4.28" calcext:value-type="float">
            <text:p>4.28</text:p>
          </table:table-cell>
          <table:table-cell office:value-type="float" office:value="96.222472656" calcext:value-type="float">
            <text:p>96.22247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1:58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5.825" calcext:value-type="float">
            <text:p>35.825</text:p>
          </table:table-cell>
          <table:table-cell office:value-type="float" office:value="32.157" calcext:value-type="float">
            <text:p>32.157</text:p>
          </table:table-cell>
          <table:table-cell office:value-type="float" office:value="4.28" calcext:value-type="float">
            <text:p>4.28</text:p>
          </table:table-cell>
          <table:table-cell office:value-type="float" office:value="96.226476562" calcext:value-type="float">
            <text:p>96.22647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45.48" calcext:value-type="float">
            <text:p>4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2:05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823" calcext:value-type="float">
            <text:p>35.823</text:p>
          </table:table-cell>
          <table:table-cell office:value-type="float" office:value="32.131" calcext:value-type="float">
            <text:p>32.131</text:p>
          </table:table-cell>
          <table:table-cell office:value-type="float" office:value="4.25" calcext:value-type="float">
            <text:p>4.25</text:p>
          </table:table-cell>
          <table:table-cell office:value-type="float" office:value="96.227210937" calcext:value-type="float">
            <text:p>96.22721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45.81" calcext:value-type="float">
            <text:p>4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2:12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8" calcext:value-type="float">
            <text:p>35.8</text:p>
          </table:table-cell>
          <table:table-cell office:value-type="float" office:value="32.359" calcext:value-type="float">
            <text:p>32.359</text:p>
          </table:table-cell>
          <table:table-cell office:value-type="float" office:value="4.21" calcext:value-type="float">
            <text:p>4.21</text:p>
          </table:table-cell>
          <table:table-cell office:value-type="float" office:value="96.226148437" calcext:value-type="float">
            <text:p>96.22614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45.02" calcext:value-type="float">
            <text:p>4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2:19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5.757" calcext:value-type="float">
            <text:p>35.757</text:p>
          </table:table-cell>
          <table:table-cell office:value-type="float" office:value="32.73" calcext:value-type="float">
            <text:p>32.73</text:p>
          </table:table-cell>
          <table:table-cell office:value-type="float" office:value="4.22" calcext:value-type="float">
            <text:p>4.22</text:p>
          </table:table-cell>
          <table:table-cell office:value-type="float" office:value="96.224914062" calcext:value-type="float">
            <text:p>96.22491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6.33" calcext:value-type="float">
            <text:p>4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2:2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76" calcext:value-type="float">
            <text:p>35.76</text:p>
          </table:table-cell>
          <table:table-cell office:value-type="float" office:value="32.673" calcext:value-type="float">
            <text:p>32.673</text:p>
          </table:table-cell>
          <table:table-cell office:value-type="float" office:value="4.2" calcext:value-type="float">
            <text:p>4.2</text:p>
          </table:table-cell>
          <table:table-cell office:value-type="float" office:value="96.226753906" calcext:value-type="float">
            <text:p>96.22675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office:value-type="float" office:value="44.37" calcext:value-type="float">
            <text:p>4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2:33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737" calcext:value-type="float">
            <text:p>35.737</text:p>
          </table:table-cell>
          <table:table-cell office:value-type="float" office:value="33.221" calcext:value-type="float">
            <text:p>33.221</text:p>
          </table:table-cell>
          <table:table-cell office:value-type="float" office:value="4.23" calcext:value-type="float">
            <text:p>4.23</text:p>
          </table:table-cell>
          <table:table-cell office:value-type="float" office:value="96.226652343" calcext:value-type="float">
            <text:p>96.22665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43.96" calcext:value-type="float">
            <text:p>4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2:4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709" calcext:value-type="float">
            <text:p>35.709</text:p>
          </table:table-cell>
          <table:table-cell office:value-type="float" office:value="32.411" calcext:value-type="float">
            <text:p>32.411</text:p>
          </table:table-cell>
          <table:table-cell office:value-type="float" office:value="4.19" calcext:value-type="float">
            <text:p>4.19</text:p>
          </table:table-cell>
          <table:table-cell office:value-type="float" office:value="96.227152343" calcext:value-type="float">
            <text:p>96.22715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2:47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656" calcext:value-type="float">
            <text:p>35.656</text:p>
          </table:table-cell>
          <table:table-cell office:value-type="float" office:value="32.247" calcext:value-type="float">
            <text:p>32.247</text:p>
          </table:table-cell>
          <table:table-cell office:value-type="float" office:value="4.13" calcext:value-type="float">
            <text:p>4.13</text:p>
          </table:table-cell>
          <table:table-cell office:value-type="float" office:value="96.225753906" calcext:value-type="float">
            <text:p>96.22575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43.36" calcext:value-type="float">
            <text:p>4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2:54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634" calcext:value-type="float">
            <text:p>35.634</text:p>
          </table:table-cell>
          <table:table-cell office:value-type="float" office:value="32.405" calcext:value-type="float">
            <text:p>32.405</text:p>
          </table:table-cell>
          <table:table-cell office:value-type="float" office:value="4.11" calcext:value-type="float">
            <text:p>4.11</text:p>
          </table:table-cell>
          <table:table-cell office:value-type="float" office:value="96.228257812" calcext:value-type="float">
            <text:p>96.22825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45.63" calcext:value-type="float">
            <text:p>4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3:01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596" calcext:value-type="float">
            <text:p>35.596</text:p>
          </table:table-cell>
          <table:table-cell office:value-type="float" office:value="32.681" calcext:value-type="float">
            <text:p>32.681</text:p>
          </table:table-cell>
          <table:table-cell office:value-type="float" office:value="4.09" calcext:value-type="float">
            <text:p>4.09</text:p>
          </table:table-cell>
          <table:table-cell office:value-type="float" office:value="96.226152343" calcext:value-type="float">
            <text:p>96.22615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46.28" calcext:value-type="float">
            <text:p>4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3:08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644" calcext:value-type="float">
            <text:p>35.644</text:p>
          </table:table-cell>
          <table:table-cell office:value-type="float" office:value="32.499" calcext:value-type="float">
            <text:p>32.499</text:p>
          </table:table-cell>
          <table:table-cell office:value-type="float" office:value="4.15" calcext:value-type="float">
            <text:p>4.15</text:p>
          </table:table-cell>
          <table:table-cell office:value-type="float" office:value="96.228820312" calcext:value-type="float">
            <text:p>96.22882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46.23" calcext:value-type="float">
            <text:p>4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3:15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631" calcext:value-type="float">
            <text:p>35.631</text:p>
          </table:table-cell>
          <table:table-cell office:value-type="float" office:value="32.052" calcext:value-type="float">
            <text:p>32.052</text:p>
          </table:table-cell>
          <table:table-cell office:value-type="float" office:value="4.15" calcext:value-type="float">
            <text:p>4.15</text:p>
          </table:table-cell>
          <table:table-cell office:value-type="float" office:value="96.230660156" calcext:value-type="float">
            <text:p>96.23066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45.11" calcext:value-type="float">
            <text:p>4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3:22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5.619" calcext:value-type="float">
            <text:p>35.619</text:p>
          </table:table-cell>
          <table:table-cell office:value-type="float" office:value="32.563" calcext:value-type="float">
            <text:p>32.563</text:p>
          </table:table-cell>
          <table:table-cell office:value-type="float" office:value="4.12" calcext:value-type="float">
            <text:p>4.12</text:p>
          </table:table-cell>
          <table:table-cell office:value-type="float" office:value="96.227992187" calcext:value-type="float">
            <text:p>96.2279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45.8" calcext:value-type="float">
            <text:p>4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3:30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621" calcext:value-type="float">
            <text:p>35.621</text:p>
          </table:table-cell>
          <table:table-cell office:value-type="float" office:value="32.498" calcext:value-type="float">
            <text:p>32.498</text:p>
          </table:table-cell>
          <table:table-cell office:value-type="float" office:value="4.08" calcext:value-type="float">
            <text:p>4.08</text:p>
          </table:table-cell>
          <table:table-cell office:value-type="float" office:value="96.227492187" calcext:value-type="float">
            <text:p>96.2274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45.61" calcext:value-type="float">
            <text:p>45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3:37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604" calcext:value-type="float">
            <text:p>35.604</text:p>
          </table:table-cell>
          <table:table-cell office:value-type="float" office:value="32.661" calcext:value-type="float">
            <text:p>32.661</text:p>
          </table:table-cell>
          <table:table-cell office:value-type="float" office:value="4.12" calcext:value-type="float">
            <text:p>4.12</text:p>
          </table:table-cell>
          <table:table-cell office:value-type="float" office:value="96.231160156" calcext:value-type="float">
            <text:p>96.23116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3:44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5.606" calcext:value-type="float">
            <text:p>35.606</text:p>
          </table:table-cell>
          <table:table-cell office:value-type="float" office:value="33.065" calcext:value-type="float">
            <text:p>33.065</text:p>
          </table:table-cell>
          <table:table-cell office:value-type="float" office:value="4.06" calcext:value-type="float">
            <text:p>4.06</text:p>
          </table:table-cell>
          <table:table-cell office:value-type="float" office:value="96.228492187" calcext:value-type="float">
            <text:p>96.2284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45.87" calcext:value-type="float">
            <text:p>4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3:5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588" calcext:value-type="float">
            <text:p>35.588</text:p>
          </table:table-cell>
          <table:table-cell office:value-type="float" office:value="32.06" calcext:value-type="float">
            <text:p>32.06</text:p>
          </table:table-cell>
          <table:table-cell office:value-type="float" office:value="4.1" calcext:value-type="float">
            <text:p>4.1</text:p>
          </table:table-cell>
          <table:table-cell office:value-type="float" office:value="96.229425781" calcext:value-type="float">
            <text:p>96.22942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46.37" calcext:value-type="float">
            <text:p>4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3:58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5.636" calcext:value-type="float">
            <text:p>35.636</text:p>
          </table:table-cell>
          <table:table-cell office:value-type="float" office:value="32.192" calcext:value-type="float">
            <text:p>32.192</text:p>
          </table:table-cell>
          <table:table-cell office:value-type="float" office:value="4.1" calcext:value-type="float">
            <text:p>4.1</text:p>
          </table:table-cell>
          <table:table-cell office:value-type="float" office:value="96.227757812" calcext:value-type="float">
            <text:p>96.22775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45.98" calcext:value-type="float">
            <text:p>4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4:05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5.674" calcext:value-type="float">
            <text:p>35.674</text:p>
          </table:table-cell>
          <table:table-cell office:value-type="float" office:value="32.423" calcext:value-type="float">
            <text:p>32.423</text:p>
          </table:table-cell>
          <table:table-cell office:value-type="float" office:value="4.09" calcext:value-type="float">
            <text:p>4.09</text:p>
          </table:table-cell>
          <table:table-cell office:value-type="float" office:value="96.228863281" calcext:value-type="float">
            <text:p>96.2288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45.63" calcext:value-type="float">
            <text:p>4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4:12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626" calcext:value-type="float">
            <text:p>35.626</text:p>
          </table:table-cell>
          <table:table-cell office:value-type="float" office:value="32.757" calcext:value-type="float">
            <text:p>32.757</text:p>
          </table:table-cell>
          <table:table-cell office:value-type="float" office:value="4.06" calcext:value-type="float">
            <text:p>4.06</text:p>
          </table:table-cell>
          <table:table-cell office:value-type="float" office:value="96.226460937" calcext:value-type="float">
            <text:p>96.22646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46.06" calcext:value-type="float">
            <text:p>4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4:19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5.558" calcext:value-type="float">
            <text:p>35.558</text:p>
          </table:table-cell>
          <table:table-cell office:value-type="float" office:value="32.774" calcext:value-type="float">
            <text:p>32.774</text:p>
          </table:table-cell>
          <table:table-cell office:value-type="float" office:value="4.06" calcext:value-type="float">
            <text:p>4.06</text:p>
          </table:table-cell>
          <table:table-cell office:value-type="float" office:value="96.227257812" calcext:value-type="float">
            <text:p>96.227257812</text:p>
          </table:table-cell>
          <table:table-cell office:value-type="float" office:value="1" calcext:value-type="float">
            <text:p>1</text:p>
          </table:table-cell>
          <table:table-cell office:value-type="float" office:value="0.00852090032154341" calcext:value-type="float">
            <text:p>0.008520900321543</text:p>
          </table:table-cell>
          <table:table-cell office:value-type="float" office:value="0.124" calcext:value-type="float">
            <text:p>0.124</text:p>
          </table:table-cell>
          <table:table-cell office:value-type="float" office:value="46.21" calcext:value-type="float">
            <text:p>4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4:2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591" calcext:value-type="float">
            <text:p>35.591</text:p>
          </table:table-cell>
          <table:table-cell office:value-type="float" office:value="32.189" calcext:value-type="float">
            <text:p>32.189</text:p>
          </table:table-cell>
          <table:table-cell office:value-type="float" office:value="4.03" calcext:value-type="float">
            <text:p>4.03</text:p>
          </table:table-cell>
          <table:table-cell office:value-type="float" office:value="96.230027343" calcext:value-type="float">
            <text:p>96.23002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45.8" calcext:value-type="float">
            <text:p>4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4:33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649" calcext:value-type="float">
            <text:p>35.649</text:p>
          </table:table-cell>
          <table:table-cell office:value-type="float" office:value="32.914" calcext:value-type="float">
            <text:p>32.914</text:p>
          </table:table-cell>
          <table:table-cell office:value-type="float" office:value="4" calcext:value-type="float">
            <text:p>4</text:p>
          </table:table-cell>
          <table:table-cell office:value-type="float" office:value="96.229261718" calcext:value-type="float">
            <text:p>96.22926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46.35" calcext:value-type="float">
            <text:p>4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4:4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5.661" calcext:value-type="float">
            <text:p>35.661</text:p>
          </table:table-cell>
          <table:table-cell office:value-type="float" office:value="32.492" calcext:value-type="float">
            <text:p>32.492</text:p>
          </table:table-cell>
          <table:table-cell office:value-type="float" office:value="4.03" calcext:value-type="float">
            <text:p>4.03</text:p>
          </table:table-cell>
          <table:table-cell office:value-type="float" office:value="96.230160156" calcext:value-type="float">
            <text:p>96.23016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4:4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679" calcext:value-type="float">
            <text:p>35.679</text:p>
          </table:table-cell>
          <table:table-cell office:value-type="float" office:value="32.853" calcext:value-type="float">
            <text:p>32.853</text:p>
          </table:table-cell>
          <table:table-cell office:value-type="float" office:value="3.99" calcext:value-type="float">
            <text:p>3.99</text:p>
          </table:table-cell>
          <table:table-cell office:value-type="float" office:value="96.22859375" calcext:value-type="float">
            <text:p>96.2285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43.63" calcext:value-type="float">
            <text:p>4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4:54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646" calcext:value-type="float">
            <text:p>35.646</text:p>
          </table:table-cell>
          <table:table-cell office:value-type="float" office:value="33.035" calcext:value-type="float">
            <text:p>33.035</text:p>
          </table:table-cell>
          <table:table-cell office:value-type="float" office:value="4.83" calcext:value-type="float">
            <text:p>4.83</text:p>
          </table:table-cell>
          <table:table-cell office:value-type="float" office:value="96.229632812" calcext:value-type="float">
            <text:p>96.229632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office:value-type="float" office:value="42.53" calcext:value-type="float">
            <text:p>4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5:01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5.649" calcext:value-type="float">
            <text:p>35.649</text:p>
          </table:table-cell>
          <table:table-cell office:value-type="float" office:value="34.312" calcext:value-type="float">
            <text:p>34.312</text:p>
          </table:table-cell>
          <table:table-cell office:value-type="float" office:value="7.02" calcext:value-type="float">
            <text:p>7.02</text:p>
          </table:table-cell>
          <table:table-cell office:value-type="float" office:value="96.230097656" calcext:value-type="float">
            <text:p>96.23009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41.37" calcext:value-type="float">
            <text:p>4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5:08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636" calcext:value-type="float">
            <text:p>35.636</text:p>
          </table:table-cell>
          <table:table-cell office:value-type="float" office:value="34.06" calcext:value-type="float">
            <text:p>34.06</text:p>
          </table:table-cell>
          <table:table-cell office:value-type="float" office:value="4.07" calcext:value-type="float">
            <text:p>4.07</text:p>
          </table:table-cell>
          <table:table-cell office:value-type="float" office:value="96.229425781" calcext:value-type="float">
            <text:p>96.22942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5:15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583" calcext:value-type="float">
            <text:p>35.583</text:p>
          </table:table-cell>
          <table:table-cell office:value-type="float" office:value="34.019" calcext:value-type="float">
            <text:p>34.019</text:p>
          </table:table-cell>
          <table:table-cell office:value-type="float" office:value="2.75" calcext:value-type="float">
            <text:p>2.75</text:p>
          </table:table-cell>
          <table:table-cell office:value-type="float" office:value="96.233136718" calcext:value-type="float">
            <text:p>96.233136718</text:p>
          </table:table-cell>
          <table:table-cell office:value-type="float" office:value="10" calcext:value-type="float">
            <text:p>10</text:p>
          </table:table-cell>
          <table:table-cell office:value-type="float" office:value="0.085113216637225" calcext:value-type="float">
            <text:p>0.085113216637225</text:p>
          </table:table-cell>
          <table:table-cell office:value-type="float" office:value="0.509" calcext:value-type="float">
            <text:p>0.509</text:p>
          </table:table-cell>
          <table:table-cell office:value-type="float" office:value="38.28" calcext:value-type="float">
            <text:p>3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5:22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571" calcext:value-type="float">
            <text:p>35.571</text:p>
          </table:table-cell>
          <table:table-cell office:value-type="float" office:value="33.383" calcext:value-type="float">
            <text:p>33.383</text:p>
          </table:table-cell>
          <table:table-cell office:value-type="float" office:value="2.66" calcext:value-type="float">
            <text:p>2.66</text:p>
          </table:table-cell>
          <table:table-cell office:value-type="float" office:value="96.22896875" calcext:value-type="float">
            <text:p>96.22896875</text:p>
          </table:table-cell>
          <table:table-cell office:value-type="float" office:value="54" calcext:value-type="float">
            <text:p>54</text:p>
          </table:table-cell>
          <table:table-cell office:value-type="float" office:value="0.459980713596914" calcext:value-type="float">
            <text:p>0.459980713596914</text:p>
          </table:table-cell>
          <table:table-cell office:value-type="float" office:value="0.631" calcext:value-type="float">
            <text:p>0.631</text:p>
          </table:table-cell>
          <table:table-cell office:value-type="float" office:value="37.81" calcext:value-type="float">
            <text:p>3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5:29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649" calcext:value-type="float">
            <text:p>35.649</text:p>
          </table:table-cell>
          <table:table-cell office:value-type="float" office:value="33.424" calcext:value-type="float">
            <text:p>33.424</text:p>
          </table:table-cell>
          <table:table-cell office:value-type="float" office:value="2.67" calcext:value-type="float">
            <text:p>2.67</text:p>
          </table:table-cell>
          <table:table-cell office:value-type="float" office:value="96.233636718" calcext:value-type="float">
            <text:p>96.233636718</text:p>
          </table:table-cell>
          <table:table-cell office:value-type="float" office:value="99" calcext:value-type="float">
            <text:p>99</text:p>
          </table:table-cell>
          <table:table-cell office:value-type="float" office:value="0.842485549132948" calcext:value-type="float">
            <text:p>0.842485549132948</text:p>
          </table:table-cell>
          <table:table-cell office:value-type="float" office:value="0.459" calcext:value-type="float">
            <text:p>0.459</text:p>
          </table:table-cell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5:36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5.702" calcext:value-type="float">
            <text:p>35.702</text:p>
          </table:table-cell>
          <table:table-cell office:value-type="float" office:value="33.151" calcext:value-type="float">
            <text:p>33.151</text:p>
          </table:table-cell>
          <table:table-cell office:value-type="float" office:value="2.69" calcext:value-type="float">
            <text:p>2.69</text:p>
          </table:table-cell>
          <table:table-cell office:value-type="float" office:value="96.232035156" calcext:value-type="float">
            <text:p>96.232035156</text:p>
          </table:table-cell>
          <table:table-cell office:value-type="float" office:value="102" calcext:value-type="float">
            <text:p>102</text:p>
          </table:table-cell>
          <table:table-cell office:value-type="float" office:value="0.868015414258189" calcext:value-type="float">
            <text:p>0.868015414258189</text:p>
          </table:table-cell>
          <table:table-cell office:value-type="float" office:value="0.449" calcext:value-type="float">
            <text:p>0.449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5:4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734" calcext:value-type="float">
            <text:p>35.734</text:p>
          </table:table-cell>
          <table:table-cell office:value-type="float" office:value="33.207" calcext:value-type="float">
            <text:p>33.207</text:p>
          </table:table-cell>
          <table:table-cell office:value-type="float" office:value="2.72" calcext:value-type="float">
            <text:p>2.72</text:p>
          </table:table-cell>
          <table:table-cell office:value-type="float" office:value="96.226363281" calcext:value-type="float">
            <text:p>96.226363281</text:p>
          </table:table-cell>
          <table:table-cell office:value-type="float" office:value="111" calcext:value-type="float">
            <text:p>111</text:p>
          </table:table-cell>
          <table:table-cell office:value-type="float" office:value="0.945515911282546" calcext:value-type="float">
            <text:p>0.945515911282546</text:p>
          </table:table-cell>
          <table:table-cell office:value-type="float" office:value="0.513" calcext:value-type="float">
            <text:p>0.513</text:p>
          </table:table-cell>
          <table:table-cell office:value-type="float" office:value="38.37" calcext:value-type="float">
            <text:p>3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5:51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818" calcext:value-type="float">
            <text:p>35.818</text:p>
          </table:table-cell>
          <table:table-cell office:value-type="float" office:value="33.441" calcext:value-type="float">
            <text:p>33.441</text:p>
          </table:table-cell>
          <table:table-cell office:value-type="float" office:value="2.71" calcext:value-type="float">
            <text:p>2.71</text:p>
          </table:table-cell>
          <table:table-cell office:value-type="float" office:value="96.230296875" calcext:value-type="float">
            <text:p>96.230296875</text:p>
          </table:table-cell>
          <table:table-cell office:value-type="float" office:value="96" calcext:value-type="float">
            <text:p>96</text:p>
          </table:table-cell>
          <table:table-cell office:value-type="float" office:value="0.817349397590361" calcext:value-type="float">
            <text:p>0.817349397590361</text:p>
          </table:table-cell>
          <table:table-cell office:value-type="float" office:value="0.482" calcext:value-type="float">
            <text:p>0.482</text:p>
          </table:table-cell>
          <table:table-cell office:value-type="float" office:value="38.41" calcext:value-type="float">
            <text:p>3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5:58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5.865" calcext:value-type="float">
            <text:p>35.865</text:p>
          </table:table-cell>
          <table:table-cell office:value-type="float" office:value="32.887" calcext:value-type="float">
            <text:p>32.887</text:p>
          </table:table-cell>
          <table:table-cell office:value-type="float" office:value="2.77" calcext:value-type="float">
            <text:p>2.77</text:p>
          </table:table-cell>
          <table:table-cell office:value-type="float" office:value="96.230964843" calcext:value-type="float">
            <text:p>96.230964843</text:p>
          </table:table-cell>
          <table:table-cell office:value-type="float" office:value="114" calcext:value-type="float">
            <text:p>114</text:p>
          </table:table-cell>
          <table:table-cell office:value-type="float" office:value="0.969979129876385" calcext:value-type="float">
            <text:p>0.969979129876385</text:p>
          </table:table-cell>
          <table:table-cell office:value-type="float" office:value="0.494" calcext:value-type="float">
            <text:p>0.494</text:p>
          </table:table-cell>
          <table:table-cell office:value-type="float" office:value="38.47" calcext:value-type="float">
            <text:p>3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6:05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918" calcext:value-type="float">
            <text:p>35.918</text:p>
          </table:table-cell>
          <table:table-cell office:value-type="float" office:value="32.046" calcext:value-type="float">
            <text:p>32.046</text:p>
          </table:table-cell>
          <table:table-cell office:value-type="float" office:value="2.78" calcext:value-type="float">
            <text:p>2.78</text:p>
          </table:table-cell>
          <table:table-cell office:value-type="float" office:value="96.231132812" calcext:value-type="float">
            <text:p>96.231132812</text:p>
          </table:table-cell>
          <table:table-cell office:value-type="float" office:value="88" calcext:value-type="float">
            <text:p>88</text:p>
          </table:table-cell>
          <table:table-cell office:value-type="float" office:value="0.749236947791165" calcext:value-type="float">
            <text:p>0.749236947791165</text:p>
          </table:table-cell>
          <table:table-cell office:value-type="float" office:value="0.427" calcext:value-type="float">
            <text:p>0.427</text:p>
          </table:table-cell>
          <table:table-cell office:value-type="float" office:value="38.64" calcext:value-type="float">
            <text:p>3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6:12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5.936" calcext:value-type="float">
            <text:p>35.936</text:p>
          </table:table-cell>
          <table:table-cell office:value-type="float" office:value="34.37" calcext:value-type="float">
            <text:p>34.37</text:p>
          </table:table-cell>
          <table:table-cell office:value-type="float" office:value="4.88" calcext:value-type="float">
            <text:p>4.88</text:p>
          </table:table-cell>
          <table:table-cell office:value-type="float" office:value="96.227796875" calcext:value-type="float">
            <text:p>96.227796875</text:p>
          </table:table-cell>
          <table:table-cell office:value-type="float" office:value="20" calcext:value-type="float">
            <text:p>20</text:p>
          </table:table-cell>
          <table:table-cell office:value-type="float" office:value="0.17039061244173" calcext:value-type="float">
            <text:p>0.17039061244173</text:p>
          </table:table-cell>
          <table:table-cell office:value-type="float" office:value="0.952" calcext:value-type="float">
            <text:p>0.952</text:p>
          </table:table-cell>
          <table:table-cell office:value-type="float" office:value="35.37" calcext:value-type="float">
            <text:p>3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6:19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5.722" calcext:value-type="float">
            <text:p>35.722</text:p>
          </table:table-cell>
          <table:table-cell office:value-type="float" office:value="28.546" calcext:value-type="float">
            <text:p>28.546</text:p>
          </table:table-cell>
          <table:table-cell office:value-type="float" office:value="101.6" calcext:value-type="float">
            <text:p>101.6</text:p>
          </table:table-cell>
          <table:table-cell office:value-type="float" office:value="96.224964843" calcext:value-type="float">
            <text:p>96.224964843</text:p>
          </table:table-cell>
          <table:table-cell office:value-type="float" office:value="2" calcext:value-type="float">
            <text:p>2</text:p>
          </table:table-cell>
          <table:table-cell office:value-type="float" office:value="0.017022643327445" calcext:value-type="float">
            <text:p>0.017022643327445</text:p>
          </table:table-cell>
          <table:table-cell office:value-type="float" office:value="0.392" calcext:value-type="float">
            <text:p>0.392</text:p>
          </table:table-cell>
          <table:table-cell office:value-type="float" office:value="37.85" calcext:value-type="float">
            <text:p>3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6:26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719" calcext:value-type="float">
            <text:p>35.719</text:p>
          </table:table-cell>
          <table:table-cell office:value-type="float" office:value="25.105" calcext:value-type="float">
            <text:p>25.105</text:p>
          </table:table-cell>
          <table:table-cell office:value-type="float" office:value="186.08" calcext:value-type="float">
            <text:p>186.08</text:p>
          </table:table-cell>
          <table:table-cell office:value-type="float" office:value="96.225964843" calcext:value-type="float">
            <text:p>96.22596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6:33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5.843" calcext:value-type="float">
            <text:p>35.843</text:p>
          </table:table-cell>
          <table:table-cell office:value-type="float" office:value="22.882" calcext:value-type="float">
            <text:p>22.882</text:p>
          </table:table-cell>
          <table:table-cell office:value-type="float" office:value="120" calcext:value-type="float">
            <text:p>120</text:p>
          </table:table-cell>
          <table:table-cell office:value-type="float" office:value="96.223523437" calcext:value-type="float">
            <text:p>96.22352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44.31" calcext:value-type="float">
            <text:p>4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6:40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6.057" calcext:value-type="float">
            <text:p>36.057</text:p>
          </table:table-cell>
          <table:table-cell office:value-type="float" office:value="24.079" calcext:value-type="float">
            <text:p>24.079</text:p>
          </table:table-cell>
          <table:table-cell office:value-type="float" office:value="606.08" calcext:value-type="float">
            <text:p>606.08</text:p>
          </table:table-cell>
          <table:table-cell office:value-type="float" office:value="96.224820312" calcext:value-type="float">
            <text:p>96.224820312</text:p>
          </table:table-cell>
          <table:table-cell office:value-type="float" office:value="1" calcext:value-type="float">
            <text:p>1</text:p>
          </table:table-cell>
          <table:table-cell office:value-type="float" office:value="0.00850585780773552" calcext:value-type="float">
            <text:p>0.008505857807736</text:p>
          </table:table-cell>
          <table:table-cell office:value-type="float" office:value="0.222" calcext:value-type="float">
            <text:p>0.222</text:p>
          </table:table-cell>
          <table:table-cell office:value-type="float" office:value="44.53" calcext:value-type="float">
            <text:p>4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6:47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11" calcext:value-type="float">
            <text:p>36.11</text:p>
          </table:table-cell>
          <table:table-cell office:value-type="float" office:value="23.187" calcext:value-type="float">
            <text:p>23.187</text:p>
          </table:table-cell>
          <table:table-cell office:value-type="float" office:value="644.48" calcext:value-type="float">
            <text:p>644.48</text:p>
          </table:table-cell>
          <table:table-cell office:value-type="float" office:value="96.224582031" calcext:value-type="float">
            <text:p>96.22458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48.21" calcext:value-type="float">
            <text:p>4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6:54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167" calcext:value-type="float">
            <text:p>36.167</text:p>
          </table:table-cell>
          <table:table-cell office:value-type="float" office:value="25.962" calcext:value-type="float">
            <text:p>25.962</text:p>
          </table:table-cell>
          <table:table-cell office:value-type="float" office:value="644.48" calcext:value-type="float">
            <text:p>644.48</text:p>
          </table:table-cell>
          <table:table-cell office:value-type="float" office:value="96.225875" calcext:value-type="float">
            <text:p>96.22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49.21" calcext:value-type="float">
            <text:p>4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7:0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6.185" calcext:value-type="float">
            <text:p>36.185</text:p>
          </table:table-cell>
          <table:table-cell office:value-type="float" office:value="24.349" calcext:value-type="float">
            <text:p>24.349</text:p>
          </table:table-cell>
          <table:table-cell office:value-type="float" office:value="213.92" calcext:value-type="float">
            <text:p>213.92</text:p>
          </table:table-cell>
          <table:table-cell office:value-type="float" office:value="96.221691406" calcext:value-type="float">
            <text:p>96.221691406</text:p>
          </table:table-cell>
          <table:table-cell office:value-type="float" office:value="1" calcext:value-type="float">
            <text:p>1</text:p>
          </table:table-cell>
          <table:table-cell office:value-type="float" office:value="0.00850995504174695" calcext:value-type="float">
            <text:p>0.008509955041747</text:p>
          </table:table-cell>
          <table:table-cell office:value-type="float" office:value="0.236" calcext:value-type="float">
            <text:p>0.236</text:p>
          </table:table-cell>
          <table:table-cell office:value-type="float" office:value="44.98" calcext:value-type="float">
            <text:p>4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7:08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308" calcext:value-type="float">
            <text:p>36.308</text:p>
          </table:table-cell>
          <table:table-cell office:value-type="float" office:value="23.155" calcext:value-type="float">
            <text:p>23.155</text:p>
          </table:table-cell>
          <table:table-cell office:value-type="float" office:value="396.16" calcext:value-type="float">
            <text:p>396.16</text:p>
          </table:table-cell>
          <table:table-cell office:value-type="float" office:value="96.221574218" calcext:value-type="float">
            <text:p>96.22157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49.58" calcext:value-type="float">
            <text:p>4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7:15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402" calcext:value-type="float">
            <text:p>36.402</text:p>
          </table:table-cell>
          <table:table-cell office:value-type="float" office:value="23.547" calcext:value-type="float">
            <text:p>23.547</text:p>
          </table:table-cell>
          <table:table-cell office:value-type="float" office:value="392.64" calcext:value-type="float">
            <text:p>392.64</text:p>
          </table:table-cell>
          <table:table-cell office:value-type="float" office:value="96.222789062" calcext:value-type="float">
            <text:p>96.2227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50.11" calcext:value-type="float">
            <text:p>5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7:22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6.455" calcext:value-type="float">
            <text:p>36.455</text:p>
          </table:table-cell>
          <table:table-cell office:value-type="float" office:value="23.085" calcext:value-type="float">
            <text:p>23.085</text:p>
          </table:table-cell>
          <table:table-cell office:value-type="float" office:value="388.48" calcext:value-type="float">
            <text:p>388.48</text:p>
          </table:table-cell>
          <table:table-cell office:value-type="float" office:value="96.223804687" calcext:value-type="float">
            <text:p>96.22380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50.65" calcext:value-type="float">
            <text:p>5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7:29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6.517" calcext:value-type="float">
            <text:p>36.517</text:p>
          </table:table-cell>
          <table:table-cell office:value-type="float" office:value="23.669" calcext:value-type="float">
            <text:p>23.669</text:p>
          </table:table-cell>
          <table:table-cell office:value-type="float" office:value="385.6" calcext:value-type="float">
            <text:p>385.6</text:p>
          </table:table-cell>
          <table:table-cell office:value-type="float" office:value="96.225554687" calcext:value-type="float">
            <text:p>96.22555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50.59" calcext:value-type="float">
            <text:p>5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7:36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6.565" calcext:value-type="float">
            <text:p>36.565</text:p>
          </table:table-cell>
          <table:table-cell office:value-type="float" office:value="23.121" calcext:value-type="float">
            <text:p>23.121</text:p>
          </table:table-cell>
          <table:table-cell office:value-type="float" office:value="381.76" calcext:value-type="float">
            <text:p>381.76</text:p>
          </table:table-cell>
          <table:table-cell office:value-type="float" office:value="96.2230625" calcext:value-type="float">
            <text:p>96.223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0.82" calcext:value-type="float">
            <text:p>5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7:43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6.658" calcext:value-type="float">
            <text:p>36.658</text:p>
          </table:table-cell>
          <table:table-cell office:value-type="float" office:value="22.03" calcext:value-type="float">
            <text:p>22.03</text:p>
          </table:table-cell>
          <table:table-cell office:value-type="float" office:value="378.56" calcext:value-type="float">
            <text:p>378.56</text:p>
          </table:table-cell>
          <table:table-cell office:value-type="float" office:value="96.222234375" calcext:value-type="float">
            <text:p>96.22223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7:50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711" calcext:value-type="float">
            <text:p>36.711</text:p>
          </table:table-cell>
          <table:table-cell office:value-type="float" office:value="22.734" calcext:value-type="float">
            <text:p>22.734</text:p>
          </table:table-cell>
          <table:table-cell office:value-type="float" office:value="375.04" calcext:value-type="float">
            <text:p>375.04</text:p>
          </table:table-cell>
          <table:table-cell office:value-type="float" office:value="96.223671875" calcext:value-type="float">
            <text:p>96.22367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51.55" calcext:value-type="float">
            <text:p>5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7:58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6.744" calcext:value-type="float">
            <text:p>36.744</text:p>
          </table:table-cell>
          <table:table-cell office:value-type="float" office:value="22.665" calcext:value-type="float">
            <text:p>22.665</text:p>
          </table:table-cell>
          <table:table-cell office:value-type="float" office:value="371.84" calcext:value-type="float">
            <text:p>371.84</text:p>
          </table:table-cell>
          <table:table-cell office:value-type="float" office:value="96.223042968" calcext:value-type="float">
            <text:p>96.22304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51.9" calcext:value-type="float">
            <text:p>5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8:05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6.837" calcext:value-type="float">
            <text:p>36.837</text:p>
          </table:table-cell>
          <table:table-cell office:value-type="float" office:value="23.109" calcext:value-type="float">
            <text:p>23.109</text:p>
          </table:table-cell>
          <table:table-cell office:value-type="float" office:value="368.64" calcext:value-type="float">
            <text:p>368.64</text:p>
          </table:table-cell>
          <table:table-cell office:value-type="float" office:value="96.223585937" calcext:value-type="float">
            <text:p>96.223585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51.74" calcext:value-type="float">
            <text:p>5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8:12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6.915" calcext:value-type="float">
            <text:p>36.915</text:p>
          </table:table-cell>
          <table:table-cell office:value-type="float" office:value="21.466" calcext:value-type="float">
            <text:p>21.466</text:p>
          </table:table-cell>
          <table:table-cell office:value-type="float" office:value="365.44" calcext:value-type="float">
            <text:p>365.44</text:p>
          </table:table-cell>
          <table:table-cell office:value-type="float" office:value="96.221542968" calcext:value-type="float">
            <text:p>96.22154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1.34" calcext:value-type="float">
            <text:p>5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8:19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7.003" calcext:value-type="float">
            <text:p>37.003</text:p>
          </table:table-cell>
          <table:table-cell office:value-type="float" office:value="22.236" calcext:value-type="float">
            <text:p>22.236</text:p>
          </table:table-cell>
          <table:table-cell office:value-type="float" office:value="361.92" calcext:value-type="float">
            <text:p>361.92</text:p>
          </table:table-cell>
          <table:table-cell office:value-type="float" office:value="96.218125" calcext:value-type="float">
            <text:p>96.21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8:26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7.097" calcext:value-type="float">
            <text:p>37.097</text:p>
          </table:table-cell>
          <table:table-cell office:value-type="float" office:value="21.624" calcext:value-type="float">
            <text:p>21.624</text:p>
          </table:table-cell>
          <table:table-cell office:value-type="float" office:value="358.72" calcext:value-type="float">
            <text:p>358.72</text:p>
          </table:table-cell>
          <table:table-cell office:value-type="float" office:value="96.22025" calcext:value-type="float">
            <text:p>96.22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52.32" calcext:value-type="float">
            <text:p>5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8:33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7.175" calcext:value-type="float">
            <text:p>37.175</text:p>
          </table:table-cell>
          <table:table-cell office:value-type="float" office:value="21.775" calcext:value-type="float">
            <text:p>21.775</text:p>
          </table:table-cell>
          <table:table-cell office:value-type="float" office:value="354.56" calcext:value-type="float">
            <text:p>354.56</text:p>
          </table:table-cell>
          <table:table-cell office:value-type="float" office:value="96.222285156" calcext:value-type="float">
            <text:p>96.22228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8:4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7.217" calcext:value-type="float">
            <text:p>37.217</text:p>
          </table:table-cell>
          <table:table-cell office:value-type="float" office:value="23.007" calcext:value-type="float">
            <text:p>23.007</text:p>
          </table:table-cell>
          <table:table-cell office:value-type="float" office:value="351.68" calcext:value-type="float">
            <text:p>351.68</text:p>
          </table:table-cell>
          <table:table-cell office:value-type="float" office:value="96.222242187" calcext:value-type="float">
            <text:p>96.22224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52.54" calcext:value-type="float">
            <text:p>5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8:47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7.23" calcext:value-type="float">
            <text:p>37.23</text:p>
          </table:table-cell>
          <table:table-cell office:value-type="float" office:value="21.879" calcext:value-type="float">
            <text:p>21.879</text:p>
          </table:table-cell>
          <table:table-cell office:value-type="float" office:value="348.48" calcext:value-type="float">
            <text:p>348.48</text:p>
          </table:table-cell>
          <table:table-cell office:value-type="float" office:value="96.223769531" calcext:value-type="float">
            <text:p>96.22376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52.74" calcext:value-type="float">
            <text:p>5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8:54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7.353" calcext:value-type="float">
            <text:p>37.353</text:p>
          </table:table-cell>
          <table:table-cell office:value-type="float" office:value="21.374" calcext:value-type="float">
            <text:p>21.374</text:p>
          </table:table-cell>
          <table:table-cell office:value-type="float" office:value="344.96" calcext:value-type="float">
            <text:p>344.96</text:p>
          </table:table-cell>
          <table:table-cell office:value-type="float" office:value="96.223355468" calcext:value-type="float">
            <text:p>96.223355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52.72" calcext:value-type="float">
            <text:p>5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9:01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7.411" calcext:value-type="float">
            <text:p>37.411</text:p>
          </table:table-cell>
          <table:table-cell office:value-type="float" office:value="21.894" calcext:value-type="float">
            <text:p>21.894</text:p>
          </table:table-cell>
          <table:table-cell office:value-type="float" office:value="341.76" calcext:value-type="float">
            <text:p>341.76</text:p>
          </table:table-cell>
          <table:table-cell office:value-type="float" office:value="96.223503906" calcext:value-type="float">
            <text:p>96.22350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52.75" calcext:value-type="float">
            <text:p>5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9:08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7.464" calcext:value-type="float">
            <text:p>37.464</text:p>
          </table:table-cell>
          <table:table-cell office:value-type="float" office:value="20.904" calcext:value-type="float">
            <text:p>20.904</text:p>
          </table:table-cell>
          <table:table-cell office:value-type="float" office:value="338.56" calcext:value-type="float">
            <text:p>338.56</text:p>
          </table:table-cell>
          <table:table-cell office:value-type="float" office:value="96.218871093" calcext:value-type="float">
            <text:p>96.21887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3.05" calcext:value-type="float">
            <text:p>5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9:15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7.587" calcext:value-type="float">
            <text:p>37.587</text:p>
          </table:table-cell>
          <table:table-cell office:value-type="float" office:value="21.781" calcext:value-type="float">
            <text:p>21.781</text:p>
          </table:table-cell>
          <table:table-cell office:value-type="float" office:value="335.36" calcext:value-type="float">
            <text:p>335.36</text:p>
          </table:table-cell>
          <table:table-cell office:value-type="float" office:value="96.218316406" calcext:value-type="float">
            <text:p>96.21831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53.1" calcext:value-type="float">
            <text:p>5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9:2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7.64" calcext:value-type="float">
            <text:p>37.64</text:p>
          </table:table-cell>
          <table:table-cell office:value-type="float" office:value="22.412" calcext:value-type="float">
            <text:p>22.412</text:p>
          </table:table-cell>
          <table:table-cell office:value-type="float" office:value="332.16" calcext:value-type="float">
            <text:p>332.16</text:p>
          </table:table-cell>
          <table:table-cell office:value-type="float" office:value="96.218605468" calcext:value-type="float">
            <text:p>96.218605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53.13" calcext:value-type="float">
            <text:p>5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9:29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7.703" calcext:value-type="float">
            <text:p>37.703</text:p>
          </table:table-cell>
          <table:table-cell office:value-type="float" office:value="21.736" calcext:value-type="float">
            <text:p>21.736</text:p>
          </table:table-cell>
          <table:table-cell office:value-type="float" office:value="328.96" calcext:value-type="float">
            <text:p>328.96</text:p>
          </table:table-cell>
          <table:table-cell office:value-type="float" office:value="96.225667968" calcext:value-type="float">
            <text:p>96.22566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52.05" calcext:value-type="float">
            <text:p>5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9:36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7.756" calcext:value-type="float">
            <text:p>37.756</text:p>
          </table:table-cell>
          <table:table-cell office:value-type="float" office:value="21.06" calcext:value-type="float">
            <text:p>21.06</text:p>
          </table:table-cell>
          <table:table-cell office:value-type="float" office:value="325.76" calcext:value-type="float">
            <text:p>325.76</text:p>
          </table:table-cell>
          <table:table-cell office:value-type="float" office:value="96.222339843" calcext:value-type="float">
            <text:p>96.22233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53.14" calcext:value-type="float">
            <text:p>5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9:43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7.794" calcext:value-type="float">
            <text:p>37.794</text:p>
          </table:table-cell>
          <table:table-cell office:value-type="float" office:value="20.497" calcext:value-type="float">
            <text:p>20.497</text:p>
          </table:table-cell>
          <table:table-cell office:value-type="float" office:value="322.56" calcext:value-type="float">
            <text:p>322.56</text:p>
          </table:table-cell>
          <table:table-cell office:value-type="float" office:value="96.224394531" calcext:value-type="float">
            <text:p>96.22439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52.61" calcext:value-type="float">
            <text:p>5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9:50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7.847" calcext:value-type="float">
            <text:p>37.847</text:p>
          </table:table-cell>
          <table:table-cell office:value-type="float" office:value="20.083" calcext:value-type="float">
            <text:p>20.083</text:p>
          </table:table-cell>
          <table:table-cell office:value-type="float" office:value="319.68" calcext:value-type="float">
            <text:p>319.68</text:p>
          </table:table-cell>
          <table:table-cell office:value-type="float" office:value="96.2234375" calcext:value-type="float">
            <text:p>96.223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53.07" calcext:value-type="float">
            <text:p>5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39:57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7.945" calcext:value-type="float">
            <text:p>37.945</text:p>
          </table:table-cell>
          <table:table-cell office:value-type="float" office:value="20.53" calcext:value-type="float">
            <text:p>20.53</text:p>
          </table:table-cell>
          <table:table-cell office:value-type="float" office:value="316.32" calcext:value-type="float">
            <text:p>316.32</text:p>
          </table:table-cell>
          <table:table-cell office:value-type="float" office:value="96.223578125" calcext:value-type="float">
            <text:p>96.22357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2.41" calcext:value-type="float">
            <text:p>5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0:04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7.947" calcext:value-type="float">
            <text:p>37.947</text:p>
          </table:table-cell>
          <table:table-cell office:value-type="float" office:value="20.373" calcext:value-type="float">
            <text:p>20.373</text:p>
          </table:table-cell>
          <table:table-cell office:value-type="float" office:value="313.6" calcext:value-type="float">
            <text:p>313.6</text:p>
          </table:table-cell>
          <table:table-cell office:value-type="float" office:value="96.225535156" calcext:value-type="float">
            <text:p>96.22553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52.46" calcext:value-type="float">
            <text:p>5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0:12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8.026" calcext:value-type="float">
            <text:p>38.026</text:p>
          </table:table-cell>
          <table:table-cell office:value-type="float" office:value="20.915" calcext:value-type="float">
            <text:p>20.915</text:p>
          </table:table-cell>
          <table:table-cell office:value-type="float" office:value="310.4" calcext:value-type="float">
            <text:p>310.4</text:p>
          </table:table-cell>
          <table:table-cell office:value-type="float" office:value="96.224207031" calcext:value-type="float">
            <text:p>96.22420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53.04" calcext:value-type="float">
            <text:p>5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0:19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8.088" calcext:value-type="float">
            <text:p>38.088</text:p>
          </table:table-cell>
          <table:table-cell office:value-type="float" office:value="20.217" calcext:value-type="float">
            <text:p>20.217</text:p>
          </table:table-cell>
          <table:table-cell office:value-type="float" office:value="307.36" calcext:value-type="float">
            <text:p>307.36</text:p>
          </table:table-cell>
          <table:table-cell office:value-type="float" office:value="96.227386718" calcext:value-type="float">
            <text:p>96.22738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52.66" calcext:value-type="float">
            <text:p>5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0:26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8.162" calcext:value-type="float">
            <text:p>38.162</text:p>
          </table:table-cell>
          <table:table-cell office:value-type="float" office:value="20.347" calcext:value-type="float">
            <text:p>20.347</text:p>
          </table:table-cell>
          <table:table-cell office:value-type="float" office:value="304" calcext:value-type="float">
            <text:p>304</text:p>
          </table:table-cell>
          <table:table-cell office:value-type="float" office:value="96.224644531" calcext:value-type="float">
            <text:p>96.22464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53.52" calcext:value-type="float">
            <text:p>5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0:33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8.199" calcext:value-type="float">
            <text:p>38.199</text:p>
          </table:table-cell>
          <table:table-cell office:value-type="float" office:value="20.724" calcext:value-type="float">
            <text:p>20.724</text:p>
          </table:table-cell>
          <table:table-cell office:value-type="float" office:value="299.84" calcext:value-type="float">
            <text:p>299.84</text:p>
          </table:table-cell>
          <table:table-cell office:value-type="float" office:value="96.221195312" calcext:value-type="float">
            <text:p>96.2211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53.56" calcext:value-type="float">
            <text:p>5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0:4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8.237" calcext:value-type="float">
            <text:p>38.237</text:p>
          </table:table-cell>
          <table:table-cell office:value-type="float" office:value="20.481" calcext:value-type="float">
            <text:p>20.481</text:p>
          </table:table-cell>
          <table:table-cell office:value-type="float" office:value="296.8" calcext:value-type="float">
            <text:p>296.8</text:p>
          </table:table-cell>
          <table:table-cell office:value-type="float" office:value="96.222" calcext:value-type="float">
            <text:p>96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office:value-type="float" office:value="51.24" calcext:value-type="float">
            <text:p>5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0:47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8.315" calcext:value-type="float">
            <text:p>38.315</text:p>
          </table:table-cell>
          <table:table-cell office:value-type="float" office:value="20.452" calcext:value-type="float">
            <text:p>20.452</text:p>
          </table:table-cell>
          <table:table-cell office:value-type="float" office:value="294.24" calcext:value-type="float">
            <text:p>294.24</text:p>
          </table:table-cell>
          <table:table-cell office:value-type="float" office:value="96.22234375" calcext:value-type="float">
            <text:p>96.2223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53.76" calcext:value-type="float">
            <text:p>5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0:54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8.383" calcext:value-type="float">
            <text:p>38.383</text:p>
          </table:table-cell>
          <table:table-cell office:value-type="float" office:value="20.451" calcext:value-type="float">
            <text:p>20.451</text:p>
          </table:table-cell>
          <table:table-cell office:value-type="float" office:value="291.04" calcext:value-type="float">
            <text:p>291.04</text:p>
          </table:table-cell>
          <table:table-cell office:value-type="float" office:value="96.221808593" calcext:value-type="float">
            <text:p>96.22180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53.83" calcext:value-type="float">
            <text:p>5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1:01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8.416" calcext:value-type="float">
            <text:p>38.416</text:p>
          </table:table-cell>
          <table:table-cell office:value-type="float" office:value="20.925" calcext:value-type="float">
            <text:p>20.925</text:p>
          </table:table-cell>
          <table:table-cell office:value-type="float" office:value="288" calcext:value-type="float">
            <text:p>288</text:p>
          </table:table-cell>
          <table:table-cell office:value-type="float" office:value="96.222316406" calcext:value-type="float">
            <text:p>96.22231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53.94" calcext:value-type="float">
            <text:p>5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1:08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8.489" calcext:value-type="float">
            <text:p>38.489</text:p>
          </table:table-cell>
          <table:table-cell office:value-type="float" office:value="21.006" calcext:value-type="float">
            <text:p>21.006</text:p>
          </table:table-cell>
          <table:table-cell office:value-type="float" office:value="285.28" calcext:value-type="float">
            <text:p>285.28</text:p>
          </table:table-cell>
          <table:table-cell office:value-type="float" office:value="96.225" calcext:value-type="float">
            <text:p>96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1:15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8.516" calcext:value-type="float">
            <text:p>38.516</text:p>
          </table:table-cell>
          <table:table-cell office:value-type="float" office:value="20.404" calcext:value-type="float">
            <text:p>20.404</text:p>
          </table:table-cell>
          <table:table-cell office:value-type="float" office:value="282.08" calcext:value-type="float">
            <text:p>282.08</text:p>
          </table:table-cell>
          <table:table-cell office:value-type="float" office:value="96.22359375" calcext:value-type="float">
            <text:p>96.2235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54.24" calcext:value-type="float">
            <text:p>5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1:22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8.539" calcext:value-type="float">
            <text:p>38.539</text:p>
          </table:table-cell>
          <table:table-cell office:value-type="float" office:value="20.567" calcext:value-type="float">
            <text:p>20.567</text:p>
          </table:table-cell>
          <table:table-cell office:value-type="float" office:value="280.32" calcext:value-type="float">
            <text:p>280.32</text:p>
          </table:table-cell>
          <table:table-cell office:value-type="float" office:value="96.225878906" calcext:value-type="float">
            <text:p>96.22587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53.78" calcext:value-type="float">
            <text:p>5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1:29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8.657" calcext:value-type="float">
            <text:p>38.657</text:p>
          </table:table-cell>
          <table:table-cell office:value-type="float" office:value="19.552" calcext:value-type="float">
            <text:p>19.552</text:p>
          </table:table-cell>
          <table:table-cell office:value-type="float" office:value="277.12" calcext:value-type="float">
            <text:p>277.12</text:p>
          </table:table-cell>
          <table:table-cell office:value-type="float" office:value="96.22375" calcext:value-type="float">
            <text:p>96.22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50.52" calcext:value-type="float">
            <text:p>5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1:36 2020</text:p>
          </table:table-cell>
          <table:table-cell office:value-type="float" office:value="6.232" calcext:value-type="float">
            <text:p>6.232</text:p>
          </table:table-cell>
          <table:table-cell office:value-type="float" office:value="38.64" calcext:value-type="float">
            <text:p>38.64</text:p>
          </table:table-cell>
          <table:table-cell office:value-type="float" office:value="20.204" calcext:value-type="float">
            <text:p>20.204</text:p>
          </table:table-cell>
          <table:table-cell office:value-type="float" office:value="273.92" calcext:value-type="float">
            <text:p>273.92</text:p>
          </table:table-cell>
          <table:table-cell office:value-type="float" office:value="96.224253906" calcext:value-type="float">
            <text:p>96.22425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53.66" calcext:value-type="float">
            <text:p>5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1:43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8.718" calcext:value-type="float">
            <text:p>38.718</text:p>
          </table:table-cell>
          <table:table-cell office:value-type="float" office:value="19.772" calcext:value-type="float">
            <text:p>19.772</text:p>
          </table:table-cell>
          <table:table-cell office:value-type="float" office:value="271.04" calcext:value-type="float">
            <text:p>271.04</text:p>
          </table:table-cell>
          <table:table-cell office:value-type="float" office:value="96.223988281" calcext:value-type="float">
            <text:p>96.22398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52.63" calcext:value-type="float">
            <text:p>5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1:50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8.781" calcext:value-type="float">
            <text:p>38.781</text:p>
          </table:table-cell>
          <table:table-cell office:value-type="float" office:value="19.853" calcext:value-type="float">
            <text:p>19.853</text:p>
          </table:table-cell>
          <table:table-cell office:value-type="float" office:value="268.32" calcext:value-type="float">
            <text:p>268.32</text:p>
          </table:table-cell>
          <table:table-cell office:value-type="float" office:value="96.226039062" calcext:value-type="float">
            <text:p>96.22603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49.66" calcext:value-type="float">
            <text:p>4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1:57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8.778" calcext:value-type="float">
            <text:p>38.778</text:p>
          </table:table-cell>
          <table:table-cell office:value-type="float" office:value="20.144" calcext:value-type="float">
            <text:p>20.144</text:p>
          </table:table-cell>
          <table:table-cell office:value-type="float" office:value="265.44" calcext:value-type="float">
            <text:p>265.44</text:p>
          </table:table-cell>
          <table:table-cell office:value-type="float" office:value="96.224898437" calcext:value-type="float">
            <text:p>96.2248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53.28" calcext:value-type="float">
            <text:p>5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2:0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8.801" calcext:value-type="float">
            <text:p>38.801</text:p>
          </table:table-cell>
          <table:table-cell office:value-type="float" office:value="19.657" calcext:value-type="float">
            <text:p>19.657</text:p>
          </table:table-cell>
          <table:table-cell office:value-type="float" office:value="262.72" calcext:value-type="float">
            <text:p>262.72</text:p>
          </table:table-cell>
          <table:table-cell office:value-type="float" office:value="96.227402343" calcext:value-type="float">
            <text:p>96.22740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52.81" calcext:value-type="float">
            <text:p>5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2:11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8.854" calcext:value-type="float">
            <text:p>38.854</text:p>
          </table:table-cell>
          <table:table-cell office:value-type="float" office:value="19.848" calcext:value-type="float">
            <text:p>19.848</text:p>
          </table:table-cell>
          <table:table-cell office:value-type="float" office:value="259.84" calcext:value-type="float">
            <text:p>259.84</text:p>
          </table:table-cell>
          <table:table-cell office:value-type="float" office:value="96.226851562" calcext:value-type="float">
            <text:p>96.22685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53.49" calcext:value-type="float">
            <text:p>5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2:18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8.907" calcext:value-type="float">
            <text:p>38.907</text:p>
          </table:table-cell>
          <table:table-cell office:value-type="float" office:value="20.411" calcext:value-type="float">
            <text:p>20.411</text:p>
          </table:table-cell>
          <table:table-cell office:value-type="float" office:value="257.28" calcext:value-type="float">
            <text:p>257.28</text:p>
          </table:table-cell>
          <table:table-cell office:value-type="float" office:value="96.223839843" calcext:value-type="float">
            <text:p>96.22383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53.79" calcext:value-type="float">
            <text:p>5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2:25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8.98" calcext:value-type="float">
            <text:p>38.98</text:p>
          </table:table-cell>
          <table:table-cell office:value-type="float" office:value="19.406" calcext:value-type="float">
            <text:p>19.406</text:p>
          </table:table-cell>
          <table:table-cell office:value-type="float" office:value="254.4" calcext:value-type="float">
            <text:p>254.4</text:p>
          </table:table-cell>
          <table:table-cell office:value-type="float" office:value="96.224847656" calcext:value-type="float">
            <text:p>96.22484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3.72" calcext:value-type="float">
            <text:p>5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2:33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9.002" calcext:value-type="float">
            <text:p>39.002</text:p>
          </table:table-cell>
          <table:table-cell office:value-type="float" office:value="20.045" calcext:value-type="float">
            <text:p>20.045</text:p>
          </table:table-cell>
          <table:table-cell office:value-type="float" office:value="251.68" calcext:value-type="float">
            <text:p>251.68</text:p>
          </table:table-cell>
          <table:table-cell office:value-type="float" office:value="96.221808593" calcext:value-type="float">
            <text:p>96.22180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53.72" calcext:value-type="float">
            <text:p>5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2:40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9.015" calcext:value-type="float">
            <text:p>39.015</text:p>
          </table:table-cell>
          <table:table-cell office:value-type="float" office:value="20.147" calcext:value-type="float">
            <text:p>20.147</text:p>
          </table:table-cell>
          <table:table-cell office:value-type="float" office:value="249.12" calcext:value-type="float">
            <text:p>249.12</text:p>
          </table:table-cell>
          <table:table-cell office:value-type="float" office:value="96.225007812" calcext:value-type="float">
            <text:p>96.22500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54.05" calcext:value-type="float">
            <text:p>5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2:47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9.088" calcext:value-type="float">
            <text:p>39.088</text:p>
          </table:table-cell>
          <table:table-cell office:value-type="float" office:value="20.283" calcext:value-type="float">
            <text:p>20.283</text:p>
          </table:table-cell>
          <table:table-cell office:value-type="float" office:value="246.56" calcext:value-type="float">
            <text:p>246.56</text:p>
          </table:table-cell>
          <table:table-cell office:value-type="float" office:value="96.226695312" calcext:value-type="float">
            <text:p>96.2266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54.02" calcext:value-type="float">
            <text:p>5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2:5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9.156" calcext:value-type="float">
            <text:p>39.156</text:p>
          </table:table-cell>
          <table:table-cell office:value-type="float" office:value="20.425" calcext:value-type="float">
            <text:p>20.425</text:p>
          </table:table-cell>
          <table:table-cell office:value-type="float" office:value="243.84" calcext:value-type="float">
            <text:p>243.84</text:p>
          </table:table-cell>
          <table:table-cell office:value-type="float" office:value="96.222019531" calcext:value-type="float">
            <text:p>96.22201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53.87" calcext:value-type="float">
            <text:p>5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3:0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9.179" calcext:value-type="float">
            <text:p>39.179</text:p>
          </table:table-cell>
          <table:table-cell office:value-type="float" office:value="20.042" calcext:value-type="float">
            <text:p>20.042</text:p>
          </table:table-cell>
          <table:table-cell office:value-type="float" office:value="241.28" calcext:value-type="float">
            <text:p>241.28</text:p>
          </table:table-cell>
          <table:table-cell office:value-type="float" office:value="96.224492187" calcext:value-type="float">
            <text:p>96.2244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50.79" calcext:value-type="float">
            <text:p>5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3:08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9.161" calcext:value-type="float">
            <text:p>39.161</text:p>
          </table:table-cell>
          <table:table-cell office:value-type="float" office:value="20.046" calcext:value-type="float">
            <text:p>20.046</text:p>
          </table:table-cell>
          <table:table-cell office:value-type="float" office:value="238.56" calcext:value-type="float">
            <text:p>238.56</text:p>
          </table:table-cell>
          <table:table-cell office:value-type="float" office:value="96.225390625" calcext:value-type="float">
            <text:p>96.2253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office:value-type="float" office:value="51.49" calcext:value-type="float">
            <text:p>5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3:15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9.214" calcext:value-type="float">
            <text:p>39.214</text:p>
          </table:table-cell>
          <table:table-cell office:value-type="float" office:value="19.773" calcext:value-type="float">
            <text:p>19.773</text:p>
          </table:table-cell>
          <table:table-cell office:value-type="float" office:value="235.84" calcext:value-type="float">
            <text:p>235.84</text:p>
          </table:table-cell>
          <table:table-cell office:value-type="float" office:value="96.225441406" calcext:value-type="float">
            <text:p>96.22544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52.8" calcext:value-type="float">
            <text:p>5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3:22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9.247" calcext:value-type="float">
            <text:p>39.247</text:p>
          </table:table-cell>
          <table:table-cell office:value-type="float" office:value="18.066" calcext:value-type="float">
            <text:p>18.066</text:p>
          </table:table-cell>
          <table:table-cell office:value-type="float" office:value="233.44" calcext:value-type="float">
            <text:p>233.44</text:p>
          </table:table-cell>
          <table:table-cell office:value-type="float" office:value="96.226328125" calcext:value-type="float">
            <text:p>96.22632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52.93" calcext:value-type="float">
            <text:p>5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3:29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9.269" calcext:value-type="float">
            <text:p>39.269</text:p>
          </table:table-cell>
          <table:table-cell office:value-type="float" office:value="19.032" calcext:value-type="float">
            <text:p>19.032</text:p>
          </table:table-cell>
          <table:table-cell office:value-type="float" office:value="231.36" calcext:value-type="float">
            <text:p>231.36</text:p>
          </table:table-cell>
          <table:table-cell office:value-type="float" office:value="96.22665625" calcext:value-type="float">
            <text:p>96.2266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53.77" calcext:value-type="float">
            <text:p>5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3:36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9.342" calcext:value-type="float">
            <text:p>39.342</text:p>
          </table:table-cell>
          <table:table-cell office:value-type="float" office:value="20.248" calcext:value-type="float">
            <text:p>20.248</text:p>
          </table:table-cell>
          <table:table-cell office:value-type="float" office:value="228.8" calcext:value-type="float">
            <text:p>228.8</text:p>
          </table:table-cell>
          <table:table-cell office:value-type="float" office:value="96.225691406" calcext:value-type="float">
            <text:p>96.22569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3.79" calcext:value-type="float">
            <text:p>5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3:43 2020</text:p>
          </table:table-cell>
          <table:table-cell office:value-type="float" office:value="6.234" calcext:value-type="float">
            <text:p>6.234</text:p>
          </table:table-cell>
          <table:table-cell office:value-type="float" office:value="39.44" calcext:value-type="float">
            <text:p>39.44</text:p>
          </table:table-cell>
          <table:table-cell office:value-type="float" office:value="18.128" calcext:value-type="float">
            <text:p>18.128</text:p>
          </table:table-cell>
          <table:table-cell office:value-type="float" office:value="226.4" calcext:value-type="float">
            <text:p>226.4</text:p>
          </table:table-cell>
          <table:table-cell office:value-type="float" office:value="96.229121093" calcext:value-type="float">
            <text:p>96.22912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54.04" calcext:value-type="float">
            <text:p>5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3:50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9.483" calcext:value-type="float">
            <text:p>39.483</text:p>
          </table:table-cell>
          <table:table-cell office:value-type="float" office:value="18.621" calcext:value-type="float">
            <text:p>18.621</text:p>
          </table:table-cell>
          <table:table-cell office:value-type="float" office:value="223.68" calcext:value-type="float">
            <text:p>223.68</text:p>
          </table:table-cell>
          <table:table-cell office:value-type="float" office:value="96.226773437" calcext:value-type="float">
            <text:p>96.22677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54.16" calcext:value-type="float">
            <text:p>5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3:57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9.471" calcext:value-type="float">
            <text:p>39.471</text:p>
          </table:table-cell>
          <table:table-cell office:value-type="float" office:value="18.663" calcext:value-type="float">
            <text:p>18.663</text:p>
          </table:table-cell>
          <table:table-cell office:value-type="float" office:value="221.6" calcext:value-type="float">
            <text:p>221.6</text:p>
          </table:table-cell>
          <table:table-cell office:value-type="float" office:value="96.227125" calcext:value-type="float">
            <text:p>96.227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52.17" calcext:value-type="float">
            <text:p>5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4:04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9.524" calcext:value-type="float">
            <text:p>39.524</text:p>
          </table:table-cell>
          <table:table-cell office:value-type="float" office:value="19.915" calcext:value-type="float">
            <text:p>19.915</text:p>
          </table:table-cell>
          <table:table-cell office:value-type="float" office:value="219.36" calcext:value-type="float">
            <text:p>219.36</text:p>
          </table:table-cell>
          <table:table-cell office:value-type="float" office:value="96.225667968" calcext:value-type="float">
            <text:p>96.22566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54.13" calcext:value-type="float">
            <text:p>5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4:11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9.546" calcext:value-type="float">
            <text:p>39.546</text:p>
          </table:table-cell>
          <table:table-cell office:value-type="float" office:value="17.787" calcext:value-type="float">
            <text:p>17.787</text:p>
          </table:table-cell>
          <table:table-cell office:value-type="float" office:value="216.8" calcext:value-type="float">
            <text:p>216.8</text:p>
          </table:table-cell>
          <table:table-cell office:value-type="float" office:value="96.228398437" calcext:value-type="float">
            <text:p>96.228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office:value-type="float" office:value="51.41" calcext:value-type="float">
            <text:p>5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4:18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9.488" calcext:value-type="float">
            <text:p>39.488</text:p>
          </table:table-cell>
          <table:table-cell office:value-type="float" office:value="19.375" calcext:value-type="float">
            <text:p>19.375</text:p>
          </table:table-cell>
          <table:table-cell office:value-type="float" office:value="214.4" calcext:value-type="float">
            <text:p>214.4</text:p>
          </table:table-cell>
          <table:table-cell office:value-type="float" office:value="96.226710937" calcext:value-type="float">
            <text:p>96.22671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float" office:value="46.9" calcext:value-type="float">
            <text:p>4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4:25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9.531" calcext:value-type="float">
            <text:p>39.531</text:p>
          </table:table-cell>
          <table:table-cell office:value-type="float" office:value="19.59" calcext:value-type="float">
            <text:p>19.59</text:p>
          </table:table-cell>
          <table:table-cell office:value-type="float" office:value="212" calcext:value-type="float">
            <text:p>212</text:p>
          </table:table-cell>
          <table:table-cell office:value-type="float" office:value="96.225789062" calcext:value-type="float">
            <text:p>96.2257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" calcext:value-type="float">
            <text:p>0.346</text:p>
          </table:table-cell>
          <table:table-cell office:value-type="float" office:value="45.63" calcext:value-type="float">
            <text:p>4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4:3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9.539" calcext:value-type="float">
            <text:p>39.539</text:p>
          </table:table-cell>
          <table:table-cell office:value-type="float" office:value="18.429" calcext:value-type="float">
            <text:p>18.429</text:p>
          </table:table-cell>
          <table:table-cell office:value-type="float" office:value="209.76" calcext:value-type="float">
            <text:p>209.76</text:p>
          </table:table-cell>
          <table:table-cell office:value-type="float" office:value="96.227152343" calcext:value-type="float">
            <text:p>96.22715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51.1" calcext:value-type="float">
            <text:p>5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4:39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9.571" calcext:value-type="float">
            <text:p>39.571</text:p>
          </table:table-cell>
          <table:table-cell office:value-type="float" office:value="18.836" calcext:value-type="float">
            <text:p>18.836</text:p>
          </table:table-cell>
          <table:table-cell office:value-type="float" office:value="207.36" calcext:value-type="float">
            <text:p>207.36</text:p>
          </table:table-cell>
          <table:table-cell office:value-type="float" office:value="96.226132812" calcext:value-type="float">
            <text:p>96.226132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52.45" calcext:value-type="float">
            <text:p>5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4:47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9.584" calcext:value-type="float">
            <text:p>39.584</text:p>
          </table:table-cell>
          <table:table-cell office:value-type="float" office:value="19.177" calcext:value-type="float">
            <text:p>19.177</text:p>
          </table:table-cell>
          <table:table-cell office:value-type="float" office:value="205.28" calcext:value-type="float">
            <text:p>205.28</text:p>
          </table:table-cell>
          <table:table-cell office:value-type="float" office:value="96.228390625" calcext:value-type="float">
            <text:p>96.2283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52.32" calcext:value-type="float">
            <text:p>5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4:54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9.662" calcext:value-type="float">
            <text:p>39.662</text:p>
          </table:table-cell>
          <table:table-cell office:value-type="float" office:value="19.346" calcext:value-type="float">
            <text:p>19.346</text:p>
          </table:table-cell>
          <table:table-cell office:value-type="float" office:value="203.04" calcext:value-type="float">
            <text:p>203.04</text:p>
          </table:table-cell>
          <table:table-cell office:value-type="float" office:value="96.227917968" calcext:value-type="float">
            <text:p>96.22791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53.54" calcext:value-type="float">
            <text:p>53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5:01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9.695" calcext:value-type="float">
            <text:p>39.695</text:p>
          </table:table-cell>
          <table:table-cell office:value-type="float" office:value="18.893" calcext:value-type="float">
            <text:p>18.893</text:p>
          </table:table-cell>
          <table:table-cell office:value-type="float" office:value="200.96" calcext:value-type="float">
            <text:p>200.96</text:p>
          </table:table-cell>
          <table:table-cell office:value-type="float" office:value="96.228085937" calcext:value-type="float">
            <text:p>96.228085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3.69" calcext:value-type="float">
            <text:p>5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5:08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9.783" calcext:value-type="float">
            <text:p>39.783</text:p>
          </table:table-cell>
          <table:table-cell office:value-type="float" office:value="19.963" calcext:value-type="float">
            <text:p>19.963</text:p>
          </table:table-cell>
          <table:table-cell office:value-type="float" office:value="198.72" calcext:value-type="float">
            <text:p>198.72</text:p>
          </table:table-cell>
          <table:table-cell office:value-type="float" office:value="96.228679687" calcext:value-type="float">
            <text:p>96.22867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53.97" calcext:value-type="float">
            <text:p>53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5:1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9.826" calcext:value-type="float">
            <text:p>39.826</text:p>
          </table:table-cell>
          <table:table-cell office:value-type="float" office:value="19.995" calcext:value-type="float">
            <text:p>19.995</text:p>
          </table:table-cell>
          <table:table-cell office:value-type="float" office:value="196.32" calcext:value-type="float">
            <text:p>196.32</text:p>
          </table:table-cell>
          <table:table-cell office:value-type="float" office:value="96.22790625" calcext:value-type="float">
            <text:p>96.227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54.04" calcext:value-type="float">
            <text:p>5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5:2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9.823" calcext:value-type="float">
            <text:p>39.823</text:p>
          </table:table-cell>
          <table:table-cell office:value-type="float" office:value="18.586" calcext:value-type="float">
            <text:p>18.586</text:p>
          </table:table-cell>
          <table:table-cell office:value-type="float" office:value="194.4" calcext:value-type="float">
            <text:p>194.4</text:p>
          </table:table-cell>
          <table:table-cell office:value-type="float" office:value="96.230703125" calcext:value-type="float">
            <text:p>96.23070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53.82" calcext:value-type="float">
            <text:p>5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5:29 2020</text:p>
          </table:table-cell>
          <table:table-cell office:value-type="float" office:value="6.233" calcext:value-type="float">
            <text:p>6.233</text:p>
          </table:table-cell>
          <table:table-cell office:value-type="float" office:value="39.821" calcext:value-type="float">
            <text:p>39.821</text:p>
          </table:table-cell>
          <table:table-cell office:value-type="float" office:value="19.372" calcext:value-type="float">
            <text:p>19.372</text:p>
          </table:table-cell>
          <table:table-cell office:value-type="float" office:value="192.32" calcext:value-type="float">
            <text:p>192.32</text:p>
          </table:table-cell>
          <table:table-cell office:value-type="float" office:value="96.229742187" calcext:value-type="float">
            <text:p>96.22974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53.82" calcext:value-type="float">
            <text:p>5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5:3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9.818" calcext:value-type="float">
            <text:p>39.818</text:p>
          </table:table-cell>
          <table:table-cell office:value-type="float" office:value="18.693" calcext:value-type="float">
            <text:p>18.693</text:p>
          </table:table-cell>
          <table:table-cell office:value-type="float" office:value="190.24" calcext:value-type="float">
            <text:p>190.24</text:p>
          </table:table-cell>
          <table:table-cell office:value-type="float" office:value="96.228394531" calcext:value-type="float">
            <text:p>96.22839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53.44" calcext:value-type="float">
            <text:p>5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5:43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9.841" calcext:value-type="float">
            <text:p>39.841</text:p>
          </table:table-cell>
          <table:table-cell office:value-type="float" office:value="19.024" calcext:value-type="float">
            <text:p>19.024</text:p>
          </table:table-cell>
          <table:table-cell office:value-type="float" office:value="188.16" calcext:value-type="float">
            <text:p>188.16</text:p>
          </table:table-cell>
          <table:table-cell office:value-type="float" office:value="96.229398437" calcext:value-type="float">
            <text:p>96.229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49.03" calcext:value-type="float">
            <text:p>4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5:5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9.798" calcext:value-type="float">
            <text:p>39.798</text:p>
          </table:table-cell>
          <table:table-cell office:value-type="float" office:value="20.549" calcext:value-type="float">
            <text:p>20.549</text:p>
          </table:table-cell>
          <table:table-cell office:value-type="float" office:value="186.08" calcext:value-type="float">
            <text:p>186.08</text:p>
          </table:table-cell>
          <table:table-cell office:value-type="float" office:value="96.229136718" calcext:value-type="float">
            <text:p>96.22913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3.09" calcext:value-type="float">
            <text:p>5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5:57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39.831" calcext:value-type="float">
            <text:p>39.831</text:p>
          </table:table-cell>
          <table:table-cell office:value-type="float" office:value="20.721" calcext:value-type="float">
            <text:p>20.721</text:p>
          </table:table-cell>
          <table:table-cell office:value-type="float" office:value="184.16" calcext:value-type="float">
            <text:p>184.16</text:p>
          </table:table-cell>
          <table:table-cell office:value-type="float" office:value="96.229523437" calcext:value-type="float">
            <text:p>96.22952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53.17" calcext:value-type="float">
            <text:p>5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6:04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39.838" calcext:value-type="float">
            <text:p>39.838</text:p>
          </table:table-cell>
          <table:table-cell office:value-type="float" office:value="18.824" calcext:value-type="float">
            <text:p>18.824</text:p>
          </table:table-cell>
          <table:table-cell office:value-type="float" office:value="181.92" calcext:value-type="float">
            <text:p>181.92</text:p>
          </table:table-cell>
          <table:table-cell office:value-type="float" office:value="96.229148437" calcext:value-type="float">
            <text:p>96.22914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53.23" calcext:value-type="float">
            <text:p>5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6:11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39.906" calcext:value-type="float">
            <text:p>39.906</text:p>
          </table:table-cell>
          <table:table-cell office:value-type="float" office:value="18.893" calcext:value-type="float">
            <text:p>18.893</text:p>
          </table:table-cell>
          <table:table-cell office:value-type="float" office:value="180" calcext:value-type="float">
            <text:p>180</text:p>
          </table:table-cell>
          <table:table-cell office:value-type="float" office:value="96.230984375" calcext:value-type="float">
            <text:p>96.23098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50.86" calcext:value-type="float">
            <text:p>5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6:18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9.869" calcext:value-type="float">
            <text:p>39.869</text:p>
          </table:table-cell>
          <table:table-cell office:value-type="float" office:value="19.541" calcext:value-type="float">
            <text:p>19.541</text:p>
          </table:table-cell>
          <table:table-cell office:value-type="float" office:value="178.24" calcext:value-type="float">
            <text:p>178.24</text:p>
          </table:table-cell>
          <table:table-cell office:value-type="float" office:value="96.229707031" calcext:value-type="float">
            <text:p>96.22970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53.27" calcext:value-type="float">
            <text:p>5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6:25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9.866" calcext:value-type="float">
            <text:p>39.866</text:p>
          </table:table-cell>
          <table:table-cell office:value-type="float" office:value="19.113" calcext:value-type="float">
            <text:p>19.113</text:p>
          </table:table-cell>
          <table:table-cell office:value-type="float" office:value="176.16" calcext:value-type="float">
            <text:p>176.16</text:p>
          </table:table-cell>
          <table:table-cell office:value-type="float" office:value="96.231941406" calcext:value-type="float">
            <text:p>96.23194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3.21" calcext:value-type="float">
            <text:p>5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6:32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9.939" calcext:value-type="float">
            <text:p>39.939</text:p>
          </table:table-cell>
          <table:table-cell office:value-type="float" office:value="19.459" calcext:value-type="float">
            <text:p>19.459</text:p>
          </table:table-cell>
          <table:table-cell office:value-type="float" office:value="174.24" calcext:value-type="float">
            <text:p>174.24</text:p>
          </table:table-cell>
          <table:table-cell office:value-type="float" office:value="96.234207031" calcext:value-type="float">
            <text:p>96.23420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3.69" calcext:value-type="float">
            <text:p>5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6:39 2020</text:p>
          </table:table-cell>
          <table:table-cell office:value-type="float" office:value="6.23" calcext:value-type="float">
            <text:p>6.23</text:p>
          </table:table-cell>
          <table:table-cell office:value-type="float" office:value="40.002" calcext:value-type="float">
            <text:p>40.002</text:p>
          </table:table-cell>
          <table:table-cell office:value-type="float" office:value="19.284" calcext:value-type="float">
            <text:p>19.284</text:p>
          </table:table-cell>
          <table:table-cell office:value-type="float" office:value="122.32" calcext:value-type="float">
            <text:p>122.32</text:p>
          </table:table-cell>
          <table:table-cell office:value-type="float" office:value="96.233546875" calcext:value-type="float">
            <text:p>96.23354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53.89" calcext:value-type="float">
            <text:p>5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6:46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40.04" calcext:value-type="float">
            <text:p>40.04</text:p>
          </table:table-cell>
          <table:table-cell office:value-type="float" office:value="17.835" calcext:value-type="float">
            <text:p>17.835</text:p>
          </table:table-cell>
          <table:table-cell office:value-type="float" office:value="114.08" calcext:value-type="float">
            <text:p>114.08</text:p>
          </table:table-cell>
          <table:table-cell office:value-type="float" office:value="96.233445312" calcext:value-type="float">
            <text:p>96.23344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53.97" calcext:value-type="float">
            <text:p>53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6:53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40.098" calcext:value-type="float">
            <text:p>40.098</text:p>
          </table:table-cell>
          <table:table-cell office:value-type="float" office:value="20.086" calcext:value-type="float">
            <text:p>20.086</text:p>
          </table:table-cell>
          <table:table-cell office:value-type="float" office:value="112" calcext:value-type="float">
            <text:p>112</text:p>
          </table:table-cell>
          <table:table-cell office:value-type="float" office:value="96.232507812" calcext:value-type="float">
            <text:p>96.23250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54.12" calcext:value-type="float">
            <text:p>5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7:01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40.181" calcext:value-type="float">
            <text:p>40.181</text:p>
          </table:table-cell>
          <table:table-cell office:value-type="float" office:value="18.989" calcext:value-type="float">
            <text:p>18.989</text:p>
          </table:table-cell>
          <table:table-cell office:value-type="float" office:value="142.56" calcext:value-type="float">
            <text:p>142.56</text:p>
          </table:table-cell>
          <table:table-cell office:value-type="float" office:value="96.232050781" calcext:value-type="float">
            <text:p>96.23205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7:08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40.188" calcext:value-type="float">
            <text:p>40.188</text:p>
          </table:table-cell>
          <table:table-cell office:value-type="float" office:value="18.969" calcext:value-type="float">
            <text:p>18.969</text:p>
          </table:table-cell>
          <table:table-cell office:value-type="float" office:value="125.6" calcext:value-type="float">
            <text:p>125.6</text:p>
          </table:table-cell>
          <table:table-cell office:value-type="float" office:value="96.230269531" calcext:value-type="float">
            <text:p>96.23026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54.02" calcext:value-type="float">
            <text:p>5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7:15 2020</text:p>
          </table:table-cell>
          <table:table-cell office:value-type="float" office:value="6.23" calcext:value-type="float">
            <text:p>6.23</text:p>
          </table:table-cell>
          <table:table-cell office:value-type="float" office:value="40.231" calcext:value-type="float">
            <text:p>40.231</text:p>
          </table:table-cell>
          <table:table-cell office:value-type="float" office:value="17.695" calcext:value-type="float">
            <text:p>17.695</text:p>
          </table:table-cell>
          <table:table-cell office:value-type="float" office:value="152.64" calcext:value-type="float">
            <text:p>152.64</text:p>
          </table:table-cell>
          <table:table-cell office:value-type="float" office:value="96.230597656" calcext:value-type="float">
            <text:p>96.23059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7:22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40.274" calcext:value-type="float">
            <text:p>40.274</text:p>
          </table:table-cell>
          <table:table-cell office:value-type="float" office:value="18.438" calcext:value-type="float">
            <text:p>18.438</text:p>
          </table:table-cell>
          <table:table-cell office:value-type="float" office:value="160.8" calcext:value-type="float">
            <text:p>160.8</text:p>
          </table:table-cell>
          <table:table-cell office:value-type="float" office:value="96.22828125" calcext:value-type="float">
            <text:p>96.2282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54.11" calcext:value-type="float">
            <text:p>5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7:29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40.291" calcext:value-type="float">
            <text:p>40.291</text:p>
          </table:table-cell>
          <table:table-cell office:value-type="float" office:value="19.743" calcext:value-type="float">
            <text:p>19.743</text:p>
          </table:table-cell>
          <table:table-cell office:value-type="float" office:value="159.84" calcext:value-type="float">
            <text:p>159.84</text:p>
          </table:table-cell>
          <table:table-cell office:value-type="float" office:value="96.227367187" calcext:value-type="float">
            <text:p>96.227367187</text:p>
          </table:table-cell>
          <table:table-cell office:value-type="float" office:value="1" calcext:value-type="float">
            <text:p>1</text:p>
          </table:table-cell>
          <table:table-cell office:value-type="float" office:value="0.0085140562248996" calcext:value-type="float">
            <text:p>0.0085140562249</text:p>
          </table:table-cell>
          <table:table-cell office:value-type="float" office:value="0.127" calcext:value-type="float">
            <text:p>0.127</text:p>
          </table:table-cell>
          <table:table-cell office:value-type="float" office:value="53.95" calcext:value-type="float">
            <text:p>5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7:36 2020</text:p>
          </table:table-cell>
          <table:table-cell office:value-type="float" office:value="6.229" calcext:value-type="float">
            <text:p>6.229</text:p>
          </table:table-cell>
          <table:table-cell office:value-type="float" office:value="40.38" calcext:value-type="float">
            <text:p>40.38</text:p>
          </table:table-cell>
          <table:table-cell office:value-type="float" office:value="18.493" calcext:value-type="float">
            <text:p>18.493</text:p>
          </table:table-cell>
          <table:table-cell office:value-type="float" office:value="157.92" calcext:value-type="float">
            <text:p>157.92</text:p>
          </table:table-cell>
          <table:table-cell office:value-type="float" office:value="96.227035156" calcext:value-type="float">
            <text:p>96.22703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52.81" calcext:value-type="float">
            <text:p>5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7:43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40.422" calcext:value-type="float">
            <text:p>40.422</text:p>
          </table:table-cell>
          <table:table-cell office:value-type="float" office:value="19.035" calcext:value-type="float">
            <text:p>19.035</text:p>
          </table:table-cell>
          <table:table-cell office:value-type="float" office:value="156.32" calcext:value-type="float">
            <text:p>156.32</text:p>
          </table:table-cell>
          <table:table-cell office:value-type="float" office:value="96.228425781" calcext:value-type="float">
            <text:p>96.22842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52.97" calcext:value-type="float">
            <text:p>5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7:50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40.349" calcext:value-type="float">
            <text:p>40.349</text:p>
          </table:table-cell>
          <table:table-cell office:value-type="float" office:value="19.039" calcext:value-type="float">
            <text:p>19.039</text:p>
          </table:table-cell>
          <table:table-cell office:value-type="float" office:value="154.56" calcext:value-type="float">
            <text:p>154.56</text:p>
          </table:table-cell>
          <table:table-cell office:value-type="float" office:value="96.228640625" calcext:value-type="float">
            <text:p>96.22864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54.08" calcext:value-type="float">
            <text:p>5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7:57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40.443" calcext:value-type="float">
            <text:p>40.443</text:p>
          </table:table-cell>
          <table:table-cell office:value-type="float" office:value="18.333" calcext:value-type="float">
            <text:p>18.333</text:p>
          </table:table-cell>
          <table:table-cell office:value-type="float" office:value="153.04" calcext:value-type="float">
            <text:p>153.04</text:p>
          </table:table-cell>
          <table:table-cell office:value-type="float" office:value="96.227511718" calcext:value-type="float">
            <text:p>96.22751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54.05" calcext:value-type="float">
            <text:p>5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8:04 2020</text:p>
          </table:table-cell>
          <table:table-cell office:value-type="float" office:value="6.225" calcext:value-type="float">
            <text:p>6.225</text:p>
          </table:table-cell>
          <table:table-cell office:value-type="float" office:value="40.39" calcext:value-type="float">
            <text:p>40.39</text:p>
          </table:table-cell>
          <table:table-cell office:value-type="float" office:value="18.704" calcext:value-type="float">
            <text:p>18.704</text:p>
          </table:table-cell>
          <table:table-cell office:value-type="float" office:value="151.2" calcext:value-type="float">
            <text:p>151.2</text:p>
          </table:table-cell>
          <table:table-cell office:value-type="float" office:value="96.233125" calcext:value-type="float">
            <text:p>96.23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8:11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40.438" calcext:value-type="float">
            <text:p>40.438</text:p>
          </table:table-cell>
          <table:table-cell office:value-type="float" office:value="18.992" calcext:value-type="float">
            <text:p>18.992</text:p>
          </table:table-cell>
          <table:table-cell office:value-type="float" office:value="149.44" calcext:value-type="float">
            <text:p>149.44</text:p>
          </table:table-cell>
          <table:table-cell office:value-type="float" office:value="96.229855468" calcext:value-type="float">
            <text:p>96.229855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54.34" calcext:value-type="float">
            <text:p>54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8:18 2020</text:p>
          </table:table-cell>
          <table:table-cell office:value-type="float" office:value="6.234" calcext:value-type="float">
            <text:p>6.234</text:p>
          </table:table-cell>
          <table:table-cell office:value-type="float" office:value="40.44" calcext:value-type="float">
            <text:p>40.44</text:p>
          </table:table-cell>
          <table:table-cell office:value-type="float" office:value="18.53" calcext:value-type="float">
            <text:p>18.53</text:p>
          </table:table-cell>
          <table:table-cell office:value-type="float" office:value="147.6" calcext:value-type="float">
            <text:p>147.6</text:p>
          </table:table-cell>
          <table:table-cell office:value-type="float" office:value="96.228691406" calcext:value-type="float">
            <text:p>96.22869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54.62" calcext:value-type="float">
            <text:p>5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8:25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40.523" calcext:value-type="float">
            <text:p>40.523</text:p>
          </table:table-cell>
          <table:table-cell office:value-type="float" office:value="18.656" calcext:value-type="float">
            <text:p>18.656</text:p>
          </table:table-cell>
          <table:table-cell office:value-type="float" office:value="146.24" calcext:value-type="float">
            <text:p>146.24</text:p>
          </table:table-cell>
          <table:table-cell office:value-type="float" office:value="96.228910156" calcext:value-type="float">
            <text:p>96.22891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54.58" calcext:value-type="float">
            <text:p>5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8:32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40.526" calcext:value-type="float">
            <text:p>40.526</text:p>
          </table:table-cell>
          <table:table-cell office:value-type="float" office:value="19.427" calcext:value-type="float">
            <text:p>19.427</text:p>
          </table:table-cell>
          <table:table-cell office:value-type="float" office:value="144.24" calcext:value-type="float">
            <text:p>144.24</text:p>
          </table:table-cell>
          <table:table-cell office:value-type="float" office:value="96.230941406" calcext:value-type="float">
            <text:p>96.23094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54.63" calcext:value-type="float">
            <text:p>5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8:39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40.599" calcext:value-type="float">
            <text:p>40.599</text:p>
          </table:table-cell>
          <table:table-cell office:value-type="float" office:value="21.876" calcext:value-type="float">
            <text:p>21.876</text:p>
          </table:table-cell>
          <table:table-cell office:value-type="float" office:value="34.72" calcext:value-type="float">
            <text:p>34.72</text:p>
          </table:table-cell>
          <table:table-cell office:value-type="float" office:value="96.231078125" calcext:value-type="float">
            <text:p>96.231078125</text:p>
          </table:table-cell>
          <table:table-cell office:value-type="float" office:value="4" calcext:value-type="float">
            <text:p>4</text:p>
          </table:table-cell>
          <table:table-cell office:value-type="float" office:value="0.0340234312309421" calcext:value-type="float">
            <text:p>0.034023431230942</text:p>
          </table:table-cell>
          <table:table-cell office:value-type="float" office:value="0.439" calcext:value-type="float">
            <text:p>0.439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8:4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40.5" calcext:value-type="float">
            <text:p>40.5</text:p>
          </table:table-cell>
          <table:table-cell office:value-type="float" office:value="25.448" calcext:value-type="float">
            <text:p>25.448</text:p>
          </table:table-cell>
          <table:table-cell office:value-type="float" office:value="55.12" calcext:value-type="float">
            <text:p>55.12</text:p>
          </table:table-cell>
          <table:table-cell office:value-type="float" office:value="96.237847656" calcext:value-type="float">
            <text:p>96.23784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8:53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40.533" calcext:value-type="float">
            <text:p>40.533</text:p>
          </table:table-cell>
          <table:table-cell office:value-type="float" office:value="21.156" calcext:value-type="float">
            <text:p>21.156</text:p>
          </table:table-cell>
          <table:table-cell office:value-type="float" office:value="34.12" calcext:value-type="float">
            <text:p>34.12</text:p>
          </table:table-cell>
          <table:table-cell office:value-type="float" office:value="96.235292968" calcext:value-type="float">
            <text:p>96.235292968</text:p>
          </table:table-cell>
          <table:table-cell office:value-type="float" office:value="1" calcext:value-type="float">
            <text:p>1</text:p>
          </table:table-cell>
          <table:table-cell office:value-type="float" office:value="0.00851542416452442" calcext:value-type="float">
            <text:p>0.008515424164524</text:p>
          </table:table-cell>
          <table:table-cell office:value-type="float" office:value="0.638" calcext:value-type="float">
            <text:p>0.638</text:p>
          </table:table-cell>
          <table:table-cell office:value-type="float" office:value="44.44" calcext:value-type="float">
            <text:p>4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9:0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40.44" calcext:value-type="float">
            <text:p>40.44</text:p>
          </table:table-cell>
          <table:table-cell office:value-type="float" office:value="21.768" calcext:value-type="float">
            <text:p>21.768</text:p>
          </table:table-cell>
          <table:table-cell office:value-type="float" office:value="67.92" calcext:value-type="float">
            <text:p>67.92</text:p>
          </table:table-cell>
          <table:table-cell office:value-type="float" office:value="96.233960937" calcext:value-type="float">
            <text:p>96.233960937</text:p>
          </table:table-cell>
          <table:table-cell office:value-type="float" office:value="1" calcext:value-type="float">
            <text:p>1</text:p>
          </table:table-cell>
          <table:table-cell office:value-type="float" office:value="0.00850995504174695" calcext:value-type="float">
            <text:p>0.008509955041747</text:p>
          </table:table-cell>
          <table:table-cell office:value-type="float" office:value="0.443" calcext:value-type="float">
            <text:p>0.443</text:p>
          </table:table-cell>
          <table:table-cell office:value-type="float" office:value="44.13" calcext:value-type="float">
            <text:p>4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9:07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40.432" calcext:value-type="float">
            <text:p>40.432</text:p>
          </table:table-cell>
          <table:table-cell office:value-type="float" office:value="22.425" calcext:value-type="float">
            <text:p>22.425</text:p>
          </table:table-cell>
          <table:table-cell office:value-type="float" office:value="58.4" calcext:value-type="float">
            <text:p>58.4</text:p>
          </table:table-cell>
          <table:table-cell office:value-type="float" office:value="96.238285156" calcext:value-type="float">
            <text:p>96.238285156</text:p>
          </table:table-cell>
          <table:table-cell office:value-type="float" office:value="33" calcext:value-type="float">
            <text:p>33</text:p>
          </table:table-cell>
          <table:table-cell office:value-type="float" office:value="0.281008997429306" calcext:value-type="float">
            <text:p>0.281008997429306</text:p>
          </table:table-cell>
          <table:table-cell office:value-type="float" office:value="0.332" calcext:value-type="float">
            <text:p>0.332</text:p>
          </table:table-cell>
          <table:table-cell office:value-type="float" office:value="45.76" calcext:value-type="float">
            <text:p>4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9:15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40.364" calcext:value-type="float">
            <text:p>40.364</text:p>
          </table:table-cell>
          <table:table-cell office:value-type="float" office:value="21.163" calcext:value-type="float">
            <text:p>21.163</text:p>
          </table:table-cell>
          <table:table-cell office:value-type="float" office:value="47.52" calcext:value-type="float">
            <text:p>47.52</text:p>
          </table:table-cell>
          <table:table-cell office:value-type="float" office:value="96.238578125" calcext:value-type="float">
            <text:p>96.238578125</text:p>
          </table:table-cell>
          <table:table-cell office:value-type="float" office:value="6" calcext:value-type="float">
            <text:p>6</text:p>
          </table:table-cell>
          <table:table-cell office:value-type="float" office:value="0.0510925449871465" calcext:value-type="float">
            <text:p>0.051092544987147</text:p>
          </table:table-cell>
          <table:table-cell office:value-type="float" office:value="0.618" calcext:value-type="float">
            <text:p>0.618</text:p>
          </table:table-cell>
          <table:table-cell office:value-type="float" office:value="42.52" calcext:value-type="float">
            <text:p>4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9:22 2020</text:p>
          </table:table-cell>
          <table:table-cell office:value-type="float" office:value="6.251" calcext:value-type="float">
            <text:p>6.251</text:p>
          </table:table-cell>
          <table:table-cell office:value-type="float" office:value="40.276" calcext:value-type="float">
            <text:p>40.276</text:p>
          </table:table-cell>
          <table:table-cell office:value-type="float" office:value="20.368" calcext:value-type="float">
            <text:p>20.368</text:p>
          </table:table-cell>
          <table:table-cell office:value-type="float" office:value="44.24" calcext:value-type="float">
            <text:p>44.24</text:p>
          </table:table-cell>
          <table:table-cell office:value-type="float" office:value="96.233492187" calcext:value-type="float">
            <text:p>96.233492187</text:p>
          </table:table-cell>
          <table:table-cell office:value-type="float" office:value="33" calcext:value-type="float">
            <text:p>33</text:p>
          </table:table-cell>
          <table:table-cell office:value-type="float" office:value="0.279795232762758" calcext:value-type="float">
            <text:p>0.279795232762758</text:p>
          </table:table-cell>
          <table:table-cell office:value-type="float" office:value="0.252" calcext:value-type="float">
            <text:p>0.252</text:p>
          </table:table-cell>
          <table:table-cell office:value-type="float" office:value="46.91" calcext:value-type="float">
            <text:p>4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9:29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40.183" calcext:value-type="float">
            <text:p>40.183</text:p>
          </table:table-cell>
          <table:table-cell office:value-type="float" office:value="20.639" calcext:value-type="float">
            <text:p>20.639</text:p>
          </table:table-cell>
          <table:table-cell office:value-type="float" office:value="15.9" calcext:value-type="float">
            <text:p>15.9</text:p>
          </table:table-cell>
          <table:table-cell office:value-type="float" office:value="96.233078125" calcext:value-type="float">
            <text:p>96.233078125</text:p>
          </table:table-cell>
          <table:table-cell office:value-type="float" office:value="6" calcext:value-type="float">
            <text:p>6</text:p>
          </table:table-cell>
          <table:table-cell office:value-type="float" office:value="0.0511500723821779" calcext:value-type="float">
            <text:p>0.051150072382178</text:p>
          </table:table-cell>
          <table:table-cell office:value-type="float" office:value="0.293" calcext:value-type="float">
            <text:p>0.293</text:p>
          </table:table-cell>
          <table:table-cell office:value-type="float" office:value="46.06" calcext:value-type="float">
            <text:p>4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9:36 2020</text:p>
          </table:table-cell>
          <table:table-cell office:value-type="float" office:value="6.226" calcext:value-type="float">
            <text:p>6.226</text:p>
          </table:table-cell>
          <table:table-cell office:value-type="float" office:value="40.206" calcext:value-type="float">
            <text:p>40.206</text:p>
          </table:table-cell>
          <table:table-cell office:value-type="float" office:value="23.771" calcext:value-type="float">
            <text:p>23.771</text:p>
          </table:table-cell>
          <table:table-cell office:value-type="float" office:value="5.78" calcext:value-type="float">
            <text:p>5.78</text:p>
          </table:table-cell>
          <table:table-cell office:value-type="float" office:value="96.236976562" calcext:value-type="float">
            <text:p>96.23697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" calcext:value-type="float">
            <text:p>0.471</text:p>
          </table:table-cell>
          <table:table-cell office:value-type="float" office:value="42.39" calcext:value-type="float">
            <text:p>4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9:43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40.052" calcext:value-type="float">
            <text:p>40.052</text:p>
          </table:table-cell>
          <table:table-cell office:value-type="float" office:value="28.063" calcext:value-type="float">
            <text:p>28.063</text:p>
          </table:table-cell>
          <table:table-cell office:value-type="float" office:value="3.44" calcext:value-type="float">
            <text:p>3.44</text:p>
          </table:table-cell>
          <table:table-cell office:value-type="float" office:value="96.241480468" calcext:value-type="float">
            <text:p>96.241480468</text:p>
          </table:table-cell>
          <table:table-cell office:value-type="float" office:value="3" calcext:value-type="float">
            <text:p>3</text:p>
          </table:table-cell>
          <table:table-cell office:value-type="float" office:value="0.0255175734232066" calcext:value-type="float">
            <text:p>0.025517573423207</text:p>
          </table:table-cell>
          <table:table-cell office:value-type="float" office:value="0.776" calcext:value-type="float">
            <text:p>0.776</text:p>
          </table:table-cell>
          <table:table-cell office:value-type="float" office:value="40.36" calcext:value-type="float">
            <text:p>4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9:50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9.798" calcext:value-type="float">
            <text:p>39.798</text:p>
          </table:table-cell>
          <table:table-cell office:value-type="float" office:value="28.273" calcext:value-type="float">
            <text:p>28.273</text:p>
          </table:table-cell>
          <table:table-cell office:value-type="float" office:value="29.48" calcext:value-type="float">
            <text:p>29.48</text:p>
          </table:table-cell>
          <table:table-cell office:value-type="float" office:value="96.236304687" calcext:value-type="float">
            <text:p>96.236304687</text:p>
          </table:table-cell>
          <table:table-cell office:value-type="float" office:value="12" calcext:value-type="float">
            <text:p>12</text:p>
          </table:table-cell>
          <table:table-cell office:value-type="float" office:value="0.102234367465038" calcext:value-type="float">
            <text:p>0.102234367465038</text:p>
          </table:table-cell>
          <table:table-cell office:value-type="float" office:value="0.462" calcext:value-type="float">
            <text:p>0.462</text:p>
          </table:table-cell>
          <table:table-cell office:value-type="float" office:value="38.09" calcext:value-type="float">
            <text:p>3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49:5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9.388" calcext:value-type="float">
            <text:p>39.388</text:p>
          </table:table-cell>
          <table:table-cell office:value-type="float" office:value="26.678" calcext:value-type="float">
            <text:p>26.678</text:p>
          </table:table-cell>
          <table:table-cell office:value-type="float" office:value="5.91" calcext:value-type="float">
            <text:p>5.91</text:p>
          </table:table-cell>
          <table:table-cell office:value-type="float" office:value="96.24196875" calcext:value-type="float">
            <text:p>96.24196875</text:p>
          </table:table-cell>
          <table:table-cell office:value-type="float" office:value="6" calcext:value-type="float">
            <text:p>6</text:p>
          </table:table-cell>
          <table:table-cell office:value-type="float" office:value="0.0511089681774349" calcext:value-type="float">
            <text:p>0.051108968177435</text:p>
          </table:table-cell>
          <table:table-cell office:value-type="float" office:value="0.307" calcext:value-type="float">
            <text:p>0.307</text:p>
          </table:table-cell>
          <table:table-cell office:value-type="float" office:value="41.03" calcext:value-type="float">
            <text:p>4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0:04 2020</text:p>
          </table:table-cell>
          <table:table-cell office:value-type="float" office:value="6.231" calcext:value-type="float">
            <text:p>6.231</text:p>
          </table:table-cell>
          <table:table-cell office:value-type="float" office:value="39.33" calcext:value-type="float">
            <text:p>39.33</text:p>
          </table:table-cell>
          <table:table-cell office:value-type="float" office:value="26.216" calcext:value-type="float">
            <text:p>26.216</text:p>
          </table:table-cell>
          <table:table-cell office:value-type="float" office:value="5.73" calcext:value-type="float">
            <text:p>5.73</text:p>
          </table:table-cell>
          <table:table-cell office:value-type="float" office:value="96.243035156" calcext:value-type="float">
            <text:p>96.24303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38.31" calcext:value-type="float">
            <text:p>3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0:11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9.171" calcext:value-type="float">
            <text:p>39.171</text:p>
          </table:table-cell>
          <table:table-cell office:value-type="float" office:value="27.539" calcext:value-type="float">
            <text:p>27.539</text:p>
          </table:table-cell>
          <table:table-cell office:value-type="float" office:value="5.7" calcext:value-type="float">
            <text:p>5.7</text:p>
          </table:table-cell>
          <table:table-cell office:value-type="float" office:value="96.242550781" calcext:value-type="float">
            <text:p>96.24255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45.8" calcext:value-type="float">
            <text:p>4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0:18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8.877" calcext:value-type="float">
            <text:p>38.877</text:p>
          </table:table-cell>
          <table:table-cell office:value-type="float" office:value="28.321" calcext:value-type="float">
            <text:p>28.321</text:p>
          </table:table-cell>
          <table:table-cell office:value-type="float" office:value="5.71" calcext:value-type="float">
            <text:p>5.71</text:p>
          </table:table-cell>
          <table:table-cell office:value-type="float" office:value="96.24396875" calcext:value-type="float">
            <text:p>96.24396875</text:p>
          </table:table-cell>
          <table:table-cell office:value-type="float" office:value="1" calcext:value-type="float">
            <text:p>1</text:p>
          </table:table-cell>
          <table:table-cell office:value-type="float" office:value="0.00851816136290582" calcext:value-type="float">
            <text:p>0.008518161362906</text:p>
          </table:table-cell>
          <table:table-cell office:value-type="float" office:value="0.279" calcext:value-type="float">
            <text:p>0.279</text:p>
          </table:table-cell>
          <table:table-cell office:value-type="float" office:value="42.29" calcext:value-type="float">
            <text:p>4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0:25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8.486" calcext:value-type="float">
            <text:p>38.486</text:p>
          </table:table-cell>
          <table:table-cell office:value-type="float" office:value="27.774" calcext:value-type="float">
            <text:p>27.774</text:p>
          </table:table-cell>
          <table:table-cell office:value-type="float" office:value="5.67" calcext:value-type="float">
            <text:p>5.67</text:p>
          </table:table-cell>
          <table:table-cell office:value-type="float" office:value="96.243171875" calcext:value-type="float">
            <text:p>96.24317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41.98" calcext:value-type="float">
            <text:p>4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0:32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8.146" calcext:value-type="float">
            <text:p>38.146</text:p>
          </table:table-cell>
          <table:table-cell office:value-type="float" office:value="28.752" calcext:value-type="float">
            <text:p>28.752</text:p>
          </table:table-cell>
          <table:table-cell office:value-type="float" office:value="5.67" calcext:value-type="float">
            <text:p>5.67</text:p>
          </table:table-cell>
          <table:table-cell office:value-type="float" office:value="96.246390625" calcext:value-type="float">
            <text:p>96.2463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43.84" calcext:value-type="float">
            <text:p>4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0:39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7.862" calcext:value-type="float">
            <text:p>37.862</text:p>
          </table:table-cell>
          <table:table-cell office:value-type="float" office:value="29.928" calcext:value-type="float">
            <text:p>29.928</text:p>
          </table:table-cell>
          <table:table-cell office:value-type="float" office:value="5.68" calcext:value-type="float">
            <text:p>5.68</text:p>
          </table:table-cell>
          <table:table-cell office:value-type="float" office:value="96.245394531" calcext:value-type="float">
            <text:p>96.24539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0:46 2020</text:p>
          </table:table-cell>
          <table:table-cell office:value-type="float" office:value="6.227" calcext:value-type="float">
            <text:p>6.227</text:p>
          </table:table-cell>
          <table:table-cell office:value-type="float" office:value="37.764" calcext:value-type="float">
            <text:p>37.764</text:p>
          </table:table-cell>
          <table:table-cell office:value-type="float" office:value="28.987" calcext:value-type="float">
            <text:p>28.987</text:p>
          </table:table-cell>
          <table:table-cell office:value-type="float" office:value="5.69" calcext:value-type="float">
            <text:p>5.69</text:p>
          </table:table-cell>
          <table:table-cell office:value-type="float" office:value="96.243421875" calcext:value-type="float">
            <text:p>96.243421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41.82" calcext:value-type="float">
            <text:p>4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0:53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7.635" calcext:value-type="float">
            <text:p>37.635</text:p>
          </table:table-cell>
          <table:table-cell office:value-type="float" office:value="29.55" calcext:value-type="float">
            <text:p>29.55</text:p>
          </table:table-cell>
          <table:table-cell office:value-type="float" office:value="5.66" calcext:value-type="float">
            <text:p>5.66</text:p>
          </table:table-cell>
          <table:table-cell office:value-type="float" office:value="96.242710937" calcext:value-type="float">
            <text:p>96.24271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" calcext:value-type="float">
            <text:p>0.221</text:p>
          </table:table-cell>
          <table:table-cell office:value-type="float" office:value="42.49" calcext:value-type="float">
            <text:p>4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1:0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7.733" calcext:value-type="float">
            <text:p>37.733</text:p>
          </table:table-cell>
          <table:table-cell office:value-type="float" office:value="28.211" calcext:value-type="float">
            <text:p>28.211</text:p>
          </table:table-cell>
          <table:table-cell office:value-type="float" office:value="5.65" calcext:value-type="float">
            <text:p>5.65</text:p>
          </table:table-cell>
          <table:table-cell office:value-type="float" office:value="96.242199218" calcext:value-type="float">
            <text:p>96.24219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office:value-type="float" office:value="41.53" calcext:value-type="float">
            <text:p>4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1:07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7.681" calcext:value-type="float">
            <text:p>37.681</text:p>
          </table:table-cell>
          <table:table-cell office:value-type="float" office:value="30.718" calcext:value-type="float">
            <text:p>30.718</text:p>
          </table:table-cell>
          <table:table-cell office:value-type="float" office:value="3.75" calcext:value-type="float">
            <text:p>3.75</text:p>
          </table:table-cell>
          <table:table-cell office:value-type="float" office:value="96.241148437" calcext:value-type="float">
            <text:p>96.241148437</text:p>
          </table:table-cell>
          <table:table-cell office:value-type="float" office:value="1" calcext:value-type="float">
            <text:p>1</text:p>
          </table:table-cell>
          <table:table-cell office:value-type="float" office:value="0.00850995504174695" calcext:value-type="float">
            <text:p>0.008509955041747</text:p>
          </table:table-cell>
          <table:table-cell office:value-type="float" office:value="0.514" calcext:value-type="float">
            <text:p>0.514</text:p>
          </table:table-cell>
          <table:table-cell office:value-type="float" office:value="35.42" calcext:value-type="float">
            <text:p>3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1:1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7.653" calcext:value-type="float">
            <text:p>37.653</text:p>
          </table:table-cell>
          <table:table-cell office:value-type="float" office:value="29.869" calcext:value-type="float">
            <text:p>29.869</text:p>
          </table:table-cell>
          <table:table-cell office:value-type="float" office:value="4.33" calcext:value-type="float">
            <text:p>4.33</text:p>
          </table:table-cell>
          <table:table-cell office:value-type="float" office:value="96.241070312" calcext:value-type="float">
            <text:p>96.24107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45.02" calcext:value-type="float">
            <text:p>4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1:22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7.716" calcext:value-type="float">
            <text:p>37.716</text:p>
          </table:table-cell>
          <table:table-cell office:value-type="float" office:value="29.428" calcext:value-type="float">
            <text:p>29.428</text:p>
          </table:table-cell>
          <table:table-cell office:value-type="float" office:value="5.04" calcext:value-type="float">
            <text:p>5.04</text:p>
          </table:table-cell>
          <table:table-cell office:value-type="float" office:value="96.240710937" calcext:value-type="float">
            <text:p>96.24071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45.34" calcext:value-type="float">
            <text:p>4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 Jul <text:s/>6 03:51:29 2020</text:p>
          </table:table-cell>
          <table:table-cell office:value-type="float" office:value="6.23" calcext:value-type="float">
            <text:p>6.23</text:p>
          </table:table-cell>
          <table:table-cell office:value-type="float" office:value="37.759" calcext:value-type="float">
            <text:p>37.759</text:p>
          </table:table-cell>
          <table:table-cell office:value-type="float" office:value="30.216" calcext:value-type="float">
            <text:p>30.216</text:p>
          </table:table-cell>
          <table:table-cell office:value-type="float" office:value="4.85" calcext:value-type="float">
            <text:p>4.85</text:p>
          </table:table-cell>
          <table:table-cell office:value-type="float" office:value="96.242066406" calcext:value-type="float">
            <text:p>96.24206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45.55" calcext:value-type="float">
            <text:p>45.5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20:23:22.158871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5T20:23:03.839523187</dc:date>
    <meta:editing-duration>PT7M4S</meta:editing-duration>
    <meta:editing-cycles>2</meta:editing-cycles>
    <meta:generator>LibreOffice/6.4.4.2$Linux_X86_64 LibreOffice_project/40$Build-2</meta:generator>
    <meta:document-statistic meta:table-count="1" meta:cell-count="77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cm" svg:height="13.628cm" xlink:href=".." xlink:type="simple" chart:class="chart:line" chart:style-name="ch1">
        <chart:title svg:x="7.307cm" svg:y="0.408cm" chart:style-name="ch2">
          <text:p>Environmental Sensor Board vs. Airflow Sensor</text:p>
        </chart:title>
        <chart:legend chart:legend-position="end" svg:x="18.914cm" svg:y="6.266cm" style:legend-expansion="high" chart:style-name="ch3"/>
        <chart:plot-area chart:style-name="ch4" table:cell-range-address="'Log_Mon_Jul__6_02-28-41_2020'.C4:'Log_Mon_Jul__6_02-28-41_2020'.C707 'Log_Mon_Jul__6_02-28-41_2020'.J4:'Log_Mon_Jul__6_02-28-41_2020'.J707" chart:data-source-has-labels="row" svg:x="1.495cm" svg:y="1.459cm" svg:width="16.935cm" svg:height="10.916cm">
          <chartooo:coordinate-region svg:x="2.116cm" svg:y="1.58cm" svg:width="15.692cm" svg:height="9.793cm"/>
          <chart:axis chart:dimension="x" chart:name="primary-x" chart:style-name="ch5">
            <chart:title svg:x="9.548cm" svg:y="12.647cm" chart:style-name="ch6">
              <text:p>Time</text:p>
            </chart:title>
          </chart:axis>
          <chart:axis chart:dimension="y" chart:name="primary-y" chart:style-name="ch5">
            <chart:title svg:x="0.451cm" svg:y="8.165cm" chart:style-name="ch7">
              <text:p>Temperature (C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Log_Mon_Jul__6_02-28-41_2020'.C5:'Log_Mon_Jul__6_02-28-41_2020'.C707" chart:label-cell-address="'Log_Mon_Jul__6_02-28-41_2020'.C4:'Log_Mon_Jul__6_02-28-41_2020'.C4" chart:class="chart:line">
            <chart:data-point chart:repeated="703"/>
          </chart:series>
          <chart:series chart:attached-axis="primary-y" chart:style-name="ch11" chart:values-cell-range-address="'Log_Mon_Jul__6_02-28-41_2020'.J5:'Log_Mon_Jul__6_02-28-41_2020'.J707" chart:label-cell-address="'Log_Mon_Jul__6_02-28-41_2020'.J4:'Log_Mon_Jul__6_02-28-41_2020'.J4" chart:class="chart:line">
            <chart:data-point chart:repeated="70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 (C)</text:p>
                <draw:g>
                  <svg:desc>'Log_Mon_Jul__6_02-28-41_2020'.C4:'Log_Mon_Jul__6_02-28-41_2020'.C4</svg:desc>
                </draw:g>
              </table:table-cell>
              <table:table-cell office:value-type="string">
                <text:p>Airflow Ambient Temp (C)</text:p>
                <draw:g>
                  <svg:desc>'Log_Mon_Jul__6_02-28-41_2020'.J4:'Log_Mon_Jul__6_02-28-41_2020'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982">
                <text:p>33.982</text:p>
                <draw:g>
                  <svg:desc>'Log_Mon_Jul__6_02-28-41_2020'.C5:'Log_Mon_Jul__6_02-28-41_2020'.C707</svg:desc>
                </draw:g>
              </table:table-cell>
              <table:table-cell office:value-type="float" office:value="31.42">
                <text:p>31.42</text:p>
                <draw:g>
                  <svg:desc>'Log_Mon_Jul__6_02-28-41_2020'.J5:'Log_Mon_Jul__6_02-28-41_2020'.J7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884">
                <text:p>33.884</text:p>
              </table:table-cell>
              <table:table-cell office:value-type="float" office:value="31.38">
                <text:p>31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841">
                <text:p>33.841</text:p>
              </table:table-cell>
              <table:table-cell office:value-type="float" office:value="31.27">
                <text:p>31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73">
                <text:p>33.773</text:p>
              </table:table-cell>
              <table:table-cell office:value-type="float" office:value="31.09">
                <text:p>31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15">
                <text:p>33.715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657">
                <text:p>33.657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594">
                <text:p>33.594</text:p>
              </table:table-cell>
              <table:table-cell office:value-type="float" office:value="31.01">
                <text:p>31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536">
                <text:p>33.536</text:p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458">
                <text:p>33.458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406">
                <text:p>33.406</text:p>
              </table:table-cell>
              <table:table-cell office:value-type="float" office:value="30.58">
                <text:p>30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383">
                <text:p>33.38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335">
                <text:p>33.335</text:p>
              </table:table-cell>
              <table:table-cell office:value-type="float" office:value="30.78">
                <text:p>30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77">
                <text:p>33.27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194">
                <text:p>33.194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207">
                <text:p>33.207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124">
                <text:p>33.124</text:p>
              </table:table-cell>
              <table:table-cell office:value-type="float" office:value="30.54">
                <text:p>30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046">
                <text:p>33.046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008">
                <text:p>33.008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955">
                <text:p>32.955</text:p>
              </table:table-cell>
              <table:table-cell office:value-type="float" office:value="31.11">
                <text:p>3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917">
                <text:p>32.917</text:p>
              </table:table-cell>
              <table:table-cell office:value-type="float" office:value="30.93">
                <text:p>30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889">
                <text:p>32.889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857">
                <text:p>32.857</text:p>
              </table:table-cell>
              <table:table-cell office:value-type="float" office:value="30.59">
                <text:p>30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834">
                <text:p>32.83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897">
                <text:p>32.897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985">
                <text:p>32.985</text:p>
              </table:table-cell>
              <table:table-cell office:value-type="float" office:value="42.33">
                <text:p>42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063">
                <text:p>33.063</text:p>
              </table:table-cell>
              <table:table-cell office:value-type="float" office:value="42.15">
                <text:p>42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181">
                <text:p>33.181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.204">
                <text:p>33.204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.257">
                <text:p>33.257</text:p>
              </table:table-cell>
              <table:table-cell office:value-type="float" office:value="42.46">
                <text:p>42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265">
                <text:p>33.265</text:p>
              </table:table-cell>
              <table:table-cell office:value-type="float" office:value="43.44">
                <text:p>43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.358">
                <text:p>33.358</text:p>
              </table:table-cell>
              <table:table-cell office:value-type="float" office:value="43.48">
                <text:p>43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411">
                <text:p>33.411</text:p>
              </table:table-cell>
              <table:table-cell office:value-type="float" office:value="42.29">
                <text:p>42.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474">
                <text:p>33.474</text:p>
              </table:table-cell>
              <table:table-cell office:value-type="float" office:value="43.53">
                <text:p>43.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16">
                <text:p>33.516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579">
                <text:p>33.579</text:p>
              </table:table-cell>
              <table:table-cell office:value-type="float" office:value="42.36">
                <text:p>42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592">
                <text:p>33.592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54">
                <text:p>33.554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627">
                <text:p>33.627</text:p>
              </table:table-cell>
              <table:table-cell office:value-type="float" office:value="43.97">
                <text:p>43.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655">
                <text:p>33.655</text:p>
              </table:table-cell>
              <table:table-cell office:value-type="float" office:value="43.07">
                <text:p>43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713">
                <text:p>33.713</text:p>
              </table:table-cell>
              <table:table-cell office:value-type="float" office:value="41.28">
                <text:p>41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735">
                <text:p>33.735</text:p>
              </table:table-cell>
              <table:table-cell office:value-type="float" office:value="40.83">
                <text:p>40.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.783">
                <text:p>33.783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74">
                <text:p>33.74</text:p>
              </table:table-cell>
              <table:table-cell office:value-type="float" office:value="32.64">
                <text:p>32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87">
                <text:p>33.587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.423">
                <text:p>33.42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315">
                <text:p>33.315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121">
                <text:p>33.121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003">
                <text:p>33.003</text:p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915">
                <text:p>32.915</text:p>
              </table:table-cell>
              <table:table-cell office:value-type="float" office:value="30.64">
                <text:p>30.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.736">
                <text:p>32.736</text:p>
              </table:table-cell>
              <table:table-cell office:value-type="float" office:value="30.44">
                <text:p>30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612">
                <text:p>32.612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484">
                <text:p>32.484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336">
                <text:p>32.336</text:p>
              </table:table-cell>
              <table:table-cell office:value-type="float" office:value="30.42">
                <text:p>30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.268">
                <text:p>32.268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.195">
                <text:p>32.195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111">
                <text:p>32.111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018">
                <text:p>32.018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.935">
                <text:p>31.935</text:p>
              </table:table-cell>
              <table:table-cell office:value-type="float" office:value="30.14">
                <text:p>30.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.837">
                <text:p>31.837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.764">
                <text:p>31.764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.706">
                <text:p>31.706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.618">
                <text:p>31.618</text:p>
              </table:table-cell>
              <table:table-cell office:value-type="float" office:value="29.95">
                <text:p>29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565">
                <text:p>31.565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497">
                <text:p>31.497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485">
                <text:p>31.485</text:p>
              </table:table-cell>
              <table:table-cell office:value-type="float" office:value="30.09">
                <text:p>30.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417">
                <text:p>31.417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.354">
                <text:p>31.354</text:p>
              </table:table-cell>
              <table:table-cell office:value-type="float" office:value="30.22">
                <text:p>30.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.376">
                <text:p>31.376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.293">
                <text:p>31.293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.306">
                <text:p>31.306</text:p>
              </table:table-cell>
              <table:table-cell office:value-type="float" office:value="29.89">
                <text:p>29.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243">
                <text:p>31.243</text:p>
              </table:table-cell>
              <table:table-cell office:value-type="float" office:value="29.84">
                <text:p>29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185">
                <text:p>31.185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147">
                <text:p>31.147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.099">
                <text:p>31.099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092">
                <text:p>31.092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.104">
                <text:p>31.104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.087">
                <text:p>31.087</text:p>
              </table:table-cell>
              <table:table-cell office:value-type="float" office:value="30.44">
                <text:p>30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.074">
                <text:p>31.074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.087">
                <text:p>31.087</text:p>
              </table:table-cell>
              <table:table-cell office:value-type="float" office:value="30.11">
                <text:p>30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.054">
                <text:p>31.054</text:p>
              </table:table-cell>
              <table:table-cell office:value-type="float" office:value="29.97">
                <text:p>29.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016">
                <text:p>31.016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933">
                <text:p>30.933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.956">
                <text:p>30.956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928">
                <text:p>30.9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88">
                <text:p>30.88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893">
                <text:p>30.893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936">
                <text:p>30.936</text:p>
              </table:table-cell>
              <table:table-cell office:value-type="float" office:value="29.95">
                <text:p>29.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.893">
                <text:p>30.893</text:p>
              </table:table-cell>
              <table:table-cell office:value-type="float" office:value="29.81">
                <text:p>29.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.825">
                <text:p>30.82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792">
                <text:p>30.792</text:p>
              </table:table-cell>
              <table:table-cell office:value-type="float" office:value="29.84">
                <text:p>29.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77">
                <text:p>30.77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762">
                <text:p>30.762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764">
                <text:p>30.764</text:p>
              </table:table-cell>
              <table:table-cell office:value-type="float" office:value="29.89">
                <text:p>29.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.732">
                <text:p>30.732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.714">
                <text:p>30.714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.671">
                <text:p>30.671</text:p>
              </table:table-cell>
              <table:table-cell office:value-type="float" office:value="29.89">
                <text:p>29.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.694">
                <text:p>30.694</text:p>
              </table:table-cell>
              <table:table-cell office:value-type="float" office:value="29.79">
                <text:p>29.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.656">
                <text:p>30.65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613">
                <text:p>30.613</text:p>
              </table:table-cell>
              <table:table-cell office:value-type="float" office:value="29.79">
                <text:p>29.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596">
                <text:p>30.596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.553">
                <text:p>30.553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53">
                <text:p>30.53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548">
                <text:p>30.548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505">
                <text:p>30.505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.498">
                <text:p>30.498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.49">
                <text:p>30.49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.488">
                <text:p>30.488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.49">
                <text:p>30.49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452">
                <text:p>30.452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44">
                <text:p>30.44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437">
                <text:p>30.437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415">
                <text:p>30.415</text:p>
              </table:table-cell>
              <table:table-cell office:value-type="float" office:value="29.68">
                <text:p>29.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.417">
                <text:p>30.417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.41">
                <text:p>30.41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.402">
                <text:p>30.402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.379">
                <text:p>30.379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.357">
                <text:p>30.357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.364">
                <text:p>30.364</text:p>
              </table:table-cell>
              <table:table-cell office:value-type="float" office:value="29.68">
                <text:p>29.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.392">
                <text:p>30.392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324">
                <text:p>30.324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316">
                <text:p>30.316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299">
                <text:p>30.299</text:p>
              </table:table-cell>
              <table:table-cell office:value-type="float" office:value="29.57">
                <text:p>29.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.286">
                <text:p>30.286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.269">
                <text:p>30.269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.266">
                <text:p>30.266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.248">
                <text:p>30.248</text:p>
              </table:table-cell>
              <table:table-cell office:value-type="float" office:value="29.73">
                <text:p>29.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236">
                <text:p>30.236</text:p>
              </table:table-cell>
              <table:table-cell office:value-type="float" office:value="29.73">
                <text:p>29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238">
                <text:p>30.238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231">
                <text:p>30.231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203">
                <text:p>30.203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.231">
                <text:p>30.231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253">
                <text:p>30.253</text:p>
              </table:table-cell>
              <table:table-cell office:value-type="float" office:value="29.76">
                <text:p>29.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.246">
                <text:p>30.246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.208">
                <text:p>30.208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.195">
                <text:p>30.195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.218">
                <text:p>30.218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.211">
                <text:p>30.211</text:p>
              </table:table-cell>
              <table:table-cell office:value-type="float" office:value="29.81">
                <text:p>29.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.233">
                <text:p>30.233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256">
                <text:p>30.256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269">
                <text:p>30.269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281">
                <text:p>30.281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304">
                <text:p>30.304</text:p>
              </table:table-cell>
              <table:table-cell office:value-type="float" office:value="30.22">
                <text:p>30.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331">
                <text:p>30.331</text:p>
              </table:table-cell>
              <table:table-cell office:value-type="float" office:value="30.29">
                <text:p>30.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.354">
                <text:p>30.354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.422">
                <text:p>30.422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.46">
                <text:p>30.46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.498">
                <text:p>30.498</text:p>
              </table:table-cell>
              <table:table-cell office:value-type="float" office:value="30.41">
                <text:p>30.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51">
                <text:p>30.51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583">
                <text:p>30.583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566">
                <text:p>30.566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538">
                <text:p>30.538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591">
                <text:p>30.591</text:p>
              </table:table-cell>
              <table:table-cell office:value-type="float" office:value="30.62">
                <text:p>30.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74">
                <text:p>30.674</text:p>
              </table:table-cell>
              <table:table-cell office:value-type="float" office:value="30.63">
                <text:p>30.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681">
                <text:p>30.681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689">
                <text:p>30.689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717">
                <text:p>30.717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.734">
                <text:p>30.734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.757">
                <text:p>30.757</text:p>
              </table:table-cell>
              <table:table-cell office:value-type="float" office:value="30.63">
                <text:p>30.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.805">
                <text:p>30.805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.817">
                <text:p>30.817</text:p>
              </table:table-cell>
              <table:table-cell office:value-type="float" office:value="30.73">
                <text:p>30.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.835">
                <text:p>30.835</text:p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.868">
                <text:p>30.868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.875">
                <text:p>30.875</text:p>
              </table:table-cell>
              <table:table-cell office:value-type="float" office:value="30.83">
                <text:p>30.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.918">
                <text:p>30.918</text:p>
              </table:table-cell>
              <table:table-cell office:value-type="float" office:value="30.79">
                <text:p>30.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.941">
                <text:p>30.941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.953">
                <text:p>30.953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.946">
                <text:p>30.946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.948">
                <text:p>30.948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.961">
                <text:p>30.961</text:p>
              </table:table-cell>
              <table:table-cell office:value-type="float" office:value="30.78">
                <text:p>30.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.979">
                <text:p>30.979</text:p>
              </table:table-cell>
              <table:table-cell office:value-type="float" office:value="30.78">
                <text:p>30.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.981">
                <text:p>30.981</text:p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.004">
                <text:p>31.004</text:p>
              </table:table-cell>
              <table:table-cell office:value-type="float" office:value="30.89">
                <text:p>30.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.011">
                <text:p>31.011</text:p>
              </table:table-cell>
              <table:table-cell office:value-type="float" office:value="30.78">
                <text:p>30.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.999">
                <text:p>30.999</text:p>
              </table:table-cell>
              <table:table-cell office:value-type="float" office:value="30.79">
                <text:p>30.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057">
                <text:p>31.057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024">
                <text:p>31.024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067">
                <text:p>31.067</text:p>
              </table:table-cell>
              <table:table-cell office:value-type="float" office:value="30.53">
                <text:p>30.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024">
                <text:p>31.024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.996">
                <text:p>30.996</text:p>
              </table:table-cell>
              <table:table-cell office:value-type="float" office:value="30.53">
                <text:p>30.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994">
                <text:p>30.994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996">
                <text:p>30.996</text:p>
              </table:table-cell>
              <table:table-cell office:value-type="float" office:value="30.34">
                <text:p>30.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.953">
                <text:p>30.953</text:p>
              </table:table-cell>
              <table:table-cell office:value-type="float" office:value="30.23">
                <text:p>30.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.966">
                <text:p>30.966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.918">
                <text:p>30.918</text:p>
              </table:table-cell>
              <table:table-cell office:value-type="float" office:value="30.29">
                <text:p>30.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895">
                <text:p>30.89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.838">
                <text:p>30.838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.815">
                <text:p>30.8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767">
                <text:p>30.767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77">
                <text:p>30.77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737">
                <text:p>30.737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689">
                <text:p>30.689</text:p>
              </table:table-cell>
              <table:table-cell office:value-type="float" office:value="29.95">
                <text:p>29.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697">
                <text:p>30.697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649">
                <text:p>30.649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.601">
                <text:p>30.601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.618">
                <text:p>30.618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.601">
                <text:p>30.601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.588">
                <text:p>30.588</text:p>
              </table:table-cell>
              <table:table-cell office:value-type="float" office:value="29.84">
                <text:p>29.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.545">
                <text:p>30.545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538">
                <text:p>30.538</text:p>
              </table:table-cell>
              <table:table-cell office:value-type="float" office:value="29.79">
                <text:p>29.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.495">
                <text:p>30.495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.488">
                <text:p>30.488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.435">
                <text:p>30.435</text:p>
              </table:table-cell>
              <table:table-cell office:value-type="float" office:value="29.79">
                <text:p>29.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.442">
                <text:p>30.442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.384">
                <text:p>30.384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392">
                <text:p>30.392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.344">
                <text:p>30.344</text:p>
              </table:table-cell>
              <table:table-cell office:value-type="float" office:value="29.49">
                <text:p>29.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.311">
                <text:p>30.311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.319">
                <text:p>30.319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311">
                <text:p>30.311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.274">
                <text:p>30.274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.281">
                <text:p>30.281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.248">
                <text:p>30.248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.221">
                <text:p>30.221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.178">
                <text:p>30.178</text:p>
              </table:table-cell>
              <table:table-cell office:value-type="float" office:value="29.51">
                <text:p>29.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.201">
                <text:p>30.201</text:p>
              </table:table-cell>
              <table:table-cell office:value-type="float" office:value="29.54">
                <text:p>29.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.188">
                <text:p>30.18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.165">
                <text:p>30.16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.168">
                <text:p>30.168</text:p>
              </table:table-cell>
              <table:table-cell office:value-type="float" office:value="29.47">
                <text:p>29.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.125">
                <text:p>30.125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.133">
                <text:p>30.133</text:p>
              </table:table-cell>
              <table:table-cell office:value-type="float" office:value="29.49">
                <text:p>29.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.13">
                <text:p>30.1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7">
                <text:p>30.107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11">
                <text:p>30.11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.138">
                <text:p>30.138</text:p>
              </table:table-cell>
              <table:table-cell office:value-type="float" office:value="29.51">
                <text:p>29.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.105">
                <text:p>30.105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.117">
                <text:p>30.117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105">
                <text:p>30.105</text:p>
              </table:table-cell>
              <table:table-cell office:value-type="float" office:value="29.57">
                <text:p>29.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.102">
                <text:p>30.102</text:p>
              </table:table-cell>
              <table:table-cell office:value-type="float" office:value="29.51">
                <text:p>29.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09">
                <text:p>30.09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.097">
                <text:p>30.097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.09">
                <text:p>30.09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.082">
                <text:p>30.082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.06">
                <text:p>30.06</text:p>
              </table:table-cell>
              <table:table-cell office:value-type="float" office:value="29.72">
                <text:p>29.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.077">
                <text:p>30.077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.13">
                <text:p>30.13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.122">
                <text:p>30.122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.185">
                <text:p>30.185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.309">
                <text:p>30.309</text:p>
              </table:table-cell>
              <table:table-cell office:value-type="float" office:value="39.49">
                <text:p>39.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.402">
                <text:p>30.402</text:p>
              </table:table-cell>
              <table:table-cell office:value-type="float" office:value="38.07">
                <text:p>38.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.5">
                <text:p>30.5</text:p>
              </table:table-cell>
              <table:table-cell office:value-type="float" office:value="41.62">
                <text:p>41.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624">
                <text:p>30.624</text:p>
              </table:table-cell>
              <table:table-cell office:value-type="float" office:value="42.74">
                <text:p>42.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767">
                <text:p>30.767</text:p>
              </table:table-cell>
              <table:table-cell office:value-type="float" office:value="43.29">
                <text:p>43.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86">
                <text:p>30.86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973">
                <text:p>30.973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.077">
                <text:p>31.077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.17">
                <text:p>31.17</text:p>
              </table:table-cell>
              <table:table-cell office:value-type="float" office:value="44.92">
                <text:p>44.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.253">
                <text:p>31.253</text:p>
              </table:table-cell>
              <table:table-cell office:value-type="float" office:value="45.35">
                <text:p>45.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336">
                <text:p>31.336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.434">
                <text:p>31.434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492">
                <text:p>31.492</text:p>
              </table:table-cell>
              <table:table-cell office:value-type="float" office:value="46.09">
                <text:p>46.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6">
                <text:p>31.6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628">
                <text:p>31.628</text:p>
              </table:table-cell>
              <table:table-cell office:value-type="float" office:value="46.56">
                <text:p>46.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716">
                <text:p>31.716</text:p>
              </table:table-cell>
              <table:table-cell office:value-type="float" office:value="46.92">
                <text:p>46.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819">
                <text:p>31.819</text:p>
              </table:table-cell>
              <table:table-cell office:value-type="float" office:value="47.01">
                <text:p>47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902">
                <text:p>31.902</text:p>
              </table:table-cell>
              <table:table-cell office:value-type="float" office:value="47.16">
                <text:p>47.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.97">
                <text:p>31.97</text:p>
              </table:table-cell>
              <table:table-cell office:value-type="float" office:value="47.44">
                <text:p>47.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.074">
                <text:p>32.074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142">
                <text:p>32.14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184">
                <text:p>32.18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247">
                <text:p>32.247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336">
                <text:p>32.336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388">
                <text:p>32.388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466">
                <text:p>32.466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565">
                <text:p>32.56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587">
                <text:p>32.587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.716">
                <text:p>32.716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.718">
                <text:p>32.718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.806">
                <text:p>32.806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.839">
                <text:p>32.839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.917">
                <text:p>32.917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.965">
                <text:p>32.965</text:p>
              </table:table-cell>
              <table:table-cell office:value-type="float" office:value="49.18">
                <text:p>49.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013">
                <text:p>33.013</text:p>
              </table:table-cell>
              <table:table-cell office:value-type="float" office:value="49.22">
                <text:p>49.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041">
                <text:p>33.041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103">
                <text:p>33.103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151">
                <text:p>33.151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224">
                <text:p>33.224</text:p>
              </table:table-cell>
              <table:table-cell office:value-type="float" office:value="49.43">
                <text:p>49.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317">
                <text:p>33.317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37">
                <text:p>33.37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368">
                <text:p>33.368</text:p>
              </table:table-cell>
              <table:table-cell office:value-type="float" office:value="49.47">
                <text:p>49.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431">
                <text:p>33.431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.489">
                <text:p>33.489</text:p>
              </table:table-cell>
              <table:table-cell office:value-type="float" office:value="49.74">
                <text:p>49.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.516">
                <text:p>33.516</text:p>
              </table:table-cell>
              <table:table-cell office:value-type="float" office:value="49.58">
                <text:p>49.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.564">
                <text:p>33.564</text:p>
              </table:table-cell>
              <table:table-cell office:value-type="float" office:value="49.73">
                <text:p>49.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.642">
                <text:p>33.642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.685">
                <text:p>33.685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.693">
                <text:p>33.69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.786">
                <text:p>33.786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.793">
                <text:p>33.793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866">
                <text:p>33.866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889">
                <text:p>33.88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907">
                <text:p>33.907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959">
                <text:p>33.959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.002">
                <text:p>34.002</text:p>
              </table:table-cell>
              <table:table-cell office:value-type="float" office:value="49.94">
                <text:p>49.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.035">
                <text:p>34.035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.103">
                <text:p>34.103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.095">
                <text:p>34.095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.179">
                <text:p>34.179</text:p>
              </table:table-cell>
              <table:table-cell office:value-type="float" office:value="50.09">
                <text:p>50.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231">
                <text:p>34.231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.239">
                <text:p>34.239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.272">
                <text:p>34.272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.294">
                <text:p>34.294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.367">
                <text:p>34.367</text:p>
              </table:table-cell>
              <table:table-cell office:value-type="float" office:value="49.31">
                <text:p>49.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.42">
                <text:p>34.42</text:p>
              </table:table-cell>
              <table:table-cell office:value-type="float" office:value="50.23">
                <text:p>50.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.433">
                <text:p>34.433</text:p>
              </table:table-cell>
              <table:table-cell office:value-type="float" office:value="50.24">
                <text:p>50.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.481">
                <text:p>34.481</text:p>
              </table:table-cell>
              <table:table-cell office:value-type="float" office:value="50.16">
                <text:p>50.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518">
                <text:p>34.518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.596">
                <text:p>34.596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.624">
                <text:p>34.624</text:p>
              </table:table-cell>
              <table:table-cell office:value-type="float" office:value="50.09">
                <text:p>50.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702">
                <text:p>34.702</text:p>
              </table:table-cell>
              <table:table-cell office:value-type="float" office:value="50.01">
                <text:p>50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.664">
                <text:p>34.664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.662">
                <text:p>34.662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.755">
                <text:p>34.755</text:p>
              </table:table-cell>
              <table:table-cell office:value-type="float" office:value="50.22">
                <text:p>50.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.773">
                <text:p>34.773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.805">
                <text:p>34.805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.868">
                <text:p>34.868</text:p>
              </table:table-cell>
              <table:table-cell office:value-type="float" office:value="50.39">
                <text:p>50.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.916">
                <text:p>34.916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.929">
                <text:p>34.929</text:p>
              </table:table-cell>
              <table:table-cell office:value-type="float" office:value="50.33">
                <text:p>50.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.992">
                <text:p>34.992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.019">
                <text:p>35.019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.037">
                <text:p>35.037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.06">
                <text:p>35.06</text:p>
              </table:table-cell>
              <table:table-cell office:value-type="float" office:value="50.47">
                <text:p>50.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.067">
                <text:p>35.067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.13">
                <text:p>35.13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.148">
                <text:p>35.148</text:p>
              </table:table-cell>
              <table:table-cell office:value-type="float" office:value="50.64">
                <text:p>50.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.125">
                <text:p>35.125</text:p>
              </table:table-cell>
              <table:table-cell office:value-type="float" office:value="50.64">
                <text:p>50.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.168">
                <text:p>35.168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.145">
                <text:p>35.145</text:p>
              </table:table-cell>
              <table:table-cell office:value-type="float" office:value="50.55">
                <text:p>50.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.158">
                <text:p>35.158</text:p>
              </table:table-cell>
              <table:table-cell office:value-type="float" office:value="50.71">
                <text:p>50.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.176">
                <text:p>35.176</text:p>
              </table:table-cell>
              <table:table-cell office:value-type="float" office:value="50.62">
                <text:p>50.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.203">
                <text:p>35.203</text:p>
              </table:table-cell>
              <table:table-cell office:value-type="float" office:value="50.62">
                <text:p>50.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.216">
                <text:p>35.216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.203">
                <text:p>35.203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.211">
                <text:p>35.211</text:p>
              </table:table-cell>
              <table:table-cell office:value-type="float" office:value="50.64">
                <text:p>50.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.269">
                <text:p>35.269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.256">
                <text:p>35.256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.299">
                <text:p>35.299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.276">
                <text:p>35.27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.304">
                <text:p>35.304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.337">
                <text:p>35.337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.334">
                <text:p>35.334</text:p>
              </table:table-cell>
              <table:table-cell office:value-type="float" office:value="50.64">
                <text:p>50.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.352">
                <text:p>35.352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.359">
                <text:p>35.359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.347">
                <text:p>35.347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.364">
                <text:p>35.364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.407">
                <text:p>35.407</text:p>
              </table:table-cell>
              <table:table-cell office:value-type="float" office:value="50.51">
                <text:p>50.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.41">
                <text:p>35.41</text:p>
              </table:table-cell>
              <table:table-cell office:value-type="float" office:value="50.58">
                <text:p>50.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.427">
                <text:p>35.427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.405">
                <text:p>35.405</text:p>
              </table:table-cell>
              <table:table-cell office:value-type="float" office:value="50.43">
                <text:p>50.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.417">
                <text:p>35.417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.43">
                <text:p>35.43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478">
                <text:p>35.478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46">
                <text:p>35.46</text:p>
              </table:table-cell>
              <table:table-cell office:value-type="float" office:value="50.58">
                <text:p>50.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498">
                <text:p>35.498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48">
                <text:p>35.48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98">
                <text:p>35.498</text:p>
              </table:table-cell>
              <table:table-cell office:value-type="float" office:value="50.24">
                <text:p>50.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76">
                <text:p>35.576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543">
                <text:p>35.543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566">
                <text:p>35.566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598">
                <text:p>35.598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616">
                <text:p>35.616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674">
                <text:p>35.674</text:p>
              </table:table-cell>
              <table:table-cell office:value-type="float" office:value="50.58">
                <text:p>50.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.682">
                <text:p>35.682</text:p>
              </table:table-cell>
              <table:table-cell office:value-type="float" office:value="48.34">
                <text:p>48.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.639">
                <text:p>35.639</text:p>
              </table:table-cell>
              <table:table-cell office:value-type="float" office:value="38.37">
                <text:p>38.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.369">
                <text:p>35.369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.352">
                <text:p>35.35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.304">
                <text:p>35.304</text:p>
              </table:table-cell>
              <table:table-cell office:value-type="float" office:value="46.49">
                <text:p>46.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.291">
                <text:p>35.291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.213">
                <text:p>35.213</text:p>
              </table:table-cell>
              <table:table-cell office:value-type="float" office:value="47.34">
                <text:p>47.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.211">
                <text:p>35.211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.198">
                <text:p>35.198</text:p>
              </table:table-cell>
              <table:table-cell office:value-type="float" office:value="47.42">
                <text:p>47.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.226">
                <text:p>35.226</text:p>
              </table:table-cell>
              <table:table-cell office:value-type="float" office:value="38.24">
                <text:p>38.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.188">
                <text:p>35.188</text:p>
              </table:table-cell>
              <table:table-cell office:value-type="float" office:value="44.54">
                <text:p>44.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.181">
                <text:p>35.181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.299">
                <text:p>35.299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.342">
                <text:p>35.342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.384">
                <text:p>35.384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.639">
                <text:p>35.639</text:p>
              </table:table-cell>
              <table:table-cell office:value-type="float" office:value="48.52">
                <text:p>48.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.838">
                <text:p>35.838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.077">
                <text:p>36.077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.246">
                <text:p>36.246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.384">
                <text:p>36.384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.538">
                <text:p>36.538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.711">
                <text:p>36.711</text:p>
              </table:table-cell>
              <table:table-cell office:value-type="float" office:value="52.73">
                <text:p>52.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.865">
                <text:p>36.865</text:p>
              </table:table-cell>
              <table:table-cell office:value-type="float" office:value="53.06">
                <text:p>53.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.978">
                <text:p>36.978</text:p>
              </table:table-cell>
              <table:table-cell office:value-type="float" office:value="53.21">
                <text:p>53.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.122">
                <text:p>37.122</text:p>
              </table:table-cell>
              <table:table-cell office:value-type="float" office:value="53.63">
                <text:p>53.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.25">
                <text:p>37.25</text:p>
              </table:table-cell>
              <table:table-cell office:value-type="float" office:value="51.57">
                <text:p>51.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.263">
                <text:p>37.263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.018">
                <text:p>37.018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.769">
                <text:p>36.769</text:p>
              </table:table-cell>
              <table:table-cell office:value-type="float" office:value="39.28">
                <text:p>39.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.817">
                <text:p>36.817</text:p>
              </table:table-cell>
              <table:table-cell office:value-type="float" office:value="47.14">
                <text:p>47.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.653">
                <text:p>36.653</text:p>
              </table:table-cell>
              <table:table-cell office:value-type="float" office:value="47.73">
                <text:p>47.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.641">
                <text:p>36.641</text:p>
              </table:table-cell>
              <table:table-cell office:value-type="float" office:value="47.65">
                <text:p>47.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.674">
                <text:p>36.674</text:p>
              </table:table-cell>
              <table:table-cell office:value-type="float" office:value="48.17">
                <text:p>48.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.711">
                <text:p>36.71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.669">
                <text:p>36.669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.701">
                <text:p>36.701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.774">
                <text:p>36.774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.777">
                <text:p>36.777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.689">
                <text:p>36.689</text:p>
              </table:table-cell>
              <table:table-cell office:value-type="float" office:value="48.09">
                <text:p>48.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.696">
                <text:p>36.696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.694">
                <text:p>36.694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.716">
                <text:p>36.716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.719">
                <text:p>36.719</text:p>
              </table:table-cell>
              <table:table-cell office:value-type="float" office:value="43.89">
                <text:p>43.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.56">
                <text:p>36.56</text:p>
              </table:table-cell>
              <table:table-cell office:value-type="float" office:value="46.88">
                <text:p>46.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.648">
                <text:p>36.648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.585">
                <text:p>36.585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.643">
                <text:p>36.643</text:p>
              </table:table-cell>
              <table:table-cell office:value-type="float" office:value="46.93">
                <text:p>46.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.636">
                <text:p>36.636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.558">
                <text:p>36.5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.595">
                <text:p>36.5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.613">
                <text:p>36.613</text:p>
              </table:table-cell>
              <table:table-cell office:value-type="float" office:value="45.55">
                <text:p>45.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.56">
                <text:p>36.56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.477">
                <text:p>36.477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.475">
                <text:p>36.475</text:p>
              </table:table-cell>
              <table:table-cell office:value-type="float" office:value="46.68">
                <text:p>46.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.462">
                <text:p>36.462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.48">
                <text:p>36.48</text:p>
              </table:table-cell>
              <table:table-cell office:value-type="float" office:value="45.03">
                <text:p>45.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.447">
                <text:p>36.447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.379">
                <text:p>36.379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.331">
                <text:p>36.331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.303">
                <text:p>36.303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.371">
                <text:p>36.371</text:p>
              </table:table-cell>
              <table:table-cell office:value-type="float" office:value="45.22">
                <text:p>45.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.414">
                <text:p>36.414</text:p>
              </table:table-cell>
              <table:table-cell office:value-type="float" office:value="45.42">
                <text:p>45.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.381">
                <text:p>36.381</text:p>
              </table:table-cell>
              <table:table-cell office:value-type="float" office:value="43.66">
                <text:p>43.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.319">
                <text:p>36.319</text:p>
              </table:table-cell>
              <table:table-cell office:value-type="float" office:value="46.09">
                <text:p>46.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.296">
                <text:p>36.296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.308">
                <text:p>36.308</text:p>
              </table:table-cell>
              <table:table-cell office:value-type="float" office:value="46.91">
                <text:p>46.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.306">
                <text:p>36.306</text:p>
              </table:table-cell>
              <table:table-cell office:value-type="float" office:value="46.62">
                <text:p>46.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.329">
                <text:p>36.329</text:p>
              </table:table-cell>
              <table:table-cell office:value-type="float" office:value="46.91">
                <text:p>46.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.306">
                <text:p>36.306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.283">
                <text:p>36.283</text:p>
              </table:table-cell>
              <table:table-cell office:value-type="float" office:value="46.84">
                <text:p>46.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.296">
                <text:p>36.296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.308">
                <text:p>36.308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.256">
                <text:p>36.256</text:p>
              </table:table-cell>
              <table:table-cell office:value-type="float" office:value="46.96">
                <text:p>46.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.263">
                <text:p>36.263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.24">
                <text:p>36.24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.278">
                <text:p>36.278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.21">
                <text:p>36.21</text:p>
              </table:table-cell>
              <table:table-cell office:value-type="float" office:value="46.48">
                <text:p>46.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.263">
                <text:p>36.263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.21">
                <text:p>36.21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.223">
                <text:p>36.223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.215">
                <text:p>36.2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.142">
                <text:p>36.142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.19">
                <text:p>36.19</text:p>
              </table:table-cell>
              <table:table-cell office:value-type="float" office:value="46.12">
                <text:p>46.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.193">
                <text:p>36.193</text:p>
              </table:table-cell>
              <table:table-cell office:value-type="float" office:value="43.94">
                <text:p>43.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.175">
                <text:p>36.175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.137">
                <text:p>36.137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.135">
                <text:p>36.135</text:p>
              </table:table-cell>
              <table:table-cell office:value-type="float" office:value="44.92">
                <text:p>44.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6.152">
                <text:p>36.152</text:p>
              </table:table-cell>
              <table:table-cell office:value-type="float" office:value="46.44">
                <text:p>46.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6.15">
                <text:p>36.1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.102">
                <text:p>36.102</text:p>
              </table:table-cell>
              <table:table-cell office:value-type="float" office:value="46.78">
                <text:p>46.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6.11">
                <text:p>36.11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.162">
                <text:p>36.162</text:p>
              </table:table-cell>
              <table:table-cell office:value-type="float" office:value="46.81">
                <text:p>46.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.115">
                <text:p>36.115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.152">
                <text:p>36.152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.135">
                <text:p>36.135</text:p>
              </table:table-cell>
              <table:table-cell office:value-type="float" office:value="46.67">
                <text:p>46.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.157">
                <text:p>36.157</text:p>
              </table:table-cell>
              <table:table-cell office:value-type="float" office:value="46.45">
                <text:p>46.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.165">
                <text:p>36.165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.208">
                <text:p>36.208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.17">
                <text:p>36.17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.178">
                <text:p>36.178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.205">
                <text:p>36.205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.107">
                <text:p>36.107</text:p>
              </table:table-cell>
              <table:table-cell office:value-type="float" office:value="46.26">
                <text:p>46.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6.105">
                <text:p>36.105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.137">
                <text:p>36.137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.125">
                <text:p>36.125</text:p>
              </table:table-cell>
              <table:table-cell office:value-type="float" office:value="44.64">
                <text:p>44.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.092">
                <text:p>36.092</text:p>
              </table:table-cell>
              <table:table-cell office:value-type="float" office:value="45.56">
                <text:p>45.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.074">
                <text:p>36.074</text:p>
              </table:table-cell>
              <table:table-cell office:value-type="float" office:value="43.05">
                <text:p>43.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6.047">
                <text:p>36.047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5.974">
                <text:p>35.974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.001">
                <text:p>36.001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.004">
                <text:p>36.004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.006">
                <text:p>36.00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.999">
                <text:p>35.999</text:p>
              </table:table-cell>
              <table:table-cell office:value-type="float" office:value="46.93">
                <text:p>46.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.032">
                <text:p>36.032</text:p>
              </table:table-cell>
              <table:table-cell office:value-type="float" office:value="46.42">
                <text:p>46.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.074">
                <text:p>36.074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.026">
                <text:p>36.026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.024">
                <text:p>36.024</text:p>
              </table:table-cell>
              <table:table-cell office:value-type="float" office:value="46.91">
                <text:p>46.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.037">
                <text:p>36.037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.084">
                <text:p>36.084</text:p>
              </table:table-cell>
              <table:table-cell office:value-type="float" office:value="46.78">
                <text:p>46.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.042">
                <text:p>36.042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.029">
                <text:p>36.029</text:p>
              </table:table-cell>
              <table:table-cell office:value-type="float" office:value="46.59">
                <text:p>46.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5.996">
                <text:p>35.996</text:p>
              </table:table-cell>
              <table:table-cell office:value-type="float" office:value="46.55">
                <text:p>46.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.014">
                <text:p>36.014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.931">
                <text:p>35.931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.004">
                <text:p>36.004</text:p>
              </table:table-cell>
              <table:table-cell office:value-type="float" office:value="45.38">
                <text:p>45.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.981">
                <text:p>35.981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.004">
                <text:p>36.004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5.991">
                <text:p>35.991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5.984">
                <text:p>35.984</text:p>
              </table:table-cell>
              <table:table-cell office:value-type="float" office:value="46.48">
                <text:p>46.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.941">
                <text:p>35.941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5.933">
                <text:p>35.933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5.941">
                <text:p>35.941</text:p>
              </table:table-cell>
              <table:table-cell office:value-type="float" office:value="45.26">
                <text:p>45.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5.938">
                <text:p>35.938</text:p>
              </table:table-cell>
              <table:table-cell office:value-type="float" office:value="46.58">
                <text:p>46.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5.951">
                <text:p>35.951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5.964">
                <text:p>35.964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5.901">
                <text:p>35.901</text:p>
              </table:table-cell>
              <table:table-cell office:value-type="float" office:value="46.28">
                <text:p>46.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.858">
                <text:p>35.858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5.86">
                <text:p>35.86</text:p>
              </table:table-cell>
              <table:table-cell office:value-type="float" office:value="46.88">
                <text:p>46.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5.913">
                <text:p>35.913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5.906">
                <text:p>35.906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.898">
                <text:p>35.898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.936">
                <text:p>35.936</text:p>
              </table:table-cell>
              <table:table-cell office:value-type="float" office:value="44.81">
                <text:p>44.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5.853">
                <text:p>35.853</text:p>
              </table:table-cell>
              <table:table-cell office:value-type="float" office:value="46.63">
                <text:p>46.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5.87">
                <text:p>35.87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.838">
                <text:p>35.838</text:p>
              </table:table-cell>
              <table:table-cell office:value-type="float" office:value="46.06">
                <text:p>46.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5.835">
                <text:p>35.835</text:p>
              </table:table-cell>
              <table:table-cell office:value-type="float" office:value="46.29">
                <text:p>46.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5.853">
                <text:p>35.853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5.83">
                <text:p>35.83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5.823">
                <text:p>35.823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5.845">
                <text:p>35.845</text:p>
              </table:table-cell>
              <table:table-cell office:value-type="float" office:value="46.19">
                <text:p>46.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.883">
                <text:p>35.883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5.775">
                <text:p>35.775</text:p>
              </table:table-cell>
              <table:table-cell office:value-type="float" office:value="45.34">
                <text:p>45.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.812">
                <text:p>35.812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.785">
                <text:p>35.785</text:p>
              </table:table-cell>
              <table:table-cell office:value-type="float" office:value="46.61">
                <text:p>46.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.833">
                <text:p>35.833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5.835">
                <text:p>35.835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.812">
                <text:p>35.812</text:p>
              </table:table-cell>
              <table:table-cell office:value-type="float" office:value="46.81">
                <text:p>46.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.835">
                <text:p>35.835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5.848">
                <text:p>35.848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.875">
                <text:p>35.875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5.797">
                <text:p>35.797</text:p>
              </table:table-cell>
              <table:table-cell office:value-type="float" office:value="46.62">
                <text:p>46.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5.795">
                <text:p>35.795</text:p>
              </table:table-cell>
              <table:table-cell office:value-type="float" office:value="46.44">
                <text:p>46.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5.833">
                <text:p>35.833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5.865">
                <text:p>35.865</text:p>
              </table:table-cell>
              <table:table-cell office:value-type="float" office:value="46.91">
                <text:p>46.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.868">
                <text:p>35.868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5.815">
                <text:p>35.815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5.843">
                <text:p>35.843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5.81">
                <text:p>35.81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5.843">
                <text:p>35.843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5.82">
                <text:p>35.82</text:p>
              </table:table-cell>
              <table:table-cell office:value-type="float" office:value="46.05">
                <text:p>46.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5.792">
                <text:p>35.792</text:p>
              </table:table-cell>
              <table:table-cell office:value-type="float" office:value="46.55">
                <text:p>46.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5.81">
                <text:p>35.81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5.757">
                <text:p>35.757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5.785">
                <text:p>35.785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5.818">
                <text:p>35.818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5.825">
                <text:p>35.825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5.823">
                <text:p>35.823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5.8">
                <text:p>35.8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.757">
                <text:p>35.757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76">
                <text:p>35.76</text:p>
              </table:table-cell>
              <table:table-cell office:value-type="float" office:value="44.37">
                <text:p>44.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737">
                <text:p>35.737</text:p>
              </table:table-cell>
              <table:table-cell office:value-type="float" office:value="43.96">
                <text:p>43.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709">
                <text:p>35.709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.656">
                <text:p>35.656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.634">
                <text:p>35.634</text:p>
              </table:table-cell>
              <table:table-cell office:value-type="float" office:value="45.63">
                <text:p>45.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.596">
                <text:p>35.596</text:p>
              </table:table-cell>
              <table:table-cell office:value-type="float" office:value="46.28">
                <text:p>46.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.644">
                <text:p>35.644</text:p>
              </table:table-cell>
              <table:table-cell office:value-type="float" office:value="46.23">
                <text:p>46.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5.631">
                <text:p>35.631</text:p>
              </table:table-cell>
              <table:table-cell office:value-type="float" office:value="45.11">
                <text:p>45.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5.619">
                <text:p>35.619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621">
                <text:p>35.621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.604">
                <text:p>35.604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5.606">
                <text:p>35.606</text:p>
              </table:table-cell>
              <table:table-cell office:value-type="float" office:value="45.87">
                <text:p>45.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.588">
                <text:p>35.588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.636">
                <text:p>35.636</text:p>
              </table:table-cell>
              <table:table-cell office:value-type="float" office:value="45.98">
                <text:p>45.9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.674">
                <text:p>35.674</text:p>
              </table:table-cell>
              <table:table-cell office:value-type="float" office:value="45.63">
                <text:p>45.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5.626">
                <text:p>35.626</text:p>
              </table:table-cell>
              <table:table-cell office:value-type="float" office:value="46.06">
                <text:p>46.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5.558">
                <text:p>35.558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5.591">
                <text:p>35.59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5.649">
                <text:p>35.649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5.661">
                <text:p>35.66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5.679">
                <text:p>35.679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5.646">
                <text:p>35.646</text:p>
              </table:table-cell>
              <table:table-cell office:value-type="float" office:value="42.53">
                <text:p>42.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5.649">
                <text:p>35.649</text:p>
              </table:table-cell>
              <table:table-cell office:value-type="float" office:value="41.37">
                <text:p>41.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5.636">
                <text:p>35.63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5.583">
                <text:p>35.583</text:p>
              </table:table-cell>
              <table:table-cell office:value-type="float" office:value="38.28">
                <text:p>38.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5.571">
                <text:p>35.571</text:p>
              </table:table-cell>
              <table:table-cell office:value-type="float" office:value="37.81">
                <text:p>37.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5.649">
                <text:p>35.649</text:p>
              </table:table-cell>
              <table:table-cell office:value-type="float" office:value="38.24">
                <text:p>38.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5.702">
                <text:p>35.702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5.734">
                <text:p>35.734</text:p>
              </table:table-cell>
              <table:table-cell office:value-type="float" office:value="38.37">
                <text:p>38.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5.818">
                <text:p>35.818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5.865">
                <text:p>35.865</text:p>
              </table:table-cell>
              <table:table-cell office:value-type="float" office:value="38.47">
                <text:p>38.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5.918">
                <text:p>35.918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.936">
                <text:p>35.936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5.722">
                <text:p>35.722</text:p>
              </table:table-cell>
              <table:table-cell office:value-type="float" office:value="37.85">
                <text:p>37.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5.719">
                <text:p>35.71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.843">
                <text:p>35.843</text:p>
              </table:table-cell>
              <table:table-cell office:value-type="float" office:value="44.31">
                <text:p>44.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.057">
                <text:p>36.057</text:p>
              </table:table-cell>
              <table:table-cell office:value-type="float" office:value="44.53">
                <text:p>44.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6.11">
                <text:p>36.11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6.167">
                <text:p>36.167</text:p>
              </table:table-cell>
              <table:table-cell office:value-type="float" office:value="49.21">
                <text:p>49.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6.185">
                <text:p>36.185</text:p>
              </table:table-cell>
              <table:table-cell office:value-type="float" office:value="44.98">
                <text:p>44.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6.308">
                <text:p>36.308</text:p>
              </table:table-cell>
              <table:table-cell office:value-type="float" office:value="49.58">
                <text:p>49.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.402">
                <text:p>36.402</text:p>
              </table:table-cell>
              <table:table-cell office:value-type="float" office:value="50.11">
                <text:p>50.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6.455">
                <text:p>36.455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6.517">
                <text:p>36.517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6.565">
                <text:p>36.565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6.658">
                <text:p>36.658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6.711">
                <text:p>36.711</text:p>
              </table:table-cell>
              <table:table-cell office:value-type="float" office:value="51.55">
                <text:p>51.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6.744">
                <text:p>36.744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.837">
                <text:p>36.837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6.915">
                <text:p>36.915</text:p>
              </table:table-cell>
              <table:table-cell office:value-type="float" office:value="51.34">
                <text:p>51.3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7.003">
                <text:p>37.003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7.097">
                <text:p>37.097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7.175">
                <text:p>37.175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.217">
                <text:p>37.217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7.23">
                <text:p>37.23</text:p>
              </table:table-cell>
              <table:table-cell office:value-type="float" office:value="52.74">
                <text:p>52.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7.353">
                <text:p>37.353</text:p>
              </table:table-cell>
              <table:table-cell office:value-type="float" office:value="52.72">
                <text:p>52.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7.411">
                <text:p>37.411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7.464">
                <text:p>37.464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7.587">
                <text:p>37.587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7.64">
                <text:p>37.64</text:p>
              </table:table-cell>
              <table:table-cell office:value-type="float" office:value="53.13">
                <text:p>53.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7.703">
                <text:p>37.703</text:p>
              </table:table-cell>
              <table:table-cell office:value-type="float" office:value="52.05">
                <text:p>52.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7.756">
                <text:p>37.756</text:p>
              </table:table-cell>
              <table:table-cell office:value-type="float" office:value="53.14">
                <text:p>53.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7.794">
                <text:p>37.794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7.847">
                <text:p>37.847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7.945">
                <text:p>37.945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7.947">
                <text:p>37.947</text:p>
              </table:table-cell>
              <table:table-cell office:value-type="float" office:value="52.46">
                <text:p>52.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8.026">
                <text:p>38.026</text:p>
              </table:table-cell>
              <table:table-cell office:value-type="float" office:value="53.04">
                <text:p>53.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8.088">
                <text:p>38.088</text:p>
              </table:table-cell>
              <table:table-cell office:value-type="float" office:value="52.66">
                <text:p>52.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8.162">
                <text:p>38.162</text:p>
              </table:table-cell>
              <table:table-cell office:value-type="float" office:value="53.52">
                <text:p>53.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8.199">
                <text:p>38.199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8.237">
                <text:p>38.237</text:p>
              </table:table-cell>
              <table:table-cell office:value-type="float" office:value="51.24">
                <text:p>51.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8.315">
                <text:p>38.315</text:p>
              </table:table-cell>
              <table:table-cell office:value-type="float" office:value="53.76">
                <text:p>53.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8.383">
                <text:p>38.383</text:p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8.416">
                <text:p>38.416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.489">
                <text:p>38.489</text:p>
              </table:table-cell>
              <table:table-cell office:value-type="float" office:value="53.85">
                <text:p>53.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.516">
                <text:p>38.516</text:p>
              </table:table-cell>
              <table:table-cell office:value-type="float" office:value="54.24">
                <text:p>54.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.539">
                <text:p>38.539</text:p>
              </table:table-cell>
              <table:table-cell office:value-type="float" office:value="53.78">
                <text:p>53.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8.657">
                <text:p>38.657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8.64">
                <text:p>38.64</text:p>
              </table:table-cell>
              <table:table-cell office:value-type="float" office:value="53.66">
                <text:p>53.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8.718">
                <text:p>38.718</text:p>
              </table:table-cell>
              <table:table-cell office:value-type="float" office:value="52.63">
                <text:p>52.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.781">
                <text:p>38.781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8.778">
                <text:p>38.778</text:p>
              </table:table-cell>
              <table:table-cell office:value-type="float" office:value="53.28">
                <text:p>53.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8.801">
                <text:p>38.801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8.854">
                <text:p>38.854</text:p>
              </table:table-cell>
              <table:table-cell office:value-type="float" office:value="53.49">
                <text:p>53.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8.907">
                <text:p>38.907</text:p>
              </table:table-cell>
              <table:table-cell office:value-type="float" office:value="53.79">
                <text:p>53.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8.98">
                <text:p>38.98</text:p>
              </table:table-cell>
              <table:table-cell office:value-type="float" office:value="53.72">
                <text:p>53.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9.002">
                <text:p>39.002</text:p>
              </table:table-cell>
              <table:table-cell office:value-type="float" office:value="53.72">
                <text:p>53.7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9.015">
                <text:p>39.015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9.088">
                <text:p>39.088</text:p>
              </table:table-cell>
              <table:table-cell office:value-type="float" office:value="54.02">
                <text:p>54.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9.156">
                <text:p>39.156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9.179">
                <text:p>39.179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9.161">
                <text:p>39.161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.214">
                <text:p>39.214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.247">
                <text:p>39.247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9.269">
                <text:p>39.269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9.342">
                <text:p>39.342</text:p>
              </table:table-cell>
              <table:table-cell office:value-type="float" office:value="53.79">
                <text:p>53.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.44">
                <text:p>39.44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9.483">
                <text:p>39.483</text:p>
              </table:table-cell>
              <table:table-cell office:value-type="float" office:value="54.16">
                <text:p>54.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9.471">
                <text:p>39.471</text:p>
              </table:table-cell>
              <table:table-cell office:value-type="float" office:value="52.17">
                <text:p>52.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9.524">
                <text:p>39.524</text:p>
              </table:table-cell>
              <table:table-cell office:value-type="float" office:value="54.13">
                <text:p>54.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9.546">
                <text:p>39.546</text:p>
              </table:table-cell>
              <table:table-cell office:value-type="float" office:value="51.41">
                <text:p>51.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9.488">
                <text:p>39.488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9.531">
                <text:p>39.531</text:p>
              </table:table-cell>
              <table:table-cell office:value-type="float" office:value="45.63">
                <text:p>45.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9.539">
                <text:p>39.539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9.571">
                <text:p>39.571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9.584">
                <text:p>39.584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9.662">
                <text:p>39.662</text:p>
              </table:table-cell>
              <table:table-cell office:value-type="float" office:value="53.54">
                <text:p>53.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9.695">
                <text:p>39.695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9.783">
                <text:p>39.783</text:p>
              </table:table-cell>
              <table:table-cell office:value-type="float" office:value="53.97">
                <text:p>53.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9.826">
                <text:p>39.826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9.823">
                <text:p>39.823</text:p>
              </table:table-cell>
              <table:table-cell office:value-type="float" office:value="53.82">
                <text:p>53.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9.821">
                <text:p>39.821</text:p>
              </table:table-cell>
              <table:table-cell office:value-type="float" office:value="53.82">
                <text:p>53.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9.818">
                <text:p>39.818</text:p>
              </table:table-cell>
              <table:table-cell office:value-type="float" office:value="53.44">
                <text:p>53.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9.841">
                <text:p>39.841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9.798">
                <text:p>39.798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.831">
                <text:p>39.831</text:p>
              </table:table-cell>
              <table:table-cell office:value-type="float" office:value="53.17">
                <text:p>53.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9.838">
                <text:p>39.838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.906">
                <text:p>39.906</text:p>
              </table:table-cell>
              <table:table-cell office:value-type="float" office:value="50.86">
                <text:p>50.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.869">
                <text:p>39.869</text:p>
              </table:table-cell>
              <table:table-cell office:value-type="float" office:value="53.27">
                <text:p>53.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9.866">
                <text:p>39.866</text:p>
              </table:table-cell>
              <table:table-cell office:value-type="float" office:value="53.21">
                <text:p>53.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9.939">
                <text:p>39.939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0.002">
                <text:p>40.002</text:p>
              </table:table-cell>
              <table:table-cell office:value-type="float" office:value="53.89">
                <text:p>53.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0.04">
                <text:p>40.04</text:p>
              </table:table-cell>
              <table:table-cell office:value-type="float" office:value="53.97">
                <text:p>53.9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0.098">
                <text:p>40.098</text:p>
              </table:table-cell>
              <table:table-cell office:value-type="float" office:value="54.12">
                <text:p>54.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0.181">
                <text:p>40.181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.188">
                <text:p>40.188</text:p>
              </table:table-cell>
              <table:table-cell office:value-type="float" office:value="54.02">
                <text:p>54.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0.231">
                <text:p>40.231</text:p>
              </table:table-cell>
              <table:table-cell office:value-type="float" office:value="54.17">
                <text:p>54.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0.274">
                <text:p>40.274</text:p>
              </table:table-cell>
              <table:table-cell office:value-type="float" office:value="54.11">
                <text:p>54.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.291">
                <text:p>40.291</text:p>
              </table:table-cell>
              <table:table-cell office:value-type="float" office:value="53.95">
                <text:p>53.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0.38">
                <text:p>40.38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0.422">
                <text:p>40.422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0.349">
                <text:p>40.349</text:p>
              </table:table-cell>
              <table:table-cell office:value-type="float" office:value="54.08">
                <text:p>54.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.443">
                <text:p>40.443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0.39">
                <text:p>40.3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0.438">
                <text:p>40.438</text:p>
              </table:table-cell>
              <table:table-cell office:value-type="float" office:value="54.34">
                <text:p>54.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.44">
                <text:p>40.44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0.523">
                <text:p>40.523</text:p>
              </table:table-cell>
              <table:table-cell office:value-type="float" office:value="54.58">
                <text:p>54.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0.526">
                <text:p>40.526</text:p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.599">
                <text:p>40.59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0.5">
                <text:p>40.5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0.533">
                <text:p>40.533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0.44">
                <text:p>40.44</text:p>
              </table:table-cell>
              <table:table-cell office:value-type="float" office:value="44.13">
                <text:p>44.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0.432">
                <text:p>40.432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0.364">
                <text:p>40.364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.276">
                <text:p>40.276</text:p>
              </table:table-cell>
              <table:table-cell office:value-type="float" office:value="46.91">
                <text:p>46.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0.183">
                <text:p>40.183</text:p>
              </table:table-cell>
              <table:table-cell office:value-type="float" office:value="46.06">
                <text:p>46.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0.206">
                <text:p>40.206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0.052">
                <text:p>40.052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9.798">
                <text:p>39.798</text:p>
              </table:table-cell>
              <table:table-cell office:value-type="float" office:value="38.09">
                <text:p>38.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9.388">
                <text:p>39.388</text:p>
              </table:table-cell>
              <table:table-cell office:value-type="float" office:value="41.03">
                <text:p>41.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9.33">
                <text:p>39.33</text:p>
              </table:table-cell>
              <table:table-cell office:value-type="float" office:value="38.31">
                <text:p>38.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9.171">
                <text:p>39.17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8.877">
                <text:p>38.877</text:p>
              </table:table-cell>
              <table:table-cell office:value-type="float" office:value="42.29">
                <text:p>42.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.486">
                <text:p>38.486</text:p>
              </table:table-cell>
              <table:table-cell office:value-type="float" office:value="41.98">
                <text:p>41.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8.146">
                <text:p>38.146</text:p>
              </table:table-cell>
              <table:table-cell office:value-type="float" office:value="43.84">
                <text:p>43.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7.862">
                <text:p>37.862</text:p>
              </table:table-cell>
              <table:table-cell office:value-type="float" office:value="39.84">
                <text:p>39.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7.764">
                <text:p>37.764</text:p>
              </table:table-cell>
              <table:table-cell office:value-type="float" office:value="41.82">
                <text:p>41.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7.635">
                <text:p>37.635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7.733">
                <text:p>37.733</text:p>
              </table:table-cell>
              <table:table-cell office:value-type="float" office:value="41.53">
                <text:p>41.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7.681">
                <text:p>37.681</text:p>
              </table:table-cell>
              <table:table-cell office:value-type="float" office:value="35.42">
                <text:p>35.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7.653">
                <text:p>37.653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7.716">
                <text:p>37.716</text:p>
              </table:table-cell>
              <table:table-cell office:value-type="float" office:value="45.34">
                <text:p>45.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7.759">
                <text:p>37.759</text:p>
              </table:table-cell>
              <table:table-cell office:value-type="float" office:value="45.55">
                <text:p>45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